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0.228in"/>
    </style:style>
    <style:style style:name="co3" style:family="table-column">
      <style:table-column-properties fo:break-before="auto" style:column-width="0.2811in"/>
    </style:style>
    <style:style style:name="co4" style:family="table-column">
      <style:table-column-properties fo:break-before="auto" style:column-width="0.46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563in"/>
    </style:style>
    <style:style style:name="co9" style:family="table-column">
      <style:table-column-properties fo:break-before="auto" style:column-width="0.2661in"/>
    </style:style>
    <style:style style:name="co10" style:family="table-column">
      <style:table-column-properties fo:break-before="auto" style:column-width="0.3425in"/>
    </style:style>
    <style:style style:name="co11" style:family="table-column">
      <style:table-column-properties fo:break-before="auto" style:column-width="0.3547in"/>
    </style:style>
    <style:style style:name="co12" style:family="table-column">
      <style:table-column-properties fo:break-before="auto" style:column-width="1.5465in"/>
    </style:style>
    <style:style style:name="co13" style:family="table-column">
      <style:table-column-properties fo:break-before="auto" style:column-width="1.4327in"/>
    </style:style>
    <style:style style:name="co14" style:family="table-column">
      <style:table-column-properties fo:break-before="auto" style:column-width="1.458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965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ernalEquinox-1788-2211" table:style-name="ta1">
        <table:shapes>
          <draw:frame draw:z-index="0" draw:style-name="gr1" draw:text-style-name="P1" svg:width="11.789in" svg:height="4.1461in" svg:x="18.9173in" svg:y="0.1406in">
            <draw:object draw:notify-on-update-of-ranges="'VernalEquinox-1788-2211'.G3:'VernalEquinox-1788-2211'.G426 'VernalEquinox-1788-2211'.U3:'VernalEquinox-1788-2211'.U4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343in" svg:height="4.0488in" svg:x="18.8819in" svg:y="4.4929in">
            <draw:object draw:notify-on-update-of-ranges="'VernalEquinox-1788-2211'.G3:'VernalEquinox-1788-2211'.G68 'VernalEquinox-1788-2211'.U3:'VernalEquinox-1788-2211'.U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NOAA vs CC 2050 - 2152" draw:style-name="gr1" draw:text-style-name="P1" svg:width="11.8343in" svg:height="4.087in" svg:x="18.9228in" svg:y="8.9106in">
            <draw:object draw:notify-on-update-of-ranges="'VernalEquinox-1788-2211'.G265:'VernalEquinox-1788-2211'.G367 'VernalEquinox-1788-2211'.U265:'VernalEquinox-1788-2211'.U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NOAA vs CC 2050 - 2152_0" draw:style-name="gr1" draw:text-style-name="P1" svg:width="11.8047in" svg:height="4.1264in" svg:x="18.885in" svg:y="13.1783in">
            <draw:object draw:notify-on-update-of-ranges="'VernalEquinox-1788-2211'.Y3:'VernalEquinox-1788-2211'.Y426 'VernalEquinox-1788-2211'.W3:'VernalEquinox-1788-2211'.W4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NOAA vs CC 2050 - 2152_1" draw:style-name="gr1" draw:text-style-name="P1" svg:width="11.7209in" svg:height="4.1264in" svg:x="18.9618in" svg:y="17.6122in">
            <draw:object draw:notify-on-update-of-ranges="'VernalEquinox-1788-2211'.AA3:'VernalEquinox-1788-2211'.AA426 'VernalEquinox-1788-2211'.W3:'VernalEquinox-1788-2211'.W4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ce1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ce1"/>
        <table:table-column table:style-name="co15" table:number-columns-repeated="997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 table:number-columns-spanned="3" table:number-rows-spanned="1">
            <text:p>UTC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>
            <text:p>NOAA R.D. Moment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Julian Date</text:p>
          </table:table-cell>
          <table:covered-table-cell table:number-columns-repeated="2" table:style-name="ce2"/>
          <table:table-cell table:style-name="ce2" table:number-columns-repeated="9"/>
          <table:table-cell table:style-name="ce2" office:value-type="string" calcext:value-type="string">
            <text:p>CC R.D. Moment</text:p>
          </table:table-cell>
          <table:table-cell table:style-name="ce2"/>
          <table:table-cell table:style-name="ce2" office:value-type="string" calcext:value-type="string">
            <text:p>Difference Between NOAA and CC</text:p>
          </table:table-cell>
          <table:table-cell table:style-name="ce2"/>
          <table:table-cell table:style-name="ce2" office:value-type="string" calcext:value-type="string">
            <text:p>Solar Longitude Season</text:p>
          </table:table-cell>
          <table:table-cell table:style-name="ce2"/>
          <table:table-cell table:style-name="ce2" office:value-type="string" calcext:value-type="string">
            <text:p>Solar Longitude Season</text:p>
          </table:table-cell>
          <table:table-cell table:style-name="ce2" table:number-columns-repeated="99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5"/>
          <table:table-cell table:style-name="ce2" office:value-type="string" calcext:value-type="string">
            <text:p>Set to March 20<text:span text:style-name="T1">th</text:span> for each year</text:p>
          </table:table-cell>
          <table:table-cell table:style-name="ce2"/>
          <table:table-cell table:style-name="ce2" office:value-type="string" calcext:value-type="string">
            <text:p>Fixed</text:p>
          </table:table-cell>
          <table:table-cell table:style-name="ce2" table:number-columns-repeated="997"/>
        </table:table-row>
        <table:table-row table:style-name="ro3">
          <table:table-cell table:style-name="ce1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2768.183333333" calcext:value-type="float">
            <text:p>652768.1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03127717971802" calcext:value-type="float">
            <text:p>0.603127717971802</text:p>
          </table:table-cell>
          <table:table-cell/>
          <table:table-cell office:value-type="float" office:value="652767.928196617" calcext:value-type="float">
            <text:p>652767.928196617</text:p>
          </table:table-cell>
          <table:table-cell/>
          <table:table-cell table:style-name="ce1" table:formula="of:=[.U3]-[.G3]" office:value-type="float" office:value="-0.255136715946719" calcext:value-type="float">
            <text:p>-0.255136715946719</text:p>
          </table:table-cell>
          <table:table-cell/>
          <table:table-cell table:style-name="ce1" office:value-type="float" office:value="0.0713046742457664" calcext:value-type="float">
            <text:p>0.071304674245766</text:p>
          </table:table-cell>
          <table:table-cell/>
          <table:table-cell office:value-type="float" office:value="357.56901626219" calcext:value-type="float">
            <text:p>357.56901626219</text:p>
          </table:table-cell>
          <table:table-cell table:number-columns-repeated="997"/>
        </table:table-row>
        <table:table-row table:style-name="ro3">
          <table:table-cell table:style-name="ce1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53133.233333333" calcext:value-type="float">
            <text:p>653133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938590973615646" calcext:value-type="float">
            <text:p>0.938590973615646</text:p>
          </table:table-cell>
          <table:table-cell/>
          <table:table-cell office:value-type="float" office:value="653133.170096244" calcext:value-type="float">
            <text:p>653133.170096244</text:p>
          </table:table-cell>
          <table:table-cell/>
          <table:table-cell table:style-name="ce1" table:formula="of:=[.U4]-[.G4]" office:value-type="float" office:value="-0.0632370890816674" calcext:value-type="float">
            <text:p>-0.063237089081667</text:p>
          </table:table-cell>
          <table:table-cell/>
          <table:table-cell table:style-name="ce1" office:value-type="float" office:value="359.831533144796" calcext:value-type="float">
            <text:p>359.831533144796</text:p>
          </table:table-cell>
          <table:table-cell/>
          <table:table-cell office:value-type="float" office:value="358.013302877764" calcext:value-type="float">
            <text:p>358.013302877764</text:p>
          </table:table-cell>
          <table:table-cell table:number-columns-repeated="997"/>
        </table:table-row>
        <table:table-row table:style-name="ro3">
          <table:table-cell table:style-name="ce1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53499.275" calcext:value-type="float">
            <text:p>653499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09183268249035" calcext:value-type="float">
            <text:p>0.209183268249035</text:p>
          </table:table-cell>
          <table:table-cell/>
          <table:table-cell office:value-type="float" office:value="653498.412645266" calcext:value-type="float">
            <text:p>653498.412645266</text:p>
          </table:table-cell>
          <table:table-cell/>
          <table:table-cell table:style-name="ce1" table:formula="of:=[.U5]-[.G5]" office:value-type="float" office:value="-0.862354733981192" calcext:value-type="float">
            <text:p>-0.862354733981192</text:p>
          </table:table-cell>
          <table:table-cell/>
          <table:table-cell table:style-name="ce1" office:value-type="float" office:value="359.590928908292" calcext:value-type="float">
            <text:p>359.590928908292</text:p>
          </table:table-cell>
          <table:table-cell/>
          <table:table-cell office:value-type="float" office:value="358.62435877457" calcext:value-type="float">
            <text:p>358.62435877457</text:p>
          </table:table-cell>
          <table:table-cell table:number-columns-repeated="997"/>
        </table:table-row>
        <table:table-row table:style-name="ro3">
          <table:table-cell table:style-name="ce1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3864.425" calcext:value-type="float">
            <text:p>653864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37633412331343" calcext:value-type="float">
            <text:p>0.837633412331343</text:p>
          </table:table-cell>
          <table:table-cell/>
          <table:table-cell office:value-type="float" office:value="653863.658915023" calcext:value-type="float">
            <text:p>653863.658915023</text:p>
          </table:table-cell>
          <table:table-cell/>
          <table:table-cell table:style-name="ce1" table:formula="of:=[.U6]-[.G6]" office:value-type="float" office:value="-0.766084977076389" calcext:value-type="float">
            <text:p>-0.766084977076389</text:p>
          </table:table-cell>
          <table:table-cell/>
          <table:table-cell table:style-name="ce1" office:value-type="float" office:value="359.347028517252" calcext:value-type="float">
            <text:p>359.347028517252</text:p>
          </table:table-cell>
          <table:table-cell/>
          <table:table-cell office:value-type="float" office:value="359.074805393728" calcext:value-type="float">
            <text:p>359.074805393728</text:p>
          </table:table-cell>
          <table:table-cell table:number-columns-repeated="997"/>
        </table:table-row>
        <table:table-row table:style-name="ro3">
          <table:table-cell table:style-name="ce1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54229.408333333" calcext:value-type="float">
            <text:p>654229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64267232269049" calcext:value-type="float">
            <text:p>0.764267232269049</text:p>
          </table:table-cell>
          <table:table-cell/>
          <table:table-cell office:value-type="float" office:value="654228.897752963" calcext:value-type="float">
            <text:p>654228.897752963</text:p>
          </table:table-cell>
          <table:table-cell/>
          <table:table-cell table:style-name="ce1" table:formula="of:=[.U7]-[.G7]" office:value-type="float" office:value="-0.51058036996983" calcext:value-type="float">
            <text:p>-0.51058036996983</text:p>
          </table:table-cell>
          <table:table-cell/>
          <table:table-cell table:style-name="ce1" office:value-type="float" office:value="0.101594995285268" calcext:value-type="float">
            <text:p>0.101594995285268</text:p>
          </table:table-cell>
          <table:table-cell/>
          <table:table-cell office:value-type="float" office:value="0.101695681791171" calcext:value-type="float">
            <text:p>0.101695681791171</text:p>
          </table:table-cell>
          <table:table-cell table:number-columns-repeated="997"/>
        </table:table-row>
        <table:table-row table:style-name="ro3">
          <table:table-cell table:style-name="ce1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54594.458333333" calcext:value-type="float">
            <text:p>654594.4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2565736174583" calcext:value-type="float">
            <text:p>0.992565736174583</text:p>
          </table:table-cell>
          <table:table-cell/>
          <table:table-cell office:value-type="float" office:value="654594.138883726" calcext:value-type="float">
            <text:p>654594.138883726</text:p>
          </table:table-cell>
          <table:table-cell/>
          <table:table-cell table:style-name="ce1" table:formula="of:=[.U8]-[.G8]" office:value-type="float" office:value="-0.319449607050046" calcext:value-type="float">
            <text:p>-0.319449607050046</text:p>
          </table:table-cell>
          <table:table-cell/>
          <table:table-cell table:style-name="ce1" office:value-type="float" office:value="359.86245277735" calcext:value-type="float">
            <text:p>359.86245277735</text:p>
          </table:table-cell>
          <table:table-cell/>
          <table:table-cell office:value-type="float" office:value="359.607210481336" calcext:value-type="float">
            <text:p>359.607210481336</text:p>
          </table:table-cell>
          <table:table-cell table:number-columns-repeated="997"/>
        </table:table-row>
        <table:table-row table:style-name="ro3">
          <table:table-cell table:style-name="ce1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4959.641666667" calcext:value-type="float">
            <text:p>654959.64166666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01665210723877" calcext:value-type="float">
            <text:p>0.401665210723877</text:p>
          </table:table-cell>
          <table:table-cell/>
          <table:table-cell office:value-type="float" office:value="654959.386390045" calcext:value-type="float">
            <text:p>654959.386390045</text:p>
          </table:table-cell>
          <table:table-cell/>
          <table:table-cell table:style-name="ce1" table:formula="of:=[.U9]-[.G9]" office:value-type="float" office:value="-0.25527662190143" calcext:value-type="float">
            <text:p>-0.25527662190143</text:p>
          </table:table-cell>
          <table:table-cell/>
          <table:table-cell table:style-name="ce1" office:value-type="float" office:value="359.617168042765" calcext:value-type="float">
            <text:p>359.617168042765</text:p>
          </table:table-cell>
          <table:table-cell/>
          <table:table-cell office:value-type="float" office:value="358.677990774391" calcext:value-type="float">
            <text:p>358.677990774391</text:p>
          </table:table-cell>
          <table:table-cell table:number-columns-repeated="997"/>
        </table:table-row>
        <table:table-row table:style-name="ro3">
          <table:table-cell table:style-name="ce1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5324.691666667" calcext:value-type="float">
            <text:p>655324.6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87157759070396" calcext:value-type="float">
            <text:p>0.787157759070396</text:p>
          </table:table-cell>
          <table:table-cell/>
          <table:table-cell office:value-type="float" office:value="655324.627629971" calcext:value-type="float">
            <text:p>655324.627629971</text:p>
          </table:table-cell>
          <table:table-cell/>
          <table:table-cell table:style-name="ce1" table:formula="of:=[.U10]-[.G10]" office:value-type="float" office:value="-0.0640366959851235" calcext:value-type="float">
            <text:p>-0.064036695985124</text:p>
          </table:table-cell>
          <table:table-cell/>
          <table:table-cell table:style-name="ce1" office:value-type="float" office:value="359.37755149274" calcext:value-type="float">
            <text:p>359.37755149274</text:p>
          </table:table-cell>
          <table:table-cell/>
          <table:table-cell office:value-type="float" office:value="357.586767391927" calcext:value-type="float">
            <text:p>357.586767391927</text:p>
          </table:table-cell>
          <table:table-cell table:number-columns-repeated="997"/>
        </table:table-row>
        <table:table-row table:style-name="ro3">
          <table:table-cell table:style-name="ce1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55690.716666667" calcext:value-type="float">
            <text:p>655690.7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998699989169836" calcext:value-type="float">
            <text:p>0.998699989169836</text:p>
          </table:table-cell>
          <table:table-cell/>
          <table:table-cell office:value-type="float" office:value="655689.870832431" calcext:value-type="float">
            <text:p>655689.870832431</text:p>
          </table:table-cell>
          <table:table-cell/>
          <table:table-cell table:style-name="ce1" table:formula="of:=[.U11]-[.G11]" office:value-type="float" office:value="-0.845834236009978" calcext:value-type="float">
            <text:p>-0.845834236009978</text:p>
          </table:table-cell>
          <table:table-cell/>
          <table:table-cell table:style-name="ce1" office:value-type="float" office:value="0.128193824610207" calcext:value-type="float">
            <text:p>0.128193824610207</text:p>
          </table:table-cell>
          <table:table-cell/>
          <table:table-cell office:value-type="float" office:value="357.641734569406" calcext:value-type="float">
            <text:p>357.641734569406</text:p>
          </table:table-cell>
          <table:table-cell table:number-columns-repeated="997"/>
        </table:table-row>
        <table:table-row table:style-name="ro3">
          <table:table-cell table:style-name="ce1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56055.866666667" calcext:value-type="float">
            <text:p>656055.8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6910941824317" calcext:value-type="float">
            <text:p>0.86910941824317</text:p>
          </table:table-cell>
          <table:table-cell/>
          <table:table-cell office:value-type="float" office:value="656055.116575771" calcext:value-type="float">
            <text:p>656055.116575771</text:p>
          </table:table-cell>
          <table:table-cell/>
          <table:table-cell table:style-name="ce1" table:formula="of:=[.U12]-[.G12]" office:value-type="float" office:value="-0.750090896035545" calcext:value-type="float">
            <text:p>-0.750090896035545</text:p>
          </table:table-cell>
          <table:table-cell/>
          <table:table-cell table:style-name="ce1" office:value-type="float" office:value="359.884608031251" calcext:value-type="float">
            <text:p>359.884608031251</text:p>
          </table:table-cell>
          <table:table-cell/>
          <table:table-cell office:value-type="float" office:value="357.12715775847" calcext:value-type="float">
            <text:p>357.12715775847</text:p>
          </table:table-cell>
          <table:table-cell table:number-columns-repeated="997"/>
        </table:table-row>
        <table:table-row table:style-name="ro3">
          <table:table-cell table:style-name="ce1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56420.966666667" calcext:value-type="float">
            <text:p>656420.9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829393453896046" calcext:value-type="float">
            <text:p>0.082939345389605</text:p>
          </table:table-cell>
          <table:table-cell/>
          <table:table-cell office:value-type="float" office:value="656420.360474263" calcext:value-type="float">
            <text:p>656420.360474263</text:p>
          </table:table-cell>
          <table:table-cell/>
          <table:table-cell table:style-name="ce1" table:formula="of:=[.U13]-[.G13]" office:value-type="float" office:value="-0.606192404055037" calcext:value-type="float">
            <text:p>-0.606192404055037</text:p>
          </table:table-cell>
          <table:table-cell/>
          <table:table-cell table:style-name="ce1" office:value-type="float" office:value="359.642614763405" calcext:value-type="float">
            <text:p>359.642614763405</text:p>
          </table:table-cell>
          <table:table-cell/>
          <table:table-cell office:value-type="float" office:value="357.140178072499" calcext:value-type="float">
            <text:p>357.140178072499</text:p>
          </table:table-cell>
          <table:table-cell table:number-columns-repeated="997"/>
        </table:table-row>
        <table:table-row table:style-name="ro3"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56786.083333333" calcext:value-type="float">
            <text:p>656786.0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34057426452637" calcext:value-type="float">
            <text:p>0.073405742645264</text:p>
          </table:table-cell>
          <table:table-cell/>
          <table:table-cell office:value-type="float" office:value="656785.604912087" calcext:value-type="float">
            <text:p>656785.604912087</text:p>
          </table:table-cell>
          <table:table-cell/>
          <table:table-cell table:style-name="ce1" table:formula="of:=[.U14]-[.G14]" office:value-type="float" office:value="-0.478421246050857" calcext:value-type="float">
            <text:p>-0.478421246050857</text:p>
          </table:table-cell>
          <table:table-cell/>
          <table:table-cell table:style-name="ce1" office:value-type="float" office:value="359.40050598346" calcext:value-type="float">
            <text:p>359.40050598346</text:p>
          </table:table-cell>
          <table:table-cell/>
          <table:table-cell office:value-type="float" office:value="357.581773252852" calcext:value-type="float">
            <text:p>357.581773252852</text:p>
          </table:table-cell>
          <table:table-cell table:number-columns-repeated="997"/>
        </table:table-row>
        <table:table-row table:style-name="ro3">
          <table:table-cell table:style-name="ce1" office:value-type="float" office:value="1800" calcext:value-type="float">
            <text:p>1800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57151.016666667" calcext:value-type="float">
            <text:p>657151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38395860791206" calcext:value-type="float">
            <text:p>0.138395860791206</text:p>
          </table:table-cell>
          <table:table-cell/>
          <table:table-cell office:value-type="float" office:value="657154.173012775" calcext:value-type="float">
            <text:p>657154.173012775</text:p>
          </table:table-cell>
          <table:table-cell/>
          <table:table-cell table:style-name="ce1" table:formula="of:=[.U15]-[.G15]" office:value-type="float" office:value="3.15634610806592" calcext:value-type="float">
            <text:p>3.15634610806592</text:p>
          </table:table-cell>
          <table:table-cell/>
          <table:table-cell table:style-name="ce1" office:value-type="float" office:value="123.467351815038" calcext:value-type="float">
            <text:p>123.467351815038</text:p>
          </table:table-cell>
          <table:table-cell/>
          <table:table-cell office:value-type="float" office:value="124.983298110892" calcext:value-type="float">
            <text:p>124.983298110892</text:p>
          </table:table-cell>
          <table:table-cell table:number-columns-repeated="997"/>
        </table:table-row>
        <table:table-row table:style-name="ro3">
          <table:table-cell table:style-name="ce1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57516.958333333" calcext:value-type="float">
            <text:p>657516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09785146266222" calcext:value-type="float">
            <text:p>0.309785146266222</text:p>
          </table:table-cell>
          <table:table-cell/>
          <table:table-cell office:value-type="float" office:value="657387.227992906" calcext:value-type="float">
            <text:p>657387.227992906</text:p>
          </table:table-cell>
          <table:table-cell/>
          <table:table-cell table:style-name="ce1" table:formula="of:=[.U16]-[.G16]" office:value-type="float" office:value="-129.730340427021" calcext:value-type="float">
            <text:p>-129.730340427021</text:p>
          </table:table-cell>
          <table:table-cell/>
          <table:table-cell table:style-name="ce1" office:value-type="float" office:value="115.067538990188" calcext:value-type="float">
            <text:p>115.067538990188</text:p>
          </table:table-cell>
          <table:table-cell/>
          <table:table-cell office:value-type="float" office:value="116.968150058892" calcext:value-type="float">
            <text:p>116.968150058892</text:p>
          </table:table-cell>
          <table:table-cell table:number-columns-repeated="997"/>
        </table:table-row>
        <table:table-row table:style-name="ro3">
          <table:table-cell table:style-name="ce1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7882.091666667" calcext:value-type="float">
            <text:p>657882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82714087516069" calcext:value-type="float">
            <text:p>0.782714087516069</text:p>
          </table:table-cell>
          <table:table-cell/>
          <table:table-cell office:value-type="float" office:value="657761.019293551" calcext:value-type="float">
            <text:p>657761.019293551</text:p>
          </table:table-cell>
          <table:table-cell/>
          <table:table-cell table:style-name="ce1" table:formula="of:=[.U17]-[.G17]" office:value-type="float" office:value="-121.07237311604" calcext:value-type="float">
            <text:p>-121.07237311604</text:p>
          </table:table-cell>
          <table:table-cell/>
          <table:table-cell table:style-name="ce1" office:value-type="float" office:value="107.167091054609" calcext:value-type="float">
            <text:p>107.167091054609</text:p>
          </table:table-cell>
          <table:table-cell/>
          <table:table-cell office:value-type="float" office:value="108.992619132725" calcext:value-type="float">
            <text:p>108.992619132725</text:p>
          </table:table-cell>
          <table:table-cell table:number-columns-repeated="997"/>
        </table:table-row>
        <table:table-row table:style-name="ro3">
          <table:table-cell table:style-name="ce1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58247.091666667" calcext:value-type="float">
            <text:p>658247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2703554183245" calcext:value-type="float">
            <text:p>0.452703554183245</text:p>
          </table:table-cell>
          <table:table-cell/>
          <table:table-cell office:value-type="float" office:value="658134.295453266" calcext:value-type="float">
            <text:p>658134.295453266</text:p>
          </table:table-cell>
          <table:table-cell/>
          <table:table-cell table:style-name="ce1" table:formula="of:=[.U18]-[.G18]" office:value-type="float" office:value="-112.796213401016" calcext:value-type="float">
            <text:p>-112.796213401016</text:p>
          </table:table-cell>
          <table:table-cell/>
          <table:table-cell table:style-name="ce1" office:value-type="float" office:value="99.7390419535368" calcext:value-type="float">
            <text:p>99.7390419535368</text:p>
          </table:table-cell>
          <table:table-cell/>
          <table:table-cell office:value-type="float" office:value="100.994830561423" calcext:value-type="float">
            <text:p>100.994830561423</text:p>
          </table:table-cell>
          <table:table-cell table:number-columns-repeated="997"/>
        </table:table-row>
        <table:table-row table:style-name="ro3">
          <table:table-cell table:style-name="ce1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58612.075" calcext:value-type="float">
            <text:p>658612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34249539673328" calcext:value-type="float">
            <text:p>0.234249539673328</text:p>
          </table:table-cell>
          <table:table-cell/>
          <table:table-cell office:value-type="float" office:value="658507.095996007" calcext:value-type="float">
            <text:p>658507.095996007</text:p>
          </table:table-cell>
          <table:table-cell/>
          <table:table-cell table:style-name="ce1" table:formula="of:=[.U19]-[.G19]" office:value-type="float" office:value="-104.979003992979" calcext:value-type="float">
            <text:p>-104.979003992979</text:p>
          </table:table-cell>
          <table:table-cell/>
          <table:table-cell table:style-name="ce1" office:value-type="float" office:value="93.6753255424555" calcext:value-type="float">
            <text:p>93.6753255424555</text:p>
          </table:table-cell>
          <table:table-cell/>
          <table:table-cell office:value-type="float" office:value="94.0334689001756" calcext:value-type="float">
            <text:p>94.0334689001756</text:p>
          </table:table-cell>
          <table:table-cell table:number-columns-repeated="997"/>
        </table:table-row>
        <table:table-row table:style-name="ro3">
          <table:table-cell table:style-name="ce1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8977.108333333" calcext:value-type="float">
            <text:p>658977.1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32313026487827" calcext:value-type="float">
            <text:p>0.532313026487827</text:p>
          </table:table-cell>
          <table:table-cell/>
          <table:table-cell office:value-type="float" office:value="658879.451758551" calcext:value-type="float">
            <text:p>658879.451758551</text:p>
          </table:table-cell>
          <table:table-cell/>
          <table:table-cell table:style-name="ce1" table:formula="of:=[.U20]-[.G20]" office:value-type="float" office:value="-97.6565747821005" calcext:value-type="float">
            <text:p>-97.6565747821005</text:p>
          </table:table-cell>
          <table:table-cell/>
          <table:table-cell table:style-name="ce1" office:value-type="float" office:value="87.0862322973117" calcext:value-type="float">
            <text:p>87.0862322973117</text:p>
          </table:table-cell>
          <table:table-cell/>
          <table:table-cell office:value-type="float" office:value="86.4535340378206" calcext:value-type="float">
            <text:p>86.4535340378206</text:p>
          </table:table-cell>
          <table:table-cell table:number-columns-repeated="997"/>
        </table:table-row>
        <table:table-row table:style-name="ro3">
          <table:table-cell table:style-name="ce1" office:value-type="float" office:value="1806" calcext:value-type="float">
            <text:p>18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59343.116666667" calcext:value-type="float">
            <text:p>659343.1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5748752951622" calcext:value-type="float">
            <text:p>0.485748752951622</text:p>
          </table:table-cell>
          <table:table-cell/>
          <table:table-cell office:value-type="float" office:value="659251.359365103" calcext:value-type="float">
            <text:p>659251.359365103</text:p>
          </table:table-cell>
          <table:table-cell/>
          <table:table-cell table:style-name="ce1" table:formula="of:=[.U21]-[.G21]" office:value-type="float" office:value="-91.7573015640955" calcext:value-type="float">
            <text:p>-91.7573015640955</text:p>
          </table:table-cell>
          <table:table-cell/>
          <table:table-cell table:style-name="ce1" office:value-type="float" office:value="80.8862989334011" calcext:value-type="float">
            <text:p>80.8862989334011</text:p>
          </table:table-cell>
          <table:table-cell/>
          <table:table-cell office:value-type="float" office:value="79.4972009860794" calcext:value-type="float">
            <text:p>79.4972009860794</text:p>
          </table:table-cell>
          <table:table-cell table:number-columns-repeated="997"/>
        </table:table-row>
        <table:table-row table:style-name="ro3">
          <table:table-cell table:style-name="ce1" office:value-type="float" office:value="1807" calcext:value-type="float">
            <text:p>18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59708.183333333" calcext:value-type="float">
            <text:p>659708.1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07" calcext:value-type="float">
            <text:p>1807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23041921108961" calcext:value-type="float">
            <text:p>0.423041921108961</text:p>
          </table:table-cell>
          <table:table-cell/>
          <table:table-cell office:value-type="float" office:value="659628.749599335" calcext:value-type="float">
            <text:p>659628.749599335</text:p>
          </table:table-cell>
          <table:table-cell/>
          <table:table-cell table:style-name="ce1" table:formula="of:=[.U22]-[.G22]" office:value-type="float" office:value="-79.4337339979829" calcext:value-type="float">
            <text:p>-79.4337339979829</text:p>
          </table:table-cell>
          <table:table-cell/>
          <table:table-cell table:style-name="ce1" office:value-type="float" office:value="75.0493065206392" calcext:value-type="float">
            <text:p>75.0493065206392</text:p>
          </table:table-cell>
          <table:table-cell/>
          <table:table-cell office:value-type="float" office:value="73.3627608662791" calcext:value-type="float">
            <text:p>73.3627608662791</text:p>
          </table:table-cell>
          <table:table-cell table:number-columns-repeated="997"/>
        </table:table-row>
        <table:table-row table:style-name="ro3">
          <table:table-cell table:style-name="ce1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60073.233333333" calcext:value-type="float">
            <text:p>660073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8943141028285" calcext:value-type="float">
            <text:p>0.18943141028285</text:p>
          </table:table-cell>
          <table:table-cell/>
          <table:table-cell office:value-type="float" office:value="659999.509159327" calcext:value-type="float">
            <text:p>659999.509159327</text:p>
          </table:table-cell>
          <table:table-cell/>
          <table:table-cell table:style-name="ce1" table:formula="of:=[.U23]-[.G23]" office:value-type="float" office:value="-73.7241740060272" calcext:value-type="float">
            <text:p>-73.7241740060272</text:p>
          </table:table-cell>
          <table:table-cell/>
          <table:table-cell table:style-name="ce1" office:value-type="float" office:value="70.500567018491" calcext:value-type="float">
            <text:p>70.500567018491</text:p>
          </table:table-cell>
          <table:table-cell/>
          <table:table-cell office:value-type="float" office:value="69.0584040353861" calcext:value-type="float">
            <text:p>69.0584040353861</text:p>
          </table:table-cell>
          <table:table-cell table:number-columns-repeated="997"/>
        </table:table-row>
        <table:table-row table:style-name="ro3"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60438.35" calcext:value-type="float">
            <text:p>660438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335638646036386" calcext:value-type="float">
            <text:p>0.335638646036386</text:p>
          </table:table-cell>
          <table:table-cell/>
          <table:table-cell office:value-type="float" office:value="660369.911344194" calcext:value-type="float">
            <text:p>660369.911344194</text:p>
          </table:table-cell>
          <table:table-cell/>
          <table:table-cell table:style-name="ce1" table:formula="of:=[.U24]-[.G24]" office:value-type="float" office:value="-68.4386558060069" calcext:value-type="float">
            <text:p>-68.4386558060069</text:p>
          </table:table-cell>
          <table:table-cell/>
          <table:table-cell table:style-name="ce1" office:value-type="float" office:value="65.3224751585658" calcext:value-type="float">
            <text:p>65.3224751585658</text:p>
          </table:table-cell>
          <table:table-cell/>
          <table:table-cell office:value-type="float" office:value="64.4900207399478" calcext:value-type="float">
            <text:p>64.4900207399478</text:p>
          </table:table-cell>
          <table:table-cell table:number-columns-repeated="997"/>
        </table:table-row>
        <table:table-row table:style-name="ro3">
          <table:table-cell table:style-name="ce1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60803.583333333" calcext:value-type="float">
            <text:p>660803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5036542266607" calcext:value-type="float">
            <text:p>0.585036542266607</text:p>
          </table:table-cell>
          <table:table-cell/>
          <table:table-cell office:value-type="float" office:value="660739.992767387" calcext:value-type="float">
            <text:p>660739.992767387</text:p>
          </table:table-cell>
          <table:table-cell/>
          <table:table-cell table:style-name="ce1" table:formula="of:=[.U25]-[.G25]" office:value-type="float" office:value="-63.5905659460695" calcext:value-type="float">
            <text:p>-63.5905659460695</text:p>
          </table:table-cell>
          <table:table-cell/>
          <table:table-cell table:style-name="ce1" office:value-type="float" office:value="60.4468304932379" calcext:value-type="float">
            <text:p>60.4468304932379</text:p>
          </table:table-cell>
          <table:table-cell/>
          <table:table-cell office:value-type="float" office:value="60.3420615483483" calcext:value-type="float">
            <text:p>60.3420615483483</text:p>
          </table:table-cell>
          <table:table-cell table:number-columns-repeated="997"/>
        </table:table-row>
        <table:table-row table:style-name="ro3">
          <table:table-cell table:style-name="ce1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61168.716666667" calcext:value-type="float">
            <text:p>661168.7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18948823958635" calcext:value-type="float">
            <text:p>0.818948823958635</text:p>
          </table:table-cell>
          <table:table-cell/>
          <table:table-cell office:value-type="float" office:value="661109.760290937" calcext:value-type="float">
            <text:p>661109.760290937</text:p>
          </table:table-cell>
          <table:table-cell/>
          <table:table-cell table:style-name="ce1" table:formula="of:=[.U26]-[.G26]" office:value-type="float" office:value="-58.9563757299911" calcext:value-type="float">
            <text:p>-58.9563757299911</text:p>
          </table:table-cell>
          <table:table-cell/>
          <table:table-cell table:style-name="ce1" office:value-type="float" office:value="55.8665144515544" calcext:value-type="float">
            <text:p>55.8665144515544</text:p>
          </table:table-cell>
          <table:table-cell/>
          <table:table-cell office:value-type="float" office:value="56.2959700573265" calcext:value-type="float">
            <text:p>56.2959700573265</text:p>
          </table:table-cell>
          <table:table-cell table:number-columns-repeated="997"/>
        </table:table-row>
        <table:table-row table:style-name="ro3">
          <table:table-cell table:style-name="ce1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61534.691666667" calcext:value-type="float">
            <text:p>661534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29271066188812" calcext:value-type="float">
            <text:p>0.052927106618881</text:p>
          </table:table-cell>
          <table:table-cell/>
          <table:table-cell office:value-type="float" office:value="661479.245175644" calcext:value-type="float">
            <text:p>661479.245175644</text:p>
          </table:table-cell>
          <table:table-cell/>
          <table:table-cell table:style-name="ce1" table:formula="of:=[.U27]-[.G27]" office:value-type="float" office:value="-55.4464910229435" calcext:value-type="float">
            <text:p>-55.4464910229435</text:p>
          </table:table-cell>
          <table:table-cell/>
          <table:table-cell table:style-name="ce1" office:value-type="float" office:value="52.5100877723307" calcext:value-type="float">
            <text:p>52.5100877723307</text:p>
          </table:table-cell>
          <table:table-cell/>
          <table:table-cell office:value-type="float" office:value="53.062275589793" calcext:value-type="float">
            <text:p>53.062275589793</text:p>
          </table:table-cell>
          <table:table-cell table:number-columns-repeated="997"/>
        </table:table-row>
        <table:table-row table:style-name="ro3">
          <table:table-cell table:style-name="ce1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1899.775" calcext:value-type="float">
            <text:p>661899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76706901937723" calcext:value-type="float">
            <text:p>0.876706901937723</text:p>
          </table:table-cell>
          <table:table-cell/>
          <table:table-cell office:value-type="float" office:value="661848.447136602" calcext:value-type="float">
            <text:p>661848.447136602</text:p>
          </table:table-cell>
          <table:table-cell/>
          <table:table-cell table:style-name="ce1" table:formula="of:=[.U28]-[.G28]" office:value-type="float" office:value="-51.3278633980081" calcext:value-type="float">
            <text:p>-51.3278633980081</text:p>
          </table:table-cell>
          <table:table-cell/>
          <table:table-cell table:style-name="ce1" office:value-type="float" office:value="48.4585988213075" calcext:value-type="float">
            <text:p>48.4585988213075</text:p>
          </table:table-cell>
          <table:table-cell/>
          <table:table-cell office:value-type="float" office:value="48.60963456225" calcext:value-type="float">
            <text:p>48.60963456225</text:p>
          </table:table-cell>
          <table:table-cell table:number-columns-repeated="997"/>
        </table:table-row>
        <table:table-row table:style-name="ro3">
          <table:table-cell table:style-name="ce1" office:value-type="float" office:value="1814" calcext:value-type="float">
            <text:p>18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2264.908333333" calcext:value-type="float">
            <text:p>662264.9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14" calcext:value-type="float">
            <text:p>1814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69621349126101" calcext:value-type="float">
            <text:p>0.469621349126101</text:p>
          </table:table-cell>
          <table:table-cell/>
          <table:table-cell office:value-type="float" office:value="662217.391992793" calcext:value-type="float">
            <text:p>662217.391992793</text:p>
          </table:table-cell>
          <table:table-cell/>
          <table:table-cell table:style-name="ce1" table:formula="of:=[.U29]-[.G29]" office:value-type="float" office:value="-47.5163405400235" calcext:value-type="float">
            <text:p>-47.5163405400235</text:p>
          </table:table-cell>
          <table:table-cell/>
          <table:table-cell table:style-name="ce1" office:value-type="float" office:value="44.6455191261775" calcext:value-type="float">
            <text:p>44.6455191261775</text:p>
          </table:table-cell>
          <table:table-cell/>
          <table:table-cell office:value-type="float" office:value="44.0115054888593" calcext:value-type="float">
            <text:p>44.0115054888593</text:p>
          </table:table-cell>
          <table:table-cell table:number-columns-repeated="997"/>
        </table:table-row>
        <table:table-row table:style-name="ro3">
          <table:table-cell table:style-name="ce1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62629.958333333" calcext:value-type="float">
            <text:p>662629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31894336640835" calcext:value-type="float">
            <text:p>0.731894336640835</text:p>
          </table:table-cell>
          <table:table-cell/>
          <table:table-cell office:value-type="float" office:value="662586.090786038" calcext:value-type="float">
            <text:p>662586.090786038</text:p>
          </table:table-cell>
          <table:table-cell/>
          <table:table-cell table:style-name="ce1" table:formula="of:=[.U30]-[.G30]" office:value-type="float" office:value="-43.8675472950563" calcext:value-type="float">
            <text:p>-43.8675472950563</text:p>
          </table:table-cell>
          <table:table-cell/>
          <table:table-cell table:style-name="ce1" office:value-type="float" office:value="41.0645666333294" calcext:value-type="float">
            <text:p>41.0645666333294</text:p>
          </table:table-cell>
          <table:table-cell/>
          <table:table-cell office:value-type="float" office:value="39.5282305534929" calcext:value-type="float">
            <text:p>39.5282305534929</text:p>
          </table:table-cell>
          <table:table-cell table:number-columns-repeated="997"/>
        </table:table-row>
        <table:table-row table:style-name="ro3">
          <table:table-cell table:style-name="ce1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2994.958333333" calcext:value-type="float">
            <text:p>662994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382122322917" calcext:value-type="float">
            <text:p>0.95382122322917</text:p>
          </table:table-cell>
          <table:table-cell/>
          <table:table-cell office:value-type="float" office:value="662954.566634598" calcext:value-type="float">
            <text:p>662954.566634598</text:p>
          </table:table-cell>
          <table:table-cell/>
          <table:table-cell table:style-name="ce1" table:formula="of:=[.U31]-[.G31]" office:value-type="float" office:value="-40.3916987350676" calcext:value-type="float">
            <text:p>-40.3916987350676</text:p>
          </table:table-cell>
          <table:table-cell/>
          <table:table-cell table:style-name="ce1" office:value-type="float" office:value="38.6700816155208" calcext:value-type="float">
            <text:p>38.6700816155208</text:p>
          </table:table-cell>
          <table:table-cell/>
          <table:table-cell office:value-type="float" office:value="36.4421609861311" calcext:value-type="float">
            <text:p>36.4421609861311</text:p>
          </table:table-cell>
          <table:table-cell table:number-columns-repeated="997"/>
        </table:table-row>
        <table:table-row table:style-name="ro3">
          <table:table-cell table:style-name="ce1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663359.958333333" calcext:value-type="float">
            <text:p>663359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44980139285326" calcext:value-type="float">
            <text:p>0.844980139285326</text:p>
          </table:table-cell>
          <table:table-cell/>
          <table:table-cell office:value-type="float" office:value="663322.817253459" calcext:value-type="float">
            <text:p>663322.817253459</text:p>
          </table:table-cell>
          <table:table-cell/>
          <table:table-cell table:style-name="ce1" table:formula="of:=[.U32]-[.G32]" office:value-type="float" office:value="-37.1410798740108" calcext:value-type="float">
            <text:p>-37.1410798740108</text:p>
          </table:table-cell>
          <table:table-cell/>
          <table:table-cell table:style-name="ce1" office:value-type="float" office:value="35.5112556168096" calcext:value-type="float">
            <text:p>35.5112556168096</text:p>
          </table:table-cell>
          <table:table-cell/>
          <table:table-cell office:value-type="float" office:value="33.0202282982136" calcext:value-type="float">
            <text:p>33.0202282982136</text:p>
          </table:table-cell>
          <table:table-cell table:number-columns-repeated="997"/>
        </table:table-row>
        <table:table-row table:style-name="ro3">
          <table:table-cell table:style-name="ce1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3725.983333333" calcext:value-type="float">
            <text:p>663725.9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49569445103407" calcext:value-type="float">
            <text:p>0.449569445103407</text:p>
          </table:table-cell>
          <table:table-cell/>
          <table:table-cell office:value-type="float" office:value="663690.869062201" calcext:value-type="float">
            <text:p>663690.869062201</text:p>
          </table:table-cell>
          <table:table-cell/>
          <table:table-cell table:style-name="ce1" table:formula="of:=[.U33]-[.G33]" office:value-type="float" office:value="-35.1142711320426" calcext:value-type="float">
            <text:p>-35.1142711320426</text:p>
          </table:table-cell>
          <table:table-cell/>
          <table:table-cell table:style-name="ce1" office:value-type="float" office:value="32.5413962841121" calcext:value-type="float">
            <text:p>32.5413962841121</text:p>
          </table:table-cell>
          <table:table-cell/>
          <table:table-cell office:value-type="float" office:value="30.3104166025805" calcext:value-type="float">
            <text:p>30.3104166025805</text:p>
          </table:table-cell>
          <table:table-cell table:number-columns-repeated="997"/>
        </table:table-row>
        <table:table-row table:style-name="ro3">
          <table:table-cell table:style-name="ce1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4091.05" calcext:value-type="float">
            <text:p>664091.0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45679176598787" calcext:value-type="float">
            <text:p>0.945679176598787</text:p>
          </table:table-cell>
          <table:table-cell/>
          <table:table-cell office:value-type="float" office:value="664058.729128944" calcext:value-type="float">
            <text:p>664058.729128944</text:p>
          </table:table-cell>
          <table:table-cell/>
          <table:table-cell table:style-name="ce1" table:formula="of:=[.U34]-[.G34]" office:value-type="float" office:value="-32.3208710560575" calcext:value-type="float">
            <text:p>-32.3208710560575</text:p>
          </table:table-cell>
          <table:table-cell/>
          <table:table-cell table:style-name="ce1" office:value-type="float" office:value="29.7606610261428" calcext:value-type="float">
            <text:p>29.7606610261428</text:p>
          </table:table-cell>
          <table:table-cell/>
          <table:table-cell office:value-type="float" office:value="28.1996985516162" calcext:value-type="float">
            <text:p>28.1996985516162</text:p>
          </table:table-cell>
          <table:table-cell table:number-columns-repeated="997"/>
        </table:table-row>
        <table:table-row table:style-name="ro3">
          <table:table-cell table:style-name="ce1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64456.05" calcext:value-type="float">
            <text:p>664456.0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5091996341944" calcext:value-type="float">
            <text:p>0.195091996341944</text:p>
          </table:table-cell>
          <table:table-cell/>
          <table:table-cell office:value-type="float" office:value="664426.414024369" calcext:value-type="float">
            <text:p>664426.414024369</text:p>
          </table:table-cell>
          <table:table-cell/>
          <table:table-cell table:style-name="ce1" table:formula="of:=[.U35]-[.G35]" office:value-type="float" office:value="-29.6359756310703" calcext:value-type="float">
            <text:p>-29.6359756310703</text:p>
          </table:table-cell>
          <table:table-cell/>
          <table:table-cell table:style-name="ce1" office:value-type="float" office:value="28.1189163232048" calcext:value-type="float">
            <text:p>28.1189163232048</text:p>
          </table:table-cell>
          <table:table-cell/>
          <table:table-cell office:value-type="float" office:value="27.3854643919039" calcext:value-type="float">
            <text:p>27.3854643919039</text:p>
          </table:table-cell>
          <table:table-cell table:number-columns-repeated="997"/>
        </table:table-row>
        <table:table-row table:style-name="ro3">
          <table:table-cell table:style-name="ce1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4821.166666667" calcext:value-type="float">
            <text:p>66482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93974304944277" calcext:value-type="float">
            <text:p>0.693974304944277</text:p>
          </table:table-cell>
          <table:table-cell/>
          <table:table-cell office:value-type="float" office:value="664793.928259704" calcext:value-type="float">
            <text:p>664793.928259704</text:p>
          </table:table-cell>
          <table:table-cell/>
          <table:table-cell table:style-name="ce1" table:formula="of:=[.U36]-[.G36]" office:value-type="float" office:value="-27.2384069629479" calcext:value-type="float">
            <text:p>-27.2384069629479</text:p>
          </table:table-cell>
          <table:table-cell/>
          <table:table-cell table:style-name="ce1" office:value-type="float" office:value="25.6647504696084" calcext:value-type="float">
            <text:p>25.6647504696084</text:p>
          </table:table-cell>
          <table:table-cell/>
          <table:table-cell office:value-type="float" office:value="25.5691315033764" calcext:value-type="float">
            <text:p>25.5691315033764</text:p>
          </table:table-cell>
          <table:table-cell table:number-columns-repeated="997"/>
        </table:table-row>
        <table:table-row table:style-name="ro3">
          <table:table-cell table:style-name="ce1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665186.316666667" calcext:value-type="float">
            <text:p>66518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16034114360809" calcext:value-type="float">
            <text:p>0.716034114360809</text:p>
          </table:table-cell>
          <table:table-cell/>
          <table:table-cell office:value-type="float" office:value="665161.285913913" calcext:value-type="float">
            <text:p>665161.285913913</text:p>
          </table:table-cell>
          <table:table-cell/>
          <table:table-cell table:style-name="ce1" table:formula="of:=[.U37]-[.G37]" office:value-type="float" office:value="-25.0307527539553" calcext:value-type="float">
            <text:p>-25.0307527539553</text:p>
          </table:table-cell>
          <table:table-cell/>
          <table:table-cell table:style-name="ce1" office:value-type="float" office:value="23.3570233781284" calcext:value-type="float">
            <text:p>23.3570233781284</text:p>
          </table:table-cell>
          <table:table-cell/>
          <table:table-cell office:value-type="float" office:value="23.4721971796243" calcext:value-type="float">
            <text:p>23.4721971796243</text:p>
          </table:table-cell>
          <table:table-cell table:number-columns-repeated="997"/>
        </table:table-row>
        <table:table-row table:style-name="ro3">
          <table:table-cell table:style-name="ce1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65552.275" calcext:value-type="float">
            <text:p>665552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71539559960365" calcext:value-type="float">
            <text:p>0.171539559960365</text:p>
          </table:table-cell>
          <table:table-cell/>
          <table:table-cell office:value-type="float" office:value="665528.489702458" calcext:value-type="float">
            <text:p>665528.489702458</text:p>
          </table:table-cell>
          <table:table-cell/>
          <table:table-cell table:style-name="ce1" table:formula="of:=[.U38]-[.G38]" office:value-type="float" office:value="-23.7852975419955" calcext:value-type="float">
            <text:p>-23.7852975419955</text:p>
          </table:table-cell>
          <table:table-cell/>
          <table:table-cell table:style-name="ce1" office:value-type="float" office:value="21.1994187925084" calcext:value-type="float">
            <text:p>21.1994187925084</text:p>
          </table:table-cell>
          <table:table-cell/>
          <table:table-cell office:value-type="float" office:value="21.0089269650125" calcext:value-type="float">
            <text:p>21.0089269650125</text:p>
          </table:table-cell>
          <table:table-cell table:number-columns-repeated="997"/>
        </table:table-row>
        <table:table-row table:style-name="ro3">
          <table:table-cell table:style-name="ce1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5917.258333333" calcext:value-type="float">
            <text:p>665917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42036805301905" calcext:value-type="float">
            <text:p>0.542036805301905</text:p>
          </table:table-cell>
          <table:table-cell/>
          <table:table-cell office:value-type="float" office:value="665895.558015303" calcext:value-type="float">
            <text:p>665895.558015303</text:p>
          </table:table-cell>
          <table:table-cell/>
          <table:table-cell table:style-name="ce1" table:formula="of:=[.U39]-[.G39]" office:value-type="float" office:value="-21.7003180299653" calcext:value-type="float">
            <text:p>-21.7003180299653</text:p>
          </table:table-cell>
          <table:table-cell/>
          <table:table-cell table:style-name="ce1" office:value-type="float" office:value="20.1567289094237" calcext:value-type="float">
            <text:p>20.1567289094237</text:p>
          </table:table-cell>
          <table:table-cell/>
          <table:table-cell office:value-type="float" office:value="19.256752071502" calcext:value-type="float">
            <text:p>19.256752071502</text:p>
          </table:table-cell>
          <table:table-cell table:number-columns-repeated="997"/>
        </table:table-row>
        <table:table-row table:style-name="ro3">
          <table:table-cell table:style-name="ce1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66282.291666667" calcext:value-type="float">
            <text:p>666282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58385778218508" calcext:value-type="float">
            <text:p>0.558385778218508</text:p>
          </table:table-cell>
          <table:table-cell/>
          <table:table-cell office:value-type="float" office:value="666262.492748879" calcext:value-type="float">
            <text:p>666262.492748879</text:p>
          </table:table-cell>
          <table:table-cell/>
          <table:table-cell table:style-name="ce1" table:formula="of:=[.U40]-[.G40]" office:value-type="float" office:value="-19.7989177879645" calcext:value-type="float">
            <text:p>-19.7989177879645</text:p>
          </table:table-cell>
          <table:table-cell/>
          <table:table-cell table:style-name="ce1" office:value-type="float" office:value="18.2541880714125" calcext:value-type="float">
            <text:p>18.2541880714125</text:p>
          </table:table-cell>
          <table:table-cell/>
          <table:table-cell office:value-type="float" office:value="16.4917363320637" calcext:value-type="float">
            <text:p>16.4917363320637</text:p>
          </table:table-cell>
          <table:table-cell table:number-columns-repeated="997"/>
        </table:table-row>
        <table:table-row table:style-name="ro3">
          <table:table-cell table:style-name="ce1" office:value-type="float" office:value="1826" calcext:value-type="float">
            <text:p>18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6647.391666667" calcext:value-type="float">
            <text:p>666647.3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26" calcext:value-type="float">
            <text:p>1826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19060607999563" calcext:value-type="float">
            <text:p>0.519060607999563</text:p>
          </table:table-cell>
          <table:table-cell/>
          <table:table-cell office:value-type="float" office:value="666629.308693792" calcext:value-type="float">
            <text:p>666629.308693792</text:p>
          </table:table-cell>
          <table:table-cell/>
          <table:table-cell table:style-name="ce1" table:formula="of:=[.U41]-[.G41]" office:value-type="float" office:value="-18.0829728749814" calcext:value-type="float">
            <text:p>-18.0829728749814</text:p>
          </table:table-cell>
          <table:table-cell/>
          <table:table-cell table:style-name="ce1" office:value-type="float" office:value="16.4723624555045" calcext:value-type="float">
            <text:p>16.4723624555045</text:p>
          </table:table-cell>
          <table:table-cell/>
          <table:table-cell office:value-type="float" office:value="14.0217864071237" calcext:value-type="float">
            <text:p>14.0217864071237</text:p>
          </table:table-cell>
          <table:table-cell table:number-columns-repeated="997"/>
        </table:table-row>
        <table:table-row table:style-name="ro3">
          <table:table-cell table:style-name="ce1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67012.508333333" calcext:value-type="float">
            <text:p>667012.508333333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09925922006369" calcext:value-type="float">
            <text:p>0.109925922006369</text:p>
          </table:table-cell>
          <table:table-cell/>
          <table:table-cell office:value-type="float" office:value="666996.010493004" calcext:value-type="float">
            <text:p>666996.010493004</text:p>
          </table:table-cell>
          <table:table-cell/>
          <table:table-cell table:style-name="ce1" table:formula="of:=[.U42]-[.G42]" office:value-type="float" office:value="-16.497840328957" calcext:value-type="float">
            <text:p>-16.497840328957</text:p>
          </table:table-cell>
          <table:table-cell/>
          <table:table-cell table:style-name="ce1" office:value-type="float" office:value="14.8060071951841" calcext:value-type="float">
            <text:p>14.8060071951841</text:p>
          </table:table-cell>
          <table:table-cell/>
          <table:table-cell office:value-type="float" office:value="12.0970204775149" calcext:value-type="float">
            <text:p>12.0970204775149</text:p>
          </table:table-cell>
          <table:table-cell table:number-columns-repeated="997"/>
        </table:table-row>
        <table:table-row table:style-name="ro3">
          <table:table-cell table:style-name="ce1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67378.466666667" calcext:value-type="float">
            <text:p>667378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548329129815102" calcext:value-type="float">
            <text:p>0.548329129815102</text:p>
          </table:table-cell>
          <table:table-cell/>
          <table:table-cell office:value-type="float" office:value="667362.604547451" calcext:value-type="float">
            <text:p>667362.604547451</text:p>
          </table:table-cell>
          <table:table-cell/>
          <table:table-cell table:style-name="ce1" table:formula="of:=[.U43]-[.G43]" office:value-type="float" office:value="-15.8621192160063" calcext:value-type="float">
            <text:p>-15.8621192160063</text:p>
          </table:table-cell>
          <table:table-cell/>
          <table:table-cell table:style-name="ce1" office:value-type="float" office:value="14.2155911216905" calcext:value-type="float">
            <text:p>14.2155911216905</text:p>
          </table:table-cell>
          <table:table-cell/>
          <table:table-cell office:value-type="float" office:value="11.778752942766" calcext:value-type="float">
            <text:p>11.778752942766</text:p>
          </table:table-cell>
          <table:table-cell table:number-columns-repeated="997"/>
        </table:table-row>
        <table:table-row table:style-name="ro3">
          <table:table-cell table:style-name="ce1" office:value-type="float" office:value="1829" calcext:value-type="float">
            <text:p>182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7743.533333333" calcext:value-type="float">
            <text:p>667743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29" calcext:value-type="float">
            <text:p>18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13284406810999" calcext:value-type="float">
            <text:p>0.713284406810999</text:p>
          </table:table-cell>
          <table:table-cell/>
          <table:table-cell office:value-type="float" office:value="667729.097717559" calcext:value-type="float">
            <text:p>667729.097717559</text:p>
          </table:table-cell>
          <table:table-cell/>
          <table:table-cell table:style-name="ce1" table:formula="of:=[.U44]-[.G44]" office:value-type="float" office:value="-14.4356157740112" calcext:value-type="float">
            <text:p>-14.4356157740112</text:p>
          </table:table-cell>
          <table:table-cell/>
          <table:table-cell table:style-name="ce1" office:value-type="float" office:value="12.7482712492056" calcext:value-type="float">
            <text:p>12.7482712492056</text:p>
          </table:table-cell>
          <table:table-cell/>
          <table:table-cell office:value-type="float" office:value="10.9964058768455" calcext:value-type="float">
            <text:p>10.9964058768455</text:p>
          </table:table-cell>
          <table:table-cell table:number-columns-repeated="997"/>
        </table:table-row>
        <table:table-row table:style-name="ro3">
          <table:table-cell table:style-name="ce1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668108.683333333" calcext:value-type="float">
            <text:p>668108.6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5138727128506" calcext:value-type="float">
            <text:p>0.745138727128506</text:p>
          </table:table-cell>
          <table:table-cell/>
          <table:table-cell office:value-type="float" office:value="668095.501211902" calcext:value-type="float">
            <text:p>668095.501211902</text:p>
          </table:table-cell>
          <table:table-cell/>
          <table:table-cell table:style-name="ce1" table:formula="of:=[.U45]-[.G45]" office:value-type="float" office:value="-13.1821214309894" calcext:value-type="float">
            <text:p>-13.1821214309894</text:p>
          </table:table-cell>
          <table:table-cell/>
          <table:table-cell table:style-name="ce1" office:value-type="float" office:value="11.3695163005541" calcext:value-type="float">
            <text:p>11.3695163005541</text:p>
          </table:table-cell>
          <table:table-cell/>
          <table:table-cell office:value-type="float" office:value="10.4590079028494" calcext:value-type="float">
            <text:p>10.4590079028494</text:p>
          </table:table-cell>
          <table:table-cell table:number-columns-repeated="997"/>
        </table:table-row>
        <table:table-row table:style-name="ro3">
          <table:table-cell table:style-name="ce1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68473.766666667" calcext:value-type="float">
            <text:p>668473.7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79756529629231" calcext:value-type="float">
            <text:p>0.679756529629231</text:p>
          </table:table-cell>
          <table:table-cell/>
          <table:table-cell office:value-type="float" office:value="668461.813666498" calcext:value-type="float">
            <text:p>668461.813666498</text:p>
          </table:table-cell>
          <table:table-cell/>
          <table:table-cell table:style-name="ce1" table:formula="of:=[.U46]-[.G46]" office:value-type="float" office:value="-11.9530001688981" calcext:value-type="float">
            <text:p>-11.9530001688981</text:p>
          </table:table-cell>
          <table:table-cell/>
          <table:table-cell table:style-name="ce1" office:value-type="float" office:value="10.0708750810372" calcext:value-type="float">
            <text:p>10.0708750810372</text:p>
          </table:table-cell>
          <table:table-cell/>
          <table:table-cell office:value-type="float" office:value="9.83622928072873" calcext:value-type="float">
            <text:p>9.83622928072873</text:p>
          </table:table-cell>
          <table:table-cell table:number-columns-repeated="997"/>
        </table:table-row>
        <table:table-row table:style-name="ro3">
          <table:table-cell table:style-name="ce1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8838.85" calcext:value-type="float">
            <text:p>668838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14930012822151" calcext:value-type="float">
            <text:p>0.214930012822151</text:p>
          </table:table-cell>
          <table:table-cell/>
          <table:table-cell office:value-type="float" office:value="668828.048065924" calcext:value-type="float">
            <text:p>668828.048065924</text:p>
          </table:table-cell>
          <table:table-cell/>
          <table:table-cell table:style-name="ce1" table:formula="of:=[.U47]-[.G47]" office:value-type="float" office:value="-10.8019340760075" calcext:value-type="float">
            <text:p>-10.8019340760075</text:p>
          </table:table-cell>
          <table:table-cell/>
          <table:table-cell table:style-name="ce1" office:value-type="float" office:value="9.84413150417822" calcext:value-type="float">
            <text:p>9.84413150417822</text:p>
          </table:table-cell>
          <table:table-cell/>
          <table:table-cell office:value-type="float" office:value="9.86475807861279" calcext:value-type="float">
            <text:p>9.86475807861279</text:p>
          </table:table-cell>
          <table:table-cell table:number-columns-repeated="997"/>
        </table:table-row>
        <table:table-row table:style-name="ro3">
          <table:table-cell table:style-name="ce1" office:value-type="float" office:value="1833" calcext:value-type="float">
            <text:p>1833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69204.016666667" calcext:value-type="float">
            <text:p>669204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33" calcext:value-type="float">
            <text:p>18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65598379075527" calcext:value-type="float">
            <text:p>0.265598379075527</text:p>
          </table:table-cell>
          <table:table-cell/>
          <table:table-cell office:value-type="float" office:value="669194.207128888" calcext:value-type="float">
            <text:p>669194.207128888</text:p>
          </table:table-cell>
          <table:table-cell/>
          <table:table-cell table:style-name="ce1" table:formula="of:=[.U48]-[.G48]" office:value-type="float" office:value="-9.80953777895775" calcext:value-type="float">
            <text:p>-9.80953777895775</text:p>
          </table:table-cell>
          <table:table-cell/>
          <table:table-cell table:style-name="ce1" office:value-type="float" office:value="8.70142247930198" calcext:value-type="float">
            <text:p>8.70142247930198</text:p>
          </table:table-cell>
          <table:table-cell/>
          <table:table-cell office:value-type="float" office:value="8.449475437621" calcext:value-type="float">
            <text:p>8.449475437621</text:p>
          </table:table-cell>
          <table:table-cell table:number-columns-repeated="997"/>
        </table:table-row>
        <table:table-row table:style-name="ro3"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69569.15" calcext:value-type="float">
            <text:p>669569.1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17410859465599" calcext:value-type="float">
            <text:p>0.05174108594656</text:p>
          </table:table-cell>
          <table:table-cell/>
          <table:table-cell office:value-type="float" office:value="669560.293785931" calcext:value-type="float">
            <text:p>669560.293785931</text:p>
          </table:table-cell>
          <table:table-cell/>
          <table:table-cell table:style-name="ce1" table:formula="of:=[.U49]-[.G49]" office:value-type="float" office:value="-8.85621406906284" calcext:value-type="float">
            <text:p>-8.85621406906284</text:p>
          </table:table-cell>
          <table:table-cell/>
          <table:table-cell table:style-name="ce1" office:value-type="float" office:value="7.623782613613" calcext:value-type="float">
            <text:p>7.623782613613</text:p>
          </table:table-cell>
          <table:table-cell/>
          <table:table-cell office:value-type="float" office:value="6.67857935535722" calcext:value-type="float">
            <text:p>6.67857935535722</text:p>
          </table:table-cell>
          <table:table-cell table:number-columns-repeated="997"/>
        </table:table-row>
        <table:table-row table:style-name="ro3">
          <table:table-cell table:style-name="ce1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69935.208333333" calcext:value-type="float">
            <text:p>669935.2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78862762451172" calcext:value-type="float">
            <text:p>0.478862762451172</text:p>
          </table:table-cell>
          <table:table-cell/>
          <table:table-cell office:value-type="float" office:value="669926.313526988" calcext:value-type="float">
            <text:p>669926.313526988</text:p>
          </table:table-cell>
          <table:table-cell/>
          <table:table-cell table:style-name="ce1" table:formula="of:=[.U50]-[.G50]" office:value-type="float" office:value="-8.89480634499341" calcext:value-type="float">
            <text:p>-8.89480634499341</text:p>
          </table:table-cell>
          <table:table-cell/>
          <table:table-cell table:style-name="ce1" office:value-type="float" office:value="6.62085122802091" calcext:value-type="float">
            <text:p>6.62085122802091</text:p>
          </table:table-cell>
          <table:table-cell/>
          <table:table-cell office:value-type="float" office:value="4.82335430332023" calcext:value-type="float">
            <text:p>4.82335430332023</text:p>
          </table:table-cell>
          <table:table-cell table:number-columns-repeated="997"/>
        </table:table-row>
        <table:table-row table:style-name="ro3">
          <table:table-cell table:style-name="ce1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70300.191666667" calcext:value-type="float">
            <text:p>670300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83617746084929" calcext:value-type="float">
            <text:p>0.283617746084929</text:p>
          </table:table-cell>
          <table:table-cell/>
          <table:table-cell office:value-type="float" office:value="670292.268252512" calcext:value-type="float">
            <text:p>670292.268252512</text:p>
          </table:table-cell>
          <table:table-cell/>
          <table:table-cell table:style-name="ce1" table:formula="of:=[.U51]-[.G51]" office:value-type="float" office:value="-7.92341415502597" calcext:value-type="float">
            <text:p>-7.92341415502597</text:p>
          </table:table-cell>
          <table:table-cell/>
          <table:table-cell table:style-name="ce1" office:value-type="float" office:value="6.66484516005585" calcext:value-type="float">
            <text:p>6.66484516005585</text:p>
          </table:table-cell>
          <table:table-cell/>
          <table:table-cell office:value-type="float" office:value="4.1797621604419" calcext:value-type="float">
            <text:p>4.1797621604419</text:p>
          </table:table-cell>
          <table:table-cell table:number-columns-repeated="997"/>
        </table:table-row>
        <table:table-row table:style-name="ro3">
          <table:table-cell table:style-name="ce1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70665.175" calcext:value-type="float">
            <text:p>670665.1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89719146490097" calcext:value-type="float">
            <text:p>0.589719146490097</text:p>
          </table:table-cell>
          <table:table-cell/>
          <table:table-cell office:value-type="float" office:value="670658.164992861" calcext:value-type="float">
            <text:p>670658.164992861</text:p>
          </table:table-cell>
          <table:table-cell/>
          <table:table-cell table:style-name="ce1" table:formula="of:=[.U52]-[.G52]" office:value-type="float" office:value="-7.01000713906251" calcext:value-type="float">
            <text:p>-7.01000713906251</text:p>
          </table:table-cell>
          <table:table-cell/>
          <table:table-cell table:style-name="ce1" office:value-type="float" office:value="5.77595470788947" calcext:value-type="float">
            <text:p>5.77595470788947</text:p>
          </table:table-cell>
          <table:table-cell/>
          <table:table-cell office:value-type="float" office:value="3.02753636865964" calcext:value-type="float">
            <text:p>3.02753636865964</text:p>
          </table:table-cell>
          <table:table-cell table:number-columns-repeated="997"/>
        </table:table-row>
        <table:table-row table:style-name="ro3">
          <table:table-cell table:style-name="ce1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1030.325" calcext:value-type="float">
            <text:p>671030.3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34803516417742" calcext:value-type="float">
            <text:p>0.234803516417742</text:p>
          </table:table-cell>
          <table:table-cell/>
          <table:table-cell office:value-type="float" office:value="671024.014746391" calcext:value-type="float">
            <text:p>671024.014746391</text:p>
          </table:table-cell>
          <table:table-cell/>
          <table:table-cell table:style-name="ce1" table:formula="of:=[.U53]-[.G53]" office:value-type="float" office:value="-6.31025360897183" calcext:value-type="float">
            <text:p>-6.31025360897183</text:p>
          </table:table-cell>
          <table:table-cell/>
          <table:table-cell table:style-name="ce1" office:value-type="float" office:value="4.93940931964607" calcext:value-type="float">
            <text:p>4.93940931964607</text:p>
          </table:table-cell>
          <table:table-cell/>
          <table:table-cell office:value-type="float" office:value="2.45195270301338" calcext:value-type="float">
            <text:p>2.45195270301338</text:p>
          </table:table-cell>
          <table:table-cell table:number-columns-repeated="997"/>
        </table:table-row>
        <table:table-row table:style-name="ro3">
          <table:table-cell table:style-name="ce1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71396.233333333" calcext:value-type="float">
            <text:p>671396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5030545294285" calcext:value-type="float">
            <text:p>0.885030545294285</text:p>
          </table:table-cell>
          <table:table-cell/>
          <table:table-cell office:value-type="float" office:value="671389.807559049" calcext:value-type="float">
            <text:p>671389.807559049</text:p>
          </table:table-cell>
          <table:table-cell/>
          <table:table-cell table:style-name="ce1" table:formula="of:=[.U54]-[.G54]" office:value-type="float" office:value="-6.42577428405639" calcext:value-type="float">
            <text:p>-6.42577428405639</text:p>
          </table:table-cell>
          <table:table-cell/>
          <table:table-cell table:style-name="ce1" office:value-type="float" office:value="4.15336480225233" calcext:value-type="float">
            <text:p>4.15336480225233</text:p>
          </table:table-cell>
          <table:table-cell/>
          <table:table-cell office:value-type="float" office:value="2.35131484968588" calcext:value-type="float">
            <text:p>2.35131484968588</text:p>
          </table:table-cell>
          <table:table-cell table:number-columns-repeated="997"/>
        </table:table-row>
        <table:table-row table:style-name="ro3">
          <table:table-cell table:style-name="ce1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671761.166666667" calcext:value-type="float">
            <text:p>67176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10518533736467" calcext:value-type="float">
            <text:p>0.610518533736467</text:p>
          </table:table-cell>
          <table:table-cell/>
          <table:table-cell office:value-type="float" office:value="671755.555285082" calcext:value-type="float">
            <text:p>671755.555285082</text:p>
          </table:table-cell>
          <table:table-cell/>
          <table:table-cell table:style-name="ce1" table:formula="of:=[.U55]-[.G55]" office:value-type="float" office:value="-5.61138158501126" calcext:value-type="float">
            <text:p>-5.61138158501126</text:p>
          </table:table-cell>
          <table:table-cell/>
          <table:table-cell table:style-name="ce1" office:value-type="float" office:value="4.40230500484176" calcext:value-type="float">
            <text:p>4.40230500484176</text:p>
          </table:table-cell>
          <table:table-cell/>
          <table:table-cell office:value-type="float" office:value="3.4527234742709" calcext:value-type="float">
            <text:p>3.4527234742709</text:p>
          </table:table-cell>
          <table:table-cell table:number-columns-repeated="997"/>
        </table:table-row>
        <table:table-row table:style-name="ro3">
          <table:table-cell table:style-name="ce1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672126.216666667" calcext:value-type="float">
            <text:p>672126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28958480805159" calcext:value-type="float">
            <text:p>0.528958480805159</text:p>
          </table:table-cell>
          <table:table-cell/>
          <table:table-cell office:value-type="float" office:value="672121.263561777" calcext:value-type="float">
            <text:p>672121.263561777</text:p>
          </table:table-cell>
          <table:table-cell/>
          <table:table-cell table:style-name="ce1" table:formula="of:=[.U56]-[.G56]" office:value-type="float" office:value="-4.95310489006806" calcext:value-type="float">
            <text:p>-4.95310489006806</text:p>
          </table:table-cell>
          <table:table-cell/>
          <table:table-cell table:style-name="ce1" office:value-type="float" office:value="3.7037172220007" calcext:value-type="float">
            <text:p>3.7037172220007</text:p>
          </table:table-cell>
          <table:table-cell/>
          <table:table-cell office:value-type="float" office:value="3.44143277915282" calcext:value-type="float">
            <text:p>3.44143277915282</text:p>
          </table:table-cell>
          <table:table-cell table:number-columns-repeated="997"/>
        </table:table-row>
        <table:table-row table:style-name="ro3">
          <table:table-cell table:style-name="ce1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72491.216666667" calcext:value-type="float">
            <text:p>672491.2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21167465299368" calcext:value-type="float">
            <text:p>0.321167465299368</text:p>
          </table:table-cell>
          <table:table-cell/>
          <table:table-cell office:value-type="float" office:value="672486.930778589" calcext:value-type="float">
            <text:p>672486.930778589</text:p>
          </table:table-cell>
          <table:table-cell/>
          <table:table-cell table:style-name="ce1" table:formula="of:=[.U57]-[.G57]" office:value-type="float" office:value="-4.28588807804044" calcext:value-type="float">
            <text:p>-4.28588807804044</text:p>
          </table:table-cell>
          <table:table-cell/>
          <table:table-cell table:style-name="ce1" office:value-type="float" office:value="3.04101734203869" calcext:value-type="float">
            <text:p>3.04101734203869</text:p>
          </table:table-cell>
          <table:table-cell/>
          <table:table-cell office:value-type="float" office:value="3.04290150551969" calcext:value-type="float">
            <text:p>3.04290150551969</text:p>
          </table:table-cell>
          <table:table-cell table:number-columns-repeated="997"/>
        </table:table-row>
        <table:table-row table:style-name="ro3">
          <table:table-cell table:style-name="ce1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2856.316666667" calcext:value-type="float">
            <text:p>67285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16108427941799" calcext:value-type="float">
            <text:p>0.316108427941799</text:p>
          </table:table-cell>
          <table:table-cell/>
          <table:table-cell office:value-type="float" office:value="672852.566191742" calcext:value-type="float">
            <text:p>672852.566191742</text:p>
          </table:table-cell>
          <table:table-cell/>
          <table:table-cell table:style-name="ce1" table:formula="of:=[.U58]-[.G58]" office:value-type="float" office:value="-3.75047492503654" calcext:value-type="float">
            <text:p>-3.75047492503654</text:p>
          </table:table-cell>
          <table:table-cell/>
          <table:table-cell table:style-name="ce1" office:value-type="float" office:value="2.41269015808211" calcext:value-type="float">
            <text:p>2.41269015808211</text:p>
          </table:table-cell>
          <table:table-cell/>
          <table:table-cell office:value-type="float" office:value="2.15455974912766" calcext:value-type="float">
            <text:p>2.15455974912766</text:p>
          </table:table-cell>
          <table:table-cell table:number-columns-repeated="997"/>
        </table:table-row>
        <table:table-row table:style-name="ro3">
          <table:table-cell table:style-name="ce1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73222.341666667" calcext:value-type="float">
            <text:p>673222.3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5383837074041" calcext:value-type="float">
            <text:p>0.545383837074041</text:p>
          </table:table-cell>
          <table:table-cell/>
          <table:table-cell office:value-type="float" office:value="673218.16773985" calcext:value-type="float">
            <text:p>673218.16773985</text:p>
          </table:table-cell>
          <table:table-cell/>
          <table:table-cell table:style-name="ce1" table:formula="of:=[.U59]-[.G59]" office:value-type="float" office:value="-4.1739268170204" calcext:value-type="float">
            <text:p>-4.1739268170204</text:p>
          </table:table-cell>
          <table:table-cell/>
          <table:table-cell table:style-name="ce1" office:value-type="float" office:value="2.8085929681547" calcext:value-type="float">
            <text:p>2.8085929681547</text:p>
          </table:table-cell>
          <table:table-cell/>
          <table:table-cell office:value-type="float" office:value="1.86352901916689" calcext:value-type="float">
            <text:p>1.86352901916689</text:p>
          </table:table-cell>
          <table:table-cell table:number-columns-repeated="997"/>
        </table:table-row>
        <table:table-row table:style-name="ro3">
          <table:table-cell table:style-name="ce1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73587.425" calcext:value-type="float">
            <text:p>673587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393513590097427" calcext:value-type="float">
            <text:p>0.000393513590097</text:p>
          </table:table-cell>
          <table:table-cell/>
          <table:table-cell office:value-type="float" office:value="673583.737500273" calcext:value-type="float">
            <text:p>673583.737500273</text:p>
          </table:table-cell>
          <table:table-cell/>
          <table:table-cell table:style-name="ce1" table:formula="of:=[.U60]-[.G60]" office:value-type="float" office:value="-3.68749972700607" calcext:value-type="float">
            <text:p>-3.68749972700607</text:p>
          </table:table-cell>
          <table:table-cell/>
          <table:table-cell table:style-name="ce1" office:value-type="float" office:value="2.24232316183043" calcext:value-type="float">
            <text:p>2.24232316183043</text:p>
          </table:table-cell>
          <table:table-cell/>
          <table:table-cell office:value-type="float" office:value="0.446593755106733" calcext:value-type="float">
            <text:p>0.446593755106733</text:p>
          </table:table-cell>
          <table:table-cell table:number-columns-repeated="997"/>
        </table:table-row>
        <table:table-row table:style-name="ro3">
          <table:table-cell table:style-name="ce1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3952.708333333" calcext:value-type="float">
            <text:p>673952.7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29895789921284" calcext:value-type="float">
            <text:p>0.529895789921284</text:p>
          </table:table-cell>
          <table:table-cell/>
          <table:table-cell office:value-type="float" office:value="673949.286479094" calcext:value-type="float">
            <text:p>673949.286479094</text:p>
          </table:table-cell>
          <table:table-cell/>
          <table:table-cell table:style-name="ce1" table:formula="of:=[.U61]-[.G61]" office:value-type="float" office:value="-3.42185423907358" calcext:value-type="float">
            <text:p>-3.42185423907358</text:p>
          </table:table-cell>
          <table:table-cell/>
          <table:table-cell table:style-name="ce1" office:value-type="float" office:value="1.69942264960991" calcext:value-type="float">
            <text:p>1.69942264960991</text:p>
          </table:table-cell>
          <table:table-cell/>
          <table:table-cell office:value-type="float" office:value="359.212817471438" calcext:value-type="float">
            <text:p>359.212817471438</text:p>
          </table:table-cell>
          <table:table-cell table:number-columns-repeated="997"/>
        </table:table-row>
        <table:table-row table:style-name="ro3">
          <table:table-cell table:style-name="ce1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74317.741666667" calcext:value-type="float">
            <text:p>674317.74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45103167742491" calcext:value-type="float">
            <text:p>0.145103167742491</text:p>
          </table:table-cell>
          <table:table-cell/>
          <table:table-cell office:value-type="float" office:value="674314.798711877" calcext:value-type="float">
            <text:p>674314.798711877</text:p>
          </table:table-cell>
          <table:table-cell/>
          <table:table-cell table:style-name="ce1" table:formula="of:=[.U62]-[.G62]" office:value-type="float" office:value="-2.94295479007997" calcext:value-type="float">
            <text:p>-2.94295479007997</text:p>
          </table:table-cell>
          <table:table-cell/>
          <table:table-cell table:style-name="ce1" office:value-type="float" office:value="1.19166478070838" calcext:value-type="float">
            <text:p>1.19166478070838</text:p>
          </table:table-cell>
          <table:table-cell/>
          <table:table-cell office:value-type="float" office:value="358.43700120462" calcext:value-type="float">
            <text:p>358.43700120462</text:p>
          </table:table-cell>
          <table:table-cell table:number-columns-repeated="997"/>
        </table:table-row>
        <table:table-row table:style-name="ro3">
          <table:table-cell table:style-name="ce1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4682.741666667" calcext:value-type="float">
            <text:p>674682.7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01339779794216" calcext:value-type="float">
            <text:p>0.601339779794216</text:p>
          </table:table-cell>
          <table:table-cell/>
          <table:table-cell office:value-type="float" office:value="674680.286528708" calcext:value-type="float">
            <text:p>674680.286528708</text:p>
          </table:table-cell>
          <table:table-cell/>
          <table:table-cell table:style-name="ce1" table:formula="of:=[.U63]-[.G63]" office:value-type="float" office:value="-2.45513795909937" calcext:value-type="float">
            <text:p>-2.45513795909937</text:p>
          </table:table-cell>
          <table:table-cell/>
          <table:table-cell table:style-name="ce1" office:value-type="float" office:value="1.69848639345582" calcext:value-type="float">
            <text:p>1.69848639345582</text:p>
          </table:table-cell>
          <table:table-cell/>
          <table:table-cell office:value-type="float" office:value="359.202479893174" calcext:value-type="float">
            <text:p>359.202479893174</text:p>
          </table:table-cell>
          <table:table-cell table:number-columns-repeated="997"/>
        </table:table-row>
        <table:table-row table:style-name="ro3">
          <table:table-cell table:style-name="ce1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675047.908333333" calcext:value-type="float">
            <text:p>675047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73555110394955" calcext:value-type="float">
            <text:p>0.973555110394955</text:p>
          </table:table-cell>
          <table:table-cell/>
          <table:table-cell office:value-type="float" office:value="675045.757620524" calcext:value-type="float">
            <text:p>675045.757620524</text:p>
          </table:table-cell>
          <table:table-cell/>
          <table:table-cell table:style-name="ce1" table:formula="of:=[.U64]-[.G64]" office:value-type="float" office:value="-2.15071280894335" calcext:value-type="float">
            <text:p>-2.15071280894335</text:p>
          </table:table-cell>
          <table:table-cell/>
          <table:table-cell table:style-name="ce1" office:value-type="float" office:value="1.23262084752787" calcext:value-type="float">
            <text:p>1.23262084752787</text:p>
          </table:table-cell>
          <table:table-cell/>
          <table:table-cell office:value-type="float" office:value="359.421147933921" calcext:value-type="float">
            <text:p>359.421147933921</text:p>
          </table:table-cell>
          <table:table-cell table:number-columns-repeated="997"/>
        </table:table-row>
        <table:table-row table:style-name="ro3">
          <table:table-cell table:style-name="ce1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675412.991666667" calcext:value-type="float">
            <text:p>675412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2975185513496" calcext:value-type="float">
            <text:p>0.872975185513496</text:p>
          </table:table-cell>
          <table:table-cell/>
          <table:table-cell office:value-type="float" office:value="675411.204078455" calcext:value-type="float">
            <text:p>675411.204078455</text:p>
          </table:table-cell>
          <table:table-cell/>
          <table:table-cell table:style-name="ce1" table:formula="of:=[.U65]-[.G65]" office:value-type="float" office:value="-1.78758821205702" calcext:value-type="float">
            <text:p>-1.78758821205702</text:p>
          </table:table-cell>
          <table:table-cell/>
          <table:table-cell table:style-name="ce1" office:value-type="float" office:value="0.78949809941696" calcext:value-type="float">
            <text:p>0.78949809941696</text:p>
          </table:table-cell>
          <table:table-cell/>
          <table:table-cell office:value-type="float" office:value="359.828168301166" calcext:value-type="float">
            <text:p>359.828168301166</text:p>
          </table:table-cell>
          <table:table-cell table:number-columns-repeated="997"/>
        </table:table-row>
        <table:table-row table:style-name="ro3">
          <table:table-cell table:style-name="ce1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75779.066666667" calcext:value-type="float">
            <text:p>675779.0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0911916047335" calcext:value-type="float">
            <text:p>0.400911916047335</text:p>
          </table:table-cell>
          <table:table-cell/>
          <table:table-cell office:value-type="float" office:value="675776.633611744" calcext:value-type="float">
            <text:p>675776.633611744</text:p>
          </table:table-cell>
          <table:table-cell/>
          <table:table-cell table:style-name="ce1" table:formula="of:=[.U66]-[.G66]" office:value-type="float" office:value="-2.43305492296349" calcext:value-type="float">
            <text:p>-2.43305492296349</text:p>
          </table:table-cell>
          <table:table-cell/>
          <table:table-cell table:style-name="ce1" office:value-type="float" office:value="0.363565637424472" calcext:value-type="float">
            <text:p>0.363565637424472</text:p>
          </table:table-cell>
          <table:table-cell/>
          <table:table-cell office:value-type="float" office:value="0.0939448584249476" calcext:value-type="float">
            <text:p>0.093944858424948</text:p>
          </table:table-cell>
          <table:table-cell table:number-columns-repeated="997"/>
        </table:table-row>
        <table:table-row table:style-name="ro3">
          <table:table-cell table:style-name="ce1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76144.1" calcext:value-type="float">
            <text:p>676144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20919122546911" calcext:value-type="float">
            <text:p>0.820919122546911</text:p>
          </table:table-cell>
          <table:table-cell/>
          <table:table-cell office:value-type="float" office:value="676142.042931194" calcext:value-type="float">
            <text:p>676142.042931194</text:p>
          </table:table-cell>
          <table:table-cell/>
          <table:table-cell table:style-name="ce1" table:formula="of:=[.U67]-[.G67]" office:value-type="float" office:value="-2.0570688060252" calcext:value-type="float">
            <text:p>-2.0570688060252</text:p>
          </table:table-cell>
          <table:table-cell/>
          <table:table-cell table:style-name="ce1" office:value-type="float" office:value="0.94979626876011" calcext:value-type="float">
            <text:p>0.94979626876011</text:p>
          </table:table-cell>
          <table:table-cell/>
          <table:table-cell office:value-type="float" office:value="0.949896941274346" calcext:value-type="float">
            <text:p>0.949896941274346</text:p>
          </table:table-cell>
          <table:table-cell table:number-columns-repeated="997"/>
        </table:table-row>
        <table:table-row table:style-name="ro3">
          <table:table-cell table:style-name="ce1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676509.066666667" calcext:value-type="float">
            <text:p>676509.0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27382122725248" calcext:value-type="float">
            <text:p>0.927382122725248</text:p>
          </table:table-cell>
          <table:table-cell/>
          <table:table-cell office:value-type="float" office:value="676507.43258846" calcext:value-type="float">
            <text:p>676507.43258846</text:p>
          </table:table-cell>
          <table:table-cell/>
          <table:table-cell table:style-name="ce1" table:formula="of:=[.U68]-[.G68]" office:value-type="float" office:value="-1.63407820696011" calcext:value-type="float">
            <text:p>-1.63407820696011</text:p>
          </table:table-cell>
          <table:table-cell/>
          <table:table-cell table:style-name="ce1" office:value-type="float" office:value="0.562815830220643" calcext:value-type="float">
            <text:p>0.562815830220643</text:p>
          </table:table-cell>
          <table:table-cell/>
          <table:table-cell office:value-type="float" office:value="0.306021057658654" calcext:value-type="float">
            <text:p>0.306021057658654</text:p>
          </table:table-cell>
          <table:table-cell table:number-columns-repeated="997"/>
        </table:table-row>
        <table:table-row table:style-name="ro3">
          <table:table-cell table:style-name="ce1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676874.233333333" calcext:value-type="float">
            <text:p>676874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0129334218800068" calcext:value-type="float">
            <text:p>0.012933421880007</text:p>
          </table:table-cell>
          <table:table-cell/>
          <table:table-cell office:value-type="float" office:value="676872.816675648" calcext:value-type="float">
            <text:p>676872.816675648</text:p>
          </table:table-cell>
          <table:table-cell/>
          <table:table-cell table:style-name="ce1" table:formula="of:=[.U69]-[.G69]" office:value-type="float" office:value="-1.41665768506937" calcext:value-type="float">
            <text:p>-1.41665768506937</text:p>
          </table:table-cell>
          <table:table-cell/>
          <table:table-cell table:style-name="ce1" office:value-type="float" office:value="0.182090954091109" calcext:value-type="float">
            <text:p>0.182090954091109</text:p>
          </table:table-cell>
          <table:table-cell/>
          <table:table-cell office:value-type="float" office:value="359.241331633457" calcext:value-type="float">
            <text:p>359.241331633457</text:p>
          </table:table-cell>
          <table:table-cell table:number-columns-repeated="997"/>
        </table:table-row>
        <table:table-row table:style-name="ro3">
          <table:table-cell table:style-name="ce1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677239.25" calcext:value-type="float">
            <text:p>677239.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15196513384581" calcext:value-type="float">
            <text:p>0.515196513384581</text:p>
          </table:table-cell>
          <table:table-cell/>
          <table:table-cell office:value-type="float" office:value="677238.180218887" calcext:value-type="float">
            <text:p>677238.180218887</text:p>
          </table:table-cell>
          <table:table-cell/>
          <table:table-cell table:style-name="ce1" table:formula="of:=[.U70]-[.G70]" office:value-type="float" office:value="-1.0697811129503" calcext:value-type="float">
            <text:p>-1.0697811129503</text:p>
          </table:table-cell>
          <table:table-cell/>
          <table:table-cell table:style-name="ce1" office:value-type="float" office:value="359.82138536538" calcext:value-type="float">
            <text:p>359.82138536538</text:p>
          </table:table-cell>
          <table:table-cell/>
          <table:table-cell office:value-type="float" office:value="358.030305159751" calcext:value-type="float">
            <text:p>358.030305159751</text:p>
          </table:table-cell>
          <table:table-cell table:number-columns-repeated="997"/>
        </table:table-row>
        <table:table-row table:style-name="ro3">
          <table:table-cell table:style-name="ce1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77605.191666667" calcext:value-type="float">
            <text:p>677605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28392632305622" calcext:value-type="float">
            <text:p>0.328392632305622</text:p>
          </table:table-cell>
          <table:table-cell/>
          <table:table-cell office:value-type="float" office:value="677603.530783606" calcext:value-type="float">
            <text:p>677603.530783606</text:p>
          </table:table-cell>
          <table:table-cell/>
          <table:table-cell table:style-name="ce1" table:formula="of:=[.U71]-[.G71]" office:value-type="float" office:value="-1.66088306100573" calcext:value-type="float">
            <text:p>-1.66088306100573</text:p>
          </table:table-cell>
          <table:table-cell/>
          <table:table-cell table:style-name="ce1" office:value-type="float" office:value="0.465508193512505" calcext:value-type="float">
            <text:p>0.465508193512505</text:p>
          </table:table-cell>
          <table:table-cell/>
          <table:table-cell office:value-type="float" office:value="357.980428432485" calcext:value-type="float">
            <text:p>357.980428432485</text:p>
          </table:table-cell>
          <table:table-cell table:number-columns-repeated="997"/>
        </table:table-row>
        <table:table-row table:style-name="ro3">
          <table:table-cell table:style-name="ce1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7970.375" calcext:value-type="float">
            <text:p>677970.3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86697483807802" calcext:value-type="float">
            <text:p>0.486697483807802</text:p>
          </table:table-cell>
          <table:table-cell/>
          <table:table-cell office:value-type="float" office:value="677968.878115762" calcext:value-type="float">
            <text:p>677968.878115762</text:p>
          </table:table-cell>
          <table:table-cell/>
          <table:table-cell table:style-name="ce1" table:formula="of:=[.U72]-[.G72]" office:value-type="float" office:value="-1.49688423797488" calcext:value-type="float">
            <text:p>-1.49688423797488</text:p>
          </table:table-cell>
          <table:table-cell/>
          <table:table-cell table:style-name="ce1" office:value-type="float" office:value="0.121213581325719" calcext:value-type="float">
            <text:p>0.121213581325719</text:p>
          </table:table-cell>
          <table:table-cell/>
          <table:table-cell office:value-type="float" office:value="357.36681197679" calcext:value-type="float">
            <text:p>357.36681197679</text:p>
          </table:table-cell>
          <table:table-cell table:number-columns-repeated="997"/>
        </table:table-row>
        <table:table-row table:style-name="ro3">
          <table:table-cell table:style-name="ce1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678335.391666667" calcext:value-type="float">
            <text:p>678335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771439447999" calcext:value-type="float">
            <text:p>0.50771439447999</text:p>
          </table:table-cell>
          <table:table-cell/>
          <table:table-cell office:value-type="float" office:value="678334.208685913" calcext:value-type="float">
            <text:p>678334.208685913</text:p>
          </table:table-cell>
          <table:table-cell/>
          <table:table-cell table:style-name="ce1" table:formula="of:=[.U73]-[.G73]" office:value-type="float" office:value="-1.18298075394705" calcext:value-type="float">
            <text:p>-1.18298075394705</text:p>
          </table:table-cell>
          <table:table-cell/>
          <table:table-cell table:style-name="ce1" office:value-type="float" office:value="359.793158314162" calcext:value-type="float">
            <text:p>359.793158314162</text:p>
          </table:table-cell>
          <table:table-cell/>
          <table:table-cell office:value-type="float" office:value="357.294606715215" calcext:value-type="float">
            <text:p>357.294606715215</text:p>
          </table:table-cell>
          <table:table-cell table:number-columns-repeated="997"/>
        </table:table-row>
        <table:table-row table:style-name="ro3">
          <table:table-cell table:style-name="ce1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78700.425" calcext:value-type="float">
            <text:p>678700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515470903366804" calcext:value-type="float">
            <text:p>0.515470903366804</text:p>
          </table:table-cell>
          <table:table-cell/>
          <table:table-cell office:value-type="float" office:value="678699.530219077" calcext:value-type="float">
            <text:p>678699.530219077</text:p>
          </table:table-cell>
          <table:table-cell/>
          <table:table-cell table:style-name="ce1" table:formula="of:=[.U74]-[.G74]" office:value-type="float" office:value="-0.894780923030339" calcext:value-type="float">
            <text:p>-0.894780923030339</text:p>
          </table:table-cell>
          <table:table-cell/>
          <table:table-cell table:style-name="ce1" office:value-type="float" office:value="359.4743080568" calcext:value-type="float">
            <text:p>359.4743080568</text:p>
          </table:table-cell>
          <table:table-cell/>
          <table:table-cell office:value-type="float" office:value="357.659257380685" calcext:value-type="float">
            <text:p>357.659257380685</text:p>
          </table:table-cell>
          <table:table-cell table:number-columns-repeated="997"/>
        </table:table-row>
        <table:table-row table:style-name="ro3"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9065.441666667" calcext:value-type="float">
            <text:p>679065.4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2087404876947" calcext:value-type="float">
            <text:p>0.172087404876947</text:p>
          </table:table-cell>
          <table:table-cell/>
          <table:table-cell office:value-type="float" office:value="679064.843175061" calcext:value-type="float">
            <text:p>679064.843175061</text:p>
          </table:table-cell>
          <table:table-cell/>
          <table:table-cell table:style-name="ce1" table:formula="of:=[.U75]-[.G75]" office:value-type="float" office:value="-0.598491605953313" calcext:value-type="float">
            <text:p>-0.598491605953313</text:p>
          </table:table-cell>
          <table:table-cell/>
          <table:table-cell table:style-name="ce1" office:value-type="float" office:value="0.155910175380996" calcext:value-type="float">
            <text:p>0.155910175380996</text:p>
          </table:table-cell>
          <table:table-cell/>
          <table:table-cell office:value-type="float" office:value="359.193413925153" calcext:value-type="float">
            <text:p>359.193413925153</text:p>
          </table:table-cell>
          <table:table-cell table:number-columns-repeated="997"/>
        </table:table-row>
        <table:table-row table:style-name="ro3">
          <table:table-cell table:style-name="ce1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79431.35" calcext:value-type="float">
            <text:p>679431.3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224928990006447" calcext:value-type="float">
            <text:p>0.224928990006447</text:p>
          </table:table-cell>
          <table:table-cell/>
          <table:table-cell office:value-type="float" office:value="679430.14529509" calcext:value-type="float">
            <text:p>679430.14529509</text:p>
          </table:table-cell>
          <table:table-cell/>
          <table:table-cell table:style-name="ce1" table:formula="of:=[.U76]-[.G76]" office:value-type="float" office:value="-1.20470490993466" calcext:value-type="float">
            <text:p>-1.20470490993466</text:p>
          </table:table-cell>
          <table:table-cell/>
          <table:table-cell table:style-name="ce1" office:value-type="float" office:value="359.856079457779" calcext:value-type="float">
            <text:p>359.856079457779</text:p>
          </table:table-cell>
          <table:table-cell/>
          <table:table-cell office:value-type="float" office:value="359.585913613824" calcext:value-type="float">
            <text:p>359.585913613824</text:p>
          </table:table-cell>
          <table:table-cell table:number-columns-repeated="997"/>
        </table:table-row>
        <table:table-row table:style-name="ro3">
          <table:table-cell table:style-name="ce1" office:value-type="float" office:value="1862" calcext:value-type="float">
            <text:p>1862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79796.533333333" calcext:value-type="float">
            <text:p>679796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62" calcext:value-type="float">
            <text:p>18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72132086753845" calcext:value-type="float">
            <text:p>0.472132086753845</text:p>
          </table:table-cell>
          <table:table-cell/>
          <table:table-cell office:value-type="float" office:value="679795.45032787" calcext:value-type="float">
            <text:p>679795.45032787</text:p>
          </table:table-cell>
          <table:table-cell/>
          <table:table-cell table:style-name="ce1" table:formula="of:=[.U77]-[.G77]" office:value-type="float" office:value="-1.08300546300598" calcext:value-type="float">
            <text:p>-1.08300546300598</text:p>
          </table:table-cell>
          <table:table-cell/>
          <table:table-cell table:style-name="ce1" office:value-type="float" office:value="359.553505041847" calcext:value-type="float">
            <text:p>359.553505041847</text:p>
          </table:table-cell>
          <table:table-cell/>
          <table:table-cell office:value-type="float" office:value="359.553549591306" calcext:value-type="float">
            <text:p>359.553549591306</text:p>
          </table:table-cell>
          <table:table-cell table:number-columns-repeated="997"/>
        </table:table-row>
        <table:table-row table:style-name="ro3"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80161.583333333" calcext:value-type="float">
            <text:p>680161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395192399621" calcext:value-type="float">
            <text:p>0.58395192399621</text:p>
          </table:table-cell>
          <table:table-cell/>
          <table:table-cell office:value-type="float" office:value="680160.742766633" calcext:value-type="float">
            <text:p>680160.742766633</text:p>
          </table:table-cell>
          <table:table-cell/>
          <table:table-cell table:style-name="ce1" table:formula="of:=[.U78]-[.G78]" office:value-type="float" office:value="-0.84056669997517" calcext:value-type="float">
            <text:p>-0.84056669997517</text:p>
          </table:table-cell>
          <table:table-cell/>
          <table:table-cell table:style-name="ce1" office:value-type="float" office:value="359.26290495455" calcext:value-type="float">
            <text:p>359.26290495455</text:p>
          </table:table-cell>
          <table:table-cell/>
          <table:table-cell office:value-type="float" office:value="359.008019032721" calcext:value-type="float">
            <text:p>359.008019032721</text:p>
          </table:table-cell>
          <table:table-cell table:number-columns-repeated="997"/>
        </table:table-row>
        <table:table-row table:style-name="ro3">
          <table:table-cell table:style-name="ce1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0526.5" calcext:value-type="float">
            <text:p>680526.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9992233514786" calcext:value-type="float">
            <text:p>0.799992233514786</text:p>
          </table:table-cell>
          <table:table-cell/>
          <table:table-cell office:value-type="float" office:value="680526.024861106" calcext:value-type="float">
            <text:p>680526.024861106</text:p>
          </table:table-cell>
          <table:table-cell/>
          <table:table-cell table:style-name="ce1" table:formula="of:=[.U79]-[.G79]" office:value-type="float" office:value="-0.475138894049451" calcext:value-type="float">
            <text:p>-0.475138894049451</text:p>
          </table:table-cell>
          <table:table-cell/>
          <table:table-cell table:style-name="ce1" office:value-type="float" office:value="359.975559203485" calcext:value-type="float">
            <text:p>359.975559203485</text:p>
          </table:table-cell>
          <table:table-cell/>
          <table:table-cell office:value-type="float" office:value="359.035268098007" calcext:value-type="float">
            <text:p>359.035268098007</text:p>
          </table:table-cell>
          <table:table-cell table:number-columns-repeated="997"/>
        </table:table-row>
        <table:table-row table:style-name="ro3">
          <table:table-cell table:style-name="ce1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80891.683333333" calcext:value-type="float">
            <text:p>680891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25658307224512" calcext:value-type="float">
            <text:p>0.125658307224512</text:p>
          </table:table-cell>
          <table:table-cell/>
          <table:table-cell office:value-type="float" office:value="680891.312587263" calcext:value-type="float">
            <text:p>680891.312587263</text:p>
          </table:table-cell>
          <table:table-cell/>
          <table:table-cell table:style-name="ce1" table:formula="of:=[.U80]-[.G80]" office:value-type="float" office:value="-0.370746070053428" calcext:value-type="float">
            <text:p>-0.370746070053428</text:p>
          </table:table-cell>
          <table:table-cell/>
          <table:table-cell table:style-name="ce1" office:value-type="float" office:value="359.690101627442" calcext:value-type="float">
            <text:p>359.690101627442</text:p>
          </table:table-cell>
          <table:table-cell/>
          <table:table-cell office:value-type="float" office:value="357.899505682522" calcext:value-type="float">
            <text:p>357.899505682522</text:p>
          </table:table-cell>
          <table:table-cell table:number-columns-repeated="997"/>
        </table:table-row>
        <table:table-row table:style-name="ro3">
          <table:table-cell table:style-name="ce1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81257.691666667" calcext:value-type="float">
            <text:p>681257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3252382576466" calcext:value-type="float">
            <text:p>0.453252382576466</text:p>
          </table:table-cell>
          <table:table-cell/>
          <table:table-cell office:value-type="float" office:value="681256.590592536" calcext:value-type="float">
            <text:p>681256.590592536</text:p>
          </table:table-cell>
          <table:table-cell/>
          <table:table-cell table:style-name="ce1" table:formula="of:=[.U81]-[.G81]" office:value-type="float" office:value="-1.10107413097285" calcext:value-type="float">
            <text:p>-1.10107413097285</text:p>
          </table:table-cell>
          <table:table-cell/>
          <table:table-cell table:style-name="ce1" office:value-type="float" office:value="359.414062177821" calcext:value-type="float">
            <text:p>359.414062177821</text:p>
          </table:table-cell>
          <table:table-cell/>
          <table:table-cell office:value-type="float" office:value="356.930997667827" calcext:value-type="float">
            <text:p>356.930997667827</text:p>
          </table:table-cell>
          <table:table-cell table:number-columns-repeated="997"/>
        </table:table-row>
        <table:table-row table:style-name="ro3">
          <table:table-cell table:style-name="ce1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81622.808333333" calcext:value-type="float">
            <text:p>681622.8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98971841484308" calcext:value-type="float">
            <text:p>0.198971841484308</text:p>
          </table:table-cell>
          <table:table-cell/>
          <table:table-cell office:value-type="float" office:value="681621.866804842" calcext:value-type="float">
            <text:p>681621.866804842</text:p>
          </table:table-cell>
          <table:table-cell/>
          <table:table-cell table:style-name="ce1" table:formula="of:=[.U82]-[.G82]" office:value-type="float" office:value="-0.941528490977362" calcext:value-type="float">
            <text:p>-0.941528490977362</text:p>
          </table:table-cell>
          <table:table-cell/>
          <table:table-cell table:style-name="ce1" office:value-type="float" office:value="359.140283403787" calcext:value-type="float">
            <text:p>359.140283403787</text:p>
          </table:table-cell>
          <table:table-cell/>
          <table:table-cell office:value-type="float" office:value="356.386758509485" calcext:value-type="float">
            <text:p>356.386758509485</text:p>
          </table:table-cell>
          <table:table-cell table:number-columns-repeated="997"/>
        </table:table-row>
        <table:table-row table:style-name="ro3">
          <table:table-cell table:style-name="ce1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81988.008333333" calcext:value-type="float">
            <text:p>681988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5955770611763" calcext:value-type="float">
            <text:p>0.000595577061176</text:p>
          </table:table-cell>
          <table:table-cell/>
          <table:table-cell office:value-type="float" office:value="681987.143055969" calcext:value-type="float">
            <text:p>681987.143055969</text:p>
          </table:table-cell>
          <table:table-cell/>
          <table:table-cell table:style-name="ce1" table:formula="of:=[.U83]-[.G83]" office:value-type="float" office:value="-0.865277363918722" calcext:value-type="float">
            <text:p>-0.865277363918722</text:p>
          </table:table-cell>
          <table:table-cell/>
          <table:table-cell table:style-name="ce1" office:value-type="float" office:value="359.858297493862" calcext:value-type="float">
            <text:p>359.858297493862</text:p>
          </table:table-cell>
          <table:table-cell/>
          <table:table-cell office:value-type="float" office:value="357.360480198869" calcext:value-type="float">
            <text:p>357.360480198869</text:p>
          </table:table-cell>
          <table:table-cell table:number-columns-repeated="997"/>
        </table:table-row>
        <table:table-row table:style-name="ro3">
          <table:table-cell table:style-name="ce1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353.075" calcext:value-type="float">
            <text:p>682353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36327659338713" calcext:value-type="float">
            <text:p>0.736327659338713</text:p>
          </table:table-cell>
          <table:table-cell/>
          <table:table-cell office:value-type="float" office:value="682352.409539116" calcext:value-type="float">
            <text:p>682352.409539116</text:p>
          </table:table-cell>
          <table:table-cell/>
          <table:table-cell table:style-name="ce1" table:formula="of:=[.U84]-[.G84]" office:value-type="float" office:value="-0.665460883988999" calcext:value-type="float">
            <text:p>-0.665460883988999</text:p>
          </table:table-cell>
          <table:table-cell/>
          <table:table-cell table:style-name="ce1" office:value-type="float" office:value="359.593837522858" calcext:value-type="float">
            <text:p>359.593837522858</text:p>
          </table:table-cell>
          <table:table-cell/>
          <table:table-cell office:value-type="float" office:value="357.779661127242" calcext:value-type="float">
            <text:p>357.779661127242</text:p>
          </table:table-cell>
          <table:table-cell table:number-columns-repeated="997"/>
        </table:table-row>
        <table:table-row table:style-name="ro3">
          <table:table-cell table:style-name="ce1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718.325" calcext:value-type="float">
            <text:p>682718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88820704817772" calcext:value-type="float">
            <text:p>0.688820704817772</text:p>
          </table:table-cell>
          <table:table-cell/>
          <table:table-cell office:value-type="float" office:value="682717.681033903" calcext:value-type="float">
            <text:p>682717.681033903</text:p>
          </table:table-cell>
          <table:table-cell/>
          <table:table-cell table:style-name="ce1" table:formula="of:=[.U85]-[.G85]" office:value-type="float" office:value="-0.64396609691903" calcext:value-type="float">
            <text:p>-0.64396609691903</text:p>
          </table:table-cell>
          <table:table-cell/>
          <table:table-cell table:style-name="ce1" office:value-type="float" office:value="359.324618451559" calcext:value-type="float">
            <text:p>359.324618451559</text:p>
          </table:table-cell>
          <table:table-cell/>
          <table:table-cell office:value-type="float" office:value="358.36094335009" calcext:value-type="float">
            <text:p>358.36094335009</text:p>
          </table:table-cell>
          <table:table-cell table:number-columns-repeated="997"/>
        </table:table-row>
        <table:table-row table:style-name="ro3">
          <table:table-cell table:style-name="ce1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83083.375" calcext:value-type="float">
            <text:p>683083.3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0610786676407" calcext:value-type="float">
            <text:p>0.950610786676407</text:p>
          </table:table-cell>
          <table:table-cell/>
          <table:table-cell office:value-type="float" office:value="683082.941632369" calcext:value-type="float">
            <text:p>683082.941632369</text:p>
          </table:table-cell>
          <table:table-cell/>
          <table:table-cell table:style-name="ce1" table:formula="of:=[.U86]-[.G86]" office:value-type="float" office:value="-0.433367631048895" calcext:value-type="float">
            <text:p>-0.433367631048895</text:p>
          </table:table-cell>
          <table:table-cell/>
          <table:table-cell table:style-name="ce1" office:value-type="float" office:value="359.065405573376" calcext:value-type="float">
            <text:p>359.065405573376</text:p>
          </table:table-cell>
          <table:table-cell/>
          <table:table-cell office:value-type="float" office:value="358.794718465157" calcext:value-type="float">
            <text:p>358.794718465157</text:p>
          </table:table-cell>
          <table:table-cell table:number-columns-repeated="997"/>
        </table:table-row>
        <table:table-row table:style-name="ro3">
          <table:table-cell table:style-name="ce1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83449.2" calcext:value-type="float">
            <text:p>683449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31907949596643" calcext:value-type="float">
            <text:p>0.531907949596643</text:p>
          </table:table-cell>
          <table:table-cell/>
          <table:table-cell office:value-type="float" office:value="683448.192730492" calcext:value-type="float">
            <text:p>683448.192730492</text:p>
          </table:table-cell>
          <table:table-cell/>
          <table:table-cell table:style-name="ce1" table:formula="of:=[.U87]-[.G87]" office:value-type="float" office:value="-1.00726950797252" calcext:value-type="float">
            <text:p>-1.00726950797252</text:p>
          </table:table-cell>
          <table:table-cell/>
          <table:table-cell table:style-name="ce1" office:value-type="float" office:value="359.809030097596" calcext:value-type="float">
            <text:p>359.809030097596</text:p>
          </table:table-cell>
          <table:table-cell/>
          <table:table-cell office:value-type="float" office:value="359.809084784807" calcext:value-type="float">
            <text:p>359.809084784807</text:p>
          </table:table-cell>
          <table:table-cell table:number-columns-repeated="997"/>
        </table:table-row>
        <table:table-row table:style-name="ro3">
          <table:table-cell table:style-name="ce1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83814.366666667" calcext:value-type="float">
            <text:p>683814.3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408831991255283" calcext:value-type="float">
            <text:p>0.408831991255283</text:p>
          </table:table-cell>
          <table:table-cell/>
          <table:table-cell office:value-type="float" office:value="683813.453756133" calcext:value-type="float">
            <text:p>683813.453756133</text:p>
          </table:table-cell>
          <table:table-cell/>
          <table:table-cell table:style-name="ce1" table:formula="of:=[.U88]-[.G88]" office:value-type="float" office:value="-0.912910534068942" calcext:value-type="float">
            <text:p>-0.912910534068942</text:p>
          </table:table-cell>
          <table:table-cell/>
          <table:table-cell table:style-name="ce1" office:value-type="float" office:value="359.550030863684" calcext:value-type="float">
            <text:p>359.550030863684</text:p>
          </table:table-cell>
          <table:table-cell/>
          <table:table-cell office:value-type="float" office:value="359.2946239433" calcext:value-type="float">
            <text:p>359.2946239433</text:p>
          </table:table-cell>
          <table:table-cell table:number-columns-repeated="997"/>
        </table:table-row>
        <table:table-row table:style-name="ro3">
          <table:table-cell table:style-name="ce1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84179.383333333" calcext:value-type="float">
            <text:p>684179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76976231485605" calcext:value-type="float">
            <text:p>0.776976231485605</text:p>
          </table:table-cell>
          <table:table-cell/>
          <table:table-cell office:value-type="float" office:value="684178.706095122" calcext:value-type="float">
            <text:p>684178.706095122</text:p>
          </table:table-cell>
          <table:table-cell/>
          <table:table-cell table:style-name="ce1" table:formula="of:=[.U89]-[.G89]" office:value-type="float" office:value="-0.677238210919313" calcext:value-type="float">
            <text:p>-0.677238210919313</text:p>
          </table:table-cell>
          <table:table-cell/>
          <table:table-cell table:style-name="ce1" office:value-type="float" office:value="359.29930368239" calcext:value-type="float">
            <text:p>359.29930368239</text:p>
          </table:table-cell>
          <table:table-cell/>
          <table:table-cell office:value-type="float" office:value="358.360778727947" calcext:value-type="float">
            <text:p>358.360778727947</text:p>
          </table:table-cell>
          <table:table-cell table:number-columns-repeated="997"/>
        </table:table-row>
        <table:table-row table:style-name="ro3">
          <table:table-cell table:style-name="ce1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84544.35" calcext:value-type="float">
            <text:p>684544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788371656090021" calcext:value-type="float">
            <text:p>0.788371656090021</text:p>
          </table:table-cell>
          <table:table-cell/>
          <table:table-cell office:value-type="float" office:value="684543.955408591" calcext:value-type="float">
            <text:p>684543.955408591</text:p>
          </table:table-cell>
          <table:table-cell/>
          <table:table-cell table:style-name="ce1" table:formula="of:=[.U90]-[.G90]" office:value-type="float" office:value="-0.394591409014538" calcext:value-type="float">
            <text:p>-0.394591409014538</text:p>
          </table:table-cell>
          <table:table-cell/>
          <table:table-cell table:style-name="ce1" office:value-type="float" office:value="359.052297102957" calcext:value-type="float">
            <text:p>359.052297102957</text:p>
          </table:table-cell>
          <table:table-cell/>
          <table:table-cell office:value-type="float" office:value="357.263650677247" calcext:value-type="float">
            <text:p>357.263650677247</text:p>
          </table:table-cell>
          <table:table-cell table:number-columns-repeated="997"/>
        </table:table-row>
        <table:table-row table:style-name="ro3">
          <table:table-cell table:style-name="ce1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4909.416666667" calcext:value-type="float">
            <text:p>684909.4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8213498294353" calcext:value-type="float">
            <text:p>0.398213498294353</text:p>
          </table:table-cell>
          <table:table-cell/>
          <table:table-cell office:value-type="float" office:value="684909.207220982" calcext:value-type="float">
            <text:p>684909.207220982</text:p>
          </table:table-cell>
          <table:table-cell/>
          <table:table-cell table:style-name="ce1" table:formula="of:=[.U91]-[.G91]" office:value-type="float" office:value="-0.209445685031824" calcext:value-type="float">
            <text:p>-0.209445685031824</text:p>
          </table:table-cell>
          <table:table-cell/>
          <table:table-cell table:style-name="ce1" office:value-type="float" office:value="359.794623703128" calcext:value-type="float">
            <text:p>359.794623703128</text:p>
          </table:table-cell>
          <table:table-cell/>
          <table:table-cell office:value-type="float" office:value="357.311295656749" calcext:value-type="float">
            <text:p>357.311295656749</text:p>
          </table:table-cell>
          <table:table-cell table:number-columns-repeated="997"/>
        </table:table-row>
        <table:table-row table:style-name="ro3">
          <table:table-cell table:style-name="ce1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85275.258333333" calcext:value-type="float">
            <text:p>685275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46862729638815" calcext:value-type="float">
            <text:p>0.846862729638815</text:p>
          </table:table-cell>
          <table:table-cell/>
          <table:table-cell office:value-type="float" office:value="685274.449893655" calcext:value-type="float">
            <text:p>685274.449893655</text:p>
          </table:table-cell>
          <table:table-cell/>
          <table:table-cell table:style-name="ce1" table:formula="of:=[.U92]-[.G92]" office:value-type="float" office:value="-0.808439677930437" calcext:value-type="float">
            <text:p>-0.808439677930437</text:p>
          </table:table-cell>
          <table:table-cell/>
          <table:table-cell table:style-name="ce1" office:value-type="float" office:value="359.553725297417" calcext:value-type="float">
            <text:p>359.553725297417</text:p>
          </table:table-cell>
          <table:table-cell/>
          <table:table-cell office:value-type="float" office:value="356.800620165639" calcext:value-type="float">
            <text:p>356.800620165639</text:p>
          </table:table-cell>
          <table:table-cell table:number-columns-repeated="997"/>
        </table:table-row>
        <table:table-row table:style-name="ro3">
          <table:table-cell table:style-name="ce1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85640.408333333" calcext:value-type="float">
            <text:p>685640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1089181005955" calcext:value-type="float">
            <text:p>0.045108918100596</text:p>
          </table:table-cell>
          <table:table-cell/>
          <table:table-cell office:value-type="float" office:value="685639.702809103" calcext:value-type="float">
            <text:p>685639.702809103</text:p>
          </table:table-cell>
          <table:table-cell/>
          <table:table-cell table:style-name="ce1" table:formula="of:=[.U93]-[.G93]" office:value-type="float" office:value="-0.70552423002664" calcext:value-type="float">
            <text:p>-0.70552423002664</text:p>
          </table:table-cell>
          <table:table-cell/>
          <table:table-cell table:style-name="ce1" office:value-type="float" office:value="359.302979017288" calcext:value-type="float">
            <text:p>359.302979017288</text:p>
          </table:table-cell>
          <table:table-cell/>
          <table:table-cell office:value-type="float" office:value="356.80528645742" calcext:value-type="float">
            <text:p>356.80528645742</text:p>
          </table:table-cell>
          <table:table-cell table:number-columns-repeated="997"/>
        </table:table-row>
        <table:table-row table:style-name="ro3">
          <table:table-cell table:style-name="ce1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6005.491666667" calcext:value-type="float">
            <text:p>686005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36001517623663" calcext:value-type="float">
            <text:p>0.236001517623663</text:p>
          </table:table-cell>
          <table:table-cell/>
          <table:table-cell office:value-type="float" office:value="686004.951552779" calcext:value-type="float">
            <text:p>686004.951552779</text:p>
          </table:table-cell>
          <table:table-cell/>
          <table:table-cell table:style-name="ce1" table:formula="of:=[.U94]-[.G94]" office:value-type="float" office:value="-0.540113888098858" calcext:value-type="float">
            <text:p>-0.540113888098858</text:p>
          </table:table-cell>
          <table:table-cell/>
          <table:table-cell table:style-name="ce1" office:value-type="float" office:value="359.055450752479" calcext:value-type="float">
            <text:p>359.055450752479</text:p>
          </table:table-cell>
          <table:table-cell/>
          <table:table-cell office:value-type="float" office:value="357.240968194303" calcext:value-type="float">
            <text:p>357.240968194303</text:p>
          </table:table-cell>
          <table:table-cell table:number-columns-repeated="997"/>
        </table:table-row>
        <table:table-row table:style-name="ro3">
          <table:table-cell table:style-name="ce1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86370.425" calcext:value-type="float">
            <text:p>686370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272793732583523" calcext:value-type="float">
            <text:p>0.027279373258352</text:p>
          </table:table-cell>
          <table:table-cell/>
          <table:table-cell office:value-type="float" office:value="686370.193768944" calcext:value-type="float">
            <text:p>686370.193768944</text:p>
          </table:table-cell>
          <table:table-cell/>
          <table:table-cell table:style-name="ce1" table:formula="of:=[.U95]-[.G95]" office:value-type="float" office:value="-0.231231056037359" calcext:value-type="float">
            <text:p>-0.231231056037359</text:p>
          </table:table-cell>
          <table:table-cell/>
          <table:table-cell table:style-name="ce1" office:value-type="float" office:value="359.807966406159" calcext:value-type="float">
            <text:p>359.807966406159</text:p>
          </table:table-cell>
          <table:table-cell/>
          <table:table-cell office:value-type="float" office:value="358.845638251936" calcext:value-type="float">
            <text:p>358.845638251936</text:p>
          </table:table-cell>
          <table:table-cell table:number-columns-repeated="997"/>
        </table:table-row>
        <table:table-row table:style-name="ro3">
          <table:table-cell table:style-name="ce1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686735.691666667" calcext:value-type="float">
            <text:p>68673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26257064193487" calcext:value-type="float">
            <text:p>0.526257064193487</text:p>
          </table:table-cell>
          <table:table-cell/>
          <table:table-cell office:value-type="float" office:value="686735.448282123" calcext:value-type="float">
            <text:p>686735.448282123</text:p>
          </table:table-cell>
          <table:table-cell/>
          <table:table-cell table:style-name="ce1" table:formula="of:=[.U96]-[.G96]" office:value-type="float" office:value="-0.243384544039145" calcext:value-type="float">
            <text:p>-0.243384544039145</text:p>
          </table:table-cell>
          <table:table-cell/>
          <table:table-cell table:style-name="ce1" office:value-type="float" office:value="359.555464882353" calcext:value-type="float">
            <text:p>359.555464882353</text:p>
          </table:table-cell>
          <table:table-cell/>
          <table:table-cell office:value-type="float" office:value="359.285484107517" calcext:value-type="float">
            <text:p>359.285484107517</text:p>
          </table:table-cell>
          <table:table-cell table:number-columns-repeated="997"/>
        </table:table-row>
        <table:table-row table:style-name="ro3">
          <table:table-cell table:style-name="ce1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87100.775" calcext:value-type="float">
            <text:p>687100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26248329132795" calcext:value-type="float">
            <text:p>0.326248329132795</text:p>
          </table:table-cell>
          <table:table-cell/>
          <table:table-cell office:value-type="float" office:value="687100.69536545" calcext:value-type="float">
            <text:p>687100.69536545</text:p>
          </table:table-cell>
          <table:table-cell/>
          <table:table-cell table:style-name="ce1" table:formula="of:=[.U97]-[.G97]" office:value-type="float" office:value="-0.0796345500275493" calcext:value-type="float">
            <text:p>-0.079634550027549</text:p>
          </table:table-cell>
          <table:table-cell/>
          <table:table-cell table:style-name="ce1" office:value-type="float" office:value="359.309895578568" calcext:value-type="float">
            <text:p>359.309895578568</text:p>
          </table:table-cell>
          <table:table-cell/>
          <table:table-cell office:value-type="float" office:value="359.310207113187" calcext:value-type="float">
            <text:p>359.310207113187</text:p>
          </table:table-cell>
          <table:table-cell table:number-columns-repeated="997"/>
        </table:table-row>
        <table:table-row table:style-name="ro3">
          <table:table-cell table:style-name="ce1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687466.75" calcext:value-type="float">
            <text:p>687466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21610859036446" calcext:value-type="float">
            <text:p>0.072161085903645</text:p>
          </table:table-cell>
          <table:table-cell/>
          <table:table-cell office:value-type="float" office:value="687465.938244556" calcext:value-type="float">
            <text:p>687465.938244556</text:p>
          </table:table-cell>
          <table:table-cell/>
          <table:table-cell table:style-name="ce1" table:formula="of:=[.U98]-[.G98]" office:value-type="float" office:value="-0.811755444039591" calcext:value-type="float">
            <text:p>-0.811755444039591</text:p>
          </table:table-cell>
          <table:table-cell/>
          <table:table-cell table:style-name="ce1" office:value-type="float" office:value="359.069224127845" calcext:value-type="float">
            <text:p>359.069224127845</text:p>
          </table:table-cell>
          <table:table-cell/>
          <table:table-cell office:value-type="float" office:value="358.814732122948" calcext:value-type="float">
            <text:p>358.814732122948</text:p>
          </table:table-cell>
          <table:table-cell table:number-columns-repeated="997"/>
        </table:table-row>
        <table:table-row table:style-name="ro3">
          <table:table-cell table:style-name="ce1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687831.9" calcext:value-type="float">
            <text:p>687831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71503222361207" calcext:value-type="float">
            <text:p>0.71503222361207</text:p>
          </table:table-cell>
          <table:table-cell/>
          <table:table-cell office:value-type="float" office:value="687831.187302106" calcext:value-type="float">
            <text:p>687831.187302106</text:p>
          </table:table-cell>
          <table:table-cell/>
          <table:table-cell table:style-name="ce1" table:formula="of:=[.U99]-[.G99]" office:value-type="float" office:value="-0.712697894079611" calcext:value-type="float">
            <text:p>-0.712697894079611</text:p>
          </table:table-cell>
          <table:table-cell/>
          <table:table-cell table:style-name="ce1" office:value-type="float" office:value="359.814408315688" calcext:value-type="float">
            <text:p>359.814408315688</text:p>
          </table:table-cell>
          <table:table-cell/>
          <table:table-cell office:value-type="float" office:value="358.874506678949" calcext:value-type="float">
            <text:p>358.874506678949</text:p>
          </table:table-cell>
          <table:table-cell table:number-columns-repeated="997"/>
        </table:table-row>
        <table:table-row table:style-name="ro3">
          <table:table-cell table:style-name="ce1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88196.9" calcext:value-type="float">
            <text:p>688196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8294312804937" calcext:value-type="float">
            <text:p>0.568294312804937</text:p>
          </table:table-cell>
          <table:table-cell/>
          <table:table-cell office:value-type="float" office:value="688196.428866871" calcext:value-type="float">
            <text:p>688196.428866871</text:p>
          </table:table-cell>
          <table:table-cell/>
          <table:table-cell table:style-name="ce1" table:formula="of:=[.U100]-[.G100]" office:value-type="float" office:value="-0.471133128972724" calcext:value-type="float">
            <text:p>-0.471133128972724</text:p>
          </table:table-cell>
          <table:table-cell/>
          <table:table-cell table:style-name="ce1" office:value-type="float" office:value="359.57453952841" calcext:value-type="float">
            <text:p>359.57453952841</text:p>
          </table:table-cell>
          <table:table-cell/>
          <table:table-cell office:value-type="float" office:value="357.784600280058" calcext:value-type="float">
            <text:p>357.784600280058</text:p>
          </table:table-cell>
          <table:table-cell table:number-columns-repeated="997"/>
        </table:table-row>
        <table:table-row table:style-name="ro3">
          <table:table-cell table:style-name="ce1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88562.1" calcext:value-type="float">
            <text:p>688562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0.776361037045717" calcext:value-type="float">
            <text:p>0.776361037045717</text:p>
          </table:table-cell>
          <table:table-cell/>
          <table:table-cell office:value-type="float" office:value="688561.678316917" calcext:value-type="float">
            <text:p>688561.678316917</text:p>
          </table:table-cell>
          <table:table-cell/>
          <table:table-cell table:style-name="ce1" table:formula="of:=[.U101]-[.G101]" office:value-type="float" office:value="-0.421683082939126" calcext:value-type="float">
            <text:p>-0.421683082939126</text:p>
          </table:table-cell>
          <table:table-cell/>
          <table:table-cell table:style-name="ce1" office:value-type="float" office:value="359.327268702888" calcext:value-type="float">
            <text:p>359.327268702888</text:p>
          </table:table-cell>
          <table:table-cell/>
          <table:table-cell office:value-type="float" office:value="356.845171089582" calcext:value-type="float">
            <text:p>356.845171089582</text:p>
          </table:table-cell>
          <table:table-cell table:number-columns-repeated="997"/>
        </table:table-row>
        <table:table-row table:style-name="ro3">
          <table:table-cell table:style-name="ce1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88927.216666667" calcext:value-type="float">
            <text:p>688927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30717687308788" calcext:value-type="float">
            <text:p>0.063071768730879</text:p>
          </table:table-cell>
          <table:table-cell/>
          <table:table-cell office:value-type="float" office:value="688926.924349355" calcext:value-type="float">
            <text:p>688926.924349355</text:p>
          </table:table-cell>
          <table:table-cell/>
          <table:table-cell table:style-name="ce1" table:formula="of:=[.U102]-[.G102]" office:value-type="float" office:value="-0.292317311977968" calcext:value-type="float">
            <text:p>-0.292317311977968</text:p>
          </table:table-cell>
          <table:table-cell/>
          <table:table-cell table:style-name="ce1" office:value-type="float" office:value="359.082558810733" calcext:value-type="float">
            <text:p>359.082558810733</text:p>
          </table:table-cell>
          <table:table-cell/>
          <table:table-cell office:value-type="float" office:value="356.330285410717" calcext:value-type="float">
            <text:p>356.330285410717</text:p>
          </table:table-cell>
          <table:table-cell table:number-columns-repeated="997"/>
        </table:table-row>
        <table:table-row table:style-name="ro3">
          <table:table-cell table:style-name="ce1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689293.058333333" calcext:value-type="float">
            <text:p>689293.0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96602891385555" calcext:value-type="float">
            <text:p>0.896602891385555</text:p>
          </table:table-cell>
          <table:table-cell/>
          <table:table-cell office:value-type="float" office:value="689292.159650419" calcext:value-type="float">
            <text:p>689292.159650419</text:p>
          </table:table-cell>
          <table:table-cell/>
          <table:table-cell table:style-name="ce1" table:formula="of:=[.U103]-[.G103]" office:value-type="float" office:value="-0.89868291397579" calcext:value-type="float">
            <text:p>-0.89868291397579</text:p>
          </table:table-cell>
          <table:table-cell/>
          <table:table-cell table:style-name="ce1" office:value-type="float" office:value="359.841812124403" calcext:value-type="float">
            <text:p>359.841812124403</text:p>
          </table:table-cell>
          <table:table-cell/>
          <table:table-cell office:value-type="float" office:value="357.345271017279" calcext:value-type="float">
            <text:p>357.345271017279</text:p>
          </table:table-cell>
          <table:table-cell table:number-columns-repeated="997"/>
        </table:table-row>
        <table:table-row table:style-name="ro3">
          <table:table-cell table:style-name="ce1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89658.225" calcext:value-type="float">
            <text:p>689658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50719220936298" calcext:value-type="float">
            <text:p>0.350719220936298</text:p>
          </table:table-cell>
          <table:table-cell/>
          <table:table-cell office:value-type="float" office:value="689657.407187999" calcext:value-type="float">
            <text:p>689657.407187999</text:p>
          </table:table-cell>
          <table:table-cell/>
          <table:table-cell table:style-name="ce1" table:formula="of:=[.U104]-[.G104]" office:value-type="float" office:value="-0.817812000983395" calcext:value-type="float">
            <text:p>-0.817812000983395</text:p>
          </table:table-cell>
          <table:table-cell/>
          <table:table-cell table:style-name="ce1" office:value-type="float" office:value="359.596274627183" calcext:value-type="float">
            <text:p>359.596274627183</text:p>
          </table:table-cell>
          <table:table-cell/>
          <table:table-cell office:value-type="float" office:value="357.783340766335" calcext:value-type="float">
            <text:p>357.783340766335</text:p>
          </table:table-cell>
          <table:table-cell table:number-columns-repeated="997"/>
        </table:table-row>
        <table:table-row table:style-name="ro3">
          <table:table-cell table:style-name="ce1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90023.308333333" calcext:value-type="float">
            <text:p>690023.3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99914113432169" calcext:value-type="float">
            <text:p>0.499914113432169</text:p>
          </table:table-cell>
          <table:table-cell/>
          <table:table-cell office:value-type="float" office:value="690022.651041607" calcext:value-type="float">
            <text:p>690022.651041607</text:p>
          </table:table-cell>
          <table:table-cell/>
          <table:table-cell table:style-name="ce1" table:formula="of:=[.U105]-[.G105]" office:value-type="float" office:value="-0.657291725976393" calcext:value-type="float">
            <text:p>-0.657291725976393</text:p>
          </table:table-cell>
          <table:table-cell/>
          <table:table-cell table:style-name="ce1" office:value-type="float" office:value="359.353871005223" calcext:value-type="float">
            <text:p>359.353871005223</text:p>
          </table:table-cell>
          <table:table-cell/>
          <table:table-cell office:value-type="float" office:value="358.391182200226" calcext:value-type="float">
            <text:p>358.391182200226</text:p>
          </table:table-cell>
          <table:table-cell table:number-columns-repeated="997"/>
        </table:table-row>
        <table:table-row table:style-name="ro3">
          <table:table-cell table:style-name="ce1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90388.291666667" calcext:value-type="float">
            <text:p>690388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92859210073948" calcext:value-type="float">
            <text:p>0.692859210073948</text:p>
          </table:table-cell>
          <table:table-cell/>
          <table:table-cell office:value-type="float" office:value="690387.89075893" calcext:value-type="float">
            <text:p>690387.89075893</text:p>
          </table:table-cell>
          <table:table-cell/>
          <table:table-cell table:style-name="ce1" table:formula="of:=[.U106]-[.G106]" office:value-type="float" office:value="-0.400907736970112" calcext:value-type="float">
            <text:p>-0.400907736970112</text:p>
          </table:table-cell>
          <table:table-cell/>
          <table:table-cell table:style-name="ce1" office:value-type="float" office:value="359.116145355365" calcext:value-type="float">
            <text:p>359.116145355365</text:p>
          </table:table-cell>
          <table:table-cell/>
          <table:table-cell office:value-type="float" office:value="358.846036232098" calcext:value-type="float">
            <text:p>358.846036232098</text:p>
          </table:table-cell>
          <table:table-cell table:number-columns-repeated="997"/>
        </table:table-row>
        <table:table-row table:style-name="ro3">
          <table:table-cell table:style-name="ce1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690753.491666667" calcext:value-type="float">
            <text:p>690753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39236182719469" calcext:value-type="float">
            <text:p>0.439236182719469</text:p>
          </table:table-cell>
          <table:table-cell/>
          <table:table-cell office:value-type="float" office:value="690753.139193914" calcext:value-type="float">
            <text:p>690753.139193914</text:p>
          </table:table-cell>
          <table:table-cell/>
          <table:table-cell table:style-name="ce1" table:formula="of:=[.U107]-[.G107]" office:value-type="float" office:value="-0.352472753031179" calcext:value-type="float">
            <text:p>-0.352472753031179</text:p>
          </table:table-cell>
          <table:table-cell/>
          <table:table-cell table:style-name="ce1" office:value-type="float" office:value="359.862162703772" calcext:value-type="float">
            <text:p>359.862162703772</text:p>
          </table:table-cell>
          <table:table-cell/>
          <table:table-cell office:value-type="float" office:value="359.862272792103" calcext:value-type="float">
            <text:p>359.862272792103</text:p>
          </table:table-cell>
          <table:table-cell table:number-columns-repeated="997"/>
        </table:table-row>
        <table:table-row table:style-name="ro3">
          <table:table-cell table:style-name="ce1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91118.508333333" calcext:value-type="float">
            <text:p>691118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902185287326574" calcext:value-type="float">
            <text:p>0.902185287326574</text:p>
          </table:table-cell>
          <table:table-cell/>
          <table:table-cell office:value-type="float" office:value="691118.379793184" calcext:value-type="float">
            <text:p>691118.379793184</text:p>
          </table:table-cell>
          <table:table-cell/>
          <table:table-cell table:style-name="ce1" table:formula="of:=[.U108]-[.G108]" office:value-type="float" office:value="-0.128540148958564" calcext:value-type="float">
            <text:p>-0.128540148958564</text:p>
          </table:table-cell>
          <table:table-cell/>
          <table:table-cell table:style-name="ce1" office:value-type="float" office:value="359.623204476367" calcext:value-type="float">
            <text:p>359.623204476367</text:p>
          </table:table-cell>
          <table:table-cell/>
          <table:table-cell office:value-type="float" office:value="359.367595956326" calcext:value-type="float">
            <text:p>359.367595956326</text:p>
          </table:table-cell>
          <table:table-cell table:number-columns-repeated="997"/>
        </table:table-row>
        <table:table-row table:style-name="ro3">
          <table:table-cell table:style-name="ce1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91484.566666667" calcext:value-type="float">
            <text:p>691484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1971439123154" calcext:value-type="float">
            <text:p>0.391971439123154</text:p>
          </table:table-cell>
          <table:table-cell/>
          <table:table-cell office:value-type="float" office:value="691483.623883314" calcext:value-type="float">
            <text:p>691483.623883314</text:p>
          </table:table-cell>
          <table:table-cell/>
          <table:table-cell table:style-name="ce1" table:formula="of:=[.U109]-[.G109]" office:value-type="float" office:value="-0.942783353035338" calcext:value-type="float">
            <text:p>-0.942783353035338</text:p>
          </table:table-cell>
          <table:table-cell/>
          <table:table-cell table:style-name="ce1" office:value-type="float" office:value="359.381213947832" calcext:value-type="float">
            <text:p>359.381213947832</text:p>
          </table:table-cell>
          <table:table-cell/>
          <table:table-cell office:value-type="float" office:value="358.442504766208" calcext:value-type="float">
            <text:p>358.442504766208</text:p>
          </table:table-cell>
          <table:table-cell table:number-columns-repeated="997"/>
        </table:table-row>
        <table:table-row table:style-name="ro3">
          <table:table-cell table:style-name="ce1" office:value-type="float" office:value="1895" calcext:value-type="float">
            <text:p>189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91849.65" calcext:value-type="float">
            <text:p>691849.6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95" calcext:value-type="float">
            <text:p>18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655684478580952" calcext:value-type="float">
            <text:p>0.655684478580952</text:p>
          </table:table-cell>
          <table:table-cell/>
          <table:table-cell office:value-type="float" office:value="691848.867122003" calcext:value-type="float">
            <text:p>691848.867122003</text:p>
          </table:table-cell>
          <table:table-cell/>
          <table:table-cell table:style-name="ce1" table:formula="of:=[.U110]-[.G110]" office:value-type="float" office:value="-0.782877997029573" calcext:value-type="float">
            <text:p>-0.782877997029573</text:p>
          </table:table-cell>
          <table:table-cell/>
          <table:table-cell table:style-name="ce1" office:value-type="float" office:value="359.139412180048" calcext:value-type="float">
            <text:p>359.139412180048</text:p>
          </table:table-cell>
          <table:table-cell/>
          <table:table-cell office:value-type="float" office:value="357.350895337382" calcext:value-type="float">
            <text:p>357.350895337382</text:p>
          </table:table-cell>
          <table:table-cell table:number-columns-repeated="997"/>
        </table:table-row>
        <table:table-row table:style-name="ro3">
          <table:table-cell table:style-name="ce1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2214.466666667" calcext:value-type="float">
            <text:p>692214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84447897970676" calcext:value-type="float">
            <text:p>0.584447897970676</text:p>
          </table:table-cell>
          <table:table-cell/>
          <table:table-cell office:value-type="float" office:value="692214.099016978" calcext:value-type="float">
            <text:p>692214.099016978</text:p>
          </table:table-cell>
          <table:table-cell/>
          <table:table-cell table:style-name="ce1" table:formula="of:=[.U111]-[.G111]" office:value-type="float" office:value="-0.367649688967504" calcext:value-type="float">
            <text:p>-0.367649688967504</text:p>
          </table:table-cell>
          <table:table-cell/>
          <table:table-cell table:style-name="ce1" office:value-type="float" office:value="359.901984497636" calcext:value-type="float">
            <text:p>359.901984497636</text:p>
          </table:table-cell>
          <table:table-cell/>
          <table:table-cell office:value-type="float" office:value="357.419218964438" calcext:value-type="float">
            <text:p>357.419218964438</text:p>
          </table:table-cell>
          <table:table-cell table:number-columns-repeated="997"/>
        </table:table-row>
        <table:table-row table:style-name="ro3">
          <table:table-cell table:style-name="ce1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2579.6" calcext:value-type="float">
            <text:p>692579.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47855617851019" calcext:value-type="float">
            <text:p>0.947855617851019</text:p>
          </table:table-cell>
          <table:table-cell/>
          <table:table-cell office:value-type="float" office:value="692579.344408233" calcext:value-type="float">
            <text:p>692579.344408233</text:p>
          </table:table-cell>
          <table:table-cell/>
          <table:table-cell table:style-name="ce1" table:formula="of:=[.U112]-[.G112]" office:value-type="float" office:value="-0.25559176702518" calcext:value-type="float">
            <text:p>-0.25559176702518</text:p>
          </table:table-cell>
          <table:table-cell/>
          <table:table-cell table:style-name="ce1" office:value-type="float" office:value="359.65855578948" calcext:value-type="float">
            <text:p>359.65855578948</text:p>
          </table:table-cell>
          <table:table-cell/>
          <table:table-cell office:value-type="float" office:value="356.90655609325" calcext:value-type="float">
            <text:p>356.90655609325</text:p>
          </table:table-cell>
          <table:table-cell table:number-columns-repeated="997"/>
        </table:table-row>
        <table:table-row table:style-name="ro3">
          <table:table-cell table:style-name="ce1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92944.683333333" calcext:value-type="float">
            <text:p>692944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78158016502857" calcext:value-type="float">
            <text:p>0.278158016502857</text:p>
          </table:table-cell>
          <table:table-cell/>
          <table:table-cell office:value-type="float" office:value="692944.587693165" calcext:value-type="float">
            <text:p>692944.587693165</text:p>
          </table:table-cell>
          <table:table-cell/>
          <table:table-cell table:style-name="ce1" table:formula="of:=[.U113]-[.G113]" office:value-type="float" office:value="-0.095640167943202" calcext:value-type="float">
            <text:p>-0.095640167943202</text:p>
          </table:table-cell>
          <table:table-cell/>
          <table:table-cell table:style-name="ce1" office:value-type="float" office:value="359.416778706807" calcext:value-type="float">
            <text:p>359.416778706807</text:p>
          </table:table-cell>
          <table:table-cell/>
          <table:table-cell office:value-type="float" office:value="356.920558589576" calcext:value-type="float">
            <text:p>356.920558589576</text:p>
          </table:table-cell>
          <table:table-cell table:number-columns-repeated="997"/>
        </table:table-row>
        <table:table-row table:style-name="ro3">
          <table:table-cell table:style-name="ce1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93310.558333333" calcext:value-type="float">
            <text:p>693310.5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9044490605593" calcext:value-type="float">
            <text:p>0.849044490605593</text:p>
          </table:table-cell>
          <table:table-cell/>
          <table:table-cell office:value-type="float" office:value="693309.823506281" calcext:value-type="float">
            <text:p>693309.823506281</text:p>
          </table:table-cell>
          <table:table-cell/>
          <table:table-cell table:style-name="ce1" table:formula="of:=[.U114]-[.G114]" office:value-type="float" office:value="-0.73482705198694" calcext:value-type="float">
            <text:p>-0.73482705198694</text:p>
          </table:table-cell>
          <table:table-cell/>
          <table:table-cell table:style-name="ce1" office:value-type="float" office:value="359.182818028843" calcext:value-type="float">
            <text:p>359.182818028843</text:p>
          </table:table-cell>
          <table:table-cell/>
          <table:table-cell office:value-type="float" office:value="357.369860031627" calcext:value-type="float">
            <text:p>357.369860031627</text:p>
          </table:table-cell>
          <table:table-cell table:number-columns-repeated="997"/>
        </table:table-row>
        <table:table-row table:style-name="ro3"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93675.691666667" calcext:value-type="float">
            <text:p>69367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77752097696066" calcext:value-type="float">
            <text:p>0.277752097696066</text:p>
          </table:table-cell>
          <table:table-cell/>
          <table:table-cell office:value-type="float" office:value="693675.068942883" calcext:value-type="float">
            <text:p>693675.068942883</text:p>
          </table:table-cell>
          <table:table-cell/>
          <table:table-cell table:style-name="ce1" table:formula="of:=[.U115]-[.G115]" office:value-type="float" office:value="-0.622723783948459" calcext:value-type="float">
            <text:p>-0.622723783948459</text:p>
          </table:table-cell>
          <table:table-cell/>
          <table:table-cell table:style-name="ce1" office:value-type="float" office:value="358.939296026758" calcext:value-type="float">
            <text:p>358.939296026758</text:p>
          </table:table-cell>
          <table:table-cell/>
          <table:table-cell office:value-type="float" office:value="357.976485598992" calcext:value-type="float">
            <text:p>357.976485598992</text:p>
          </table:table-cell>
          <table:table-cell table:number-columns-repeated="997"/>
        </table:table-row>
        <table:table-row table:style-name="ro3">
          <table:table-cell table:style-name="ce1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4040.675" calcext:value-type="float">
            <text:p>694040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908752612769604" calcext:value-type="float">
            <text:p>0.908752612769604</text:p>
          </table:table-cell>
          <table:table-cell/>
          <table:table-cell office:value-type="float" office:value="694040.308269967" calcext:value-type="float">
            <text:p>694040.308269967</text:p>
          </table:table-cell>
          <table:table-cell/>
          <table:table-cell table:style-name="ce1" table:formula="of:=[.U116]-[.G116]" office:value-type="float" office:value="-0.36673003307078" calcext:value-type="float">
            <text:p>-0.36673003307078</text:p>
          </table:table-cell>
          <table:table-cell/>
          <table:table-cell table:style-name="ce1" office:value-type="float" office:value="358.70094180711" calcext:value-type="float">
            <text:p>358.70094180711</text:p>
          </table:table-cell>
          <table:table-cell/>
          <table:table-cell office:value-type="float" office:value="358.430922131556" calcext:value-type="float">
            <text:p>358.430922131556</text:p>
          </table:table-cell>
          <table:table-cell table:number-columns-repeated="997"/>
        </table:table-row>
        <table:table-row table:style-name="ro3">
          <table:table-cell table:style-name="ce1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4405.808333333" calcext:value-type="float">
            <text:p>694405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92103552818298" calcext:value-type="float">
            <text:p>0.892103552818298</text:p>
          </table:table-cell>
          <table:table-cell/>
          <table:table-cell office:value-type="float" office:value="694405.553397294" calcext:value-type="float">
            <text:p>694405.553397294</text:p>
          </table:table-cell>
          <table:table-cell/>
          <table:table-cell table:style-name="ce1" table:formula="of:=[.U117]-[.G117]" office:value-type="float" office:value="-0.254936038982123" calcext:value-type="float">
            <text:p>-0.254936038982123</text:p>
          </table:table-cell>
          <table:table-cell/>
          <table:table-cell table:style-name="ce1" office:value-type="float" office:value="358.458247239934" calcext:value-type="float">
            <text:p>358.458247239934</text:p>
          </table:table-cell>
          <table:table-cell/>
          <table:table-cell office:value-type="float" office:value="358.459473024515" calcext:value-type="float">
            <text:p>358.459473024515</text:p>
          </table:table-cell>
          <table:table-cell table:number-columns-repeated="997"/>
        </table:table-row>
        <table:table-row table:style-name="ro3">
          <table:table-cell table:style-name="ce1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94771.041666667" calcext:value-type="float">
            <text:p>694771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9366324692965" calcext:value-type="float">
            <text:p>0.319366324692965</text:p>
          </table:table-cell>
          <table:table-cell/>
          <table:table-cell office:value-type="float" office:value="694770.802305116" calcext:value-type="float">
            <text:p>694770.802305116</text:p>
          </table:table-cell>
          <table:table-cell/>
          <table:table-cell table:style-name="ce1" table:formula="of:=[.U118]-[.G118]" office:value-type="float" office:value="-0.239361551008187" calcext:value-type="float">
            <text:p>-0.239361551008187</text:p>
          </table:table-cell>
          <table:table-cell/>
          <table:table-cell table:style-name="ce1" office:value-type="float" office:value="358.210512015641" calcext:value-type="float">
            <text:p>358.210512015641</text:p>
          </table:table-cell>
          <table:table-cell/>
          <table:table-cell office:value-type="float" office:value="357.95808295477" calcext:value-type="float">
            <text:p>357.95808295477</text:p>
          </table:table-cell>
          <table:table-cell table:number-columns-repeated="997"/>
        </table:table-row>
        <table:table-row table:style-name="ro3">
          <table:table-cell table:style-name="ce1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695136.966666667" calcext:value-type="float">
            <text:p>695136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51119416952133" calcext:value-type="float">
            <text:p>0.551119416952133</text:p>
          </table:table-cell>
          <table:table-cell/>
          <table:table-cell office:value-type="float" office:value="695136.0406605" calcext:value-type="float">
            <text:p>695136.0406605</text:p>
          </table:table-cell>
          <table:table-cell/>
          <table:table-cell table:style-name="ce1" table:formula="of:=[.U119]-[.G119]" office:value-type="float" office:value="-0.926006167079322" calcext:value-type="float">
            <text:p>-0.926006167079322</text:p>
          </table:table-cell>
          <table:table-cell/>
          <table:table-cell table:style-name="ce1" office:value-type="float" office:value="358.966768244427" calcext:value-type="float">
            <text:p>358.966768244427</text:p>
          </table:table-cell>
          <table:table-cell/>
          <table:table-cell office:value-type="float" office:value="358.029414175064" calcext:value-type="float">
            <text:p>358.029414175064</text:p>
          </table:table-cell>
          <table:table-cell table:number-columns-repeated="997"/>
        </table:table-row>
        <table:table-row table:style-name="ro3">
          <table:table-cell table:style-name="ce1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95502.2" calcext:value-type="float">
            <text:p>695502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814815826714039" calcext:value-type="float">
            <text:p>0.814815826714039</text:p>
          </table:table-cell>
          <table:table-cell/>
          <table:table-cell office:value-type="float" office:value="695501.290149178" calcext:value-type="float">
            <text:p>695501.290149178</text:p>
          </table:table-cell>
          <table:table-cell/>
          <table:table-cell table:style-name="ce1" table:formula="of:=[.U120]-[.G120]" office:value-type="float" office:value="-0.909850821946748" calcext:value-type="float">
            <text:p>-0.909850821946748</text:p>
          </table:table-cell>
          <table:table-cell/>
          <table:table-cell table:style-name="ce1" office:value-type="float" office:value="358.719784868226" calcext:value-type="float">
            <text:p>358.719784868226</text:p>
          </table:table-cell>
          <table:table-cell/>
          <table:table-cell office:value-type="float" office:value="356.932847112643" calcext:value-type="float">
            <text:p>356.932847112643</text:p>
          </table:table-cell>
          <table:table-cell table:number-columns-repeated="997"/>
        </table:table-row>
        <table:table-row table:style-name="ro3">
          <table:table-cell table:style-name="ce1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95867.383333333" calcext:value-type="float">
            <text:p>695867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859457470476627" calcext:value-type="float">
            <text:p>0.859457470476627</text:p>
          </table:table-cell>
          <table:table-cell/>
          <table:table-cell office:value-type="float" office:value="695866.536707957" calcext:value-type="float">
            <text:p>695866.536707957</text:p>
          </table:table-cell>
          <table:table-cell/>
          <table:table-cell table:style-name="ce1" table:formula="of:=[.U121]-[.G121]" office:value-type="float" office:value="-0.846625375910662" calcext:value-type="float">
            <text:p>-0.846625375910662</text:p>
          </table:table-cell>
          <table:table-cell/>
          <table:table-cell table:style-name="ce1" office:value-type="float" office:value="358.474148873167" calcext:value-type="float">
            <text:p>358.474148873167</text:p>
          </table:table-cell>
          <table:table-cell/>
          <table:table-cell office:value-type="float" office:value="355.994881692895" calcext:value-type="float">
            <text:p>355.994881692895</text:p>
          </table:table-cell>
          <table:table-cell table:number-columns-repeated="997"/>
        </table:table-row>
        <table:table-row table:style-name="ro3">
          <table:table-cell table:style-name="ce1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96232.3" calcext:value-type="float">
            <text:p>696232.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76391280442476" calcext:value-type="float">
            <text:p>0.876391280442476</text:p>
          </table:table-cell>
          <table:table-cell/>
          <table:table-cell office:value-type="float" office:value="696231.772830827" calcext:value-type="float">
            <text:p>696231.772830827</text:p>
          </table:table-cell>
          <table:table-cell/>
          <table:table-cell table:style-name="ce1" table:formula="of:=[.U122]-[.G122]" office:value-type="float" office:value="-0.527169173001312" calcext:value-type="float">
            <text:p>-0.527169173001312</text:p>
          </table:table-cell>
          <table:table-cell/>
          <table:table-cell table:style-name="ce1" office:value-type="float" office:value="358.239606761475" calcext:value-type="float">
            <text:p>358.239606761475</text:p>
          </table:table-cell>
          <table:table-cell/>
          <table:table-cell office:value-type="float" office:value="355.489481344783" calcext:value-type="float">
            <text:p>355.489481344783</text:p>
          </table:table-cell>
          <table:table-cell table:number-columns-repeated="997"/>
        </table:table-row>
        <table:table-row table:style-name="ro3">
          <table:table-cell table:style-name="ce1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696597.45" calcext:value-type="float">
            <text:p>696597.4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6556179523468" calcext:value-type="float">
            <text:p>0.416556179523468</text:p>
          </table:table-cell>
          <table:table-cell/>
          <table:table-cell office:value-type="float" office:value="696597.019039275" calcext:value-type="float">
            <text:p>696597.019039275</text:p>
          </table:table-cell>
          <table:table-cell/>
          <table:table-cell table:style-name="ce1" table:formula="of:=[.U123]-[.G123]" office:value-type="float" office:value="-0.43096072494518" calcext:value-type="float">
            <text:p>-0.43096072494518</text:p>
          </table:table-cell>
          <table:table-cell/>
          <table:table-cell table:style-name="ce1" office:value-type="float" office:value="358.98883093481" calcext:value-type="float">
            <text:p>358.98883093481</text:p>
          </table:table-cell>
          <table:table-cell/>
          <table:table-cell office:value-type="float" office:value="356.493076820712" calcext:value-type="float">
            <text:p>356.493076820712</text:p>
          </table:table-cell>
          <table:table-cell table:number-columns-repeated="997"/>
        </table:table-row>
        <table:table-row table:style-name="ro3">
          <table:table-cell table:style-name="ce1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96962.466666667" calcext:value-type="float">
            <text:p>696962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63941500335932" calcext:value-type="float">
            <text:p>0.263941500335932</text:p>
          </table:table-cell>
          <table:table-cell/>
          <table:table-cell office:value-type="float" office:value="696962.259211071" calcext:value-type="float">
            <text:p>696962.259211071</text:p>
          </table:table-cell>
          <table:table-cell/>
          <table:table-cell table:style-name="ce1" table:formula="of:=[.U124]-[.G124]" office:value-type="float" office:value="-0.207455596071668" calcext:value-type="float">
            <text:p>-0.207455596071668</text:p>
          </table:table-cell>
          <table:table-cell/>
          <table:table-cell table:style-name="ce1" office:value-type="float" office:value="358.74958086984" calcext:value-type="float">
            <text:p>358.74958086984</text:p>
          </table:table-cell>
          <table:table-cell/>
          <table:table-cell office:value-type="float" office:value="356.936730239679" calcext:value-type="float">
            <text:p>356.936730239679</text:p>
          </table:table-cell>
          <table:table-cell table:number-columns-repeated="997"/>
        </table:table-row>
        <table:table-row table:style-name="ro3">
          <table:table-cell table:style-name="ce1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697327.55" calcext:value-type="float">
            <text:p>697327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88642707467079" calcext:value-type="float">
            <text:p>0.488642707467079</text:p>
          </table:table-cell>
          <table:table-cell/>
          <table:table-cell office:value-type="float" office:value="697327.501728224" calcext:value-type="float">
            <text:p>697327.501728224</text:p>
          </table:table-cell>
          <table:table-cell/>
          <table:table-cell table:style-name="ce1" table:formula="of:=[.U125]-[.G125]" office:value-type="float" office:value="-0.0482717760605738" calcext:value-type="float">
            <text:p>-0.048271776060574</text:p>
          </table:table-cell>
          <table:table-cell/>
          <table:table-cell table:style-name="ce1" office:value-type="float" office:value="358.509305678432" calcext:value-type="float">
            <text:p>358.509305678432</text:p>
          </table:table-cell>
          <table:table-cell/>
          <table:table-cell office:value-type="float" office:value="357.546489556524" calcext:value-type="float">
            <text:p>357.546489556524</text:p>
          </table:table-cell>
          <table:table-cell table:number-columns-repeated="997"/>
        </table:table-row>
        <table:table-row table:style-name="ro3">
          <table:table-cell table:style-name="ce1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97693.608333333" calcext:value-type="float">
            <text:p>697693.6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7516444772482" calcext:value-type="float">
            <text:p>0.877516444772482</text:p>
          </table:table-cell>
          <table:table-cell/>
          <table:table-cell office:value-type="float" office:value="697692.745748275" calcext:value-type="float">
            <text:p>697692.745748275</text:p>
          </table:table-cell>
          <table:table-cell/>
          <table:table-cell table:style-name="ce1" table:formula="of:=[.U126]-[.G126]" office:value-type="float" office:value="-0.862585058086552" calcext:value-type="float">
            <text:p>-0.862585058086552</text:p>
          </table:table-cell>
          <table:table-cell/>
          <table:table-cell table:style-name="ce1" office:value-type="float" office:value="358.266867764265" calcext:value-type="float">
            <text:p>358.266867764265</text:p>
          </table:table-cell>
          <table:table-cell/>
          <table:table-cell office:value-type="float" office:value="357.997038909045" calcext:value-type="float">
            <text:p>357.997038909045</text:p>
          </table:table-cell>
          <table:table-cell table:number-columns-repeated="997"/>
        </table:table-row>
        <table:table-row table:style-name="ro3">
          <table:table-cell table:style-name="ce1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98058.441666667" calcext:value-type="float">
            <text:p>698058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11813063919544" calcext:value-type="float">
            <text:p>0.311813063919544</text:p>
          </table:table-cell>
          <table:table-cell/>
          <table:table-cell office:value-type="float" office:value="698057.977994315" calcext:value-type="float">
            <text:p>698057.977994315</text:p>
          </table:table-cell>
          <table:table-cell/>
          <table:table-cell table:style-name="ce1" table:formula="of:=[.U127]-[.G127]" office:value-type="float" office:value="-0.463672352023423" calcext:value-type="float">
            <text:p>-0.463672352023423</text:p>
          </table:table-cell>
          <table:table-cell/>
          <table:table-cell table:style-name="ce1" office:value-type="float" office:value="359.028958904521" calcext:value-type="float">
            <text:p>359.028958904521</text:p>
          </table:table-cell>
          <table:table-cell/>
          <table:table-cell office:value-type="float" office:value="359.029794797891" calcext:value-type="float">
            <text:p>359.029794797891</text:p>
          </table:table-cell>
          <table:table-cell table:number-columns-repeated="997"/>
        </table:table-row>
        <table:table-row table:style-name="ro3">
          <table:table-cell table:style-name="ce1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98423.508333333" calcext:value-type="float">
            <text:p>698423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75239995121956" calcext:value-type="float">
            <text:p>0.175239995121956</text:p>
          </table:table-cell>
          <table:table-cell/>
          <table:table-cell office:value-type="float" office:value="698423.220260583" calcext:value-type="float">
            <text:p>698423.220260583</text:p>
          </table:table-cell>
          <table:table-cell/>
          <table:table-cell table:style-name="ce1" table:formula="of:=[.U128]-[.G128]" office:value-type="float" office:value="-0.288072749972343" calcext:value-type="float">
            <text:p>-0.288072749972343</text:p>
          </table:table-cell>
          <table:table-cell/>
          <table:table-cell table:style-name="ce1" office:value-type="float" office:value="358.78907534375" calcext:value-type="float">
            <text:p>358.78907534375</text:p>
          </table:table-cell>
          <table:table-cell/>
          <table:table-cell office:value-type="float" office:value="358.535309419232" calcext:value-type="float">
            <text:p>358.535309419232</text:p>
          </table:table-cell>
          <table:table-cell table:number-columns-repeated="997"/>
        </table:table-row>
        <table:table-row table:style-name="ro3">
          <table:table-cell table:style-name="ce1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98788.641666667" calcext:value-type="float">
            <text:p>698788.6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72191727161407" calcext:value-type="float">
            <text:p>0.372191727161407</text:p>
          </table:table-cell>
          <table:table-cell/>
          <table:table-cell office:value-type="float" office:value="698788.4648418" calcext:value-type="float">
            <text:p>698788.4648418</text:p>
          </table:table-cell>
          <table:table-cell/>
          <table:table-cell table:style-name="ce1" table:formula="of:=[.U129]-[.G129]" office:value-type="float" office:value="-0.176824866910465" calcext:value-type="float">
            <text:p>-0.176824866910465</text:p>
          </table:table-cell>
          <table:table-cell/>
          <table:table-cell table:style-name="ce1" office:value-type="float" office:value="358.545550468963" calcext:value-type="float">
            <text:p>358.545550468963</text:p>
          </table:table-cell>
          <table:table-cell/>
          <table:table-cell office:value-type="float" office:value="357.609621823478" calcext:value-type="float">
            <text:p>357.609621823478</text:p>
          </table:table-cell>
          <table:table-cell table:number-columns-repeated="997"/>
        </table:table-row>
        <table:table-row table:style-name="ro3">
          <table:table-cell table:style-name="ce1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99154.516666667" calcext:value-type="float">
            <text:p>699154.5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59380844980478" calcext:value-type="float">
            <text:p>0.359380844980478</text:p>
          </table:table-cell>
          <table:table-cell/>
          <table:table-cell office:value-type="float" office:value="699153.700944015" calcext:value-type="float">
            <text:p>699153.700944015</text:p>
          </table:table-cell>
          <table:table-cell/>
          <table:table-cell table:style-name="ce1" table:formula="of:=[.U130]-[.G130]" office:value-type="float" office:value="-0.815722651896067" calcext:value-type="float">
            <text:p>-0.815722651896067</text:p>
          </table:table-cell>
          <table:table-cell/>
          <table:table-cell table:style-name="ce1" office:value-type="float" office:value="358.310590274777" calcext:value-type="float">
            <text:p>358.310590274777</text:p>
          </table:table-cell>
          <table:table-cell/>
          <table:table-cell office:value-type="float" office:value="356.525299503708" calcext:value-type="float">
            <text:p>356.525299503708</text:p>
          </table:table-cell>
          <table:table-cell table:number-columns-repeated="997"/>
        </table:table-row>
        <table:table-row table:style-name="ro3">
          <table:table-cell table:style-name="ce1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99519.7" calcext:value-type="float">
            <text:p>699519.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790024049580097" calcext:value-type="float">
            <text:p>0.790024049580097</text:p>
          </table:table-cell>
          <table:table-cell/>
          <table:table-cell office:value-type="float" office:value="699518.94777085" calcext:value-type="float">
            <text:p>699518.94777085</text:p>
          </table:table-cell>
          <table:table-cell/>
          <table:table-cell table:style-name="ce1" table:formula="of:=[.U131]-[.G131]" office:value-type="float" office:value="-0.752229149919003" calcext:value-type="float">
            <text:p>-0.752229149919003</text:p>
          </table:table-cell>
          <table:table-cell/>
          <table:table-cell table:style-name="ce1" office:value-type="float" office:value="359.059518816866" calcext:value-type="float">
            <text:p>359.059518816866</text:p>
          </table:table-cell>
          <table:table-cell/>
          <table:table-cell office:value-type="float" office:value="356.579334642338" calcext:value-type="float">
            <text:p>356.579334642338</text:p>
          </table:table-cell>
          <table:table-cell table:number-columns-repeated="997"/>
        </table:table-row>
        <table:table-row table:style-name="ro3">
          <table:table-cell table:style-name="ce1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699884.783333333" calcext:value-type="float">
            <text:p>699884.7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14154754579067" calcext:value-type="float">
            <text:p>0.514154754579067</text:p>
          </table:table-cell>
          <table:table-cell/>
          <table:table-cell office:value-type="float" office:value="699884.19063483" calcext:value-type="float">
            <text:p>699884.19063483</text:p>
          </table:table-cell>
          <table:table-cell/>
          <table:table-cell table:style-name="ce1" table:formula="of:=[.U132]-[.G132]" office:value-type="float" office:value="-0.592698502936401" calcext:value-type="float">
            <text:p>-0.592698502936401</text:p>
          </table:table-cell>
          <table:table-cell/>
          <table:table-cell table:style-name="ce1" office:value-type="float" office:value="358.817698526051" calcext:value-type="float">
            <text:p>358.817698526051</text:p>
          </table:table-cell>
          <table:table-cell/>
          <table:table-cell office:value-type="float" office:value="356.067599413567" calcext:value-type="float">
            <text:p>356.067599413567</text:p>
          </table:table-cell>
          <table:table-cell table:number-columns-repeated="997"/>
        </table:table-row>
        <table:table-row table:style-name="ro3">
          <table:table-cell table:style-name="ce1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00249.85" calcext:value-type="float">
            <text:p>700249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12662307918072" calcext:value-type="float">
            <text:p>0.112662307918072</text:p>
          </table:table-cell>
          <table:table-cell/>
          <table:table-cell office:value-type="float" office:value="700249.432022682" calcext:value-type="float">
            <text:p>700249.432022682</text:p>
          </table:table-cell>
          <table:table-cell/>
          <table:table-cell table:style-name="ce1" table:formula="of:=[.U133]-[.G133]" office:value-type="float" office:value="-0.417977317934856" calcext:value-type="float">
            <text:p>-0.417977317934856</text:p>
          </table:table-cell>
          <table:table-cell/>
          <table:table-cell table:style-name="ce1" office:value-type="float" office:value="358.57830959608" calcext:value-type="float">
            <text:p>358.57830959608</text:p>
          </table:table-cell>
          <table:table-cell/>
          <table:table-cell office:value-type="float" office:value="356.083104602738" calcext:value-type="float">
            <text:p>356.083104602738</text:p>
          </table:table-cell>
          <table:table-cell table:number-columns-repeated="997"/>
        </table:table-row>
        <table:table-row table:style-name="ro3">
          <table:table-cell table:style-name="ce1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00614.983333333" calcext:value-type="float">
            <text:p>700614.9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16121324896812" calcext:value-type="float">
            <text:p>0.081612132489681</text:p>
          </table:table-cell>
          <table:table-cell/>
          <table:table-cell office:value-type="float" office:value="700614.677140008" calcext:value-type="float">
            <text:p>700614.677140008</text:p>
          </table:table-cell>
          <table:table-cell/>
          <table:table-cell table:style-name="ce1" table:formula="of:=[.U134]-[.G134]" office:value-type="float" office:value="-0.306193325086497" calcext:value-type="float">
            <text:p>-0.306193325086497</text:p>
          </table:table-cell>
          <table:table-cell/>
          <table:table-cell table:style-name="ce1" office:value-type="float" office:value="358.335114295922" calcext:value-type="float">
            <text:p>358.335114295922</text:p>
          </table:table-cell>
          <table:table-cell/>
          <table:table-cell office:value-type="float" office:value="356.522463751906" calcext:value-type="float">
            <text:p>356.522463751906</text:p>
          </table:table-cell>
          <table:table-cell table:number-columns-repeated="997"/>
        </table:table-row>
        <table:table-row table:style-name="ro3"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0980.858333333" calcext:value-type="float">
            <text:p>700980.8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187285043299198" calcext:value-type="float">
            <text:p>0.187285043299198</text:p>
          </table:table-cell>
          <table:table-cell/>
          <table:table-cell office:value-type="float" office:value="700979.912630059" calcext:value-type="float">
            <text:p>700979.912630059</text:p>
          </table:table-cell>
          <table:table-cell/>
          <table:table-cell table:style-name="ce1" table:formula="of:=[.U135]-[.G135]" office:value-type="float" office:value="-0.945703273988329" calcext:value-type="float">
            <text:p>-0.945703273988329</text:p>
          </table:table-cell>
          <table:table-cell/>
          <table:table-cell table:style-name="ce1" office:value-type="float" office:value="359.093815945551" calcext:value-type="float">
            <text:p>359.093815945551</text:p>
          </table:table-cell>
          <table:table-cell/>
          <table:table-cell office:value-type="float" office:value="358.132274215168" calcext:value-type="float">
            <text:p>358.132274215168</text:p>
          </table:table-cell>
          <table:table-cell table:number-columns-repeated="997"/>
        </table:table-row>
        <table:table-row table:style-name="ro3">
          <table:table-cell table:style-name="ce1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01345.975" calcext:value-type="float">
            <text:p>701345.9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94706670194864" calcext:value-type="float">
            <text:p>0.394706670194864</text:p>
          </table:table-cell>
          <table:table-cell/>
          <table:table-cell office:value-type="float" office:value="701345.156524102" calcext:value-type="float">
            <text:p>701345.156524102</text:p>
          </table:table-cell>
          <table:table-cell/>
          <table:table-cell table:style-name="ce1" table:formula="of:=[.U136]-[.G136]" office:value-type="float" office:value="-0.818475898006" calcext:value-type="float">
            <text:p>-0.818475898006</text:p>
          </table:table-cell>
          <table:table-cell/>
          <table:table-cell table:style-name="ce1" office:value-type="float" office:value="358.852201162899" calcext:value-type="float">
            <text:p>358.852201162899</text:p>
          </table:table-cell>
          <table:table-cell/>
          <table:table-cell office:value-type="float" office:value="358.582898777" calcext:value-type="float">
            <text:p>358.582898777</text:p>
          </table:table-cell>
          <table:table-cell table:number-columns-repeated="997"/>
        </table:table-row>
        <table:table-row table:style-name="ro3">
          <table:table-cell table:style-name="ce1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1711.191666667" calcext:value-type="float">
            <text:p>701711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91143426299095" calcext:value-type="float">
            <text:p>0.391143426299095</text:p>
          </table:table-cell>
          <table:table-cell/>
          <table:table-cell office:value-type="float" office:value="701710.40374385" calcext:value-type="float">
            <text:p>701710.40374385</text:p>
          </table:table-cell>
          <table:table-cell/>
          <table:table-cell table:style-name="ce1" table:formula="of:=[.U137]-[.G137]" office:value-type="float" office:value="-0.787922817049548" calcext:value-type="float">
            <text:p>-0.787922817049548</text:p>
          </table:table-cell>
          <table:table-cell/>
          <table:table-cell table:style-name="ce1" office:value-type="float" office:value="358.606375022693" calcext:value-type="float">
            <text:p>358.606375022693</text:p>
          </table:table-cell>
          <table:table-cell/>
          <table:table-cell office:value-type="float" office:value="358.607736211507" calcext:value-type="float">
            <text:p>358.607736211507</text:p>
          </table:table-cell>
          <table:table-cell table:number-columns-repeated="997"/>
        </table:table-row>
        <table:table-row table:style-name="ro3">
          <table:table-cell table:style-name="ce1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02076.108333333" calcext:value-type="float">
            <text:p>702076.1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88477516919374" calcext:value-type="float">
            <text:p>0.488477516919374</text:p>
          </table:table-cell>
          <table:table-cell/>
          <table:table-cell office:value-type="float" office:value="702075.639228109" calcext:value-type="float">
            <text:p>702075.639228109</text:p>
          </table:table-cell>
          <table:table-cell/>
          <table:table-cell table:style-name="ce1" table:formula="of:=[.U138]-[.G138]" office:value-type="float" office:value="-0.469105224008672" calcext:value-type="float">
            <text:p>-0.469105224008672</text:p>
          </table:table-cell>
          <table:table-cell/>
          <table:table-cell table:style-name="ce1" office:value-type="float" office:value="358.371792367736" calcext:value-type="float">
            <text:p>358.371792367736</text:p>
          </table:table-cell>
          <table:table-cell/>
          <table:table-cell office:value-type="float" office:value="358.11911292448" calcext:value-type="float">
            <text:p>358.11911292448</text:p>
          </table:table-cell>
          <table:table-cell table:number-columns-repeated="997"/>
        </table:table-row>
        <table:table-row table:style-name="ro3">
          <table:table-cell table:style-name="ce1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2441.208333333" calcext:value-type="float">
            <text:p>702441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89876687526703" calcext:value-type="float">
            <text:p>0.989876687526703</text:p>
          </table:table-cell>
          <table:table-cell/>
          <table:table-cell office:value-type="float" office:value="702440.882631859" calcext:value-type="float">
            <text:p>702440.882631859</text:p>
          </table:table-cell>
          <table:table-cell/>
          <table:table-cell table:style-name="ce1" table:formula="of:=[.U139]-[.G139]" office:value-type="float" office:value="-0.325701473979279" calcext:value-type="float">
            <text:p>-0.325701473979279</text:p>
          </table:table-cell>
          <table:table-cell/>
          <table:table-cell table:style-name="ce1" office:value-type="float" office:value="359.124203551732" calcext:value-type="float">
            <text:p>359.124203551732</text:p>
          </table:table-cell>
          <table:table-cell/>
          <table:table-cell office:value-type="float" office:value="358.1864998889" calcext:value-type="float">
            <text:p>358.1864998889</text:p>
          </table:table-cell>
          <table:table-cell table:number-columns-repeated="997"/>
        </table:table-row>
        <table:table-row table:style-name="ro3">
          <table:table-cell table:style-name="ce1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02806.325" calcext:value-type="float">
            <text:p>702806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0210173279047" calcext:value-type="float">
            <text:p>0.090210173279047</text:p>
          </table:table-cell>
          <table:table-cell/>
          <table:table-cell office:value-type="float" office:value="702806.12575709" calcext:value-type="float">
            <text:p>702806.12575709</text:p>
          </table:table-cell>
          <table:table-cell/>
          <table:table-cell table:style-name="ce1" table:formula="of:=[.U140]-[.G140]" office:value-type="float" office:value="-0.199242909904569" calcext:value-type="float">
            <text:p>-0.199242909904569</text:p>
          </table:table-cell>
          <table:table-cell/>
          <table:table-cell table:style-name="ce1" office:value-type="float" office:value="358.882202363646" calcext:value-type="float">
            <text:p>358.882202363646</text:p>
          </table:table-cell>
          <table:table-cell/>
          <table:table-cell office:value-type="float" office:value="357.095248245856" calcext:value-type="float">
            <text:p>357.095248245856</text:p>
          </table:table-cell>
          <table:table-cell table:number-columns-repeated="997"/>
        </table:table-row>
        <table:table-row table:style-name="ro3">
          <table:table-cell table:style-name="ce1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03171.391666667" calcext:value-type="float">
            <text:p>703171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18973202258348" calcext:value-type="float">
            <text:p>0.318973202258348</text:p>
          </table:table-cell>
          <table:table-cell/>
          <table:table-cell office:value-type="float" office:value="703171.366888176" calcext:value-type="float">
            <text:p>703171.366888176</text:p>
          </table:table-cell>
          <table:table-cell/>
          <table:table-cell table:style-name="ce1" table:formula="of:=[.U141]-[.G141]" office:value-type="float" office:value="-0.0247784910025075" calcext:value-type="float">
            <text:p>-0.024778491002508</text:p>
          </table:table-cell>
          <table:table-cell/>
          <table:table-cell table:style-name="ce1" office:value-type="float" office:value="358.64267154289" calcext:value-type="float">
            <text:p>358.64267154289</text:p>
          </table:table-cell>
          <table:table-cell/>
          <table:table-cell office:value-type="float" office:value="356.163971926308" calcext:value-type="float">
            <text:p>356.163971926308</text:p>
          </table:table-cell>
          <table:table-cell table:number-columns-repeated="997"/>
        </table:table-row>
        <table:table-row table:style-name="ro3">
          <table:table-cell table:style-name="ce1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3537.566666667" calcext:value-type="float">
            <text:p>703537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36750421673059" calcext:value-type="float">
            <text:p>0.836750421673059</text:p>
          </table:table-cell>
          <table:table-cell/>
          <table:table-cell office:value-type="float" office:value="703536.614469966" calcext:value-type="float">
            <text:p>703536.614469966</text:p>
          </table:table-cell>
          <table:table-cell/>
          <table:table-cell table:style-name="ce1" table:formula="of:=[.U142]-[.G142]" office:value-type="float" office:value="-0.952196700964123" calcext:value-type="float">
            <text:p>-0.952196700964123</text:p>
          </table:table-cell>
          <table:table-cell/>
          <table:table-cell table:style-name="ce1" office:value-type="float" office:value="358.397219198763" calcext:value-type="float">
            <text:p>358.397219198763</text:p>
          </table:table-cell>
          <table:table-cell/>
          <table:table-cell office:value-type="float" office:value="355.648281714184" calcext:value-type="float">
            <text:p>355.648281714184</text:p>
          </table:table-cell>
          <table:table-cell table:number-columns-repeated="997"/>
        </table:table-row>
        <table:table-row table:style-name="ro3">
          <table:table-cell table:style-name="ce1" office:value-type="float" office:value="1928" calcext:value-type="float">
            <text:p>1928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03902.566666667" calcext:value-type="float">
            <text:p>703902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928" calcext:value-type="float">
            <text:p>19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27000766992569" calcext:value-type="float">
            <text:p>0.827000766992569</text:p>
          </table:table-cell>
          <table:table-cell/>
          <table:table-cell office:value-type="float" office:value="703901.852657639" calcext:value-type="float">
            <text:p>703901.852657639</text:p>
          </table:table-cell>
          <table:table-cell/>
          <table:table-cell table:style-name="ce1" table:formula="of:=[.U143]-[.G143]" office:value-type="float" office:value="-0.714009028044529" calcext:value-type="float">
            <text:p>-0.714009028044529</text:p>
          </table:table-cell>
          <table:table-cell/>
          <table:table-cell table:style-name="ce1" office:value-type="float" office:value="359.153303603143" calcext:value-type="float">
            <text:p>359.153303603143</text:p>
          </table:table-cell>
          <table:table-cell/>
          <table:table-cell office:value-type="float" office:value="356.659107545842" calcext:value-type="float">
            <text:p>356.659107545842</text:p>
          </table:table-cell>
          <table:table-cell table:number-columns-repeated="997"/>
        </table:table-row>
        <table:table-row table:style-name="ro3">
          <table:table-cell table:style-name="ce1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04267.666666667" calcext:value-type="float">
            <text:p>704267.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95556288957596" calcext:value-type="float">
            <text:p>0.595556288957596</text:p>
          </table:table-cell>
          <table:table-cell/>
          <table:table-cell office:value-type="float" office:value="704267.094858025" calcext:value-type="float">
            <text:p>704267.094858025</text:p>
          </table:table-cell>
          <table:table-cell/>
          <table:table-cell table:style-name="ce1" table:formula="of:=[.U144]-[.G144]" office:value-type="float" office:value="-0.571808642009273" calcext:value-type="float">
            <text:p>-0.571808642009273</text:p>
          </table:table-cell>
          <table:table-cell/>
          <table:table-cell table:style-name="ce1" office:value-type="float" office:value="358.913233912015" calcext:value-type="float">
            <text:p>358.913233912015</text:p>
          </table:table-cell>
          <table:table-cell/>
          <table:table-cell office:value-type="float" office:value="357.102020903185" calcext:value-type="float">
            <text:p>357.102020903185</text:p>
          </table:table-cell>
          <table:table-cell table:number-columns-repeated="997"/>
        </table:table-row>
        <table:table-row table:style-name="ro3">
          <table:table-cell table:style-name="ce1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04632.833333333" calcext:value-type="float">
            <text:p>704632.833333333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.672275319695473" calcext:value-type="float">
            <text:p>0.672275319695473</text:p>
          </table:table-cell>
          <table:table-cell/>
          <table:table-cell office:value-type="float" office:value="704632.339355747" calcext:value-type="float">
            <text:p>704632.339355747</text:p>
          </table:table-cell>
          <table:table-cell/>
          <table:table-cell table:style-name="ce1" table:formula="of:=[.U145]-[.G145]" office:value-type="float" office:value="-0.493977586040273" calcext:value-type="float">
            <text:p>-0.493977586040273</text:p>
          </table:table-cell>
          <table:table-cell/>
          <table:table-cell table:style-name="ce1" office:value-type="float" office:value="358.670408303311" calcext:value-type="float">
            <text:p>358.670408303311</text:p>
          </table:table-cell>
          <table:table-cell/>
          <table:table-cell office:value-type="float" office:value="357.708935977007" calcext:value-type="float">
            <text:p>357.708935977007</text:p>
          </table:table-cell>
          <table:table-cell table:number-columns-repeated="997"/>
        </table:table-row>
        <table:table-row table:style-name="ro3">
          <table:table-cell table:style-name="ce1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04997.683333333" calcext:value-type="float">
            <text:p>704997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561237942427397" calcext:value-type="float">
            <text:p>0.561237942427397</text:p>
          </table:table-cell>
          <table:table-cell/>
          <table:table-cell office:value-type="float" office:value="704997.571223082" calcext:value-type="float">
            <text:p>704997.571223082</text:p>
          </table:table-cell>
          <table:table-cell/>
          <table:table-cell table:style-name="ce1" table:formula="of:=[.U146]-[.G146]" office:value-type="float" office:value="-0.112110250978731" calcext:value-type="float">
            <text:p>-0.112110250978731</text:p>
          </table:table-cell>
          <table:table-cell/>
          <table:table-cell table:style-name="ce1" office:value-type="float" office:value="358.439190622856" calcext:value-type="float">
            <text:p>358.439190622856</text:p>
          </table:table-cell>
          <table:table-cell/>
          <table:table-cell office:value-type="float" office:value="358.170155883439" calcext:value-type="float">
            <text:p>358.170155883439</text:p>
          </table:table-cell>
          <table:table-cell table:number-columns-repeated="997"/>
        </table:table-row>
        <table:table-row table:style-name="ro3">
          <table:table-cell table:style-name="ce1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05363.691666667" calcext:value-type="float">
            <text:p>70536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187381144613028" calcext:value-type="float">
            <text:p>0.187381144613028</text:p>
          </table:table-cell>
          <table:table-cell/>
          <table:table-cell office:value-type="float" office:value="705362.810546793" calcext:value-type="float">
            <text:p>705362.810546793</text:p>
          </table:table-cell>
          <table:table-cell/>
          <table:table-cell table:style-name="ce1" table:formula="of:=[.U147]-[.G147]" office:value-type="float" office:value="-0.881119873956777" calcext:value-type="float">
            <text:p>-0.881119873956777</text:p>
          </table:table-cell>
          <table:table-cell/>
          <table:table-cell table:style-name="ce1" office:value-type="float" office:value="359.195681836332" calcext:value-type="float">
            <text:p>359.195681836332</text:p>
          </table:table-cell>
          <table:table-cell/>
          <table:table-cell office:value-type="float" office:value="359.196661895152" calcext:value-type="float">
            <text:p>359.196661895152</text:p>
          </table:table-cell>
          <table:table-cell table:number-columns-repeated="997"/>
        </table:table-row>
        <table:table-row table:style-name="ro3">
          <table:table-cell table:style-name="ce1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5728.758333333" calcext:value-type="float">
            <text:p>705728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360186312347651" calcext:value-type="float">
            <text:p>0.360186312347651</text:p>
          </table:table-cell>
          <table:table-cell/>
          <table:table-cell office:value-type="float" office:value="705728.050944574" calcext:value-type="float">
            <text:p>705728.050944574</text:p>
          </table:table-cell>
          <table:table-cell/>
          <table:table-cell table:style-name="ce1" table:formula="of:=[.U148]-[.G148]" office:value-type="float" office:value="-0.707388759008609" calcext:value-type="float">
            <text:p>-0.707388759008609</text:p>
          </table:table-cell>
          <table:table-cell/>
          <table:table-cell table:style-name="ce1" office:value-type="float" office:value="358.956574872027" calcext:value-type="float">
            <text:p>358.956574872027</text:p>
          </table:table-cell>
          <table:table-cell/>
          <table:table-cell office:value-type="float" office:value="358.702553076193" calcext:value-type="float">
            <text:p>358.702553076193</text:p>
          </table:table-cell>
          <table:table-cell table:number-columns-repeated="997"/>
        </table:table-row>
        <table:table-row table:style-name="ro3">
          <table:table-cell table:style-name="ce1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6093.758333333" calcext:value-type="float">
            <text:p>706093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515369363129139" calcext:value-type="float">
            <text:p>0.051536936312914</text:p>
          </table:table-cell>
          <table:table-cell/>
          <table:table-cell office:value-type="float" office:value="706093.28753579" calcext:value-type="float">
            <text:p>706093.28753579</text:p>
          </table:table-cell>
          <table:table-cell/>
          <table:table-cell table:style-name="ce1" table:formula="of:=[.U149]-[.G149]" office:value-type="float" office:value="-0.470797542948276" calcext:value-type="float">
            <text:p>-0.470797542948276</text:p>
          </table:table-cell>
          <table:table-cell/>
          <table:table-cell table:style-name="ce1" office:value-type="float" office:value="358.721340517801" calcext:value-type="float">
            <text:p>358.721340517801</text:p>
          </table:table-cell>
          <table:table-cell/>
          <table:table-cell office:value-type="float" office:value="357.785106381063" calcext:value-type="float">
            <text:p>357.785106381063</text:p>
          </table:table-cell>
          <table:table-cell table:number-columns-repeated="997"/>
        </table:table-row>
        <table:table-row table:style-name="ro3">
          <table:table-cell table:style-name="ce1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06458.841666667" calcext:value-type="float">
            <text:p>706458.8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43230801820755" calcext:value-type="float">
            <text:p>0.43230801820755</text:p>
          </table:table-cell>
          <table:table-cell/>
          <table:table-cell office:value-type="float" office:value="706458.528077992" calcext:value-type="float">
            <text:p>706458.528077992</text:p>
          </table:table-cell>
          <table:table-cell/>
          <table:table-cell table:style-name="ce1" table:formula="of:=[.U150]-[.G150]" office:value-type="float" office:value="-0.313588674995117" calcext:value-type="float">
            <text:p>-0.313588674995117</text:p>
          </table:table-cell>
          <table:table-cell/>
          <table:table-cell table:style-name="ce1" office:value-type="float" office:value="358.483118024156" calcext:value-type="float">
            <text:p>358.483118024156</text:p>
          </table:table-cell>
          <table:table-cell/>
          <table:table-cell office:value-type="float" office:value="356.69784925798" calcext:value-type="float">
            <text:p>356.69784925798</text:p>
          </table:table-cell>
          <table:table-cell table:number-columns-repeated="997"/>
        </table:table-row>
        <table:table-row table:style-name="ro3">
          <table:table-cell table:style-name="ce1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06824.716666667" calcext:value-type="float">
            <text:p>706824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49797569960356" calcext:value-type="float">
            <text:p>0.149797569960356</text:p>
          </table:table-cell>
          <table:table-cell/>
          <table:table-cell office:value-type="float" office:value="706823.761215137" calcext:value-type="float">
            <text:p>706823.761215137</text:p>
          </table:table-cell>
          <table:table-cell/>
          <table:table-cell table:style-name="ce1" table:formula="of:=[.U151]-[.G151]" office:value-type="float" office:value="-0.955451530055143" calcext:value-type="float">
            <text:p>-0.955451530055143</text:p>
          </table:table-cell>
          <table:table-cell/>
          <table:table-cell table:style-name="ce1" office:value-type="float" office:value="359.244211277146" calcext:value-type="float">
            <text:p>359.244211277146</text:p>
          </table:table-cell>
          <table:table-cell/>
          <table:table-cell office:value-type="float" office:value="356.764588914317" calcext:value-type="float">
            <text:p>356.764588914317</text:p>
          </table:table-cell>
          <table:table-cell table:number-columns-repeated="997"/>
        </table:table-row>
        <table:table-row table:style-name="ro3">
          <table:table-cell table:style-name="ce1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07189.75" calcext:value-type="float">
            <text:p>707189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61233175545931" calcext:value-type="float">
            <text:p>0.161233175545931</text:p>
          </table:table-cell>
          <table:table-cell/>
          <table:table-cell office:value-type="float" office:value="707188.999417523" calcext:value-type="float">
            <text:p>707188.999417523</text:p>
          </table:table-cell>
          <table:table-cell/>
          <table:table-cell table:style-name="ce1" table:formula="of:=[.U152]-[.G152]" office:value-type="float" office:value="-0.750582476961426" calcext:value-type="float">
            <text:p>-0.750582476961426</text:p>
          </table:table-cell>
          <table:table-cell/>
          <table:table-cell table:style-name="ce1" office:value-type="float" office:value="359.007855032291" calcext:value-type="float">
            <text:p>359.007855032291</text:p>
          </table:table-cell>
          <table:table-cell/>
          <table:table-cell office:value-type="float" office:value="356.258955398229" calcext:value-type="float">
            <text:p>356.258955398229</text:p>
          </table:table-cell>
          <table:table-cell table:number-columns-repeated="997"/>
        </table:table-row>
        <table:table-row table:style-name="ro3">
          <table:table-cell table:style-name="ce1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7554.966666667" calcext:value-type="float">
            <text:p>707554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7277819514275" calcext:value-type="float">
            <text:p>0.045727781951428</text:p>
          </table:table-cell>
          <table:table-cell/>
          <table:table-cell office:value-type="float" office:value="707554.2444762" calcext:value-type="float">
            <text:p>707554.2444762</text:p>
          </table:table-cell>
          <table:table-cell/>
          <table:table-cell table:style-name="ce1" table:formula="of:=[.U153]-[.G153]" office:value-type="float" office:value="-0.722190467058681" calcext:value-type="float">
            <text:p>-0.722190467058681</text:p>
          </table:table-cell>
          <table:table-cell/>
          <table:table-cell table:style-name="ce1" office:value-type="float" office:value="358.764617997986" calcext:value-type="float">
            <text:p>358.764617997986</text:p>
          </table:table-cell>
          <table:table-cell/>
          <table:table-cell office:value-type="float" office:value="356.271060438386" calcext:value-type="float">
            <text:p>356.271060438386</text:p>
          </table:table-cell>
          <table:table-cell table:number-columns-repeated="997"/>
        </table:table-row>
        <table:table-row table:style-name="ro3"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7919.966666667" calcext:value-type="float">
            <text:p>707919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64650075137615" calcext:value-type="float">
            <text:p>0.164650075137615</text:p>
          </table:table-cell>
          <table:table-cell/>
          <table:table-cell office:value-type="float" office:value="707919.480669896" calcext:value-type="float">
            <text:p>707919.480669896</text:p>
          </table:table-cell>
          <table:table-cell/>
          <table:table-cell table:style-name="ce1" table:formula="of:=[.U154]-[.G154]" office:value-type="float" office:value="-0.485996771021746" calcext:value-type="float">
            <text:p>-0.485996771021746</text:p>
          </table:table-cell>
          <table:table-cell/>
          <table:table-cell table:style-name="ce1" office:value-type="float" office:value="358.528942858469" calcext:value-type="float">
            <text:p>358.528942858469</text:p>
          </table:table-cell>
          <table:table-cell/>
          <table:table-cell office:value-type="float" office:value="356.718030069871" calcext:value-type="float">
            <text:p>356.718030069871</text:p>
          </table:table-cell>
          <table:table-cell table:number-columns-repeated="997"/>
        </table:table-row>
        <table:table-row table:style-name="ro3">
          <table:table-cell table:style-name="ce1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08285.15" calcext:value-type="float">
            <text:p>708285.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12913028895855" calcext:value-type="float">
            <text:p>0.712913028895855</text:p>
          </table:table-cell>
          <table:table-cell/>
          <table:table-cell office:value-type="float" office:value="708284.723411745" calcext:value-type="float">
            <text:p>708284.723411745</text:p>
          </table:table-cell>
          <table:table-cell/>
          <table:table-cell table:style-name="ce1" table:formula="of:=[.U155]-[.G155]" office:value-type="float" office:value="-0.426588254980743" calcext:value-type="float">
            <text:p>-0.426588254980743</text:p>
          </table:table-cell>
          <table:table-cell/>
          <table:table-cell table:style-name="ce1" office:value-type="float" office:value="359.282062463837" calcext:value-type="float">
            <text:p>359.282062463837</text:p>
          </table:table-cell>
          <table:table-cell/>
          <table:table-cell office:value-type="float" office:value="358.321905485027" calcext:value-type="float">
            <text:p>358.321905485027</text:p>
          </table:table-cell>
          <table:table-cell table:number-columns-repeated="997"/>
        </table:table-row>
        <table:table-row table:style-name="ro3">
          <table:table-cell table:style-name="ce1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8650.333333333" calcext:value-type="float">
            <text:p>708650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496715046465397" calcext:value-type="float">
            <text:p>0.04967150464654</text:p>
          </table:table-cell>
          <table:table-cell/>
          <table:table-cell office:value-type="float" office:value="708649.966701161" calcext:value-type="float">
            <text:p>708649.966701161</text:p>
          </table:table-cell>
          <table:table-cell/>
          <table:table-cell table:style-name="ce1" table:formula="of:=[.U156]-[.G156]" office:value-type="float" office:value="-0.366632172022946" calcext:value-type="float">
            <text:p>-0.366632172022946</text:p>
          </table:table-cell>
          <table:table-cell/>
          <table:table-cell table:style-name="ce1" office:value-type="float" office:value="359.040302559657" calcext:value-type="float">
            <text:p>359.040302559657</text:p>
          </table:table-cell>
          <table:table-cell/>
          <table:table-cell office:value-type="float" office:value="358.771801006642" calcext:value-type="float">
            <text:p>358.771801006642</text:p>
          </table:table-cell>
          <table:table-cell table:number-columns-repeated="997"/>
        </table:table-row>
        <table:table-row table:style-name="ro3">
          <table:table-cell table:style-name="ce1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09015.433333333" calcext:value-type="float">
            <text:p>709015.4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18605615198612" calcext:value-type="float">
            <text:p>0.718605615198612</text:p>
          </table:table-cell>
          <table:table-cell/>
          <table:table-cell office:value-type="float" office:value="709015.204665698" calcext:value-type="float">
            <text:p>709015.204665698</text:p>
          </table:table-cell>
          <table:table-cell/>
          <table:table-cell table:style-name="ce1" table:formula="of:=[.U157]-[.G157]" office:value-type="float" office:value="-0.228667635004967" calcext:value-type="float">
            <text:p>-0.228667635004967</text:p>
          </table:table-cell>
          <table:table-cell/>
          <table:table-cell table:style-name="ce1" office:value-type="float" office:value="358.803508194396" calcext:value-type="float">
            <text:p>358.803508194396</text:p>
          </table:table-cell>
          <table:table-cell/>
          <table:table-cell office:value-type="float" office:value="358.8050236339" calcext:value-type="float">
            <text:p>358.8050236339</text:p>
          </table:table-cell>
          <table:table-cell table:number-columns-repeated="997"/>
        </table:table-row>
        <table:table-row table:style-name="ro3">
          <table:table-cell table:style-name="ce1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09380.55" calcext:value-type="float">
            <text:p>709380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57132714241743" calcext:value-type="float">
            <text:p>0.857132714241743</text:p>
          </table:table-cell>
          <table:table-cell/>
          <table:table-cell office:value-type="float" office:value="709380.444345231" calcext:value-type="float">
            <text:p>709380.444345231</text:p>
          </table:table-cell>
          <table:table-cell/>
          <table:table-cell table:style-name="ce1" table:formula="of:=[.U158]-[.G158]" office:value-type="float" office:value="-0.105654768995009" calcext:value-type="float">
            <text:p>-0.105654768995009</text:p>
          </table:table-cell>
          <table:table-cell/>
          <table:table-cell table:style-name="ce1" office:value-type="float" office:value="358.566177013519" calcext:value-type="float">
            <text:p>358.566177013519</text:p>
          </table:table-cell>
          <table:table-cell/>
          <table:table-cell office:value-type="float" office:value="358.313186796702" calcext:value-type="float">
            <text:p>358.313186796702</text:p>
          </table:table-cell>
          <table:table-cell table:number-columns-repeated="997"/>
        </table:table-row>
        <table:table-row table:style-name="ro3">
          <table:table-cell table:style-name="ce1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9746.525" calcext:value-type="float">
            <text:p>709746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8119452521205" calcext:value-type="float">
            <text:p>0.68119452521205</text:p>
          </table:table-cell>
          <table:table-cell/>
          <table:table-cell office:value-type="float" office:value="709745.678945274" calcext:value-type="float">
            <text:p>709745.678945274</text:p>
          </table:table-cell>
          <table:table-cell/>
          <table:table-cell table:style-name="ce1" table:formula="of:=[.U159]-[.G159]" office:value-type="float" office:value="-0.846054726047441" calcext:value-type="float">
            <text:p>-0.846054726047441</text:p>
          </table:table-cell>
          <table:table-cell/>
          <table:table-cell table:style-name="ce1" office:value-type="float" office:value="359.32595626398" calcext:value-type="float">
            <text:p>359.32595626398</text:p>
          </table:table-cell>
          <table:table-cell/>
          <table:table-cell office:value-type="float" office:value="358.387797834806" calcext:value-type="float">
            <text:p>358.387797834806</text:p>
          </table:table-cell>
          <table:table-cell table:number-columns-repeated="997"/>
        </table:table-row>
        <table:table-row table:style-name="ro3">
          <table:table-cell table:style-name="ce1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0111.575" calcext:value-type="float">
            <text:p>710111.5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140637904405594" calcext:value-type="float">
            <text:p>0.001406379044056</text:p>
          </table:table-cell>
          <table:table-cell/>
          <table:table-cell office:value-type="float" office:value="710110.915278754" calcext:value-type="float">
            <text:p>710110.915278754</text:p>
          </table:table-cell>
          <table:table-cell/>
          <table:table-cell table:style-name="ce1" table:formula="of:=[.U160]-[.G160]" office:value-type="float" office:value="-0.659721245989203" calcext:value-type="float">
            <text:p>-0.659721245989203</text:p>
          </table:table-cell>
          <table:table-cell/>
          <table:table-cell table:style-name="ce1" office:value-type="float" office:value="359.09126473479" calcext:value-type="float">
            <text:p>359.09126473479</text:p>
          </table:table-cell>
          <table:table-cell/>
          <table:table-cell office:value-type="float" office:value="357.304160951226" calcext:value-type="float">
            <text:p>357.304160951226</text:p>
          </table:table-cell>
          <table:table-cell table:number-columns-repeated="997"/>
        </table:table-row>
        <table:table-row table:style-name="ro3">
          <table:table-cell table:style-name="ce1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10476.758333333" calcext:value-type="float">
            <text:p>710476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12257961928844" calcext:value-type="float">
            <text:p>0.912257961928844</text:p>
          </table:table-cell>
          <table:table-cell/>
          <table:table-cell office:value-type="float" office:value="710476.155494624" calcext:value-type="float">
            <text:p>710476.155494624</text:p>
          </table:table-cell>
          <table:table-cell/>
          <table:table-cell table:style-name="ce1" table:formula="of:=[.U161]-[.G161]" office:value-type="float" office:value="-0.602838708902709" calcext:value-type="float">
            <text:p>-0.602838708902709</text:p>
          </table:table-cell>
          <table:table-cell/>
          <table:table-cell table:style-name="ce1" office:value-type="float" office:value="358.853068367403" calcext:value-type="float">
            <text:p>358.853068367403</text:p>
          </table:table-cell>
          <table:table-cell/>
          <table:table-cell office:value-type="float" office:value="356.374821360376" calcext:value-type="float">
            <text:p>356.374821360376</text:p>
          </table:table-cell>
          <table:table-cell table:number-columns-repeated="997"/>
        </table:table-row>
        <table:table-row table:style-name="ro3"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10841.675" calcext:value-type="float">
            <text:p>710841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3826426267624" calcext:value-type="float">
            <text:p>0.173826426267624</text:p>
          </table:table-cell>
          <table:table-cell/>
          <table:table-cell office:value-type="float" office:value="710841.384842935" calcext:value-type="float">
            <text:p>710841.384842935</text:p>
          </table:table-cell>
          <table:table-cell/>
          <table:table-cell table:style-name="ce1" table:formula="of:=[.U162]-[.G162]" office:value-type="float" office:value="-0.290157065028325" calcext:value-type="float">
            <text:p>-0.290157065028325</text:p>
          </table:table-cell>
          <table:table-cell/>
          <table:table-cell table:style-name="ce1" office:value-type="float" office:value="358.624271085569" calcext:value-type="float">
            <text:p>358.624271085569</text:p>
          </table:table-cell>
          <table:table-cell/>
          <table:table-cell office:value-type="float" office:value="355.876463274355" calcext:value-type="float">
            <text:p>355.876463274355</text:p>
          </table:table-cell>
          <table:table-cell table:number-columns-repeated="997"/>
        </table:table-row>
        <table:table-row table:style-name="ro3">
          <table:table-cell table:style-name="ce1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11207.616666667" calcext:value-type="float">
            <text:p>711207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7754412740469" calcext:value-type="float">
            <text:p>0.87754412740469</text:p>
          </table:table-cell>
          <table:table-cell/>
          <table:table-cell office:value-type="float" office:value="711206.616581628" calcext:value-type="float">
            <text:p>711206.616581628</text:p>
          </table:table-cell>
          <table:table-cell/>
          <table:table-cell table:style-name="ce1" table:formula="of:=[.U163]-[.G163]" office:value-type="float" office:value="-1.00008503906429" calcext:value-type="float">
            <text:p>-1.00008503906429</text:p>
          </table:table-cell>
          <table:table-cell/>
          <table:table-cell table:style-name="ce1" office:value-type="float" office:value="359.388099553569" calcext:value-type="float">
            <text:p>359.388099553569</text:p>
          </table:table-cell>
          <table:table-cell/>
          <table:table-cell office:value-type="float" office:value="356.895496507277" calcext:value-type="float">
            <text:p>356.895496507277</text:p>
          </table:table-cell>
          <table:table-cell table:number-columns-repeated="997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11572.716666667" calcext:value-type="float">
            <text:p>711572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874334543943" calcext:value-type="float">
            <text:p>0.418874334543943</text:p>
          </table:table-cell>
          <table:table-cell/>
          <table:table-cell office:value-type="float" office:value="711571.852374218" calcext:value-type="float">
            <text:p>711571.852374218</text:p>
          </table:table-cell>
          <table:table-cell/>
          <table:table-cell table:style-name="ce1" table:formula="of:=[.U164]-[.G164]" office:value-type="float" office:value="-0.864292448968627" calcext:value-type="float">
            <text:p>-0.864292448968627</text:p>
          </table:table-cell>
          <table:table-cell/>
          <table:table-cell table:style-name="ce1" office:value-type="float" office:value="359.153928094376" calcext:value-type="float">
            <text:p>359.153928094376</text:p>
          </table:table-cell>
          <table:table-cell/>
          <table:table-cell office:value-type="float" office:value="357.344431084595" calcext:value-type="float">
            <text:p>357.344431084595</text:p>
          </table:table-cell>
          <table:table-cell table:number-columns-repeated="997"/>
        </table:table-row>
        <table:table-row table:style-name="ro3">
          <table:table-cell table:style-name="ce1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1937.75" calcext:value-type="float">
            <text:p>711937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3884352296591" calcext:value-type="float">
            <text:p>0.773884352296591</text:p>
          </table:table-cell>
          <table:table-cell/>
          <table:table-cell office:value-type="float" office:value="711937.084565198" calcext:value-type="float">
            <text:p>711937.084565198</text:p>
          </table:table-cell>
          <table:table-cell/>
          <table:table-cell table:style-name="ce1" table:formula="of:=[.U165]-[.G165]" office:value-type="float" office:value="-0.665434801951051" calcext:value-type="float">
            <text:p>-0.665434801951051</text:p>
          </table:table-cell>
          <table:table-cell/>
          <table:table-cell table:style-name="ce1" office:value-type="float" office:value="358.922677891529" calcext:value-type="float">
            <text:p>358.922677891529</text:p>
          </table:table-cell>
          <table:table-cell/>
          <table:table-cell office:value-type="float" office:value="357.962614394408" calcext:value-type="float">
            <text:p>357.962614394408</text:p>
          </table:table-cell>
          <table:table-cell table:number-columns-repeated="997"/>
        </table:table-row>
        <table:table-row table:style-name="ro3">
          <table:table-cell table:style-name="ce1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12302.85" calcext:value-type="float">
            <text:p>712302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78931441158056" calcext:value-type="float">
            <text:p>0.678931441158056</text:p>
          </table:table-cell>
          <table:table-cell/>
          <table:table-cell office:value-type="float" office:value="712302.31922148" calcext:value-type="float">
            <text:p>712302.31922148</text:p>
          </table:table-cell>
          <table:table-cell/>
          <table:table-cell table:style-name="ce1" table:formula="of:=[.U166]-[.G166]" office:value-type="float" office:value="-0.530778519925661" calcext:value-type="float">
            <text:p>-0.530778519925661</text:p>
          </table:table-cell>
          <table:table-cell/>
          <table:table-cell table:style-name="ce1" office:value-type="float" office:value="358.690225286082" calcext:value-type="float">
            <text:p>358.690225286082</text:p>
          </table:table-cell>
          <table:table-cell/>
          <table:table-cell office:value-type="float" office:value="358.421965551835" calcext:value-type="float">
            <text:p>358.421965551835</text:p>
          </table:table-cell>
          <table:table-cell table:number-columns-repeated="997"/>
        </table:table-row>
        <table:table-row table:style-name="ro3">
          <table:table-cell table:style-name="ce1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12667.9" calcext:value-type="float">
            <text:p>712667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134949319064617" calcext:value-type="float">
            <text:p>0.134949319064617</text:p>
          </table:table-cell>
          <table:table-cell/>
          <table:table-cell office:value-type="float" office:value="712667.550788159" calcext:value-type="float">
            <text:p>712667.550788159</text:p>
          </table:table-cell>
          <table:table-cell/>
          <table:table-cell table:style-name="ce1" table:formula="of:=[.U167]-[.G167]" office:value-type="float" office:value="-0.349211841006763" calcext:value-type="float">
            <text:p>-0.349211841006763</text:p>
          </table:table-cell>
          <table:table-cell/>
          <table:table-cell table:style-name="ce1" office:value-type="float" office:value="359.453284298339" calcext:value-type="float">
            <text:p>359.453284298339</text:p>
          </table:table-cell>
          <table:table-cell/>
          <table:table-cell office:value-type="float" office:value="359.454285395292" calcext:value-type="float">
            <text:p>359.454285395292</text:p>
          </table:table-cell>
          <table:table-cell table:number-columns-repeated="997"/>
        </table:table-row>
        <table:table-row table:style-name="ro3">
          <table:table-cell table:style-name="ce1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13032.933333333" calcext:value-type="float">
            <text:p>713032.9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3254510611296" calcext:value-type="float">
            <text:p>0.913254510611296</text:p>
          </table:table-cell>
          <table:table-cell/>
          <table:table-cell office:value-type="float" office:value="713032.78118976" calcext:value-type="float">
            <text:p>713032.78118976</text:p>
          </table:table-cell>
          <table:table-cell/>
          <table:table-cell table:style-name="ce1" table:formula="of:=[.U168]-[.G168]" office:value-type="float" office:value="-0.152143573039211" calcext:value-type="float">
            <text:p>-0.152143573039211</text:p>
          </table:table-cell>
          <table:table-cell/>
          <table:table-cell table:style-name="ce1" office:value-type="float" office:value="359.224334906754" calcext:value-type="float">
            <text:p>359.224334906754</text:p>
          </table:table-cell>
          <table:table-cell/>
          <table:table-cell office:value-type="float" office:value="358.969779761035" calcext:value-type="float">
            <text:p>358.969779761035</text:p>
          </table:table-cell>
          <table:table-cell table:number-columns-repeated="997"/>
        </table:table-row>
        <table:table-row table:style-name="ro3">
          <table:table-cell table:style-name="ce1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3399.008333333" calcext:value-type="float">
            <text:p>713399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74523304402828" calcext:value-type="float">
            <text:p>0.374523304402828</text:p>
          </table:table-cell>
          <table:table-cell/>
          <table:table-cell office:value-type="float" office:value="713398.014843419" calcext:value-type="float">
            <text:p>713398.014843419</text:p>
          </table:table-cell>
          <table:table-cell/>
          <table:table-cell table:style-name="ce1" table:formula="of:=[.U169]-[.G169]" office:value-type="float" office:value="-0.993489913991652" calcext:value-type="float">
            <text:p>-0.993489913991652</text:p>
          </table:table-cell>
          <table:table-cell/>
          <table:table-cell table:style-name="ce1" office:value-type="float" office:value="358.992729363599" calcext:value-type="float">
            <text:p>358.992729363599</text:p>
          </table:table-cell>
          <table:table-cell/>
          <table:table-cell office:value-type="float" office:value="358.055792854755" calcext:value-type="float">
            <text:p>358.055792854755</text:p>
          </table:table-cell>
          <table:table-cell table:number-columns-repeated="997"/>
        </table:table-row>
        <table:table-row table:style-name="ro3">
          <table:table-cell table:style-name="ce1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3763.958333333" calcext:value-type="float">
            <text:p>713763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93595058470964" calcext:value-type="float">
            <text:p>0.393595058470964</text:p>
          </table:table-cell>
          <table:table-cell/>
          <table:table-cell office:value-type="float" office:value="713763.240551108" calcext:value-type="float">
            <text:p>713763.240551108</text:p>
          </table:table-cell>
          <table:table-cell/>
          <table:table-cell table:style-name="ce1" table:formula="of:=[.U170]-[.G170]" office:value-type="float" office:value="-0.717782224994153" calcext:value-type="float">
            <text:p>-0.717782224994153</text:p>
          </table:table-cell>
          <table:table-cell/>
          <table:table-cell table:style-name="ce1" office:value-type="float" office:value="358.767664957171" calcext:value-type="float">
            <text:p>358.767664957171</text:p>
          </table:table-cell>
          <table:table-cell/>
          <table:table-cell office:value-type="float" office:value="356.981985771688" calcext:value-type="float">
            <text:p>356.981985771688</text:p>
          </table:table-cell>
          <table:table-cell table:number-columns-repeated="997"/>
        </table:table-row>
        <table:table-row table:style-name="ro3"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4128.958333333" calcext:value-type="float">
            <text:p>714128.9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288989841938" calcext:value-type="float">
            <text:p>0.55288989841938</text:p>
          </table:table-cell>
          <table:table-cell/>
          <table:table-cell office:value-type="float" office:value="714128.467745062" calcext:value-type="float">
            <text:p>714128.467745062</text:p>
          </table:table-cell>
          <table:table-cell/>
          <table:table-cell table:style-name="ce1" table:formula="of:=[.U171]-[.G171]" office:value-type="float" office:value="-0.490588271059096" calcext:value-type="float">
            <text:p>-0.490588271059096</text:p>
          </table:table-cell>
          <table:table-cell/>
          <table:table-cell table:style-name="ce1" office:value-type="float" office:value="359.535814429768" calcext:value-type="float">
            <text:p>359.535814429768</text:p>
          </table:table-cell>
          <table:table-cell/>
          <table:table-cell office:value-type="float" office:value="357.05643157713" calcext:value-type="float">
            <text:p>357.05643157713</text:p>
          </table:table-cell>
          <table:table-cell table:number-columns-repeated="997"/>
        </table:table-row>
        <table:table-row table:style-name="ro3"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14494.141666667" calcext:value-type="float">
            <text:p>714494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13967782258987" calcext:value-type="float">
            <text:p>0.513967782258987</text:p>
          </table:table-cell>
          <table:table-cell/>
          <table:table-cell office:value-type="float" office:value="714493.701051367" calcext:value-type="float">
            <text:p>714493.701051367</text:p>
          </table:table-cell>
          <table:table-cell/>
          <table:table-cell table:style-name="ce1" table:formula="of:=[.U172]-[.G172]" office:value-type="float" office:value="-0.440615299972706" calcext:value-type="float">
            <text:p>-0.440615299972706</text:p>
          </table:table-cell>
          <table:table-cell/>
          <table:table-cell table:style-name="ce1" office:value-type="float" office:value="359.304241260244" calcext:value-type="float">
            <text:p>359.304241260244</text:p>
          </table:table-cell>
          <table:table-cell/>
          <table:table-cell office:value-type="float" office:value="356.556364649168" calcext:value-type="float">
            <text:p>356.556364649168</text:p>
          </table:table-cell>
          <table:table-cell table:number-columns-repeated="997"/>
        </table:table-row>
        <table:table-row table:style-name="ro3">
          <table:table-cell table:style-name="ce1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14859.225" calcext:value-type="float">
            <text:p>714859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0583464801312" calcext:value-type="float">
            <text:p>0.560583464801312</text:p>
          </table:table-cell>
          <table:table-cell/>
          <table:table-cell office:value-type="float" office:value="714858.928861516" calcext:value-type="float">
            <text:p>714858.928861516</text:p>
          </table:table-cell>
          <table:table-cell/>
          <table:table-cell table:style-name="ce1" table:formula="of:=[.U173]-[.G173]" office:value-type="float" office:value="-0.296138484030962" calcext:value-type="float">
            <text:p>-0.296138484030962</text:p>
          </table:table-cell>
          <table:table-cell/>
          <table:table-cell table:style-name="ce1" office:value-type="float" office:value="359.077391048224" calcext:value-type="float">
            <text:p>359.077391048224</text:p>
          </table:table-cell>
          <table:table-cell/>
          <table:table-cell office:value-type="float" office:value="356.585472376402" calcext:value-type="float">
            <text:p>356.585472376402</text:p>
          </table:table-cell>
          <table:table-cell table:number-columns-repeated="997"/>
        </table:table-row>
        <table:table-row table:style-name="ro3"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15225.25" calcext:value-type="float">
            <text:p>715225.2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53031492978334" calcext:value-type="float">
            <text:p>0.553031492978334</text:p>
          </table:table-cell>
          <table:table-cell/>
          <table:table-cell office:value-type="float" office:value="715224.155939605" calcext:value-type="float">
            <text:p>715224.155939605</text:p>
          </table:table-cell>
          <table:table-cell/>
          <table:table-cell table:style-name="ce1" table:formula="of:=[.U174]-[.G174]" office:value-type="float" office:value="-1.09406039502937" calcext:value-type="float">
            <text:p>-1.09406039502937</text:p>
          </table:table-cell>
          <table:table-cell/>
          <table:table-cell table:style-name="ce1" office:value-type="float" office:value="358.852358312624" calcext:value-type="float">
            <text:p>358.852358312624</text:p>
          </table:table-cell>
          <table:table-cell/>
          <table:table-cell office:value-type="float" office:value="357.043290051679" calcext:value-type="float">
            <text:p>357.043290051679</text:p>
          </table:table-cell>
          <table:table-cell table:number-columns-repeated="997"/>
        </table:table-row>
        <table:table-row table:style-name="ro3">
          <table:table-cell table:style-name="ce1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15590.3" calcext:value-type="float">
            <text:p>715590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90597601234913" calcext:value-type="float">
            <text:p>0.690597601234913</text:p>
          </table:table-cell>
          <table:table-cell/>
          <table:table-cell office:value-type="float" office:value="715589.381035137" calcext:value-type="float">
            <text:p>715589.381035137</text:p>
          </table:table-cell>
          <table:table-cell/>
          <table:table-cell table:style-name="ce1" table:formula="of:=[.U175]-[.G175]" office:value-type="float" office:value="-0.918964863056317" calcext:value-type="float">
            <text:p>-0.918964863056317</text:p>
          </table:table-cell>
          <table:table-cell/>
          <table:table-cell table:style-name="ce1" office:value-type="float" office:value="359.621958481988" calcext:value-type="float">
            <text:p>359.621958481988</text:p>
          </table:table-cell>
          <table:table-cell/>
          <table:table-cell office:value-type="float" office:value="358.663357281217" calcext:value-type="float">
            <text:p>358.663357281217</text:p>
          </table:table-cell>
          <table:table-cell table:number-columns-repeated="997"/>
        </table:table-row>
        <table:table-row table:style-name="ro3">
          <table:table-cell table:style-name="ce1" office:value-type="float" office:value="1961" calcext:value-type="float">
            <text:p>1961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15955.366666667" calcext:value-type="float">
            <text:p>715955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961" calcext:value-type="float">
            <text:p>19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0468443781137466" calcext:value-type="float">
            <text:p>0.046844378113747</text:p>
          </table:table-cell>
          <table:table-cell/>
          <table:table-cell office:value-type="float" office:value="715954.606282531" calcext:value-type="float">
            <text:p>715954.606282531</text:p>
          </table:table-cell>
          <table:table-cell/>
          <table:table-cell table:style-name="ce1" table:formula="of:=[.U176]-[.G176]" office:value-type="float" office:value="-0.760384135995992" calcext:value-type="float">
            <text:p>-0.760384135995992</text:p>
          </table:table-cell>
          <table:table-cell/>
          <table:table-cell table:style-name="ce1" office:value-type="float" office:value="359.398029601763" calcext:value-type="float">
            <text:p>359.398029601763</text:p>
          </table:table-cell>
          <table:table-cell/>
          <table:table-cell office:value-type="float" office:value="359.130371385672" calcext:value-type="float">
            <text:p>359.130371385672</text:p>
          </table:table-cell>
          <table:table-cell table:number-columns-repeated="997"/>
        </table:table-row>
        <table:table-row table:style-name="ro3"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16320.583333333" calcext:value-type="float">
            <text:p>716320.5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6754407286644" calcext:value-type="float">
            <text:p>0.56754407286644</text:p>
          </table:table-cell>
          <table:table-cell/>
          <table:table-cell office:value-type="float" office:value="716319.835810794" calcext:value-type="float">
            <text:p>716319.835810794</text:p>
          </table:table-cell>
          <table:table-cell/>
          <table:table-cell table:style-name="ce1" table:formula="of:=[.U177]-[.G177]" office:value-type="float" office:value="-0.747522538993508" calcext:value-type="float">
            <text:p>-0.747522538993508</text:p>
          </table:table-cell>
          <table:table-cell/>
          <table:table-cell table:style-name="ce1" office:value-type="float" office:value="359.170427743526" calcext:value-type="float">
            <text:p>359.170427743526</text:p>
          </table:table-cell>
          <table:table-cell/>
          <table:table-cell office:value-type="float" office:value="359.171905331101" calcext:value-type="float">
            <text:p>359.171905331101</text:p>
          </table:table-cell>
          <table:table-cell table:number-columns-repeated="997"/>
        </table:table-row>
        <table:table-row table:style-name="ro3"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6685.666666667" calcext:value-type="float">
            <text:p>716685.666666667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400336921215" calcext:value-type="float">
            <text:p>0.571400336921215</text:p>
          </table:table-cell>
          <table:table-cell/>
          <table:table-cell office:value-type="float" office:value="716685.059424584" calcext:value-type="float">
            <text:p>716685.059424584</text:p>
          </table:table-cell>
          <table:table-cell/>
          <table:table-cell table:style-name="ce1" table:formula="of:=[.U178]-[.G178]" office:value-type="float" office:value="-0.60724208294414" calcext:value-type="float">
            <text:p>-0.60724208294414</text:p>
          </table:table-cell>
          <table:table-cell/>
          <table:table-cell table:style-name="ce1" office:value-type="float" office:value="358.94766289894" calcext:value-type="float">
            <text:p>358.94766289894</text:p>
          </table:table-cell>
          <table:table-cell/>
          <table:table-cell office:value-type="float" office:value="358.693906825483" calcext:value-type="float">
            <text:p>358.693906825483</text:p>
          </table:table-cell>
          <table:table-cell table:number-columns-repeated="997"/>
        </table:table-row>
        <table:table-row table:style-name="ro3"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17050.75" calcext:value-type="float">
            <text:p>717050.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4601166844368" calcext:value-type="float">
            <text:p>0.34601166844368</text:p>
          </table:table-cell>
          <table:table-cell/>
          <table:table-cell office:value-type="float" office:value="717050.281490286" calcext:value-type="float">
            <text:p>717050.281490286</text:p>
          </table:table-cell>
          <table:table-cell/>
          <table:table-cell table:style-name="ce1" table:formula="of:=[.U179]-[.G179]" office:value-type="float" office:value="-0.468509714002721" calcext:value-type="float">
            <text:p>-0.468509714002721</text:p>
          </table:table-cell>
          <table:table-cell/>
          <table:table-cell table:style-name="ce1" office:value-type="float" office:value="359.720759766153" calcext:value-type="float">
            <text:p>359.720759766153</text:p>
          </table:table-cell>
          <table:table-cell/>
          <table:table-cell office:value-type="float" office:value="358.781570214649" calcext:value-type="float">
            <text:p>358.781570214649</text:p>
          </table:table-cell>
          <table:table-cell table:number-columns-repeated="997"/>
        </table:table-row>
        <table:table-row table:style-name="ro3">
          <table:table-cell table:style-name="ce1" office:value-type="float" office:value="1965" calcext:value-type="float">
            <text:p>196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17415.916666667" calcext:value-type="float">
            <text:p>717415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965" calcext:value-type="float">
            <text:p>19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85789436101913" calcext:value-type="float">
            <text:p>0.185789436101913</text:p>
          </table:table-cell>
          <table:table-cell/>
          <table:table-cell office:value-type="float" office:value="717415.505684576" calcext:value-type="float">
            <text:p>717415.505684576</text:p>
          </table:table-cell>
          <table:table-cell/>
          <table:table-cell table:style-name="ce1" table:formula="of:=[.U180]-[.G180]" office:value-type="float" office:value="-0.410982090979815" calcext:value-type="float">
            <text:p>-0.410982090979815</text:p>
          </table:table-cell>
          <table:table-cell/>
          <table:table-cell table:style-name="ce1" office:value-type="float" office:value="359.498272394072" calcext:value-type="float">
            <text:p>359.498272394072</text:p>
          </table:table-cell>
          <table:table-cell/>
          <table:table-cell office:value-type="float" office:value="357.710396464357" calcext:value-type="float">
            <text:p>357.710396464357</text:p>
          </table:table-cell>
          <table:table-cell table:number-columns-repeated="997"/>
        </table:table-row>
        <table:table-row table:style-name="ro3"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7781.925" calcext:value-type="float">
            <text:p>717781.9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68688194453716" calcext:value-type="float">
            <text:p>0.268688194453716</text:p>
          </table:table-cell>
          <table:table-cell/>
          <table:table-cell office:value-type="float" office:value="717780.7237977" calcext:value-type="float">
            <text:p>717780.7237977</text:p>
          </table:table-cell>
          <table:table-cell/>
          <table:table-cell table:style-name="ce1" table:formula="of:=[.U181]-[.G181]" office:value-type="float" office:value="-1.20120230002794" calcext:value-type="float">
            <text:p>-1.20120230002794</text:p>
          </table:table-cell>
          <table:table-cell/>
          <table:table-cell table:style-name="ce1" office:value-type="float" office:value="359.281187220791" calcext:value-type="float">
            <text:p>359.281187220791</text:p>
          </table:table-cell>
          <table:table-cell/>
          <table:table-cell office:value-type="float" office:value="356.802900937026" calcext:value-type="float">
            <text:p>356.802900937026</text:p>
          </table:table-cell>
          <table:table-cell table:number-columns-repeated="997"/>
        </table:table-row>
        <table:table-row table:style-name="ro3"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8146.908333333" calcext:value-type="float">
            <text:p>718146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00164176523685" calcext:value-type="float">
            <text:p>0.700164176523685</text:p>
          </table:table-cell>
          <table:table-cell/>
          <table:table-cell office:value-type="float" office:value="718145.937986225" calcext:value-type="float">
            <text:p>718145.937986225</text:p>
          </table:table-cell>
          <table:table-cell/>
          <table:table-cell table:style-name="ce1" table:formula="of:=[.U182]-[.G182]" office:value-type="float" office:value="-0.970347107970156" calcext:value-type="float">
            <text:p>-0.970347107970156</text:p>
          </table:table-cell>
          <table:table-cell/>
          <table:table-cell table:style-name="ce1" office:value-type="float" office:value="359.068714902134" calcext:value-type="float">
            <text:p>359.068714902134</text:p>
          </table:table-cell>
          <table:table-cell/>
          <table:table-cell office:value-type="float" office:value="356.321808323302" calcext:value-type="float">
            <text:p>356.321808323302</text:p>
          </table:table-cell>
          <table:table-cell table:number-columns-repeated="997"/>
        </table:table-row>
        <table:table-row table:style-name="ro3"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8511.908333333" calcext:value-type="float">
            <text:p>718511.9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11085011065006" calcext:value-type="float">
            <text:p>0.511085011065006</text:p>
          </table:table-cell>
          <table:table-cell/>
          <table:table-cell office:value-type="float" office:value="718511.151049365" calcext:value-type="float">
            <text:p>718511.151049365</text:p>
          </table:table-cell>
          <table:table-cell/>
          <table:table-cell table:style-name="ce1" table:formula="of:=[.U183]-[.G183]" office:value-type="float" office:value="-0.757283967919648" calcext:value-type="float">
            <text:p>-0.757283967919648</text:p>
          </table:table-cell>
          <table:table-cell/>
          <table:table-cell table:style-name="ce1" office:value-type="float" office:value="359.850389246783" calcext:value-type="float">
            <text:p>359.850389246783</text:p>
          </table:table-cell>
          <table:table-cell/>
          <table:table-cell office:value-type="float" office:value="357.359545427929" calcext:value-type="float">
            <text:p>357.359545427929</text:p>
          </table:table-cell>
          <table:table-cell table:number-columns-repeated="997"/>
        </table:table-row>
        <table:table-row table:style-name="ro3"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18876.925" calcext:value-type="float">
            <text:p>718876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408232554793358" calcext:value-type="float">
            <text:p>0.408232554793358</text:p>
          </table:table-cell>
          <table:table-cell/>
          <table:table-cell office:value-type="float" office:value="718876.363477939" calcext:value-type="float">
            <text:p>718876.363477939</text:p>
          </table:table-cell>
          <table:table-cell/>
          <table:table-cell table:style-name="ce1" table:formula="of:=[.U184]-[.G184]" office:value-type="float" office:value="-0.561522061005235" calcext:value-type="float">
            <text:p>-0.561522061005235</text:p>
          </table:table-cell>
          <table:table-cell/>
          <table:table-cell table:style-name="ce1" office:value-type="float" office:value="359.639248225421" calcext:value-type="float">
            <text:p>359.639248225421</text:p>
          </table:table-cell>
          <table:table-cell/>
          <table:table-cell office:value-type="float" office:value="357.831835737172" calcext:value-type="float">
            <text:p>357.831835737172</text:p>
          </table:table-cell>
          <table:table-cell table:number-columns-repeated="997"/>
        </table:table-row>
        <table:table-row table:style-name="ro3">
          <table:table-cell table:style-name="ce1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19242.933333333" calcext:value-type="float">
            <text:p>719242.9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51494391262531" calcext:value-type="float">
            <text:p>0.151494391262531</text:p>
          </table:table-cell>
          <table:table-cell/>
          <table:table-cell office:value-type="float" office:value="719241.575799649" calcext:value-type="float">
            <text:p>719241.575799649</text:p>
          </table:table-cell>
          <table:table-cell/>
          <table:table-cell table:style-name="ce1" table:formula="of:=[.U185]-[.G185]" office:value-type="float" office:value="-1.35753368400037" calcext:value-type="float">
            <text:p>-1.35753368400037</text:p>
          </table:table-cell>
          <table:table-cell/>
          <table:table-cell table:style-name="ce1" office:value-type="float" office:value="359.428610919365" calcext:value-type="float">
            <text:p>359.428610919365</text:p>
          </table:table-cell>
          <table:table-cell/>
          <table:table-cell office:value-type="float" office:value="358.470319802469" calcext:value-type="float">
            <text:p>358.470319802469</text:p>
          </table:table-cell>
          <table:table-cell table:number-columns-repeated="997"/>
        </table:table-row>
        <table:table-row table:style-name="ro3"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19607.883333333" calcext:value-type="float">
            <text:p>719607.8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37926257401705" calcext:value-type="float">
            <text:p>0.337926257401705</text:p>
          </table:table-cell>
          <table:table-cell/>
          <table:table-cell office:value-type="float" office:value="719606.782179115" calcext:value-type="float">
            <text:p>719606.782179115</text:p>
          </table:table-cell>
          <table:table-cell/>
          <table:table-cell table:style-name="ce1" table:formula="of:=[.U186]-[.G186]" office:value-type="float" office:value="-1.10115421796218" calcext:value-type="float">
            <text:p>-1.10115421796218</text:p>
          </table:table-cell>
          <table:table-cell/>
          <table:table-cell table:style-name="ce1" office:value-type="float" office:value="359.223298848376" calcext:value-type="float">
            <text:p>359.223298848376</text:p>
          </table:table-cell>
          <table:table-cell/>
          <table:table-cell office:value-type="float" office:value="358.955928962703" calcext:value-type="float">
            <text:p>358.955928962703</text:p>
          </table:table-cell>
          <table:table-cell table:number-columns-repeated="997"/>
        </table:table-row>
        <table:table-row table:style-name="ro3"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9972.866666667" calcext:value-type="float">
            <text:p>719972.8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2184188961983" calcext:value-type="float">
            <text:p>0.792184188961983</text:p>
          </table:table-cell>
          <table:table-cell/>
          <table:table-cell office:value-type="float" office:value="719971.987355684" calcext:value-type="float">
            <text:p>719971.987355684</text:p>
          </table:table-cell>
          <table:table-cell/>
          <table:table-cell table:style-name="ce1" table:formula="of:=[.U187]-[.G187]" office:value-type="float" office:value="-0.879310983000323" calcext:value-type="float">
            <text:p>-0.879310983000323</text:p>
          </table:table-cell>
          <table:table-cell/>
          <table:table-cell table:style-name="ce1" office:value-type="float" office:value="0.0129318946837884" calcext:value-type="float">
            <text:p>0.012931894683788</text:p>
          </table:table-cell>
          <table:table-cell/>
          <table:table-cell office:value-type="float" office:value="0.0137493495712988" calcext:value-type="float">
            <text:p>0.013749349571299</text:p>
          </table:table-cell>
          <table:table-cell table:number-columns-repeated="997"/>
        </table:table-row>
        <table:table-row table:style-name="ro3">
          <table:table-cell table:style-name="ce1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20337.966666667" calcext:value-type="float">
            <text:p>720337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000607483088970184" calcext:value-type="float">
            <text:p>6.07483088970184E-05</text:p>
          </table:table-cell>
          <table:table-cell/>
          <table:table-cell office:value-type="float" office:value="720337.19652782" calcext:value-type="float">
            <text:p>720337.19652782</text:p>
          </table:table-cell>
          <table:table-cell/>
          <table:table-cell table:style-name="ce1" table:formula="of:=[.U188]-[.G188]" office:value-type="float" office:value="-0.77013884705957" calcext:value-type="float">
            <text:p>-0.77013884705957</text:p>
          </table:table-cell>
          <table:table-cell/>
          <table:table-cell table:style-name="ce1" office:value-type="float" office:value="359.805237957473" calcext:value-type="float">
            <text:p>359.805237957473</text:p>
          </table:table-cell>
          <table:table-cell/>
          <table:table-cell office:value-type="float" office:value="359.549461672237" calcext:value-type="float">
            <text:p>359.549461672237</text:p>
          </table:table-cell>
          <table:table-cell table:number-columns-repeated="997"/>
        </table:table-row>
        <table:table-row table:style-name="ro3"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20703.116666667" calcext:value-type="float">
            <text:p>720703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19790620356798" calcext:value-type="float">
            <text:p>0.319790620356798</text:p>
          </table:table-cell>
          <table:table-cell/>
          <table:table-cell office:value-type="float" office:value="720702.405777632" calcext:value-type="float">
            <text:p>720702.405777632</text:p>
          </table:table-cell>
          <table:table-cell/>
          <table:table-cell table:style-name="ce1" table:formula="of:=[.U189]-[.G189]" office:value-type="float" office:value="-0.710889035020955" calcext:value-type="float">
            <text:p>-0.710889035020955</text:p>
          </table:table-cell>
          <table:table-cell/>
          <table:table-cell table:style-name="ce1" office:value-type="float" office:value="359.597207865529" calcext:value-type="float">
            <text:p>359.597207865529</text:p>
          </table:table-cell>
          <table:table-cell/>
          <table:table-cell office:value-type="float" office:value="358.658520233319" calcext:value-type="float">
            <text:p>358.658520233319</text:p>
          </table:table-cell>
          <table:table-cell table:number-columns-repeated="997"/>
        </table:table-row>
        <table:table-row table:style-name="ro3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21069.158333333" calcext:value-type="float">
            <text:p>721069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127159081399441" calcext:value-type="float">
            <text:p>0.127159081399441</text:p>
          </table:table-cell>
          <table:table-cell/>
          <table:table-cell office:value-type="float" office:value="721067.610504972" calcext:value-type="float">
            <text:p>721067.610504972</text:p>
          </table:table-cell>
          <table:table-cell/>
          <table:table-cell table:style-name="ce1" table:formula="of:=[.U190]-[.G190]" office:value-type="float" office:value="-1.54782836092636" calcext:value-type="float">
            <text:p>-1.54782836092636</text:p>
          </table:table-cell>
          <table:table-cell/>
          <table:table-cell table:style-name="ce1" office:value-type="float" office:value="359.393889969331" calcext:value-type="float">
            <text:p>359.393889969331</text:p>
          </table:table-cell>
          <table:table-cell/>
          <table:table-cell office:value-type="float" office:value="357.606647349417" calcext:value-type="float">
            <text:p>357.606647349417</text:p>
          </table:table-cell>
          <table:table-cell table:number-columns-repeated="997"/>
        </table:table-row>
        <table:table-row table:style-name="ro3">
          <table:table-cell table:style-name="ce1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21434.291666667" calcext:value-type="float">
            <text:p>721434.2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928206976503134" calcext:value-type="float">
            <text:p>0.928206976503134</text:p>
          </table:table-cell>
          <table:table-cell/>
          <table:table-cell office:value-type="float" office:value="721432.814533477" calcext:value-type="float">
            <text:p>721432.814533477</text:p>
          </table:table-cell>
          <table:table-cell/>
          <table:table-cell table:style-name="ce1" table:formula="of:=[.U191]-[.G191]" office:value-type="float" office:value="-1.47713319002651" calcext:value-type="float">
            <text:p>-1.47713319002651</text:p>
          </table:table-cell>
          <table:table-cell/>
          <table:table-cell table:style-name="ce1" office:value-type="float" office:value="0.184563494065515" calcext:value-type="float">
            <text:p>0.184563494065515</text:p>
          </table:table-cell>
          <table:table-cell/>
          <table:table-cell office:value-type="float" office:value="357.704617239771" calcext:value-type="float">
            <text:p>357.704617239771</text:p>
          </table:table-cell>
          <table:table-cell table:number-columns-repeated="997"/>
        </table:table-row>
        <table:table-row table:style-name="ro3"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21799.408333333" calcext:value-type="float">
            <text:p>721799.4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124524012207985" calcext:value-type="float">
            <text:p>0.012452401220799</text:p>
          </table:table-cell>
          <table:table-cell/>
          <table:table-cell office:value-type="float" office:value="721798.016675314" calcext:value-type="float">
            <text:p>721798.016675314</text:p>
          </table:table-cell>
          <table:table-cell/>
          <table:table-cell table:style-name="ce1" table:formula="of:=[.U192]-[.G192]" office:value-type="float" office:value="-1.39165801892523" calcext:value-type="float">
            <text:p>-1.39165801892523</text:p>
          </table:table-cell>
          <table:table-cell/>
          <table:table-cell table:style-name="ce1" office:value-type="float" office:value="359.983838177865" calcext:value-type="float">
            <text:p>359.983838177865</text:p>
          </table:table-cell>
          <table:table-cell/>
          <table:table-cell office:value-type="float" office:value="357.236620447715" calcext:value-type="float">
            <text:p>357.236620447715</text:p>
          </table:table-cell>
          <table:table-cell table:number-columns-repeated="997"/>
        </table:table-row>
        <table:table-row table:style-name="ro3">
          <table:table-cell table:style-name="ce1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22164.525" calcext:value-type="float">
            <text:p>722164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36613792181015" calcext:value-type="float">
            <text:p>0.036613792181015</text:p>
          </table:table-cell>
          <table:table-cell/>
          <table:table-cell office:value-type="float" office:value="722163.215303204" calcext:value-type="float">
            <text:p>722163.215303204</text:p>
          </table:table-cell>
          <table:table-cell/>
          <table:table-cell table:style-name="ce1" table:formula="of:=[.U193]-[.G193]" office:value-type="float" office:value="-1.30969679600094" calcext:value-type="float">
            <text:p>-1.30969679600094</text:p>
          </table:table-cell>
          <table:table-cell/>
          <table:table-cell table:style-name="ce1" office:value-type="float" office:value="359.78656374778" calcext:value-type="float">
            <text:p>359.78656374778</text:p>
          </table:table-cell>
          <table:table-cell/>
          <table:table-cell office:value-type="float" office:value="357.296408553876" calcext:value-type="float">
            <text:p>357.296408553876</text:p>
          </table:table-cell>
          <table:table-cell table:number-columns-repeated="997"/>
        </table:table-row>
        <table:table-row table:style-name="ro3"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22529.575" calcext:value-type="float">
            <text:p>722529.5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9414661899209" calcext:value-type="float">
            <text:p>0.99414661899209</text:p>
          </table:table-cell>
          <table:table-cell/>
          <table:table-cell office:value-type="float" office:value="722528.409718157" calcext:value-type="float">
            <text:p>722528.409718157</text:p>
          </table:table-cell>
          <table:table-cell/>
          <table:table-cell table:style-name="ce1" table:formula="of:=[.U194]-[.G194]" office:value-type="float" office:value="-1.16528184292838" calcext:value-type="float">
            <text:p>-1.16528184292838</text:p>
          </table:table-cell>
          <table:table-cell/>
          <table:table-cell table:style-name="ce1" office:value-type="float" office:value="359.593415892595" calcext:value-type="float">
            <text:p>359.593415892595</text:p>
          </table:table-cell>
          <table:table-cell/>
          <table:table-cell office:value-type="float" office:value="357.786639741979" calcext:value-type="float">
            <text:p>357.786639741979</text:p>
          </table:table-cell>
          <table:table-cell table:number-columns-repeated="997"/>
        </table:table-row>
        <table:table-row table:style-name="ro3"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22894.625" calcext:value-type="float">
            <text:p>722894.6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66540325433016" calcext:value-type="float">
            <text:p>0.466540325433016</text:p>
          </table:table-cell>
          <table:table-cell/>
          <table:table-cell office:value-type="float" office:value="722893.601018431" calcext:value-type="float">
            <text:p>722893.601018431</text:p>
          </table:table-cell>
          <table:table-cell/>
          <table:table-cell table:style-name="ce1" table:formula="of:=[.U195]-[.G195]" office:value-type="float" office:value="-1.02398156898562" calcext:value-type="float">
            <text:p>-1.02398156898562</text:p>
          </table:table-cell>
          <table:table-cell/>
          <table:table-cell table:style-name="ce1" office:value-type="float" office:value="0.396737166226558" calcext:value-type="float">
            <text:p>0.396737166226558</text:p>
          </table:table-cell>
          <table:table-cell/>
          <table:table-cell office:value-type="float" office:value="359.440297410893" calcext:value-type="float">
            <text:p>359.440297410893</text:p>
          </table:table-cell>
          <table:table-cell table:number-columns-repeated="997"/>
        </table:table-row>
        <table:table-row table:style-name="ro3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3259.758333333" calcext:value-type="float">
            <text:p>723259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05095035582781" calcext:value-type="float">
            <text:p>0.805095035582781</text:p>
          </table:table-cell>
          <table:table-cell/>
          <table:table-cell office:value-type="float" office:value="723258.793614649" calcext:value-type="float">
            <text:p>723258.793614649</text:p>
          </table:table-cell>
          <table:table-cell/>
          <table:table-cell table:style-name="ce1" table:formula="of:=[.U196]-[.G196]" office:value-type="float" office:value="-0.964718683972023" calcext:value-type="float">
            <text:p>-0.964718683972023</text:p>
          </table:table-cell>
          <table:table-cell/>
          <table:table-cell table:style-name="ce1" office:value-type="float" office:value="0.205249961143636" calcext:value-type="float">
            <text:p>0.205249961143636</text:p>
          </table:table-cell>
          <table:table-cell/>
          <table:table-cell office:value-type="float" office:value="359.938627058402" calcext:value-type="float">
            <text:p>359.938627058402</text:p>
          </table:table-cell>
          <table:table-cell table:number-columns-repeated="997"/>
        </table:table-row>
        <table:table-row table:style-name="ro3"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23625.85" calcext:value-type="float">
            <text:p>723625.8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41841918975115" calcext:value-type="float">
            <text:p>0.941841918975115</text:p>
          </table:table-cell>
          <table:table-cell/>
          <table:table-cell office:value-type="float" office:value="723623.983292946" calcext:value-type="float">
            <text:p>723623.983292946</text:p>
          </table:table-cell>
          <table:table-cell/>
          <table:table-cell table:style-name="ce1" table:formula="of:=[.U197]-[.G197]" office:value-type="float" office:value="-1.86670705396682" calcext:value-type="float">
            <text:p>-1.86670705396682</text:p>
          </table:table-cell>
          <table:table-cell/>
          <table:table-cell table:style-name="ce1" office:value-type="float" office:value="0.0170313043117858" calcext:value-type="float">
            <text:p>0.017031304311786</text:p>
          </table:table-cell>
          <table:table-cell/>
          <table:table-cell office:value-type="float" office:value="0.0179500041249412" calcext:value-type="float">
            <text:p>0.017950004124941</text:p>
          </table:table-cell>
          <table:table-cell table:number-columns-repeated="997"/>
        </table:table-row>
        <table:table-row table:style-name="ro3"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3990.816666667" calcext:value-type="float">
            <text:p>723990.8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63208479434252" calcext:value-type="float">
            <text:p>0.563208479434252</text:p>
          </table:table-cell>
          <table:table-cell/>
          <table:table-cell office:value-type="float" office:value="723989.163585561" calcext:value-type="float">
            <text:p>723989.163585561</text:p>
          </table:table-cell>
          <table:table-cell/>
          <table:table-cell table:style-name="ce1" table:formula="of:=[.U198]-[.G198]" office:value-type="float" office:value="-1.653081106022" calcext:value-type="float">
            <text:p>-1.653081106022</text:p>
          </table:table-cell>
          <table:table-cell/>
          <table:table-cell table:style-name="ce1" office:value-type="float" office:value="359.83787449668" calcext:value-type="float">
            <text:p>359.83787449668</text:p>
          </table:table-cell>
          <table:table-cell/>
          <table:table-cell office:value-type="float" office:value="359.582046637316" calcext:value-type="float">
            <text:p>359.582046637316</text:p>
          </table:table-cell>
          <table:table-cell table:number-columns-repeated="997"/>
        </table:table-row>
        <table:table-row table:style-name="ro3"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24355.816666667" calcext:value-type="float">
            <text:p>724355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89104986190796" calcext:value-type="float">
            <text:p>0.989104986190796</text:p>
          </table:table-cell>
          <table:table-cell/>
          <table:table-cell office:value-type="float" office:value="724354.342353545" calcext:value-type="float">
            <text:p>724354.342353545</text:p>
          </table:table-cell>
          <table:table-cell/>
          <table:table-cell table:style-name="ce1" table:formula="of:=[.U199]-[.G199]" office:value-type="float" office:value="-1.47431312198751" calcext:value-type="float">
            <text:p>-1.47431312198751</text:p>
          </table:table-cell>
          <table:table-cell/>
          <table:table-cell table:style-name="ce1" office:value-type="float" office:value="0.653289826947912" calcext:value-type="float">
            <text:p>0.653289826947912</text:p>
          </table:table-cell>
          <table:table-cell/>
          <table:table-cell office:value-type="float" office:value="359.711406485827" calcext:value-type="float">
            <text:p>359.711406485827</text:p>
          </table:table-cell>
          <table:table-cell table:number-columns-repeated="997"/>
        </table:table-row>
        <table:table-row table:style-name="ro3"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24720.9" calcext:value-type="float">
            <text:p>724720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91878385841846" calcext:value-type="float">
            <text:p>0.691878385841846</text:p>
          </table:table-cell>
          <table:table-cell/>
          <table:table-cell office:value-type="float" office:value="724719.521313804" calcext:value-type="float">
            <text:p>724719.521313804</text:p>
          </table:table-cell>
          <table:table-cell/>
          <table:table-cell table:style-name="ce1" table:formula="of:=[.U200]-[.G200]" office:value-type="float" office:value="-1.37868619605433" calcext:value-type="float">
            <text:p>-1.37868619605433</text:p>
          </table:table-cell>
          <table:table-cell/>
          <table:table-cell table:style-name="ce1" office:value-type="float" office:value="0.476017811120073" calcext:value-type="float">
            <text:p>0.476017811120073</text:p>
          </table:table-cell>
          <table:table-cell/>
          <table:table-cell office:value-type="float" office:value="358.685580468115" calcext:value-type="float">
            <text:p>358.685580468115</text:p>
          </table:table-cell>
          <table:table-cell table:number-columns-repeated="997"/>
        </table:table-row>
        <table:table-row table:style-name="ro3"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5085.966666667" calcext:value-type="float">
            <text:p>725085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44258642196655" calcext:value-type="float">
            <text:p>0.744258642196655</text:p>
          </table:table-cell>
          <table:table-cell/>
          <table:table-cell office:value-type="float" office:value="725084.69635018" calcext:value-type="float">
            <text:p>725084.69635018</text:p>
          </table:table-cell>
          <table:table-cell/>
          <table:table-cell table:style-name="ce1" table:formula="of:=[.U201]-[.G201]" office:value-type="float" office:value="-1.27031648706179" calcext:value-type="float">
            <text:p>-1.27031648706179</text:p>
          </table:table-cell>
          <table:table-cell/>
          <table:table-cell table:style-name="ce1" office:value-type="float" office:value="0.301908670858211" calcext:value-type="float">
            <text:p>0.301908670858211</text:p>
          </table:table-cell>
          <table:table-cell/>
          <table:table-cell office:value-type="float" office:value="357.822167724731" calcext:value-type="float">
            <text:p>357.822167724731</text:p>
          </table:table-cell>
          <table:table-cell table:number-columns-repeated="997"/>
        </table:table-row>
        <table:table-row table:style-name="ro3"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25451.991666667" calcext:value-type="float">
            <text:p>725451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65477807074785" calcext:value-type="float">
            <text:p>0.565477807074785</text:p>
          </table:table-cell>
          <table:table-cell/>
          <table:table-cell office:value-type="float" office:value="725451.161503804" calcext:value-type="float">
            <text:p>725451.161503804</text:p>
          </table:table-cell>
          <table:table-cell/>
          <table:table-cell table:style-name="ce1" table:formula="of:=[.U202]-[.G202]" office:value-type="float" office:value="-0.830162863014266" calcext:value-type="float">
            <text:p>-0.830162863014266</text:p>
          </table:table-cell>
          <table:table-cell/>
          <table:table-cell table:style-name="ce1" office:value-type="float" office:value="358.846353231202" calcext:value-type="float">
            <text:p>358.846353231202</text:p>
          </table:table-cell>
          <table:table-cell/>
          <table:table-cell office:value-type="float" office:value="356.101170871229" calcext:value-type="float">
            <text:p>356.101170871229</text:p>
          </table:table-cell>
          <table:table-cell table:number-columns-repeated="997"/>
        </table:table-row>
        <table:table-row table:style-name="ro3"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5817.025" calcext:value-type="float">
            <text:p>725817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60241519659758" calcext:value-type="float">
            <text:p>0.260241519659758</text:p>
          </table:table-cell>
          <table:table-cell/>
          <table:table-cell office:value-type="float" office:value="725816.402264057" calcext:value-type="float">
            <text:p>725816.402264057</text:p>
          </table:table-cell>
          <table:table-cell/>
          <table:table-cell table:style-name="ce1" table:formula="of:=[.U203]-[.G203]" office:value-type="float" office:value="-0.622735943063162" calcext:value-type="float">
            <text:p>-0.622735943063162</text:p>
          </table:table-cell>
          <table:table-cell/>
          <table:table-cell table:style-name="ce1" office:value-type="float" office:value="359.600637636753" calcext:value-type="float">
            <text:p>359.600637636753</text:p>
          </table:table-cell>
          <table:table-cell/>
          <table:table-cell office:value-type="float" office:value="357.111212559928" calcext:value-type="float">
            <text:p>357.111212559928</text:p>
          </table:table-cell>
          <table:table-cell table:number-columns-repeated="997"/>
        </table:table-row>
        <table:table-row table:style-name="ro3"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6182.091666667" calcext:value-type="float">
            <text:p>726182.0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589754234999418" calcext:value-type="float">
            <text:p>0.589754234999418</text:p>
          </table:table-cell>
          <table:table-cell/>
          <table:table-cell office:value-type="float" office:value="726181.644853996" calcext:value-type="float">
            <text:p>726181.644853996</text:p>
          </table:table-cell>
          <table:table-cell/>
          <table:table-cell table:style-name="ce1" table:formula="of:=[.U204]-[.G204]" office:value-type="float" office:value="-0.446812671027146" calcext:value-type="float">
            <text:p>-0.446812671027146</text:p>
          </table:table-cell>
          <table:table-cell/>
          <table:table-cell table:style-name="ce1" office:value-type="float" office:value="359.359942405994" calcext:value-type="float">
            <text:p>359.359942405994</text:p>
          </table:table-cell>
          <table:table-cell/>
          <table:table-cell office:value-type="float" office:value="357.553670854984" calcext:value-type="float">
            <text:p>357.553670854984</text:p>
          </table:table-cell>
          <table:table-cell table:number-columns-repeated="997"/>
        </table:table-row>
        <table:table-row table:style-name="ro3"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26547.191666667" calcext:value-type="float">
            <text:p>72654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356983955949545" calcext:value-type="float">
            <text:p>0.356983955949545</text:p>
          </table:table-cell>
          <table:table-cell/>
          <table:table-cell office:value-type="float" office:value="726546.88844235" calcext:value-type="float">
            <text:p>726546.88844235</text:p>
          </table:table-cell>
          <table:table-cell/>
          <table:table-cell table:style-name="ce1" table:formula="of:=[.U205]-[.G205]" office:value-type="float" office:value="-0.303224317030981" calcext:value-type="float">
            <text:p>-0.303224317030981</text:p>
          </table:table-cell>
          <table:table-cell/>
          <table:table-cell table:style-name="ce1" office:value-type="float" office:value="359.11758215856" calcext:value-type="float">
            <text:p>359.11758215856</text:p>
          </table:table-cell>
          <table:table-cell/>
          <table:table-cell office:value-type="float" office:value="358.160142019765" calcext:value-type="float">
            <text:p>358.160142019765</text:p>
          </table:table-cell>
          <table:table-cell table:number-columns-repeated="997"/>
        </table:table-row>
        <table:table-row table:style-name="ro3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26912.158333333" calcext:value-type="float">
            <text:p>726912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9877613335848" calcext:value-type="float">
            <text:p>0.319877613335848</text:p>
          </table:table-cell>
          <table:table-cell/>
          <table:table-cell office:value-type="float" office:value="726912.126611026" calcext:value-type="float">
            <text:p>726912.126611026</text:p>
          </table:table-cell>
          <table:table-cell/>
          <table:table-cell table:style-name="ce1" table:formula="of:=[.U206]-[.G206]" office:value-type="float" office:value="-0.0317223069723696" calcext:value-type="float">
            <text:p>-0.03172230697237</text:p>
          </table:table-cell>
          <table:table-cell/>
          <table:table-cell table:style-name="ce1" office:value-type="float" office:value="358.880661940433" calcext:value-type="float">
            <text:p>358.880661940433</text:p>
          </table:table-cell>
          <table:table-cell/>
          <table:table-cell office:value-type="float" office:value="358.614039473164" calcext:value-type="float">
            <text:p>358.614039473164</text:p>
          </table:table-cell>
          <table:table-cell table:number-columns-repeated="997"/>
        </table:table-row>
        <table:table-row table:style-name="ro3"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27278.133333333" calcext:value-type="float">
            <text:p>727278.1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33515094220638" calcext:value-type="float">
            <text:p>0.433515094220638</text:p>
          </table:table-cell>
          <table:table-cell/>
          <table:table-cell office:value-type="float" office:value="727277.366967719" calcext:value-type="float">
            <text:p>727277.366967719</text:p>
          </table:table-cell>
          <table:table-cell/>
          <table:table-cell table:style-name="ce1" table:formula="of:=[.U207]-[.G207]" office:value-type="float" office:value="-0.766365613904782" calcext:value-type="float">
            <text:p>-0.766365613904782</text:p>
          </table:table-cell>
          <table:table-cell/>
          <table:table-cell table:style-name="ce1" office:value-type="float" office:value="359.635954665488" calcext:value-type="float">
            <text:p>359.635954665488</text:p>
          </table:table-cell>
          <table:table-cell/>
          <table:table-cell office:value-type="float" office:value="359.637453750859" calcext:value-type="float">
            <text:p>359.637453750859</text:p>
          </table:table-cell>
          <table:table-cell table:number-columns-repeated="997"/>
        </table:table-row>
        <table:table-row table:style-name="ro3">
          <table:table-cell table:style-name="ce1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27643.266666667" calcext:value-type="float">
            <text:p>727643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04517854005098" calcext:value-type="float">
            <text:p>0.304517854005098</text:p>
          </table:table-cell>
          <table:table-cell/>
          <table:table-cell office:value-type="float" office:value="727642.612017026" calcext:value-type="float">
            <text:p>727642.612017026</text:p>
          </table:table-cell>
          <table:table-cell/>
          <table:table-cell table:style-name="ce1" table:formula="of:=[.U208]-[.G208]" office:value-type="float" office:value="-0.654649640899152" calcext:value-type="float">
            <text:p>-0.654649640899152</text:p>
          </table:table-cell>
          <table:table-cell/>
          <table:table-cell table:style-name="ce1" office:value-type="float" office:value="359.392204245384" calcext:value-type="float">
            <text:p>359.392204245384</text:p>
          </table:table-cell>
          <table:table-cell/>
          <table:table-cell office:value-type="float" office:value="359.137612145568" calcext:value-type="float">
            <text:p>359.137612145568</text:p>
          </table:table-cell>
          <table:table-cell table:number-columns-repeated="997"/>
        </table:table-row>
        <table:table-row table:style-name="ro3">
          <table:table-cell table:style-name="ce1" office:value-type="float" office:value="1994" calcext:value-type="float">
            <text:p>1994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8008.3" calcext:value-type="float">
            <text:p>728008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94" calcext:value-type="float">
            <text:p>19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21504969149828" calcext:value-type="float">
            <text:p>0.21504969149828</text:p>
          </table:table-cell>
          <table:table-cell/>
          <table:table-cell office:value-type="float" office:value="728007.852927118" calcext:value-type="float">
            <text:p>728007.852927118</text:p>
          </table:table-cell>
          <table:table-cell/>
          <table:table-cell table:style-name="ce1" table:formula="of:=[.U209]-[.G209]" office:value-type="float" office:value="-0.447072882088833" calcext:value-type="float">
            <text:p>-0.447072882088833</text:p>
          </table:table-cell>
          <table:table-cell/>
          <table:table-cell table:style-name="ce1" office:value-type="float" office:value="359.152970357374" calcext:value-type="float">
            <text:p>359.152970357374</text:p>
          </table:table-cell>
          <table:table-cell/>
          <table:table-cell office:value-type="float" office:value="358.216110200638" calcext:value-type="float">
            <text:p>358.216110200638</text:p>
          </table:table-cell>
          <table:table-cell table:number-columns-repeated="997"/>
        </table:table-row>
        <table:table-row table:style-name="ro3"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28373.333333333" calcext:value-type="float">
            <text:p>728373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329953618347645" calcext:value-type="float">
            <text:p>0.032995361834765</text:p>
          </table:table-cell>
          <table:table-cell/>
          <table:table-cell office:value-type="float" office:value="728373.093772913" calcext:value-type="float">
            <text:p>728373.093772913</text:p>
          </table:table-cell>
          <table:table-cell/>
          <table:table-cell table:style-name="ce1" table:formula="of:=[.U210]-[.G210]" office:value-type="float" office:value="-0.239560420042835" calcext:value-type="float">
            <text:p>-0.239560420042835</text:p>
          </table:table-cell>
          <table:table-cell/>
          <table:table-cell table:style-name="ce1" office:value-type="float" office:value="358.913811005533" calcext:value-type="float">
            <text:p>358.913811005533</text:p>
          </table:table-cell>
          <table:table-cell/>
          <table:table-cell office:value-type="float" office:value="357.12893458634" calcext:value-type="float">
            <text:p>357.12893458634</text:p>
          </table:table-cell>
          <table:table-cell table:number-columns-repeated="997"/>
        </table:table-row>
        <table:table-row table:style-name="ro3"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8738.383333333" calcext:value-type="float">
            <text:p>728738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39545834064484" calcext:value-type="float">
            <text:p>0.539545834064484</text:p>
          </table:table-cell>
          <table:table-cell/>
          <table:table-cell office:value-type="float" office:value="728738.335791351" calcext:value-type="float">
            <text:p>728738.335791351</text:p>
          </table:table-cell>
          <table:table-cell/>
          <table:table-cell table:style-name="ce1" table:formula="of:=[.U211]-[.G211]" office:value-type="float" office:value="-0.047541981912218" calcext:value-type="float">
            <text:p>-0.047541981912218</text:p>
          </table:table-cell>
          <table:table-cell/>
          <table:table-cell table:style-name="ce1" office:value-type="float" office:value="359.666705801068" calcext:value-type="float">
            <text:p>359.666705801068</text:p>
          </table:table-cell>
          <table:table-cell/>
          <table:table-cell office:value-type="float" office:value="357.188996929004" calcext:value-type="float">
            <text:p>357.188996929004</text:p>
          </table:table-cell>
          <table:table-cell table:number-columns-repeated="997"/>
        </table:table-row>
        <table:table-row table:style-name="ro3"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104.458333333" calcext:value-type="float">
            <text:p>729104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0765088573098183" calcext:value-type="float">
            <text:p>0.076508857309818</text:p>
          </table:table-cell>
          <table:table-cell/>
          <table:table-cell office:value-type="float" office:value="729103.579914242" calcext:value-type="float">
            <text:p>729103.579914242</text:p>
          </table:table-cell>
          <table:table-cell/>
          <table:table-cell table:style-name="ce1" table:formula="of:=[.U212]-[.G212]" office:value-type="float" office:value="-0.878419090993702" calcext:value-type="float">
            <text:p>-0.878419090993702</text:p>
          </table:table-cell>
          <table:table-cell/>
          <table:table-cell table:style-name="ce1" office:value-type="float" office:value="359.424364695785" calcext:value-type="float">
            <text:p>359.424364695785</text:p>
          </table:table-cell>
          <table:table-cell/>
          <table:table-cell office:value-type="float" office:value="356.679157392541" calcext:value-type="float">
            <text:p>356.679157392541</text:p>
          </table:table-cell>
          <table:table-cell table:number-columns-repeated="997"/>
        </table:table-row>
        <table:table-row table:style-name="ro3"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469.708333333" calcext:value-type="float">
            <text:p>729469.7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801678489893675" calcext:value-type="float">
            <text:p>0.801678489893675</text:p>
          </table:table-cell>
          <table:table-cell/>
          <table:table-cell office:value-type="float" office:value="729468.829723388" calcext:value-type="float">
            <text:p>729468.829723388</text:p>
          </table:table-cell>
          <table:table-cell/>
          <table:table-cell table:style-name="ce1" table:formula="of:=[.U213]-[.G213]" office:value-type="float" office:value="-0.878609945066273" calcext:value-type="float">
            <text:p>-0.878609945066273</text:p>
          </table:table-cell>
          <table:table-cell/>
          <table:table-cell table:style-name="ce1" office:value-type="float" office:value="359.175947019391" calcext:value-type="float">
            <text:p>359.175947019391</text:p>
          </table:table-cell>
          <table:table-cell/>
          <table:table-cell office:value-type="float" office:value="356.687261168432" calcext:value-type="float">
            <text:p>356.687261168432</text:p>
          </table:table-cell>
          <table:table-cell table:number-columns-repeated="997"/>
        </table:table-row>
        <table:table-row table:style-name="ro3"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29834.808333333" calcext:value-type="float">
            <text:p>729834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239371616393328" calcext:value-type="float">
            <text:p>0.239371616393328</text:p>
          </table:table-cell>
          <table:table-cell/>
          <table:table-cell office:value-type="float" office:value="729834.073777341" calcext:value-type="float">
            <text:p>729834.073777341</text:p>
          </table:table-cell>
          <table:table-cell/>
          <table:table-cell table:style-name="ce1" table:formula="of:=[.U214]-[.G214]" office:value-type="float" office:value="-0.734555991948582" calcext:value-type="float">
            <text:p>-0.734555991948582</text:p>
          </table:table-cell>
          <table:table-cell/>
          <table:table-cell table:style-name="ce1" office:value-type="float" office:value="358.932980160947" calcext:value-type="float">
            <text:p>358.932980160947</text:p>
          </table:table-cell>
          <table:table-cell/>
          <table:table-cell office:value-type="float" office:value="357.127089423058" calcext:value-type="float">
            <text:p>357.127089423058</text:p>
          </table:table-cell>
          <table:table-cell table:number-columns-repeated="997"/>
        </table:table-row>
        <table:table-row table:style-name="ro3"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30199.875" calcext:value-type="float">
            <text:p>730199.8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36455251276493" calcext:value-type="float">
            <text:p>0.536455251276493</text:p>
          </table:table-cell>
          <table:table-cell/>
          <table:table-cell office:value-type="float" office:value="730199.316344761" calcext:value-type="float">
            <text:p>730199.316344761</text:p>
          </table:table-cell>
          <table:table-cell/>
          <table:table-cell table:style-name="ce1" table:formula="of:=[.U215]-[.G215]" office:value-type="float" office:value="-0.558655238943175" calcext:value-type="float">
            <text:p>-0.558655238943175</text:p>
          </table:table-cell>
          <table:table-cell/>
          <table:table-cell table:style-name="ce1" office:value-type="float" office:value="359.686213374482" calcext:value-type="float">
            <text:p>359.686213374482</text:p>
          </table:table-cell>
          <table:table-cell/>
          <table:table-cell office:value-type="float" office:value="358.729956080579" calcext:value-type="float">
            <text:p>358.729956080579</text:p>
          </table:table-cell>
          <table:table-cell table:number-columns-repeated="997"/>
        </table:table-row>
        <table:table-row table:style-name="ro3"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30565.058333333" calcext:value-type="float">
            <text:p>730565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12942190468311" calcext:value-type="float">
            <text:p>0.212942190468311</text:p>
          </table:table-cell>
          <table:table-cell/>
          <table:table-cell office:value-type="float" office:value="730564.563342321" calcext:value-type="float">
            <text:p>730564.563342321</text:p>
          </table:table-cell>
          <table:table-cell/>
          <table:table-cell table:style-name="ce1" table:formula="of:=[.U216]-[.G216]" office:value-type="float" office:value="-0.494991012034006" calcext:value-type="float">
            <text:p>-0.494991012034006</text:p>
          </table:table-cell>
          <table:table-cell/>
          <table:table-cell table:style-name="ce1" office:value-type="float" office:value="359.440609731603" calcext:value-type="float">
            <text:p>359.440609731603</text:p>
          </table:table-cell>
          <table:table-cell/>
          <table:table-cell office:value-type="float" office:value="359.174413465851" calcext:value-type="float">
            <text:p>359.174413465851</text:p>
          </table:table-cell>
          <table:table-cell table:number-columns-repeated="997"/>
        </table:table-row>
        <table:table-row table:style-name="ro3"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30930.058333333" calcext:value-type="float">
            <text:p>730930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30946663022041" calcext:value-type="float">
            <text:p>0.430946663022041</text:p>
          </table:table-cell>
          <table:table-cell/>
          <table:table-cell office:value-type="float" office:value="730929.803077046" calcext:value-type="float">
            <text:p>730929.803077046</text:p>
          </table:table-cell>
          <table:table-cell/>
          <table:table-cell table:style-name="ce1" table:formula="of:=[.U217]-[.G217]" office:value-type="float" office:value="-0.25525628705509" calcext:value-type="float">
            <text:p>-0.25525628705509</text:p>
          </table:table-cell>
          <table:table-cell/>
          <table:table-cell table:style-name="ce1" office:value-type="float" office:value="359.202363510904" calcext:value-type="float">
            <text:p>359.202363510904</text:p>
          </table:table-cell>
          <table:table-cell/>
          <table:table-cell office:value-type="float" office:value="359.204545263876" calcext:value-type="float">
            <text:p>359.204545263876</text:p>
          </table:table-cell>
          <table:table-cell table:number-columns-repeated="997"/>
        </table:table-row>
        <table:table-row table:style-name="ro3"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31295.041666667" calcext:value-type="float">
            <text:p>731295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1168090254068" calcext:value-type="float">
            <text:p>0.611168090254068</text:p>
          </table:table-cell>
          <table:table-cell/>
          <table:table-cell office:value-type="float" office:value="731295.042091089" calcext:value-type="float">
            <text:p>731295.042091089</text:p>
          </table:table-cell>
          <table:table-cell/>
          <table:table-cell table:style-name="ce1" table:formula="of:=[.U218]-[.G218]" office:value-type="float" office:value="0.0004244219744578" calcext:value-type="float">
            <text:p>0.000424421974458</text:p>
          </table:table-cell>
          <table:table-cell/>
          <table:table-cell table:style-name="ce1" office:value-type="float" office:value="358.965144328949" calcext:value-type="float">
            <text:p>358.965144328949</text:p>
          </table:table-cell>
          <table:table-cell/>
          <table:table-cell office:value-type="float" office:value="358.711790255569" calcext:value-type="float">
            <text:p>358.711790255569</text:p>
          </table:table-cell>
          <table:table-cell table:number-columns-repeated="997"/>
        </table:table-row>
        <table:table-row table:style-name="ro3">
          <table:table-cell table:style-name="ce1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1661.066666667" calcext:value-type="float">
            <text:p>731661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16264469921589" calcext:value-type="float">
            <text:p>0.116264469921589</text:p>
          </table:table-cell>
          <table:table-cell/>
          <table:table-cell office:value-type="float" office:value="731660.284108517" calcext:value-type="float">
            <text:p>731660.284108517</text:p>
          </table:table-cell>
          <table:table-cell/>
          <table:table-cell table:style-name="ce1" table:formula="of:=[.U219]-[.G219]" office:value-type="float" office:value="-0.78255815000739" calcext:value-type="float">
            <text:p>-0.78255815000739</text:p>
          </table:table-cell>
          <table:table-cell/>
          <table:table-cell table:style-name="ce1" office:value-type="float" office:value="359.718073529975" calcext:value-type="float">
            <text:p>359.718073529975</text:p>
          </table:table-cell>
          <table:table-cell/>
          <table:table-cell office:value-type="float" office:value="358.779328052455" calcext:value-type="float">
            <text:p>358.779328052455</text:p>
          </table:table-cell>
          <table:table-cell table:number-columns-repeated="997"/>
        </table:table-row>
        <table:table-row table:style-name="ro3"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2026.05" calcext:value-type="float">
            <text:p>732026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17776611447334" calcext:value-type="float">
            <text:p>0.717776611447334</text:p>
          </table:table-cell>
          <table:table-cell/>
          <table:table-cell office:value-type="float" office:value="732025.523415123" calcext:value-type="float">
            <text:p>732025.523415123</text:p>
          </table:table-cell>
          <table:table-cell/>
          <table:table-cell table:style-name="ce1" table:formula="of:=[.U220]-[.G220]" office:value-type="float" office:value="-0.526584877050482" calcext:value-type="float">
            <text:p>-0.526584877050482</text:p>
          </table:table-cell>
          <table:table-cell/>
          <table:table-cell table:style-name="ce1" office:value-type="float" office:value="359.48041629836" calcext:value-type="float">
            <text:p>359.48041629836</text:p>
          </table:table-cell>
          <table:table-cell/>
          <table:table-cell office:value-type="float" office:value="357.693762232014" calcext:value-type="float">
            <text:p>357.693762232014</text:p>
          </table:table-cell>
          <table:table-cell table:number-columns-repeated="997"/>
        </table:table-row>
        <table:table-row table:style-name="ro3"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32391.183333333" calcext:value-type="float">
            <text:p>732391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595691144466" calcext:value-type="float">
            <text:p>0.571595691144466</text:p>
          </table:table-cell>
          <table:table-cell/>
          <table:table-cell office:value-type="float" office:value="732390.767758053" calcext:value-type="float">
            <text:p>732390.767758053</text:p>
          </table:table-cell>
          <table:table-cell/>
          <table:table-cell table:style-name="ce1" table:formula="of:=[.U221]-[.G221]" office:value-type="float" office:value="-0.415575279970653" calcext:value-type="float">
            <text:p>-0.415575279970653</text:p>
          </table:table-cell>
          <table:table-cell/>
          <table:table-cell table:style-name="ce1" office:value-type="float" office:value="359.237610571355" calcext:value-type="float">
            <text:p>359.237610571355</text:p>
          </table:table-cell>
          <table:table-cell/>
          <table:table-cell office:value-type="float" office:value="356.761511577934" calcext:value-type="float">
            <text:p>356.761511577934</text:p>
          </table:table-cell>
          <table:table-cell table:number-columns-repeated="997"/>
        </table:table-row>
        <table:table-row table:style-name="ro3"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32756.116666667" calcext:value-type="float">
            <text:p>732756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13396772742271" calcext:value-type="float">
            <text:p>0.713396772742271</text:p>
          </table:table-cell>
          <table:table-cell/>
          <table:table-cell office:value-type="float" office:value="732756.005356526" calcext:value-type="float">
            <text:p>732756.005356526</text:p>
          </table:table-cell>
          <table:table-cell/>
          <table:table-cell table:style-name="ce1" table:formula="of:=[.U222]-[.G222]" office:value-type="float" office:value="-0.111310141044669" calcext:value-type="float">
            <text:p>-0.111310141044669</text:p>
          </table:table-cell>
          <table:table-cell/>
          <table:table-cell table:style-name="ce1" office:value-type="float" office:value="359.000958853439" calcext:value-type="float">
            <text:p>359.000958853439</text:p>
          </table:table-cell>
          <table:table-cell/>
          <table:table-cell office:value-type="float" office:value="356.257024743673" calcext:value-type="float">
            <text:p>356.257024743673</text:p>
          </table:table-cell>
          <table:table-cell table:number-columns-repeated="997"/>
        </table:table-row>
        <table:table-row table:style-name="ro3"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33122.008333333" calcext:value-type="float">
            <text:p>733122.0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03434583544731" calcext:value-type="float">
            <text:p>0.503434583544731</text:p>
          </table:table-cell>
          <table:table-cell/>
          <table:table-cell office:value-type="float" office:value="733121.242016274" calcext:value-type="float">
            <text:p>733121.242016274</text:p>
          </table:table-cell>
          <table:table-cell/>
          <table:table-cell table:style-name="ce1" table:formula="of:=[.U223]-[.G223]" office:value-type="float" office:value="-0.766317058936693" calcext:value-type="float">
            <text:p>-0.766317058936693</text:p>
          </table:table-cell>
          <table:table-cell/>
          <table:table-cell table:style-name="ce1" office:value-type="float" office:value="359.76001916952" calcext:value-type="float">
            <text:p>359.76001916952</text:p>
          </table:table-cell>
          <table:table-cell/>
          <table:table-cell office:value-type="float" office:value="357.272179116891" calcext:value-type="float">
            <text:p>357.272179116891</text:p>
          </table:table-cell>
          <table:table-cell table:number-columns-repeated="997"/>
        </table:table-row>
        <table:table-row table:style-name="ro3"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33487.191666667" calcext:value-type="float">
            <text:p>73348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485157445073128" calcext:value-type="float">
            <text:p>0.048515744507313</text:p>
          </table:table-cell>
          <table:table-cell/>
          <table:table-cell office:value-type="float" office:value="733486.48892258" calcext:value-type="float">
            <text:p>733486.48892258</text:p>
          </table:table-cell>
          <table:table-cell/>
          <table:table-cell table:style-name="ce1" table:formula="of:=[.U224]-[.G224]" office:value-type="float" office:value="-0.702744086971507" calcext:value-type="float">
            <text:p>-0.702744086971507</text:p>
          </table:table-cell>
          <table:table-cell/>
          <table:table-cell table:style-name="ce1" office:value-type="float" office:value="359.514584054057" calcext:value-type="float">
            <text:p>359.514584054057</text:p>
          </table:table-cell>
          <table:table-cell/>
          <table:table-cell office:value-type="float" office:value="357.709952245089" calcext:value-type="float">
            <text:p>357.709952245089</text:p>
          </table:table-cell>
          <table:table-cell table:number-columns-repeated="997"/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33852.241666667" calcext:value-type="float">
            <text:p>733852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45156913995743" calcext:value-type="float">
            <text:p>0.245156913995743</text:p>
          </table:table-cell>
          <table:table-cell/>
          <table:table-cell office:value-type="float" office:value="733851.730725803" calcext:value-type="float">
            <text:p>733851.730725803</text:p>
          </table:table-cell>
          <table:table-cell/>
          <table:table-cell table:style-name="ce1" table:formula="of:=[.U225]-[.G225]" office:value-type="float" office:value="-0.510940864100121" calcext:value-type="float">
            <text:p>-0.510940864100121</text:p>
          </table:table-cell>
          <table:table-cell/>
          <table:table-cell table:style-name="ce1" office:value-type="float" office:value="359.274108512576" calcext:value-type="float">
            <text:p>359.274108512576</text:p>
          </table:table-cell>
          <table:table-cell/>
          <table:table-cell office:value-type="float" office:value="358.318001277133" calcext:value-type="float">
            <text:p>358.318001277133</text:p>
          </table:table-cell>
          <table:table-cell table:number-columns-repeated="997"/>
        </table:table-row>
        <table:table-row table:style-name="ro3"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34217.308333333" calcext:value-type="float">
            <text:p>734217.3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0939994677901268" calcext:value-type="float">
            <text:p>0.009399946779013</text:p>
          </table:table-cell>
          <table:table-cell/>
          <table:table-cell office:value-type="float" office:value="734216.972923194" calcext:value-type="float">
            <text:p>734216.972923194</text:p>
          </table:table-cell>
          <table:table-cell/>
          <table:table-cell table:style-name="ce1" table:formula="of:=[.U226]-[.G226]" office:value-type="float" office:value="-0.335410139057785" calcext:value-type="float">
            <text:p>-0.335410139057785</text:p>
          </table:table-cell>
          <table:table-cell/>
          <table:table-cell table:style-name="ce1" office:value-type="float" office:value="359.033806705032" calcext:value-type="float">
            <text:p>359.033806705032</text:p>
          </table:table-cell>
          <table:table-cell/>
          <table:table-cell office:value-type="float" office:value="358.767971858422" calcext:value-type="float">
            <text:p>358.767971858422</text:p>
          </table:table-cell>
          <table:table-cell table:number-columns-repeated="997"/>
        </table:table-row>
        <table:table-row table:style-name="ro3"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34582.441666667" calcext:value-type="float">
            <text:p>734582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59678263217211" calcext:value-type="float">
            <text:p>0.759678263217211</text:p>
          </table:table-cell>
          <table:table-cell/>
          <table:table-cell office:value-type="float" office:value="734582.21858311" calcext:value-type="float">
            <text:p>734582.21858311</text:p>
          </table:table-cell>
          <table:table-cell/>
          <table:table-cell table:style-name="ce1" table:formula="of:=[.U227]-[.G227]" office:value-type="float" office:value="-0.223083556978963" calcext:value-type="float">
            <text:p>-0.223083556978963</text:p>
          </table:table-cell>
          <table:table-cell/>
          <table:table-cell table:style-name="ce1" office:value-type="float" office:value="359.783219218311" calcext:value-type="float">
            <text:p>359.783219218311</text:p>
          </table:table-cell>
          <table:table-cell/>
          <table:table-cell office:value-type="float" office:value="359.784870274894" calcext:value-type="float">
            <text:p>359.784870274894</text:p>
          </table:table-cell>
          <table:table-cell table:number-columns-repeated="997"/>
        </table:table-row>
        <table:table-row table:style-name="ro3"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34947.491666667" calcext:value-type="float">
            <text:p>734947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51319590210915" calcext:value-type="float">
            <text:p>0.045131959021092</text:p>
          </table:table-cell>
          <table:table-cell/>
          <table:table-cell office:value-type="float" office:value="734947.459753564" calcext:value-type="float">
            <text:p>734947.459753564</text:p>
          </table:table-cell>
          <table:table-cell/>
          <table:table-cell table:style-name="ce1" table:formula="of:=[.U228]-[.G228]" office:value-type="float" office:value="-0.0319131030701101" calcext:value-type="float">
            <text:p>-0.03191310307011</text:p>
          </table:table-cell>
          <table:table-cell/>
          <table:table-cell table:style-name="ce1" office:value-type="float" office:value="359.543606752432" calcext:value-type="float">
            <text:p>359.543606752432</text:p>
          </table:table-cell>
          <table:table-cell/>
          <table:table-cell office:value-type="float" office:value="359.288795272333" calcext:value-type="float">
            <text:p>359.288795272333</text:p>
          </table:table-cell>
          <table:table-cell table:number-columns-repeated="997"/>
        </table:table-row>
        <table:table-row table:style-name="ro3"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35313.616666667" calcext:value-type="float">
            <text:p>735313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36649563908577" calcext:value-type="float">
            <text:p>0.136649563908577</text:p>
          </table:table-cell>
          <table:table-cell/>
          <table:table-cell office:value-type="float" office:value="735312.706344896" calcext:value-type="float">
            <text:p>735312.706344896</text:p>
          </table:table-cell>
          <table:table-cell/>
          <table:table-cell table:style-name="ce1" table:formula="of:=[.U229]-[.G229]" office:value-type="float" office:value="-0.910321771050803" calcext:value-type="float">
            <text:p>-0.910321771050803</text:p>
          </table:table-cell>
          <table:table-cell/>
          <table:table-cell table:style-name="ce1" office:value-type="float" office:value="359.298676768199" calcext:value-type="float">
            <text:p>359.298676768199</text:p>
          </table:table-cell>
          <table:table-cell/>
          <table:table-cell office:value-type="float" office:value="358.361573852178" calcext:value-type="float">
            <text:p>358.361573852178</text:p>
          </table:table-cell>
          <table:table-cell table:number-columns-repeated="997"/>
        </table:table-row>
        <table:table-row table:style-name="ro3"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5678.666666667" calcext:value-type="float">
            <text:p>735678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36714158952236" calcext:value-type="float">
            <text:p>0.536714158952236</text:p>
          </table:table-cell>
          <table:table-cell/>
          <table:table-cell office:value-type="float" office:value="735677.948289385" calcext:value-type="float">
            <text:p>735677.948289385</text:p>
          </table:table-cell>
          <table:table-cell/>
          <table:table-cell table:style-name="ce1" table:formula="of:=[.U230]-[.G230]" office:value-type="float" office:value="-0.718377282028087" calcext:value-type="float">
            <text:p>-0.718377282028087</text:p>
          </table:table-cell>
          <table:table-cell/>
          <table:table-cell table:style-name="ce1" office:value-type="float" office:value="359.057635842078" calcext:value-type="float">
            <text:p>359.057635842078</text:p>
          </table:table-cell>
          <table:table-cell/>
          <table:table-cell office:value-type="float" office:value="357.272857893255" calcext:value-type="float">
            <text:p>357.272857893255</text:p>
          </table:table-cell>
          <table:table-cell table:number-columns-repeated="997"/>
        </table:table-row>
        <table:table-row table:style-name="ro3"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36043.666666667" calcext:value-type="float">
            <text:p>736043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10911403596401" calcext:value-type="float">
            <text:p>0.410911403596401</text:p>
          </table:table-cell>
          <table:table-cell/>
          <table:table-cell office:value-type="float" office:value="736043.187785355" calcext:value-type="float">
            <text:p>736043.187785355</text:p>
          </table:table-cell>
          <table:table-cell/>
          <table:table-cell table:style-name="ce1" table:formula="of:=[.U231]-[.G231]" office:value-type="float" office:value="-0.478881311952136" calcext:value-type="float">
            <text:p>-0.478881311952136</text:p>
          </table:table-cell>
          <table:table-cell/>
          <table:table-cell table:style-name="ce1" office:value-type="float" office:value="359.813867574891" calcext:value-type="float">
            <text:p>359.813867574891</text:p>
          </table:table-cell>
          <table:table-cell/>
          <table:table-cell office:value-type="float" office:value="357.336777252491" calcext:value-type="float">
            <text:p>357.336777252491</text:p>
          </table:table-cell>
          <table:table-cell table:number-columns-repeated="997"/>
        </table:table-row>
        <table:table-row table:style-name="ro3"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36408.883333333" calcext:value-type="float">
            <text:p>736408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133378468453884" calcext:value-type="float">
            <text:p>0.013337846845388</text:p>
          </table:table-cell>
          <table:table-cell/>
          <table:table-cell office:value-type="float" office:value="736408.436814818" calcext:value-type="float">
            <text:p>736408.436814818</text:p>
          </table:table-cell>
          <table:table-cell/>
          <table:table-cell table:style-name="ce1" table:formula="of:=[.U232]-[.G232]" office:value-type="float" office:value="-0.446518515003845" calcext:value-type="float">
            <text:p>-0.446518515003845</text:p>
          </table:table-cell>
          <table:table-cell/>
          <table:table-cell table:style-name="ce1" office:value-type="float" office:value="359.566410814627" calcext:value-type="float">
            <text:p>359.566410814627</text:p>
          </table:table-cell>
          <table:table-cell/>
          <table:table-cell office:value-type="float" office:value="356.82243321246" calcext:value-type="float">
            <text:p>356.82243321246</text:p>
          </table:table-cell>
          <table:table-cell table:number-columns-repeated="997"/>
        </table:table-row>
        <table:table-row table:style-name="ro3"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36773.916666667" calcext:value-type="float">
            <text:p>736773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0159597843885" calcext:value-type="float">
            <text:p>0.380159597843885</text:p>
          </table:table-cell>
          <table:table-cell/>
          <table:table-cell office:value-type="float" office:value="736773.677347333" calcext:value-type="float">
            <text:p>736773.677347333</text:p>
          </table:table-cell>
          <table:table-cell/>
          <table:table-cell table:style-name="ce1" table:formula="of:=[.U233]-[.G233]" office:value-type="float" office:value="-0.239319333923049" calcext:value-type="float">
            <text:p>-0.239319333923049</text:p>
          </table:table-cell>
          <table:table-cell/>
          <table:table-cell table:style-name="ce1" office:value-type="float" office:value="359.327124922098" calcext:value-type="float">
            <text:p>359.327124922098</text:p>
          </table:table-cell>
          <table:table-cell/>
          <table:table-cell office:value-type="float" office:value="356.840081578228" calcext:value-type="float">
            <text:p>356.840081578228</text:p>
          </table:table-cell>
          <table:table-cell table:number-columns-repeated="997"/>
        </table:table-row>
        <table:table-row table:style-name="ro3"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37139.841666667" calcext:value-type="float">
            <text:p>737139.8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0381242334843" calcext:value-type="float">
            <text:p>0.840381242334843</text:p>
          </table:table-cell>
          <table:table-cell/>
          <table:table-cell office:value-type="float" office:value="737138.915861376" calcext:value-type="float">
            <text:p>737138.915861376</text:p>
          </table:table-cell>
          <table:table-cell/>
          <table:table-cell table:style-name="ce1" table:formula="of:=[.U234]-[.G234]" office:value-type="float" office:value="-0.925805291044526" calcext:value-type="float">
            <text:p>-0.925805291044526</text:p>
          </table:table-cell>
          <table:table-cell/>
          <table:table-cell table:style-name="ce1" office:value-type="float" office:value="359.090501370949" calcext:value-type="float">
            <text:p>359.090501370949</text:p>
          </table:table-cell>
          <table:table-cell/>
          <table:table-cell office:value-type="float" office:value="357.286319441168" calcext:value-type="float">
            <text:p>357.286319441168</text:p>
          </table:table-cell>
          <table:table-cell table:number-columns-repeated="997"/>
        </table:table-row>
        <table:table-row table:style-name="ro3"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7504.941666667" calcext:value-type="float">
            <text:p>737504.9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52787675708532" calcext:value-type="float">
            <text:p>0.252787675708532</text:p>
          </table:table-cell>
          <table:table-cell/>
          <table:table-cell office:value-type="float" office:value="737504.159897769" calcext:value-type="float">
            <text:p>737504.159897769</text:p>
          </table:table-cell>
          <table:table-cell/>
          <table:table-cell table:style-name="ce1" table:formula="of:=[.U235]-[.G235]" office:value-type="float" office:value="-0.781768898013979" calcext:value-type="float">
            <text:p>-0.781768898013979</text:p>
          </table:table-cell>
          <table:table-cell/>
          <table:table-cell table:style-name="ce1" office:value-type="float" office:value="359.841564942465" calcext:value-type="float">
            <text:p>359.841564942465</text:p>
          </table:table-cell>
          <table:table-cell/>
          <table:table-cell office:value-type="float" office:value="358.886655382109" calcext:value-type="float">
            <text:p>358.886655382109</text:p>
          </table:table-cell>
          <table:table-cell table:number-columns-repeated="997"/>
        </table:table-row>
        <table:table-row table:style-name="ro3"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37869.991666667" calcext:value-type="float">
            <text:p>737869.9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32575668394566" calcext:value-type="float">
            <text:p>0.632575668394566</text:p>
          </table:table-cell>
          <table:table-cell/>
          <table:table-cell office:value-type="float" office:value="737869.401133733" calcext:value-type="float">
            <text:p>737869.401133733</text:p>
          </table:table-cell>
          <table:table-cell/>
          <table:table-cell table:style-name="ce1" table:formula="of:=[.U236]-[.G236]" office:value-type="float" office:value="-0.59053293406032" calcext:value-type="float">
            <text:p>-0.59053293406032</text:p>
          </table:table-cell>
          <table:table-cell/>
          <table:table-cell table:style-name="ce1" office:value-type="float" office:value="359.601774862523" calcext:value-type="float">
            <text:p>359.601774862523</text:p>
          </table:table-cell>
          <table:table-cell/>
          <table:table-cell office:value-type="float" office:value="359.336388351152" calcext:value-type="float">
            <text:p>359.336388351152</text:p>
          </table:table-cell>
          <table:table-cell table:number-columns-repeated="997"/>
        </table:table-row>
        <table:table-row table:style-name="ro3"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8235.175" calcext:value-type="float">
            <text:p>738235.1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01464924961329" calcext:value-type="float">
            <text:p>0.701464924961329</text:p>
          </table:table-cell>
          <table:table-cell/>
          <table:table-cell office:value-type="float" office:value="738234.648403795" calcext:value-type="float">
            <text:p>738234.648403795</text:p>
          </table:table-cell>
          <table:table-cell/>
          <table:table-cell table:style-name="ce1" table:formula="of:=[.U237]-[.G237]" office:value-type="float" office:value="-0.526596205076203" calcext:value-type="float">
            <text:p>-0.526596205076203</text:p>
          </table:table-cell>
          <table:table-cell/>
          <table:table-cell table:style-name="ce1" office:value-type="float" office:value="359.356199963753" calcext:value-type="float">
            <text:p>359.356199963753</text:p>
          </table:table-cell>
          <table:table-cell/>
          <table:table-cell office:value-type="float" office:value="359.358627528714" calcext:value-type="float">
            <text:p>359.358627528714</text:p>
          </table:table-cell>
          <table:table-cell table:number-columns-repeated="997"/>
        </table:table-row>
        <table:table-row table:style-name="ro3"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38600.275" calcext:value-type="float">
            <text:p>738600.2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69354863464832" calcext:value-type="float">
            <text:p>0.016935486346483</text:p>
          </table:table-cell>
          <table:table-cell/>
          <table:table-cell office:value-type="float" office:value="738599.892372872" calcext:value-type="float">
            <text:p>738599.892372872</text:p>
          </table:table-cell>
          <table:table-cell/>
          <table:table-cell table:style-name="ce1" table:formula="of:=[.U238]-[.G238]" office:value-type="float" office:value="-0.382627128041349" calcext:value-type="float">
            <text:p>-0.382627128041349</text:p>
          </table:table-cell>
          <table:table-cell/>
          <table:table-cell table:style-name="ce1" office:value-type="float" office:value="359.113159136372" calcext:value-type="float">
            <text:p>359.113159136372</text:p>
          </table:table-cell>
          <table:table-cell/>
          <table:table-cell office:value-type="float" office:value="358.859684164403" calcext:value-type="float">
            <text:p>358.859684164403</text:p>
          </table:table-cell>
          <table:table-cell table:number-columns-repeated="997"/>
        </table:table-row>
        <table:table-row table:style-name="ro3"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38965.225" calcext:value-type="float">
            <text:p>738965.2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27807000279427" calcext:value-type="float">
            <text:p>0.727807000279427</text:p>
          </table:table-cell>
          <table:table-cell/>
          <table:table-cell office:value-type="float" office:value="738965.129672088" calcext:value-type="float">
            <text:p>738965.129672088</text:p>
          </table:table-cell>
          <table:table-cell/>
          <table:table-cell table:style-name="ce1" table:formula="of:=[.U239]-[.G239]" office:value-type="float" office:value="-0.0953279120149091" calcext:value-type="float">
            <text:p>-0.095327912014909</text:p>
          </table:table-cell>
          <table:table-cell/>
          <table:table-cell table:style-name="ce1" office:value-type="float" office:value="359.871588009082" calcext:value-type="float">
            <text:p>359.871588009082</text:p>
          </table:table-cell>
          <table:table-cell/>
          <table:table-cell office:value-type="float" office:value="358.932635249015" calcext:value-type="float">
            <text:p>358.932635249015</text:p>
          </table:table-cell>
          <table:table-cell table:number-columns-repeated="997"/>
        </table:table-row>
        <table:table-row table:style-name="ro3"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39330.391666667" calcext:value-type="float">
            <text:p>739330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7275619357824" calcext:value-type="float">
            <text:p>0.807275619357824</text:p>
          </table:table-cell>
          <table:table-cell/>
          <table:table-cell office:value-type="float" office:value="739330.376255053" calcext:value-type="float">
            <text:p>739330.376255053</text:p>
          </table:table-cell>
          <table:table-cell/>
          <table:table-cell table:style-name="ce1" table:formula="of:=[.U240]-[.G240]" office:value-type="float" office:value="-0.0154116139747202" calcext:value-type="float">
            <text:p>-0.01541161397472</text:p>
          </table:table-cell>
          <table:table-cell/>
          <table:table-cell table:style-name="ce1" office:value-type="float" office:value="359.626615606929" calcext:value-type="float">
            <text:p>359.626615606929</text:p>
          </table:table-cell>
          <table:table-cell/>
          <table:table-cell office:value-type="float" office:value="357.840094023995" calcext:value-type="float">
            <text:p>357.840094023995</text:p>
          </table:table-cell>
          <table:table-cell table:number-columns-repeated="997"/>
        </table:table-row>
        <table:table-row table:style-name="ro3"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9696.333333333" calcext:value-type="float">
            <text:p>739696.3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67184756696224" calcext:value-type="float">
            <text:p>0.767184756696224</text:p>
          </table:table-cell>
          <table:table-cell/>
          <table:table-cell office:value-type="float" office:value="739695.615116101" calcext:value-type="float">
            <text:p>739695.615116101</text:p>
          </table:table-cell>
          <table:table-cell/>
          <table:table-cell table:style-name="ce1" table:formula="of:=[.U241]-[.G241]" office:value-type="float" office:value="-0.718217232031748" calcext:value-type="float">
            <text:p>-0.718217232031748</text:p>
          </table:table-cell>
          <table:table-cell/>
          <table:table-cell table:style-name="ce1" office:value-type="float" office:value="359.388933230701" calcext:value-type="float">
            <text:p>359.388933230701</text:p>
          </table:table-cell>
          <table:table-cell/>
          <table:table-cell office:value-type="float" office:value="356.913544829942" calcext:value-type="float">
            <text:p>356.913544829942</text:p>
          </table:table-cell>
          <table:table-cell table:number-columns-repeated="997"/>
        </table:table-row>
        <table:table-row table:style-name="ro3">
          <table:table-cell table:style-name="ce1" office:value-type="float" office:value="2027" calcext:value-type="float">
            <text:p>2027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40061.233333333" calcext:value-type="float">
            <text:p>740061.2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027" calcext:value-type="float">
            <text:p>20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408944666386" calcext:value-type="float">
            <text:p>0.142408944666386</text:p>
          </table:table-cell>
          <table:table-cell/>
          <table:table-cell office:value-type="float" office:value="740060.85079334" calcext:value-type="float">
            <text:p>740060.85079334</text:p>
          </table:table-cell>
          <table:table-cell/>
          <table:table-cell table:style-name="ce1" table:formula="of:=[.U242]-[.G242]" office:value-type="float" office:value="-0.382539993035607" calcext:value-type="float">
            <text:p>-0.382539993035607</text:p>
          </table:table-cell>
          <table:table-cell/>
          <table:table-cell table:style-name="ce1" office:value-type="float" office:value="359.155063130591" calcext:value-type="float">
            <text:p>359.155063130591</text:p>
          </table:table-cell>
          <table:table-cell/>
          <table:table-cell office:value-type="float" office:value="356.412442215445" calcext:value-type="float">
            <text:p>356.412442215445</text:p>
          </table:table-cell>
          <table:table-cell table:number-columns-repeated="997"/>
        </table:table-row>
        <table:table-row table:style-name="ro3"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40426.35" calcext:value-type="float">
            <text:p>740426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39098116010428" calcext:value-type="float">
            <text:p>0.439098116010428</text:p>
          </table:table-cell>
          <table:table-cell/>
          <table:table-cell office:value-type="float" office:value="740426.095443818" calcext:value-type="float">
            <text:p>740426.095443818</text:p>
          </table:table-cell>
          <table:table-cell/>
          <table:table-cell table:style-name="ce1" table:formula="of:=[.U243]-[.G243]" office:value-type="float" office:value="-0.254556181957014" calcext:value-type="float">
            <text:p>-0.254556181957014</text:p>
          </table:table-cell>
          <table:table-cell/>
          <table:table-cell table:style-name="ce1" office:value-type="float" office:value="359.90564040245" calcext:value-type="float">
            <text:p>359.90564040245</text:p>
          </table:table-cell>
          <table:table-cell/>
          <table:table-cell office:value-type="float" office:value="357.419454969759" calcext:value-type="float">
            <text:p>357.419454969759</text:p>
          </table:table-cell>
          <table:table-cell table:number-columns-repeated="997"/>
        </table:table-row>
        <table:table-row table:style-name="ro3"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40791.35" calcext:value-type="float">
            <text:p>740791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2807100266218" calcext:value-type="float">
            <text:p>0.712807100266218</text:p>
          </table:table-cell>
          <table:table-cell/>
          <table:table-cell office:value-type="float" office:value="740791.334522783" calcext:value-type="float">
            <text:p>740791.334522783</text:p>
          </table:table-cell>
          <table:table-cell/>
          <table:table-cell table:style-name="ce1" table:formula="of:=[.U244]-[.G244]" office:value-type="float" office:value="-0.0154772169189528" calcext:value-type="float">
            <text:p>-0.015477216918953</text:p>
          </table:table-cell>
          <table:table-cell/>
          <table:table-cell table:style-name="ce1" office:value-type="float" office:value="359.667950905179" calcext:value-type="float">
            <text:p>359.667950905179</text:p>
          </table:table-cell>
          <table:table-cell/>
          <table:table-cell office:value-type="float" office:value="357.865028561835" calcext:value-type="float">
            <text:p>357.865028561835</text:p>
          </table:table-cell>
          <table:table-cell table:number-columns-repeated="997"/>
        </table:table-row>
        <table:table-row table:style-name="ro3"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41157.391666667" calcext:value-type="float">
            <text:p>74115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04357071220875" calcext:value-type="float">
            <text:p>0.104357071220875</text:p>
          </table:table-cell>
          <table:table-cell/>
          <table:table-cell office:value-type="float" office:value="741156.577850248" calcext:value-type="float">
            <text:p>741156.577850248</text:p>
          </table:table-cell>
          <table:table-cell/>
          <table:table-cell table:style-name="ce1" table:formula="of:=[.U245]-[.G245]" office:value-type="float" office:value="-0.813816418987699" calcext:value-type="float">
            <text:p>-0.813816418987699</text:p>
          </table:table-cell>
          <table:table-cell/>
          <table:table-cell table:style-name="ce1" office:value-type="float" office:value="359.426341287593" calcext:value-type="float">
            <text:p>359.426341287593</text:p>
          </table:table-cell>
          <table:table-cell/>
          <table:table-cell office:value-type="float" office:value="358.471634509337" calcext:value-type="float">
            <text:p>358.471634509337</text:p>
          </table:table-cell>
          <table:table-cell table:number-columns-repeated="997"/>
        </table:table-row>
        <table:table-row table:style-name="ro3"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1522.458333333" calcext:value-type="float">
            <text:p>741522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80434276163578" calcext:value-type="float">
            <text:p>0.480434276163578</text:p>
          </table:table-cell>
          <table:table-cell/>
          <table:table-cell office:value-type="float" office:value="741521.820472524" calcext:value-type="float">
            <text:p>741521.820472524</text:p>
          </table:table-cell>
          <table:table-cell/>
          <table:table-cell table:style-name="ce1" table:formula="of:=[.U246]-[.G246]" office:value-type="float" office:value="-0.63786080898717" calcext:value-type="float">
            <text:p>-0.63786080898717</text:p>
          </table:table-cell>
          <table:table-cell/>
          <table:table-cell table:style-name="ce1" office:value-type="float" office:value="359.184729646713" calcext:value-type="float">
            <text:p>359.184729646713</text:p>
          </table:table-cell>
          <table:table-cell/>
          <table:table-cell office:value-type="float" office:value="358.919744096504" calcext:value-type="float">
            <text:p>358.919744096504</text:p>
          </table:table-cell>
          <table:table-cell table:number-columns-repeated="997"/>
        </table:table-row>
        <table:table-row table:style-name="ro3"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41887.391666667" calcext:value-type="float">
            <text:p>74188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8583072274923" calcext:value-type="float">
            <text:p>0.188583072274923</text:p>
          </table:table-cell>
          <table:table-cell/>
          <table:table-cell office:value-type="float" office:value="741887.057075405" calcext:value-type="float">
            <text:p>741887.057075405</text:p>
          </table:table-cell>
          <table:table-cell/>
          <table:table-cell table:style-name="ce1" table:formula="of:=[.U247]-[.G247]" office:value-type="float" office:value="-0.334591261926107" calcext:value-type="float">
            <text:p>-0.334591261926107</text:p>
          </table:table-cell>
          <table:table-cell/>
          <table:table-cell table:style-name="ce1" office:value-type="float" office:value="359.943719148796" calcext:value-type="float">
            <text:p>359.943719148796</text:p>
          </table:table-cell>
          <table:table-cell/>
          <table:table-cell office:value-type="float" office:value="359.945575471942" calcext:value-type="float">
            <text:p>359.945575471942</text:p>
          </table:table-cell>
          <table:table-cell table:number-columns-repeated="997"/>
        </table:table-row>
        <table:table-row table:style-name="ro3"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42252.658333333" calcext:value-type="float">
            <text:p>742252.65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81215822696686" calcext:value-type="float">
            <text:p>0.181215822696686</text:p>
          </table:table-cell>
          <table:table-cell/>
          <table:table-cell office:value-type="float" office:value="742252.307764733" calcext:value-type="float">
            <text:p>742252.307764733</text:p>
          </table:table-cell>
          <table:table-cell/>
          <table:table-cell table:style-name="ce1" table:formula="of:=[.U248]-[.G248]" office:value-type="float" office:value="-0.350568599998951" calcext:value-type="float">
            <text:p>-0.350568599998951</text:p>
          </table:table-cell>
          <table:table-cell/>
          <table:table-cell table:style-name="ce1" office:value-type="float" office:value="359.69467293585" calcext:value-type="float">
            <text:p>359.69467293585</text:p>
          </table:table-cell>
          <table:table-cell/>
          <table:table-cell office:value-type="float" office:value="359.439686667678" calcext:value-type="float">
            <text:p>359.439686667678</text:p>
          </table:table-cell>
          <table:table-cell table:number-columns-repeated="997"/>
        </table:table-row>
        <table:table-row table:style-name="ro3"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42617.825" calcext:value-type="float">
            <text:p>742617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17366214096546" calcext:value-type="float">
            <text:p>0.917366214096546</text:p>
          </table:table-cell>
          <table:table-cell/>
          <table:table-cell office:value-type="float" office:value="742617.554109282" calcext:value-type="float">
            <text:p>742617.554109282</text:p>
          </table:table-cell>
          <table:table-cell/>
          <table:table-cell table:style-name="ce1" table:formula="of:=[.U249]-[.G249]" office:value-type="float" office:value="-0.270890717976727" calcext:value-type="float">
            <text:p>-0.270890717976727</text:p>
          </table:table-cell>
          <table:table-cell/>
          <table:table-cell table:style-name="ce1" office:value-type="float" office:value="359.449524483449" calcext:value-type="float">
            <text:p>359.449524483449</text:p>
          </table:table-cell>
          <table:table-cell/>
          <table:table-cell office:value-type="float" office:value="358.512214130917" calcext:value-type="float">
            <text:p>358.512214130917</text:p>
          </table:table-cell>
          <table:table-cell table:number-columns-repeated="997"/>
        </table:table-row>
        <table:table-row table:style-name="ro3"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2982.825" calcext:value-type="float">
            <text:p>742982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8783033192158" calcext:value-type="float">
            <text:p>0.588783033192158</text:p>
          </table:table-cell>
          <table:table-cell/>
          <table:table-cell office:value-type="float" office:value="742982.794158877" calcext:value-type="float">
            <text:p>742982.794158877</text:p>
          </table:table-cell>
          <table:table-cell/>
          <table:table-cell table:style-name="ce1" table:formula="of:=[.U250]-[.G250]" office:value-type="float" office:value="-0.0308411229634657" calcext:value-type="float">
            <text:p>-0.030841122963466</text:p>
          </table:table-cell>
          <table:table-cell/>
          <table:table-cell table:style-name="ce1" office:value-type="float" office:value="359.211202105691" calcext:value-type="float">
            <text:p>359.211202105691</text:p>
          </table:table-cell>
          <table:table-cell/>
          <table:table-cell office:value-type="float" office:value="357.426546944622" calcext:value-type="float">
            <text:p>357.426546944622</text:p>
          </table:table-cell>
          <table:table-cell table:number-columns-repeated="997"/>
        </table:table-row>
        <table:table-row table:style-name="ro3"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3348.075" calcext:value-type="float">
            <text:p>74334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43220543861389" calcext:value-type="float">
            <text:p>0.006432205438614</text:p>
          </table:table-cell>
          <table:table-cell/>
          <table:table-cell office:value-type="float" office:value="743348.043754467" calcext:value-type="float">
            <text:p>743348.043754467</text:p>
          </table:table-cell>
          <table:table-cell/>
          <table:table-cell table:style-name="ce1" table:formula="of:=[.U251]-[.G251]" office:value-type="float" office:value="-0.0312455329112709" calcext:value-type="float">
            <text:p>-0.031245532911271</text:p>
          </table:table-cell>
          <table:table-cell/>
          <table:table-cell table:style-name="ce1" office:value-type="float" office:value="359.957020948932" calcext:value-type="float">
            <text:p>359.957020948932</text:p>
          </table:table-cell>
          <table:table-cell/>
          <table:table-cell office:value-type="float" office:value="357.480562722965" calcext:value-type="float">
            <text:p>357.480562722965</text:p>
          </table:table-cell>
          <table:table-cell table:number-columns-repeated="997"/>
        </table:table-row>
        <table:table-row table:style-name="ro3"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43714.066666667" calcext:value-type="float">
            <text:p>743714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48105495423078" calcext:value-type="float">
            <text:p>0.948105495423078</text:p>
          </table:table-cell>
          <table:table-cell/>
          <table:table-cell office:value-type="float" office:value="743713.284686184" calcext:value-type="float">
            <text:p>743713.284686184</text:p>
          </table:table-cell>
          <table:table-cell/>
          <table:table-cell table:style-name="ce1" table:formula="of:=[.U252]-[.G252]" office:value-type="float" office:value="-0.781980482977815" calcext:value-type="float">
            <text:p>-0.781980482977815</text:p>
          </table:table-cell>
          <table:table-cell/>
          <table:table-cell table:style-name="ce1" office:value-type="float" office:value="359.717465927635" calcext:value-type="float">
            <text:p>359.717465927635</text:p>
          </table:table-cell>
          <table:table-cell/>
          <table:table-cell office:value-type="float" office:value="356.974718204448" calcext:value-type="float">
            <text:p>356.974718204448</text:p>
          </table:table-cell>
          <table:table-cell table:number-columns-repeated="997"/>
        </table:table-row>
        <table:table-row table:style-name="ro3">
          <table:table-cell table:style-name="ce1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4079.166666667" calcext:value-type="float">
            <text:p>744079.1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667808651924133" calcext:value-type="float">
            <text:p>0.667808651924133</text:p>
          </table:table-cell>
          <table:table-cell/>
          <table:table-cell office:value-type="float" office:value="744078.528241534" calcext:value-type="float">
            <text:p>744078.528241534</text:p>
          </table:table-cell>
          <table:table-cell/>
          <table:table-cell table:style-name="ce1" table:formula="of:=[.U253]-[.G253]" office:value-type="float" office:value="-0.638425132958218" calcext:value-type="float">
            <text:p>-0.638425132958218</text:p>
          </table:table-cell>
          <table:table-cell/>
          <table:table-cell table:style-name="ce1" office:value-type="float" office:value="359.475597616763" calcext:value-type="float">
            <text:p>359.475597616763</text:p>
          </table:table-cell>
          <table:table-cell/>
          <table:table-cell office:value-type="float" office:value="356.990184580784" calcext:value-type="float">
            <text:p>356.990184580784</text:p>
          </table:table-cell>
          <table:table-cell table:number-columns-repeated="997"/>
        </table:table-row>
        <table:table-row table:style-name="ro3">
          <table:table-cell table:style-name="ce1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44444.266666667" calcext:value-type="float">
            <text:p>744444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20556189119816" calcext:value-type="float">
            <text:p>0.520556189119816</text:p>
          </table:table-cell>
          <table:table-cell/>
          <table:table-cell office:value-type="float" office:value="744443.77258372" calcext:value-type="float">
            <text:p>744443.77258372</text:p>
          </table:table-cell>
          <table:table-cell/>
          <table:table-cell table:style-name="ce1" table:formula="of:=[.U254]-[.G254]" office:value-type="float" office:value="-0.494082946912386" calcext:value-type="float">
            <text:p>-0.494082946912386</text:p>
          </table:table-cell>
          <table:table-cell/>
          <table:table-cell table:style-name="ce1" office:value-type="float" office:value="359.232364554871" calcext:value-type="float">
            <text:p>359.232364554871</text:p>
          </table:table-cell>
          <table:table-cell/>
          <table:table-cell office:value-type="float" office:value="357.42986835093" calcext:value-type="float">
            <text:p>357.42986835093</text:p>
          </table:table-cell>
          <table:table-cell table:number-columns-repeated="997"/>
        </table:table-row>
        <table:table-row table:style-name="ro3"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44809.183333333" calcext:value-type="float">
            <text:p>744809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16268174350262" calcext:value-type="float">
            <text:p>0.716268174350262</text:p>
          </table:table-cell>
          <table:table-cell/>
          <table:table-cell office:value-type="float" office:value="744809.008136297" calcext:value-type="float">
            <text:p>744809.008136297</text:p>
          </table:table-cell>
          <table:table-cell/>
          <table:table-cell table:style-name="ce1" table:formula="of:=[.U255]-[.G255]" office:value-type="float" office:value="-0.175197036005557" calcext:value-type="float">
            <text:p>-0.175197036005557</text:p>
          </table:table-cell>
          <table:table-cell/>
          <table:table-cell table:style-name="ce1" office:value-type="float" office:value="359.992368482784" calcext:value-type="float">
            <text:p>359.992368482784</text:p>
          </table:table-cell>
          <table:table-cell/>
          <table:table-cell office:value-type="float" office:value="359.038773483029" calcext:value-type="float">
            <text:p>359.038773483029</text:p>
          </table:table-cell>
          <table:table-cell table:number-columns-repeated="997"/>
        </table:table-row>
        <table:table-row table:style-name="ro3">
          <table:table-cell table:style-name="ce1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office:value-type="float" office:value="745174.35" calcext:value-type="float">
            <text:p>745174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889249160885811" calcext:value-type="float">
            <text:p>0.889249160885811</text:p>
          </table:table-cell>
          <table:table-cell/>
          <table:table-cell office:value-type="float" office:value="745174.254784201" calcext:value-type="float">
            <text:p>745174.254784201</text:p>
          </table:table-cell>
          <table:table-cell/>
          <table:table-cell table:style-name="ce1" table:formula="of:=[.U256]-[.G256]" office:value-type="float" office:value="-0.0952157989377156" calcext:value-type="float">
            <text:p>-0.095215798937716</text:p>
          </table:table-cell>
          <table:table-cell/>
          <table:table-cell table:style-name="ce1" office:value-type="float" office:value="359.747326912086" calcext:value-type="float">
            <text:p>359.747326912086</text:p>
          </table:table-cell>
          <table:table-cell/>
          <table:table-cell office:value-type="float" office:value="359.482709796443" calcext:value-type="float">
            <text:p>359.482709796443</text:p>
          </table:table-cell>
          <table:table-cell table:number-columns-repeated="997"/>
        </table:table-row>
        <table:table-row table:style-name="ro3">
          <table:table-cell table:style-name="ce1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5540.325" calcext:value-type="float">
            <text:p>745540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90829786658287" calcext:value-type="float">
            <text:p>0.390829786658287</text:p>
          </table:table-cell>
          <table:table-cell/>
          <table:table-cell office:value-type="float" office:value="745539.495410298" calcext:value-type="float">
            <text:p>745539.495410298</text:p>
          </table:table-cell>
          <table:table-cell/>
          <table:table-cell table:style-name="ce1" table:formula="of:=[.U257]-[.G257]" office:value-type="float" office:value="-0.829589701956138" calcext:value-type="float">
            <text:p>-0.829589701956138</text:p>
          </table:table-cell>
          <table:table-cell/>
          <table:table-cell table:style-name="ce1" office:value-type="float" office:value="359.507924757847" calcext:value-type="float">
            <text:p>359.507924757847</text:p>
          </table:table-cell>
          <table:table-cell/>
          <table:table-cell office:value-type="float" office:value="359.510551966316" calcext:value-type="float">
            <text:p>359.510551966316</text:p>
          </table:table-cell>
          <table:table-cell table:number-columns-repeated="997"/>
        </table:table-row>
        <table:table-row table:style-name="ro3">
          <table:table-cell table:style-name="ce1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5905.158333333" calcext:value-type="float">
            <text:p>745905.1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851722694933415" calcext:value-type="float">
            <text:p>0.085172269493342</text:p>
          </table:table-cell>
          <table:table-cell/>
          <table:table-cell office:value-type="float" office:value="745904.727836925" calcext:value-type="float">
            <text:p>745904.727836925</text:p>
          </table:table-cell>
          <table:table-cell/>
          <table:table-cell table:style-name="ce1" table:formula="of:=[.U258]-[.G258]" office:value-type="float" office:value="-0.430496408022009" calcext:value-type="float">
            <text:p>-0.430496408022009</text:p>
          </table:table-cell>
          <table:table-cell/>
          <table:table-cell table:style-name="ce1" office:value-type="float" office:value="359.277054704718" calcext:value-type="float">
            <text:p>359.277054704718</text:p>
          </table:table-cell>
          <table:table-cell/>
          <table:table-cell office:value-type="float" office:value="359.023408804404" calcext:value-type="float">
            <text:p>359.023408804404</text:p>
          </table:table-cell>
          <table:table-cell table:number-columns-repeated="997"/>
        </table:table-row>
        <table:table-row table:style-name="ro3">
          <table:table-cell table:style-name="ce1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46270.275" calcext:value-type="float">
            <text:p>746270.2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22655916959047" calcext:value-type="float">
            <text:p>0.622655916959047</text:p>
          </table:table-cell>
          <table:table-cell/>
          <table:table-cell office:value-type="float" office:value="746269.972654622" calcext:value-type="float">
            <text:p>746269.972654622</text:p>
          </table:table-cell>
          <table:table-cell/>
          <table:table-cell table:style-name="ce1" table:formula="of:=[.U259]-[.G259]" office:value-type="float" office:value="-0.302345377975143" calcext:value-type="float">
            <text:p>-0.302345377975143</text:p>
          </table:table-cell>
          <table:table-cell/>
          <table:table-cell table:style-name="ce1" office:value-type="float" office:value="0.0276771381522849" calcext:value-type="float">
            <text:p>0.027677138152285</text:p>
          </table:table-cell>
          <table:table-cell/>
          <table:table-cell office:value-type="float" office:value="359.088467621174" calcext:value-type="float">
            <text:p>359.088467621174</text:p>
          </table:table-cell>
          <table:table-cell table:number-columns-repeated="997"/>
        </table:table-row>
        <table:table-row table:style-name="ro3">
          <table:table-cell table:style-name="ce1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46635.325" calcext:value-type="float">
            <text:p>746635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58174079656601" calcext:value-type="float">
            <text:p>0.458174079656601</text:p>
          </table:table-cell>
          <table:table-cell/>
          <table:table-cell office:value-type="float" office:value="746635.213512621" calcext:value-type="float">
            <text:p>746635.213512621</text:p>
          </table:table-cell>
          <table:table-cell/>
          <table:table-cell table:style-name="ce1" table:formula="of:=[.U260]-[.G260]" office:value-type="float" office:value="-0.111487378948368" calcext:value-type="float">
            <text:p>-0.111487378948368</text:p>
          </table:table-cell>
          <table:table-cell/>
          <table:table-cell table:style-name="ce1" office:value-type="float" office:value="359.788213701118" calcext:value-type="float">
            <text:p>359.788213701118</text:p>
          </table:table-cell>
          <table:table-cell/>
          <table:table-cell office:value-type="float" office:value="358.001778395297" calcext:value-type="float">
            <text:p>358.001778395297</text:p>
          </table:table-cell>
          <table:table-cell table:number-columns-repeated="997"/>
        </table:table-row>
        <table:table-row table:style-name="ro3">
          <table:table-cell table:style-name="ce1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47001.366666667" calcext:value-type="float">
            <text:p>74700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1005303263664" calcext:value-type="float">
            <text:p>0.161005303263664</text:p>
          </table:table-cell>
          <table:table-cell/>
          <table:table-cell office:value-type="float" office:value="747000.457056254" calcext:value-type="float">
            <text:p>747000.457056254</text:p>
          </table:table-cell>
          <table:table-cell/>
          <table:table-cell table:style-name="ce1" table:formula="of:=[.U261]-[.G261]" office:value-type="float" office:value="-0.909610413014889" calcext:value-type="float">
            <text:p>-0.909610413014889</text:p>
          </table:table-cell>
          <table:table-cell/>
          <table:table-cell table:style-name="ce1" office:value-type="float" office:value="359.546263787081" calcext:value-type="float">
            <text:p>359.546263787081</text:p>
          </table:table-cell>
          <table:table-cell/>
          <table:table-cell office:value-type="float" office:value="357.071545622257" calcext:value-type="float">
            <text:p>357.071545622257</text:p>
          </table:table-cell>
          <table:table-cell table:number-columns-repeated="997"/>
        </table:table-row>
        <table:table-row table:style-name="ro3">
          <table:table-cell table:style-name="ce1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7366.533333333" calcext:value-type="float">
            <text:p>747366.5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42836485058069" calcext:value-type="float">
            <text:p>0.142836485058069</text:p>
          </table:table-cell>
          <table:table-cell/>
          <table:table-cell office:value-type="float" office:value="747365.703571414" calcext:value-type="float">
            <text:p>747365.703571414</text:p>
          </table:table-cell>
          <table:table-cell/>
          <table:table-cell table:style-name="ce1" table:formula="of:=[.U262]-[.G262]" office:value-type="float" office:value="-0.829761918983422" calcext:value-type="float">
            <text:p>-0.829761918983422</text:p>
          </table:table-cell>
          <table:table-cell/>
          <table:table-cell table:style-name="ce1" office:value-type="float" office:value="359.301005200796" calcext:value-type="float">
            <text:p>359.301005200796</text:p>
          </table:table-cell>
          <table:table-cell/>
          <table:table-cell office:value-type="float" office:value="356.559665828787" calcext:value-type="float">
            <text:p>356.559665828787</text:p>
          </table:table-cell>
          <table:table-cell table:number-columns-repeated="997"/>
        </table:table-row>
        <table:table-row table:style-name="ro3">
          <table:table-cell table:style-name="ce1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7731.466666667" calcext:value-type="float">
            <text:p>747731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85427566617727" calcext:value-type="float">
            <text:p>0.785427566617727</text:p>
          </table:table-cell>
          <table:table-cell/>
          <table:table-cell office:value-type="float" office:value="747730.940128769" calcext:value-type="float">
            <text:p>747730.940128769</text:p>
          </table:table-cell>
          <table:table-cell/>
          <table:table-cell table:style-name="ce1" table:formula="of:=[.U263]-[.G263]" office:value-type="float" office:value="-0.526537897996604" calcext:value-type="float">
            <text:p>-0.526537897996604</text:p>
          </table:table-cell>
          <table:table-cell/>
          <table:table-cell table:style-name="ce1" office:value-type="float" office:value="0.0599948262170074" calcext:value-type="float">
            <text:p>0.059994826217007</text:p>
          </table:table-cell>
          <table:table-cell/>
          <table:table-cell office:value-type="float" office:value="357.575439994773" calcext:value-type="float">
            <text:p>357.575439994773</text:p>
          </table:table-cell>
          <table:table-cell table:number-columns-repeated="997"/>
        </table:table-row>
        <table:table-row table:style-name="ro3">
          <table:table-cell table:style-name="ce1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8096.616666667" calcext:value-type="float">
            <text:p>748096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48545528203249" calcext:value-type="float">
            <text:p>0.048545528203249</text:p>
          </table:table-cell>
          <table:table-cell/>
          <table:table-cell office:value-type="float" office:value="748096.186839268" calcext:value-type="float">
            <text:p>748096.186839268</text:p>
          </table:table-cell>
          <table:table-cell/>
          <table:table-cell table:style-name="ce1" table:formula="of:=[.U264]-[.G264]" office:value-type="float" office:value="-0.429827399086207" calcext:value-type="float">
            <text:p>-0.429827399086207</text:p>
          </table:table-cell>
          <table:table-cell/>
          <table:table-cell table:style-name="ce1" office:value-type="float" office:value="359.814831182983" calcext:value-type="float">
            <text:p>359.814831182983</text:p>
          </table:table-cell>
          <table:table-cell/>
          <table:table-cell office:value-type="float" office:value="358.013604339172" calcext:value-type="float">
            <text:p>358.013604339172</text:p>
          </table:table-cell>
          <table:table-cell table:number-columns-repeated="997"/>
        </table:table-row>
        <table:table-row table:style-name="ro3">
          <table:table-cell table:style-name="ce1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48461.716666667" calcext:value-type="float">
            <text:p>748461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3465393781662" calcext:value-type="float">
            <text:p>0.993465393781662</text:p>
          </table:table-cell>
          <table:table-cell/>
          <table:table-cell office:value-type="float" office:value="748461.430551018" calcext:value-type="float">
            <text:p>748461.430551018</text:p>
          </table:table-cell>
          <table:table-cell/>
          <table:table-cell table:style-name="ce1" table:formula="of:=[.U265]-[.G265]" office:value-type="float" office:value="-0.286115649039857" calcext:value-type="float">
            <text:p>-0.286115649039857</text:p>
          </table:table-cell>
          <table:table-cell/>
          <table:table-cell table:style-name="ce1" office:value-type="float" office:value="359.572423950136" calcext:value-type="float">
            <text:p>359.572423950136</text:p>
          </table:table-cell>
          <table:table-cell/>
          <table:table-cell office:value-type="float" office:value="358.619114900641" calcext:value-type="float">
            <text:p>358.619114900641</text:p>
          </table:table-cell>
          <table:table-cell table:number-columns-repeated="997"/>
        </table:table-row>
        <table:table-row table:style-name="ro3"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48827.591666667" calcext:value-type="float">
            <text:p>748827.5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66365849226713" calcext:value-type="float">
            <text:p>0.566365849226713</text:p>
          </table:table-cell>
          <table:table-cell/>
          <table:table-cell office:value-type="float" office:value="748830.389282199" calcext:value-type="float">
            <text:p>748830.389282199</text:p>
          </table:table-cell>
          <table:table-cell/>
          <table:table-cell table:style-name="ce1" table:formula="of:=[.U266]-[.G266]" office:value-type="float" office:value="2.79761553194839" calcext:value-type="float">
            <text:p>2.79761553194839</text:p>
          </table:table-cell>
          <table:table-cell/>
          <table:table-cell table:style-name="ce1" office:value-type="float" office:value="144.81394264699" calcext:value-type="float">
            <text:p>144.81394264699</text:p>
          </table:table-cell>
          <table:table-cell/>
          <table:table-cell office:value-type="float" office:value="147.210262798973" calcext:value-type="float">
            <text:p>147.210262798973</text:p>
          </table:table-cell>
          <table:table-cell table:number-columns-repeated="997"/>
        </table:table-row>
        <table:table-row table:style-name="ro3">
          <table:table-cell table:style-name="ce1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49192.791666667" calcext:value-type="float">
            <text:p>749192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6355773061514" calcext:value-type="float">
            <text:p>0.616355773061514</text:p>
          </table:table-cell>
          <table:table-cell/>
          <table:table-cell office:value-type="float" office:value="749041.144178025" calcext:value-type="float">
            <text:p>749041.144178025</text:p>
          </table:table-cell>
          <table:table-cell/>
          <table:table-cell table:style-name="ce1" table:formula="of:=[.U267]-[.G267]" office:value-type="float" office:value="-151.647488642018" calcext:value-type="float">
            <text:p>-151.647488642018</text:p>
          </table:table-cell>
          <table:table-cell/>
          <table:table-cell table:style-name="ce1" office:value-type="float" office:value="146.962505121515" calcext:value-type="float">
            <text:p>146.962505121515</text:p>
          </table:table-cell>
          <table:table-cell/>
          <table:table-cell office:value-type="float" office:value="149.438895174302" calcext:value-type="float">
            <text:p>149.438895174302</text:p>
          </table:table-cell>
          <table:table-cell table:number-columns-repeated="997"/>
        </table:table-row>
        <table:table-row table:style-name="ro3">
          <table:table-cell table:style-name="ce1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49557.891666667" calcext:value-type="float">
            <text:p>749557.8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339878246188164" calcext:value-type="float">
            <text:p>0.339878246188164</text:p>
          </table:table-cell>
          <table:table-cell/>
          <table:table-cell office:value-type="float" office:value="749404.905097138" calcext:value-type="float">
            <text:p>749404.905097138</text:p>
          </table:table-cell>
          <table:table-cell/>
          <table:table-cell table:style-name="ce1" table:formula="of:=[.U268]-[.G268]" office:value-type="float" office:value="-152.986569528934" calcext:value-type="float">
            <text:p>-152.986569528934</text:p>
          </table:table-cell>
          <table:table-cell/>
          <table:table-cell table:style-name="ce1" office:value-type="float" office:value="148.162628824903" calcext:value-type="float">
            <text:p>148.162628824903</text:p>
          </table:table-cell>
          <table:table-cell/>
          <table:table-cell office:value-type="float" office:value="150.19403871557" calcext:value-type="float">
            <text:p>150.19403871557</text:p>
          </table:table-cell>
          <table:table-cell table:number-columns-repeated="997"/>
        </table:table-row>
        <table:table-row table:style-name="ro3">
          <table:table-cell table:style-name="ce1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9922.925" calcext:value-type="float">
            <text:p>749922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86246714740992" calcext:value-type="float">
            <text:p>0.886246714740992</text:p>
          </table:table-cell>
          <table:table-cell/>
          <table:table-cell office:value-type="float" office:value="749768.659643227" calcext:value-type="float">
            <text:p>749768.659643227</text:p>
          </table:table-cell>
          <table:table-cell/>
          <table:table-cell table:style-name="ce1" table:formula="of:=[.U269]-[.G269]" office:value-type="float" office:value="-154.265356773045" calcext:value-type="float">
            <text:p>-154.265356773045</text:p>
          </table:table-cell>
          <table:table-cell/>
          <table:table-cell table:style-name="ce1" office:value-type="float" office:value="149.368889275942" calcext:value-type="float">
            <text:p>149.368889275942</text:p>
          </table:table-cell>
          <table:table-cell/>
          <table:table-cell office:value-type="float" office:value="150.621678389551" calcext:value-type="float">
            <text:p>150.621678389551</text:p>
          </table:table-cell>
          <table:table-cell table:number-columns-repeated="997"/>
        </table:table-row>
        <table:table-row table:style-name="ro3">
          <table:table-cell table:style-name="ce1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0288.075" calcext:value-type="float">
            <text:p>75028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6711273938417" calcext:value-type="float">
            <text:p>0.776711273938417</text:p>
          </table:table-cell>
          <table:table-cell/>
          <table:table-cell office:value-type="float" office:value="750132.410261605" calcext:value-type="float">
            <text:p>750132.410261605</text:p>
          </table:table-cell>
          <table:table-cell/>
          <table:table-cell table:style-name="ce1" table:formula="of:=[.U270]-[.G270]" office:value-type="float" office:value="-155.664738394902" calcext:value-type="float">
            <text:p>-155.664738394902</text:p>
          </table:table-cell>
          <table:table-cell/>
          <table:table-cell table:style-name="ce1" office:value-type="float" office:value="150.580342824513" calcext:value-type="float">
            <text:p>150.580342824513</text:p>
          </table:table-cell>
          <table:table-cell/>
          <table:table-cell office:value-type="float" office:value="151.026070554781" calcext:value-type="float">
            <text:p>151.026070554781</text:p>
          </table:table-cell>
          <table:table-cell table:number-columns-repeated="997"/>
        </table:table-row>
        <table:table-row table:style-name="ro3">
          <table:table-cell table:style-name="ce1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50653.041666667" calcext:value-type="float">
            <text:p>750653.0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15217213332653" calcext:value-type="float">
            <text:p>0.915217213332653</text:p>
          </table:table-cell>
          <table:table-cell/>
          <table:table-cell office:value-type="float" office:value="750496.146468901" calcext:value-type="float">
            <text:p>750496.146468901</text:p>
          </table:table-cell>
          <table:table-cell/>
          <table:table-cell table:style-name="ce1" table:formula="of:=[.U271]-[.G271]" office:value-type="float" office:value="-156.895197766018" calcext:value-type="float">
            <text:p>-156.895197766018</text:p>
          </table:table-cell>
          <table:table-cell/>
          <table:table-cell table:style-name="ce1" office:value-type="float" office:value="152.761324532486" calcext:value-type="float">
            <text:p>152.761324532486</text:p>
          </table:table-cell>
          <table:table-cell/>
          <table:table-cell office:value-type="float" office:value="152.697668170142" calcext:value-type="float">
            <text:p>152.697668170142</text:p>
          </table:table-cell>
          <table:table-cell table:number-columns-repeated="997"/>
        </table:table-row>
        <table:table-row table:style-name="ro3"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51018.241666667" calcext:value-type="float">
            <text:p>751018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15137481689453" calcext:value-type="float">
            <text:p>0.715137481689453</text:p>
          </table:table-cell>
          <table:table-cell/>
          <table:table-cell office:value-type="float" office:value="750859.888691068" calcext:value-type="float">
            <text:p>750859.888691068</text:p>
          </table:table-cell>
          <table:table-cell/>
          <table:table-cell table:style-name="ce1" table:formula="of:=[.U272]-[.G272]" office:value-type="float" office:value="-158.352975599002" calcext:value-type="float">
            <text:p>-158.352975599002</text:p>
          </table:table-cell>
          <table:table-cell/>
          <table:table-cell table:style-name="ce1" office:value-type="float" office:value="153.991752754413" calcext:value-type="float">
            <text:p>153.991752754413</text:p>
          </table:table-cell>
          <table:table-cell/>
          <table:table-cell office:value-type="float" office:value="153.902337877495" calcext:value-type="float">
            <text:p>153.902337877495</text:p>
          </table:table-cell>
          <table:table-cell table:number-columns-repeated="997"/>
        </table:table-row>
        <table:table-row table:style-name="ro3">
          <table:table-cell table:style-name="ce1" office:value-type="float" office:value="2058" calcext:value-type="float">
            <text:p>20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51383.441666667" calcext:value-type="float">
            <text:p>751383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04904332756996" calcext:value-type="float">
            <text:p>0.704904332756996</text:p>
          </table:table-cell>
          <table:table-cell/>
          <table:table-cell office:value-type="float" office:value="751223.62132285" calcext:value-type="float">
            <text:p>751223.62132285</text:p>
          </table:table-cell>
          <table:table-cell/>
          <table:table-cell table:style-name="ce1" table:formula="of:=[.U273]-[.G273]" office:value-type="float" office:value="-159.820343817002" calcext:value-type="float">
            <text:p>-159.820343817002</text:p>
          </table:table-cell>
          <table:table-cell/>
          <table:table-cell table:style-name="ce1" office:value-type="float" office:value="155.228302344949" calcext:value-type="float">
            <text:p>155.228302344949</text:p>
          </table:table-cell>
          <table:table-cell/>
          <table:table-cell office:value-type="float" office:value="155.621199303536" calcext:value-type="float">
            <text:p>155.621199303536</text:p>
          </table:table-cell>
          <table:table-cell table:number-columns-repeated="997"/>
        </table:table-row>
        <table:table-row table:style-name="ro3">
          <table:table-cell table:style-name="ce1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1749.3" calcext:value-type="float">
            <text:p>751749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058" calcext:value-type="float">
            <text:p>2058</text:p>
          </table:table-cell>
          <table:table-cell table:style-name="ce1"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7101645320654" calcext:value-type="float">
            <text:p>0.107101645320654</text:p>
          </table:table-cell>
          <table:table-cell/>
          <table:table-cell office:value-type="float" office:value="751587.337574376" calcext:value-type="float">
            <text:p>751587.337574376</text:p>
          </table:table-cell>
          <table:table-cell/>
          <table:table-cell table:style-name="ce1" table:formula="of:=[.U274]-[.G274]" office:value-type="float" office:value="-161.96242562402" calcext:value-type="float">
            <text:p>-161.96242562402</text:p>
          </table:table-cell>
          <table:table-cell/>
          <table:table-cell table:style-name="ce1" office:value-type="float" office:value="156.464035706798" calcext:value-type="float">
            <text:p>156.464035706798</text:p>
          </table:table-cell>
          <table:table-cell/>
          <table:table-cell office:value-type="float" office:value="157.666720218338" calcext:value-type="float">
            <text:p>157.666720218338</text:p>
          </table:table-cell>
          <table:table-cell table:number-columns-repeated="997"/>
        </table:table-row>
        <table:table-row table:style-name="ro3">
          <table:table-cell table:style-name="ce1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2114.45" calcext:value-type="float">
            <text:p>752114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67594806104898" calcext:value-type="float">
            <text:p>0.967594806104898</text:p>
          </table:table-cell>
          <table:table-cell/>
          <table:table-cell office:value-type="float" office:value="751951.057616385" calcext:value-type="float">
            <text:p>751951.057616385</text:p>
          </table:table-cell>
          <table:table-cell/>
          <table:table-cell table:style-name="ce1" table:formula="of:=[.U275]-[.G275]" office:value-type="float" office:value="-163.392383614904" calcext:value-type="float">
            <text:p>-163.392383614904</text:p>
          </table:table-cell>
          <table:table-cell/>
          <table:table-cell table:style-name="ce1" office:value-type="float" office:value="158.683040065898" calcext:value-type="float">
            <text:p>158.683040065898</text:p>
          </table:table-cell>
          <table:table-cell/>
          <table:table-cell office:value-type="float" office:value="160.726947115341" calcext:value-type="float">
            <text:p>160.726947115341</text:p>
          </table:table-cell>
          <table:table-cell table:number-columns-repeated="997"/>
        </table:table-row>
        <table:table-row table:style-name="ro3">
          <table:table-cell table:style-name="ce1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52479.5" calcext:value-type="float">
            <text:p>752479.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26551157981157" calcext:value-type="float">
            <text:p>0.326551157981157</text:p>
          </table:table-cell>
          <table:table-cell/>
          <table:table-cell office:value-type="float" office:value="752314.764810105" calcext:value-type="float">
            <text:p>752314.764810105</text:p>
          </table:table-cell>
          <table:table-cell/>
          <table:table-cell table:style-name="ce1" table:formula="of:=[.U276]-[.G276]" office:value-type="float" office:value="-164.735189895029" calcext:value-type="float">
            <text:p>-164.735189895029</text:p>
          </table:table-cell>
          <table:table-cell/>
          <table:table-cell table:style-name="ce1" office:value-type="float" office:value="159.936480423552" calcext:value-type="float">
            <text:p>159.936480423552</text:p>
          </table:table-cell>
          <table:table-cell/>
          <table:table-cell office:value-type="float" office:value="162.515045617562" calcext:value-type="float">
            <text:p>162.515045617562</text:p>
          </table:table-cell>
          <table:table-cell table:number-columns-repeated="997"/>
        </table:table-row>
        <table:table-row table:style-name="ro3">
          <table:table-cell table:style-name="ce1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52844.433333333" calcext:value-type="float">
            <text:p>752844.4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4828186333179" calcext:value-type="float">
            <text:p>0.104828186333179</text:p>
          </table:table-cell>
          <table:table-cell/>
          <table:table-cell office:value-type="float" office:value="752678.463961686" calcext:value-type="float">
            <text:p>752678.463961686</text:p>
          </table:table-cell>
          <table:table-cell/>
          <table:table-cell table:style-name="ce1" table:formula="of:=[.U277]-[.G277]" office:value-type="float" office:value="-165.969371646992" calcext:value-type="float">
            <text:p>-165.969371646992</text:p>
          </table:table-cell>
          <table:table-cell/>
          <table:table-cell table:style-name="ce1" office:value-type="float" office:value="161.203143719536" calcext:value-type="float">
            <text:p>161.203143719536</text:p>
          </table:table-cell>
          <table:table-cell/>
          <table:table-cell office:value-type="float" office:value="163.819822807516" calcext:value-type="float">
            <text:p>163.819822807516</text:p>
          </table:table-cell>
          <table:table-cell table:number-columns-repeated="997"/>
        </table:table-row>
        <table:table-row table:style-name="ro3">
          <table:table-cell table:style-name="ce1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53210.508333333" calcext:value-type="float">
            <text:p>753210.5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5506197065115" calcext:value-type="float">
            <text:p>0.35506197065115</text:p>
          </table:table-cell>
          <table:table-cell/>
          <table:table-cell office:value-type="float" office:value="753042.162052126" calcext:value-type="float">
            <text:p>753042.162052126</text:p>
          </table:table-cell>
          <table:table-cell/>
          <table:table-cell table:style-name="ce1" table:formula="of:=[.U278]-[.G278]" office:value-type="float" office:value="-168.346281206934" calcext:value-type="float">
            <text:p>-168.346281206934</text:p>
          </table:table-cell>
          <table:table-cell/>
          <table:table-cell table:style-name="ce1" office:value-type="float" office:value="162.471176403051" calcext:value-type="float">
            <text:p>162.471176403051</text:p>
          </table:table-cell>
          <table:table-cell/>
          <table:table-cell office:value-type="float" office:value="164.618610163248" calcext:value-type="float">
            <text:p>164.618610163248</text:p>
          </table:table-cell>
          <table:table-cell table:number-columns-repeated="997"/>
        </table:table-row>
        <table:table-row table:style-name="ro3">
          <table:table-cell table:style-name="ce1" office:value-type="float" office:value="2064" calcext:value-type="float">
            <text:p>2064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3575.408333333" calcext:value-type="float">
            <text:p>753575.4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89344076067209" calcext:value-type="float">
            <text:p>0.289344076067209</text:p>
          </table:table-cell>
          <table:table-cell/>
          <table:table-cell office:value-type="float" office:value="753405.844645378" calcext:value-type="float">
            <text:p>753405.844645378</text:p>
          </table:table-cell>
          <table:table-cell/>
          <table:table-cell table:style-name="ce1" table:formula="of:=[.U279]-[.G279]" office:value-type="float" office:value="-169.563687955029" calcext:value-type="float">
            <text:p>-169.563687955029</text:p>
          </table:table-cell>
          <table:table-cell/>
          <table:table-cell table:style-name="ce1" office:value-type="float" office:value="164.713059384423" calcext:value-type="float">
            <text:p>164.713059384423</text:p>
          </table:table-cell>
          <table:table-cell/>
          <table:table-cell office:value-type="float" office:value="166.072019383184" calcext:value-type="float">
            <text:p>166.072019383184</text:p>
          </table:table-cell>
          <table:table-cell table:number-columns-repeated="997"/>
        </table:table-row>
        <table:table-row table:style-name="ro3">
          <table:table-cell table:style-name="ce1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3940.491666667" calcext:value-type="float">
            <text:p>753940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64" calcext:value-type="float">
            <text:p>206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252657610923052" calcext:value-type="float">
            <text:p>0.252657610923052</text:p>
          </table:table-cell>
          <table:table-cell/>
          <table:table-cell office:value-type="float" office:value="753769.530731012" calcext:value-type="float">
            <text:p>753769.530731012</text:p>
          </table:table-cell>
          <table:table-cell/>
          <table:table-cell table:style-name="ce1" table:formula="of:=[.U280]-[.G280]" office:value-type="float" office:value="-170.96093565505" calcext:value-type="float">
            <text:p>-170.96093565505</text:p>
          </table:table-cell>
          <table:table-cell/>
          <table:table-cell table:style-name="ce1" office:value-type="float" office:value="166.005438879518" calcext:value-type="float">
            <text:p>166.005438879518</text:p>
          </table:table-cell>
          <table:table-cell/>
          <table:table-cell office:value-type="float" office:value="166.556782581836" calcext:value-type="float">
            <text:p>166.556782581836</text:p>
          </table:table-cell>
          <table:table-cell table:number-columns-repeated="997"/>
        </table:table-row>
        <table:table-row table:style-name="ro3">
          <table:table-cell table:style-name="ce1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54305.608333333" calcext:value-type="float">
            <text:p>754305.60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7634845227003" calcext:value-type="float">
            <text:p>0.647634845227003</text:p>
          </table:table-cell>
          <table:table-cell/>
          <table:table-cell office:value-type="float" office:value="754133.20878308" calcext:value-type="float">
            <text:p>754133.20878308</text:p>
          </table:table-cell>
          <table:table-cell/>
          <table:table-cell table:style-name="ce1" table:formula="of:=[.U281]-[.G281]" office:value-type="float" office:value="-172.39955025306" calcext:value-type="float">
            <text:p>-172.39955025306</text:p>
          </table:table-cell>
          <table:table-cell/>
          <table:table-cell table:style-name="ce1" office:value-type="float" office:value="167.293292347662" calcext:value-type="float">
            <text:p>167.293292347662</text:p>
          </table:table-cell>
          <table:table-cell/>
          <table:table-cell office:value-type="float" office:value="167.336514402781" calcext:value-type="float">
            <text:p>167.336514402781</text:p>
          </table:table-cell>
          <table:table-cell table:number-columns-repeated="997"/>
        </table:table-row>
        <table:table-row table:style-name="ro3">
          <table:table-cell table:style-name="ce1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54671.366666667" calcext:value-type="float">
            <text:p>75467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96779192984104" calcext:value-type="float">
            <text:p>0.296779192984104</text:p>
          </table:table-cell>
          <table:table-cell/>
          <table:table-cell office:value-type="float" office:value="754496.869650541" calcext:value-type="float">
            <text:p>754496.869650541</text:p>
          </table:table-cell>
          <table:table-cell/>
          <table:table-cell table:style-name="ce1" table:formula="of:=[.U282]-[.G282]" office:value-type="float" office:value="-174.497016126057" calcext:value-type="float">
            <text:p>-174.497016126057</text:p>
          </table:table-cell>
          <table:table-cell/>
          <table:table-cell table:style-name="ce1" office:value-type="float" office:value="168.592027085517" calcext:value-type="float">
            <text:p>168.592027085517</text:p>
          </table:table-cell>
          <table:table-cell/>
          <table:table-cell office:value-type="float" office:value="168.624799232603" calcext:value-type="float">
            <text:p>168.624799232603</text:p>
          </table:table-cell>
          <table:table-cell table:number-columns-repeated="997"/>
        </table:table-row>
        <table:table-row table:style-name="ro3"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55036.55" calcext:value-type="float">
            <text:p>755036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24315856397152" calcext:value-type="float">
            <text:p>0.024315856397152</text:p>
          </table:table-cell>
          <table:table-cell/>
          <table:table-cell office:value-type="float" office:value="754860.539600219" calcext:value-type="float">
            <text:p>754860.539600219</text:p>
          </table:table-cell>
          <table:table-cell/>
          <table:table-cell table:style-name="ce1" table:formula="of:=[.U283]-[.G283]" office:value-type="float" office:value="-176.010399781051" calcext:value-type="float">
            <text:p>-176.010399781051</text:p>
          </table:table-cell>
          <table:table-cell/>
          <table:table-cell table:style-name="ce1" office:value-type="float" office:value="170.869825055666" calcext:value-type="float">
            <text:p>170.869825055666</text:p>
          </table:table-cell>
          <table:table-cell/>
          <table:table-cell office:value-type="float" office:value="171.402088570925" calcext:value-type="float">
            <text:p>171.402088570925</text:p>
          </table:table-cell>
          <table:table-cell table:number-columns-repeated="997"/>
        </table:table-row>
        <table:table-row table:style-name="ro3">
          <table:table-cell table:style-name="ce1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55401.733333333" calcext:value-type="float">
            <text:p>755401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6054644286633" calcext:value-type="float">
            <text:p>0.806054644286633</text:p>
          </table:table-cell>
          <table:table-cell/>
          <table:table-cell office:value-type="float" office:value="755224.201254205" calcext:value-type="float">
            <text:p>755224.201254205</text:p>
          </table:table-cell>
          <table:table-cell/>
          <table:table-cell table:style-name="ce1" table:formula="of:=[.U284]-[.G284]" office:value-type="float" office:value="-177.532079128083" calcext:value-type="float">
            <text:p>-177.532079128083</text:p>
          </table:table-cell>
          <table:table-cell/>
          <table:table-cell table:style-name="ce1" office:value-type="float" office:value="172.18168557014" calcext:value-type="float">
            <text:p>172.18168557014</text:p>
          </table:table-cell>
          <table:table-cell/>
          <table:table-cell office:value-type="float" office:value="173.524024816063" calcext:value-type="float">
            <text:p>173.524024816063</text:p>
          </table:table-cell>
          <table:table-cell table:number-columns-repeated="997"/>
        </table:table-row>
        <table:table-row table:style-name="ro3">
          <table:table-cell table:style-name="ce1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55766.816666667" calcext:value-type="float">
            <text:p>755766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565019585192204" calcext:value-type="float">
            <text:p>0.05650195851922</text:p>
          </table:table-cell>
          <table:table-cell/>
          <table:table-cell office:value-type="float" office:value="755587.854900349" calcext:value-type="float">
            <text:p>755587.854900349</text:p>
          </table:table-cell>
          <table:table-cell/>
          <table:table-cell table:style-name="ce1" table:formula="of:=[.U285]-[.G285]" office:value-type="float" office:value="-178.961766317952" calcext:value-type="float">
            <text:p>-178.961766317952</text:p>
          </table:table-cell>
          <table:table-cell/>
          <table:table-cell table:style-name="ce1" office:value-type="float" office:value="173.503575818675" calcext:value-type="float">
            <text:p>173.503575818675</text:p>
          </table:table-cell>
          <table:table-cell/>
          <table:table-cell office:value-type="float" office:value="175.661781148952" calcext:value-type="float">
            <text:p>175.661781148952</text:p>
          </table:table-cell>
          <table:table-cell table:number-columns-repeated="997"/>
        </table:table-row>
        <table:table-row table:style-name="ro3">
          <table:table-cell table:style-name="ce1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6132.05" calcext:value-type="float">
            <text:p>756132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76465030759573" calcext:value-type="float">
            <text:p>0.676465030759573</text:p>
          </table:table-cell>
          <table:table-cell/>
          <table:table-cell office:value-type="float" office:value="755951.508108656" calcext:value-type="float">
            <text:p>755951.508108656</text:p>
          </table:table-cell>
          <table:table-cell/>
          <table:table-cell table:style-name="ce1" table:formula="of:=[.U286]-[.G286]" office:value-type="float" office:value="-180.541891344008" calcext:value-type="float">
            <text:p>-180.541891344008</text:p>
          </table:table-cell>
          <table:table-cell/>
          <table:table-cell table:style-name="ce1" office:value-type="float" office:value="174.823567855157" calcext:value-type="float">
            <text:p>174.823567855157</text:p>
          </table:table-cell>
          <table:table-cell/>
          <table:table-cell office:value-type="float" office:value="177.491009926485" calcext:value-type="float">
            <text:p>177.491009926485</text:p>
          </table:table-cell>
          <table:table-cell table:number-columns-repeated="997"/>
        </table:table-row>
        <table:table-row table:style-name="ro3">
          <table:table-cell table:style-name="ce1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56497.083333333" calcext:value-type="float">
            <text:p>756497.0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7419101297855" calcext:value-type="float">
            <text:p>0.617419101297855</text:p>
          </table:table-cell>
          <table:table-cell/>
          <table:table-cell office:value-type="float" office:value="756315.144178763" calcext:value-type="float">
            <text:p>756315.144178763</text:p>
          </table:table-cell>
          <table:table-cell/>
          <table:table-cell table:style-name="ce1" table:formula="of:=[.U287]-[.G287]" office:value-type="float" office:value="-181.939154569991" calcext:value-type="float">
            <text:p>-181.939154569991</text:p>
          </table:table-cell>
          <table:table-cell/>
          <table:table-cell table:style-name="ce1" office:value-type="float" office:value="177.134208027903" calcext:value-type="float">
            <text:p>177.134208027903</text:p>
          </table:table-cell>
          <table:table-cell/>
          <table:table-cell office:value-type="float" office:value="179.810136354208" calcext:value-type="float">
            <text:p>179.810136354208</text:p>
          </table:table-cell>
          <table:table-cell table:number-columns-repeated="997"/>
        </table:table-row>
        <table:table-row table:style-name="ro3">
          <table:table-cell table:style-name="ce1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56862.2" calcext:value-type="float">
            <text:p>756862.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7784171923995" calcext:value-type="float">
            <text:p>0.67784171923995</text:p>
          </table:table-cell>
          <table:table-cell/>
          <table:table-cell office:value-type="float" office:value="756678.781026279" calcext:value-type="float">
            <text:p>756678.781026279</text:p>
          </table:table-cell>
          <table:table-cell/>
          <table:table-cell table:style-name="ce1" table:formula="of:=[.U288]-[.G288]" office:value-type="float" office:value="-183.418973720982" calcext:value-type="float">
            <text:p>-183.418973720982</text:p>
          </table:table-cell>
          <table:table-cell/>
          <table:table-cell table:style-name="ce1" office:value-type="float" office:value="178.477227914453" calcext:value-type="float">
            <text:p>178.477227914453</text:p>
          </table:table-cell>
          <table:table-cell/>
          <table:table-cell office:value-type="float" office:value="180.655814606831" calcext:value-type="float">
            <text:p>180.655814606831</text:p>
          </table:table-cell>
          <table:table-cell table:number-columns-repeated="997"/>
        </table:table-row>
        <table:table-row table:style-name="ro3">
          <table:table-cell table:style-name="ce1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57227.383333333" calcext:value-type="float">
            <text:p>757227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84764882177115" calcext:value-type="float">
            <text:p>0.784764882177115</text:p>
          </table:table-cell>
          <table:table-cell/>
          <table:table-cell office:value-type="float" office:value="757042.410961642" calcext:value-type="float">
            <text:p>757042.410961642</text:p>
          </table:table-cell>
          <table:table-cell/>
          <table:table-cell table:style-name="ce1" table:formula="of:=[.U289]-[.G289]" office:value-type="float" office:value="-184.972371690907" calcext:value-type="float">
            <text:p>-184.972371690907</text:p>
          </table:table-cell>
          <table:table-cell/>
          <table:table-cell table:style-name="ce1" office:value-type="float" office:value="179.826256229684" calcext:value-type="float">
            <text:p>179.826256229684</text:p>
          </table:table-cell>
          <table:table-cell/>
          <table:table-cell office:value-type="float" office:value="181.196080460337" calcext:value-type="float">
            <text:p>181.196080460337</text:p>
          </table:table-cell>
          <table:table-cell table:number-columns-repeated="997"/>
        </table:table-row>
        <table:table-row table:style-name="ro3">
          <table:table-cell table:style-name="ce1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57593.208333333" calcext:value-type="float">
            <text:p>757593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6525800228119" calcext:value-type="float">
            <text:p>0.646525800228119</text:p>
          </table:table-cell>
          <table:table-cell/>
          <table:table-cell office:value-type="float" office:value="757406.022671198" calcext:value-type="float">
            <text:p>757406.022671198</text:p>
          </table:table-cell>
          <table:table-cell/>
          <table:table-cell table:style-name="ce1" table:formula="of:=[.U290]-[.G290]" office:value-type="float" office:value="-187.185662135016" calcext:value-type="float">
            <text:p>-187.185662135016</text:p>
          </table:table-cell>
          <table:table-cell/>
          <table:table-cell table:style-name="ce1" office:value-type="float" office:value="181.178175650435" calcext:value-type="float">
            <text:p>181.178175650435</text:p>
          </table:table-cell>
          <table:table-cell/>
          <table:table-cell office:value-type="float" office:value="181.739148886569" calcext:value-type="float">
            <text:p>181.739148886569</text:p>
          </table:table-cell>
          <table:table-cell table:number-columns-repeated="997"/>
        </table:table-row>
        <table:table-row table:style-name="ro3">
          <table:table-cell table:style-name="ce1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7958.325" calcext:value-type="float">
            <text:p>757958.3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6712982803583" calcext:value-type="float">
            <text:p>0.656712982803583</text:p>
          </table:table-cell>
          <table:table-cell/>
          <table:table-cell office:value-type="float" office:value="757769.640039384" calcext:value-type="float">
            <text:p>757769.640039384</text:p>
          </table:table-cell>
          <table:table-cell/>
          <table:table-cell table:style-name="ce1" table:formula="of:=[.U291]-[.G291]" office:value-type="float" office:value="-188.684960615938" calcext:value-type="float">
            <text:p>-188.684960615938</text:p>
          </table:table-cell>
          <table:table-cell/>
          <table:table-cell table:style-name="ce1" office:value-type="float" office:value="183.521222361862" calcext:value-type="float">
            <text:p>183.521222361862</text:p>
          </table:table-cell>
          <table:table-cell/>
          <table:table-cell office:value-type="float" office:value="183.582339225839" calcext:value-type="float">
            <text:p>183.582339225839</text:p>
          </table:table-cell>
          <table:table-cell table:number-columns-repeated="997"/>
        </table:table-row>
        <table:table-row table:style-name="ro3">
          <table:table-cell table:style-name="ce1" office:value-type="float" office:value="2077" calcext:value-type="float">
            <text:p>2077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58323.458333333" calcext:value-type="float">
            <text:p>758323.4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436589978635311" calcext:value-type="float">
            <text:p>0.043658997863531</text:p>
          </table:table-cell>
          <table:table-cell/>
          <table:table-cell office:value-type="float" office:value="758133.247946985" calcext:value-type="float">
            <text:p>758133.247946985</text:p>
          </table:table-cell>
          <table:table-cell/>
          <table:table-cell table:style-name="ce1" table:formula="of:=[.U292]-[.G292]" office:value-type="float" office:value="-190.210386348073" calcext:value-type="float">
            <text:p>-190.210386348073</text:p>
          </table:table-cell>
          <table:table-cell/>
          <table:table-cell table:style-name="ce1" office:value-type="float" office:value="184.894379762256" calcext:value-type="float">
            <text:p>184.894379762256</text:p>
          </table:table-cell>
          <table:table-cell/>
          <table:table-cell office:value-type="float" office:value="184.960683770219" calcext:value-type="float">
            <text:p>184.960683770219</text:p>
          </table:table-cell>
          <table:table-cell table:number-columns-repeated="997"/>
        </table:table-row>
        <table:table-row table:style-name="ro3">
          <table:table-cell table:style-name="ce1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58688.358333333" calcext:value-type="float">
            <text:p>758688.3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77" calcext:value-type="float">
            <text:p>207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959891118109226" calcext:value-type="float">
            <text:p>0.095989111810923</text:p>
          </table:table-cell>
          <table:table-cell/>
          <table:table-cell office:value-type="float" office:value="758496.843122215" calcext:value-type="float">
            <text:p>758496.843122215</text:p>
          </table:table-cell>
          <table:table-cell/>
          <table:table-cell table:style-name="ce1" table:formula="of:=[.U293]-[.G293]" office:value-type="float" office:value="-191.515211118036" calcext:value-type="float">
            <text:p>-191.515211118036</text:p>
          </table:table-cell>
          <table:table-cell/>
          <table:table-cell table:style-name="ce1" office:value-type="float" office:value="186.271321552536" calcext:value-type="float">
            <text:p>186.271321552536</text:p>
          </table:table-cell>
          <table:table-cell/>
          <table:table-cell office:value-type="float" office:value="186.842263916027" calcext:value-type="float">
            <text:p>186.842263916027</text:p>
          </table:table-cell>
          <table:table-cell table:number-columns-repeated="997"/>
        </table:table-row>
        <table:table-row table:style-name="ro3"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59054.4" calcext:value-type="float">
            <text:p>759054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82012898474932" calcext:value-type="float">
            <text:p>0.782012898474932</text:p>
          </table:table-cell>
          <table:table-cell/>
          <table:table-cell office:value-type="float" office:value="758860.438737509" calcext:value-type="float">
            <text:p>758860.438737509</text:p>
          </table:table-cell>
          <table:table-cell/>
          <table:table-cell table:style-name="ce1" table:formula="of:=[.U294]-[.G294]" office:value-type="float" office:value="-193.961262491066" calcext:value-type="float">
            <text:p>-193.961262491066</text:p>
          </table:table-cell>
          <table:table-cell/>
          <table:table-cell table:style-name="ce1" office:value-type="float" office:value="187.661787830533" calcext:value-type="float">
            <text:p>187.661787830533</text:p>
          </table:table-cell>
          <table:table-cell/>
          <table:table-cell office:value-type="float" office:value="189.041355100006" calcext:value-type="float">
            <text:p>189.041355100006</text:p>
          </table:table-cell>
          <table:table-cell table:number-columns-repeated="997"/>
        </table:table-row>
        <table:table-row table:style-name="ro3">
          <table:table-cell table:style-name="ce1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9419.383333333" calcext:value-type="float">
            <text:p>759419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96795003116131" calcext:value-type="float">
            <text:p>0.796795003116131</text:p>
          </table:table-cell>
          <table:table-cell/>
          <table:table-cell office:value-type="float" office:value="759224.021386663" calcext:value-type="float">
            <text:p>759224.021386663</text:p>
          </table:table-cell>
          <table:table-cell/>
          <table:table-cell table:style-name="ce1" table:formula="of:=[.U295]-[.G295]" office:value-type="float" office:value="-195.361946669989" calcext:value-type="float">
            <text:p>-195.361946669989</text:p>
          </table:table-cell>
          <table:table-cell/>
          <table:table-cell table:style-name="ce1" office:value-type="float" office:value="190.037416017924" calcext:value-type="float">
            <text:p>190.037416017924</text:p>
          </table:table-cell>
          <table:table-cell/>
          <table:table-cell office:value-type="float" office:value="192.214763126896" calcext:value-type="float">
            <text:p>192.214763126896</text:p>
          </table:table-cell>
          <table:table-cell table:number-columns-repeated="997"/>
        </table:table-row>
        <table:table-row table:style-name="ro3">
          <table:table-cell table:style-name="ce1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9784.466666667" calcext:value-type="float">
            <text:p>759784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912603061646223" calcext:value-type="float">
            <text:p>0.912603061646223</text:p>
          </table:table-cell>
          <table:table-cell/>
          <table:table-cell office:value-type="float" office:value="759587.605494863" calcext:value-type="float">
            <text:p>759587.605494863</text:p>
          </table:table-cell>
          <table:table-cell/>
          <table:table-cell table:style-name="ce1" table:formula="of:=[.U296]-[.G296]" office:value-type="float" office:value="-196.861171804019" calcext:value-type="float">
            <text:p>-196.861171804019</text:p>
          </table:table-cell>
          <table:table-cell/>
          <table:table-cell table:style-name="ce1" office:value-type="float" office:value="191.4492654719" calcext:value-type="float">
            <text:p>191.4492654719</text:p>
          </table:table-cell>
          <table:table-cell/>
          <table:table-cell office:value-type="float" office:value="194.106191159848" calcext:value-type="float">
            <text:p>194.106191159848</text:p>
          </table:table-cell>
          <table:table-cell table:number-columns-repeated="997"/>
        </table:table-row>
        <table:table-row table:style-name="ro3">
          <table:table-cell table:style-name="ce1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60149.65" calcext:value-type="float">
            <text:p>760149.6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73309724032879" calcext:value-type="float">
            <text:p>0.873309724032879</text:p>
          </table:table-cell>
          <table:table-cell/>
          <table:table-cell office:value-type="float" office:value="759951.185328687" calcext:value-type="float">
            <text:p>759951.185328687</text:p>
          </table:table-cell>
          <table:table-cell/>
          <table:table-cell table:style-name="ce1" table:formula="of:=[.U297]-[.G297]" office:value-type="float" office:value="-198.464671313064" calcext:value-type="float">
            <text:p>-198.464671313064</text:p>
          </table:table-cell>
          <table:table-cell/>
          <table:table-cell table:style-name="ce1" office:value-type="float" office:value="192.859535277203" calcext:value-type="float">
            <text:p>192.859535277203</text:p>
          </table:table-cell>
          <table:table-cell/>
          <table:table-cell office:value-type="float" office:value="195.489819596241" calcext:value-type="float">
            <text:p>195.489819596241</text:p>
          </table:table-cell>
          <table:table-cell table:number-columns-repeated="997"/>
        </table:table-row>
        <table:table-row table:style-name="ro3">
          <table:table-cell table:style-name="ce1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60514.566666667" calcext:value-type="float">
            <text:p>760514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51392349600792" calcext:value-type="float">
            <text:p>0.251392349600792</text:p>
          </table:table-cell>
          <table:table-cell/>
          <table:table-cell office:value-type="float" office:value="760314.746702356" calcext:value-type="float">
            <text:p>760314.746702356</text:p>
          </table:table-cell>
          <table:table-cell/>
          <table:table-cell table:style-name="ce1" table:formula="of:=[.U298]-[.G298]" office:value-type="float" office:value="-199.819964310969" calcext:value-type="float">
            <text:p>-199.819964310969</text:p>
          </table:table-cell>
          <table:table-cell/>
          <table:table-cell table:style-name="ce1" office:value-type="float" office:value="194.273188303039" calcext:value-type="float">
            <text:p>194.273188303039</text:p>
          </table:table-cell>
          <table:table-cell/>
          <table:table-cell office:value-type="float" office:value="196.378127917113" calcext:value-type="float">
            <text:p>196.378127917113</text:p>
          </table:table-cell>
          <table:table-cell table:number-columns-repeated="997"/>
        </table:table-row>
        <table:table-row table:style-name="ro3">
          <table:table-cell table:style-name="ce1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60880.591666667" calcext:value-type="float">
            <text:p>760880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05598471313715" calcext:value-type="float">
            <text:p>0.805598471313715</text:p>
          </table:table-cell>
          <table:table-cell/>
          <table:table-cell office:value-type="float" office:value="760678.31097611" calcext:value-type="float">
            <text:p>760678.31097611</text:p>
          </table:table-cell>
          <table:table-cell/>
          <table:table-cell table:style-name="ce1" table:formula="of:=[.U299]-[.G299]" office:value-type="float" office:value="-202.280690556974" calcext:value-type="float">
            <text:p>-202.280690556974</text:p>
          </table:table-cell>
          <table:table-cell/>
          <table:table-cell table:style-name="ce1" office:value-type="float" office:value="196.692243360147" calcext:value-type="float">
            <text:p>196.692243360147</text:p>
          </table:table-cell>
          <table:table-cell/>
          <table:table-cell office:value-type="float" office:value="197.963343407842" calcext:value-type="float">
            <text:p>197.963343407842</text:p>
          </table:table-cell>
          <table:table-cell table:number-columns-repeated="997"/>
        </table:table-row>
        <table:table-row table:style-name="ro3">
          <table:table-cell table:style-name="ce1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61245.741666667" calcext:value-type="float">
            <text:p>761245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914606485515833" calcext:value-type="float">
            <text:p>0.914606485515833</text:p>
          </table:table-cell>
          <table:table-cell/>
          <table:table-cell office:value-type="float" office:value="761041.869385143" calcext:value-type="float">
            <text:p>761041.869385143</text:p>
          </table:table-cell>
          <table:table-cell/>
          <table:table-cell table:style-name="ce1" table:formula="of:=[.U300]-[.G300]" office:value-type="float" office:value="-203.872281524003" calcext:value-type="float">
            <text:p>-203.872281524003</text:p>
          </table:table-cell>
          <table:table-cell/>
          <table:table-cell table:style-name="ce1" office:value-type="float" office:value="198.121804479255" calcext:value-type="float">
            <text:p>198.121804479255</text:p>
          </table:table-cell>
          <table:table-cell/>
          <table:table-cell office:value-type="float" office:value="198.582526349514" calcext:value-type="float">
            <text:p>198.582526349514</text:p>
          </table:table-cell>
          <table:table-cell table:number-columns-repeated="997"/>
        </table:table-row>
        <table:table-row table:style-name="ro3">
          <table:table-cell table:style-name="ce1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61610.691666667" calcext:value-type="float">
            <text:p>761610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575372405350208" calcext:value-type="float">
            <text:p>0.575372405350208</text:p>
          </table:table-cell>
          <table:table-cell/>
          <table:table-cell office:value-type="float" office:value="761405.414288453" calcext:value-type="float">
            <text:p>761405.414288453</text:p>
          </table:table-cell>
          <table:table-cell/>
          <table:table-cell table:style-name="ce1" table:formula="of:=[.U301]-[.G301]" office:value-type="float" office:value="-205.277378214058" calcext:value-type="float">
            <text:p>-205.277378214058</text:p>
          </table:table-cell>
          <table:table-cell/>
          <table:table-cell table:style-name="ce1" office:value-type="float" office:value="199.565367236704" calcext:value-type="float">
            <text:p>199.565367236704</text:p>
          </table:table-cell>
          <table:table-cell/>
          <table:table-cell office:value-type="float" office:value="199.539228659174" calcext:value-type="float">
            <text:p>199.539228659174</text:p>
          </table:table-cell>
          <table:table-cell table:number-columns-repeated="997"/>
        </table:table-row>
        <table:table-row table:style-name="ro3">
          <table:table-cell table:style-name="ce1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61975.825" calcext:value-type="float">
            <text:p>761975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05928938835859" calcext:value-type="float">
            <text:p>0.605928938835859</text:p>
          </table:table-cell>
          <table:table-cell/>
          <table:table-cell office:value-type="float" office:value="761768.961531895" calcext:value-type="float">
            <text:p>761768.961531895</text:p>
          </table:table-cell>
          <table:table-cell/>
          <table:table-cell table:style-name="ce1" table:formula="of:=[.U302]-[.G302]" office:value-type="float" office:value="-206.863468104973" calcext:value-type="float">
            <text:p>-206.863468104973</text:p>
          </table:table-cell>
          <table:table-cell/>
          <table:table-cell table:style-name="ce1" office:value-type="float" office:value="201.008804639307" calcext:value-type="float">
            <text:p>201.008804639307</text:p>
          </table:table-cell>
          <table:table-cell/>
          <table:table-cell office:value-type="float" office:value="201.002502953095" calcext:value-type="float">
            <text:p>201.002502953095</text:p>
          </table:table-cell>
          <table:table-cell table:number-columns-repeated="997"/>
        </table:table-row>
        <table:table-row table:style-name="ro3">
          <table:table-cell table:style-name="ce1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62340.891666667" calcext:value-type="float">
            <text:p>762340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25639040768147" calcext:value-type="float">
            <text:p>0.425639040768147</text:p>
          </table:table-cell>
          <table:table-cell/>
          <table:table-cell office:value-type="float" office:value="762132.496823361" calcext:value-type="float">
            <text:p>762132.496823361</text:p>
          </table:table-cell>
          <table:table-cell/>
          <table:table-cell table:style-name="ce1" table:formula="of:=[.U303]-[.G303]" office:value-type="float" office:value="-208.394843305927" calcext:value-type="float">
            <text:p>-208.394843305927</text:p>
          </table:table-cell>
          <table:table-cell/>
          <table:table-cell table:style-name="ce1" office:value-type="float" office:value="203.452831703911" calcext:value-type="float">
            <text:p>203.452831703911</text:p>
          </table:table-cell>
          <table:table-cell/>
          <table:table-cell office:value-type="float" office:value="203.953664535507" calcext:value-type="float">
            <text:p>203.953664535507</text:p>
          </table:table-cell>
          <table:table-cell table:number-columns-repeated="997"/>
        </table:table-row>
        <table:table-row table:style-name="ro3">
          <table:table-cell table:style-name="ce1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2705.958333333" calcext:value-type="float">
            <text:p>762705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527200993150473" calcext:value-type="float">
            <text:p>0.527200993150473</text:p>
          </table:table-cell>
          <table:table-cell/>
          <table:table-cell office:value-type="float" office:value="762496.028838334" calcext:value-type="float">
            <text:p>762496.028838334</text:p>
          </table:table-cell>
          <table:table-cell/>
          <table:table-cell table:style-name="ce1" table:formula="of:=[.U304]-[.G304]" office:value-type="float" office:value="-209.929494999" calcext:value-type="float">
            <text:p>-209.929494999</text:p>
          </table:table-cell>
          <table:table-cell/>
          <table:table-cell table:style-name="ce1" office:value-type="float" office:value="204.918461812926" calcext:value-type="float">
            <text:p>204.918461812926</text:p>
          </table:table-cell>
          <table:table-cell/>
          <table:table-cell office:value-type="float" office:value="206.225101335287" calcext:value-type="float">
            <text:p>206.225101335287</text:p>
          </table:table-cell>
          <table:table-cell table:number-columns-repeated="997"/>
        </table:table-row>
        <table:table-row table:style-name="ro3">
          <table:table-cell table:style-name="ce1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63071.141666667" calcext:value-type="float">
            <text:p>763071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77939534187317" calcext:value-type="float">
            <text:p>0.677939534187317</text:p>
          </table:table-cell>
          <table:table-cell/>
          <table:table-cell office:value-type="float" office:value="762859.557415236" calcext:value-type="float">
            <text:p>762859.557415236</text:p>
          </table:table-cell>
          <table:table-cell/>
          <table:table-cell table:style-name="ce1" table:formula="of:=[.U305]-[.G305]" office:value-type="float" office:value="-211.584251430933" calcext:value-type="float">
            <text:p>-211.584251430933</text:p>
          </table:table-cell>
          <table:table-cell/>
          <table:table-cell table:style-name="ce1" office:value-type="float" office:value="206.383476743445" calcext:value-type="float">
            <text:p>206.383476743445</text:p>
          </table:table-cell>
          <table:table-cell/>
          <table:table-cell office:value-type="float" office:value="208.471146776654" calcext:value-type="float">
            <text:p>208.471146776654</text:p>
          </table:table-cell>
          <table:table-cell table:number-columns-repeated="997"/>
        </table:table-row>
        <table:table-row table:style-name="ro3">
          <table:table-cell table:style-name="ce1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63437.016666667" calcext:value-type="float">
            <text:p>763437.0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4997119754553" calcext:value-type="float">
            <text:p>0.484997119754553</text:p>
          </table:table-cell>
          <table:table-cell/>
          <table:table-cell office:value-type="float" office:value="763223.067697915" calcext:value-type="float">
            <text:p>763223.067697915</text:p>
          </table:table-cell>
          <table:table-cell/>
          <table:table-cell table:style-name="ce1" table:formula="of:=[.U306]-[.G306]" office:value-type="float" office:value="-213.948968751938" calcext:value-type="float">
            <text:p>-213.948968751938</text:p>
          </table:table-cell>
          <table:table-cell/>
          <table:table-cell table:style-name="ce1" office:value-type="float" office:value="207.861045586949" calcext:value-type="float">
            <text:p>207.861045586949</text:p>
          </table:table-cell>
          <table:table-cell/>
          <table:table-cell office:value-type="float" office:value="210.398526367426" calcext:value-type="float">
            <text:p>210.398526367426</text:p>
          </table:table-cell>
          <table:table-cell table:number-columns-repeated="997"/>
        </table:table-row>
        <table:table-row table:style-name="ro3">
          <table:table-cell table:style-name="ce1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63802.116666667" calcext:value-type="float">
            <text:p>763802.1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92114125192165" calcext:value-type="float">
            <text:p>0.892114125192165</text:p>
          </table:table-cell>
          <table:table-cell/>
          <table:table-cell office:value-type="float" office:value="763586.582563968" calcext:value-type="float">
            <text:p>763586.582563968</text:p>
          </table:table-cell>
          <table:table-cell/>
          <table:table-cell table:style-name="ce1" table:formula="of:=[.U307]-[.G307]" office:value-type="float" office:value="-215.534102699021" calcext:value-type="float">
            <text:p>-215.534102699021</text:p>
          </table:table-cell>
          <table:table-cell/>
          <table:table-cell table:style-name="ce1" office:value-type="float" office:value="210.341424225808" calcext:value-type="float">
            <text:p>210.341424225808</text:p>
          </table:table-cell>
          <table:table-cell/>
          <table:table-cell office:value-type="float" office:value="212.805712199486" calcext:value-type="float">
            <text:p>212.805712199486</text:p>
          </table:table-cell>
          <table:table-cell table:number-columns-repeated="997"/>
        </table:table-row>
        <table:table-row table:style-name="ro3">
          <table:table-cell table:style-name="ce1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64167.383333333" calcext:value-type="float">
            <text:p>764167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14143247902393" calcext:value-type="float">
            <text:p>0.814143247902393</text:p>
          </table:table-cell>
          <table:table-cell/>
          <table:table-cell office:value-type="float" office:value="763950.095009822" calcext:value-type="float">
            <text:p>763950.095009822</text:p>
          </table:table-cell>
          <table:table-cell/>
          <table:table-cell table:style-name="ce1" table:formula="of:=[.U308]-[.G308]" office:value-type="float" office:value="-217.288323510904" calcext:value-type="float">
            <text:p>-217.288323510904</text:p>
          </table:table-cell>
          <table:table-cell/>
          <table:table-cell table:style-name="ce1" office:value-type="float" office:value="211.838316927817" calcext:value-type="float">
            <text:p>211.838316927817</text:p>
          </table:table-cell>
          <table:table-cell/>
          <table:table-cell office:value-type="float" office:value="213.746740596536" calcext:value-type="float">
            <text:p>213.746740596536</text:p>
          </table:table-cell>
          <table:table-cell table:number-columns-repeated="997"/>
        </table:table-row>
        <table:table-row table:style-name="ro3">
          <table:table-cell table:style-name="ce1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64532.416666667" calcext:value-type="float">
            <text:p>764532.4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3168819099665" calcext:value-type="float">
            <text:p>0.353168819099665</text:p>
          </table:table-cell>
          <table:table-cell/>
          <table:table-cell office:value-type="float" office:value="764313.591911923" calcext:value-type="float">
            <text:p>764313.591911923</text:p>
          </table:table-cell>
          <table:table-cell/>
          <table:table-cell table:style-name="ce1" table:formula="of:=[.U309]-[.G309]" office:value-type="float" office:value="-218.824754743953" calcext:value-type="float">
            <text:p>-218.824754743953</text:p>
          </table:table-cell>
          <table:table-cell/>
          <table:table-cell table:style-name="ce1" office:value-type="float" office:value="213.336763277854" calcext:value-type="float">
            <text:p>213.336763277854</text:p>
          </table:table-cell>
          <table:table-cell/>
          <table:table-cell office:value-type="float" office:value="214.403202235218" calcext:value-type="float">
            <text:p>214.403202235218</text:p>
          </table:table-cell>
          <table:table-cell table:number-columns-repeated="997"/>
        </table:table-row>
        <table:table-row table:style-name="ro3">
          <table:table-cell table:style-name="ce1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64897.566666667" calcext:value-type="float">
            <text:p>764897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538670241833" calcext:value-type="float">
            <text:p>0.493538670241833</text:p>
          </table:table-cell>
          <table:table-cell/>
          <table:table-cell office:value-type="float" office:value="764677.08853718" calcext:value-type="float">
            <text:p>764677.08853718</text:p>
          </table:table-cell>
          <table:table-cell/>
          <table:table-cell table:style-name="ce1" table:formula="of:=[.U310]-[.G310]" office:value-type="float" office:value="-220.478129487019" calcext:value-type="float">
            <text:p>-220.478129487019</text:p>
          </table:table-cell>
          <table:table-cell/>
          <table:table-cell table:style-name="ce1" office:value-type="float" office:value="214.847005890835" calcext:value-type="float">
            <text:p>214.847005890835</text:p>
          </table:table-cell>
          <table:table-cell/>
          <table:table-cell office:value-type="float" office:value="215.102277933278" calcext:value-type="float">
            <text:p>215.102277933278</text:p>
          </table:table-cell>
          <table:table-cell table:number-columns-repeated="997"/>
        </table:table-row>
        <table:table-row table:style-name="ro3">
          <table:table-cell table:style-name="ce1" office:value-type="float" office:value="2096" calcext:value-type="float">
            <text:p>20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65262.616666667" calcext:value-type="float">
            <text:p>765262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81478107720614" calcext:value-type="float">
            <text:p>0.581478107720614</text:p>
          </table:table-cell>
          <table:table-cell/>
          <table:table-cell office:value-type="float" office:value="765040.572626026" calcext:value-type="float">
            <text:p>765040.572626026</text:p>
          </table:table-cell>
          <table:table-cell/>
          <table:table-cell table:style-name="ce1" table:formula="of:=[.U311]-[.G311]" office:value-type="float" office:value="-222.044040641049" calcext:value-type="float">
            <text:p>-222.044040641049</text:p>
          </table:table-cell>
          <table:table-cell/>
          <table:table-cell table:style-name="ce1" office:value-type="float" office:value="217.364546545832" calcext:value-type="float">
            <text:p>217.364546545832</text:p>
          </table:table-cell>
          <table:table-cell/>
          <table:table-cell office:value-type="float" office:value="217.129609381002" calcext:value-type="float">
            <text:p>217.129609381002</text:p>
          </table:table-cell>
          <table:table-cell table:number-columns-repeated="997"/>
        </table:table-row>
        <table:table-row table:style-name="ro3">
          <table:table-cell table:style-name="ce1" office:value-type="float" office:value="2097" calcext:value-type="float">
            <text:p>2097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65628.575" calcext:value-type="float">
            <text:p>765628.5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2096" calcext:value-type="float">
            <text:p>209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897201262414455" calcext:value-type="float">
            <text:p>0.089720126241446</text:p>
          </table:table-cell>
          <table:table-cell/>
          <table:table-cell office:value-type="float" office:value="765404.050062306" calcext:value-type="float">
            <text:p>765404.050062306</text:p>
          </table:table-cell>
          <table:table-cell/>
          <table:table-cell table:style-name="ce1" table:formula="of:=[.U312]-[.G312]" office:value-type="float" office:value="-224.524937693961" calcext:value-type="float">
            <text:p>-224.524937693961</text:p>
          </table:table-cell>
          <table:table-cell/>
          <table:table-cell table:style-name="ce1" office:value-type="float" office:value="218.894152931374" calcext:value-type="float">
            <text:p>218.894152931374</text:p>
          </table:table-cell>
          <table:table-cell/>
          <table:table-cell office:value-type="float" office:value="218.695412944333" calcext:value-type="float">
            <text:p>218.695412944333</text:p>
          </table:table-cell>
          <table:table-cell table:number-columns-repeated="997"/>
        </table:table-row>
        <table:table-row table:style-name="ro3">
          <table:table-cell table:style-name="ce1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65993.691666667" calcext:value-type="float">
            <text:p>76599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2097" calcext:value-type="float">
            <text:p>209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5254012197256" calcext:value-type="float">
            <text:p>0.895254012197256</text:p>
          </table:table-cell>
          <table:table-cell/>
          <table:table-cell office:value-type="float" office:value="765767.525621704" calcext:value-type="float">
            <text:p>765767.525621704</text:p>
          </table:table-cell>
          <table:table-cell/>
          <table:table-cell table:style-name="ce1" table:formula="of:=[.U313]-[.G313]" office:value-type="float" office:value="-226.166044963058" calcext:value-type="float">
            <text:p>-226.166044963058</text:p>
          </table:table-cell>
          <table:table-cell/>
          <table:table-cell table:style-name="ce1" office:value-type="float" office:value="220.432584281269" calcext:value-type="float">
            <text:p>220.432584281269</text:p>
          </table:table-cell>
          <table:table-cell/>
          <table:table-cell office:value-type="float" office:value="220.758737822885" calcext:value-type="float">
            <text:p>220.758737822885</text:p>
          </table:table-cell>
          <table:table-cell table:number-columns-repeated="997"/>
        </table:table-row>
        <table:table-row table:style-name="ro3">
          <table:table-cell table:style-name="ce1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66358.575" calcext:value-type="float">
            <text:p>766358.5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12544396519661" calcext:value-type="float">
            <text:p>0.712544396519661</text:p>
          </table:table-cell>
          <table:table-cell/>
          <table:table-cell office:value-type="float" office:value="766130.983133711" calcext:value-type="float">
            <text:p>766130.983133711</text:p>
          </table:table-cell>
          <table:table-cell/>
          <table:table-cell table:style-name="ce1" table:formula="of:=[.U314]-[.G314]" office:value-type="float" office:value="-227.591866288916" calcext:value-type="float">
            <text:p>-227.591866288916</text:p>
          </table:table-cell>
          <table:table-cell/>
          <table:table-cell table:style-name="ce1" office:value-type="float" office:value="221.97027642536" calcext:value-type="float">
            <text:p>221.97027642536</text:p>
          </table:table-cell>
          <table:table-cell/>
          <table:table-cell office:value-type="float" office:value="223.099162592269" calcext:value-type="float">
            <text:p>223.099162592269</text:p>
          </table:table-cell>
          <table:table-cell table:number-columns-repeated="997"/>
        </table:table-row>
        <table:table-row table:style-name="ro3"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6723.591666667" calcext:value-type="float">
            <text:p>766723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85630772262812" calcext:value-type="float">
            <text:p>0.685630772262812</text:p>
          </table:table-cell>
          <table:table-cell/>
          <table:table-cell office:value-type="float" office:value="766494.442142799" calcext:value-type="float">
            <text:p>766494.442142799</text:p>
          </table:table-cell>
          <table:table-cell/>
          <table:table-cell table:style-name="ce1" table:formula="of:=[.U315]-[.G315]" office:value-type="float" office:value="-229.149523867993" calcext:value-type="float">
            <text:p>-229.149523867993</text:p>
          </table:table-cell>
          <table:table-cell/>
          <table:table-cell table:style-name="ce1" office:value-type="float" office:value="223.52677704698" calcext:value-type="float">
            <text:p>223.52677704698</text:p>
          </table:table-cell>
          <table:table-cell/>
          <table:table-cell office:value-type="float" office:value="225.418057260089" calcext:value-type="float">
            <text:p>225.418057260089</text:p>
          </table:table-cell>
          <table:table-cell table:number-columns-repeated="997"/>
        </table:table-row>
        <table:table-row table:style-name="ro3">
          <table:table-cell table:style-name="ce1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67089.666666667" calcext:value-type="float">
            <text:p>767089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30817176401615" calcext:value-type="float">
            <text:p>0.730817176401615</text:p>
          </table:table-cell>
          <table:table-cell/>
          <table:table-cell office:value-type="float" office:value="766857.898424179" calcext:value-type="float">
            <text:p>766857.898424179</text:p>
          </table:table-cell>
          <table:table-cell/>
          <table:table-cell table:style-name="ce1" table:formula="of:=[.U316]-[.G316]" office:value-type="float" office:value="-231.768242488033" calcext:value-type="float">
            <text:p>-231.768242488033</text:p>
          </table:table-cell>
          <table:table-cell/>
          <table:table-cell table:style-name="ce1" office:value-type="float" office:value="225.080498774048" calcext:value-type="float">
            <text:p>225.080498774048</text:p>
          </table:table-cell>
          <table:table-cell/>
          <table:table-cell office:value-type="float" office:value="227.390868460723" calcext:value-type="float">
            <text:p>227.390868460723</text:p>
          </table:table-cell>
          <table:table-cell table:number-columns-repeated="997"/>
        </table:table-row>
        <table:table-row table:style-name="ro3">
          <table:table-cell table:style-name="ce1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67454.583333333" calcext:value-type="float">
            <text:p>767454.5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03572695702314" calcext:value-type="float">
            <text:p>0.803572695702314</text:p>
          </table:table-cell>
          <table:table-cell/>
          <table:table-cell office:value-type="float" office:value="767221.338752481" calcext:value-type="float">
            <text:p>767221.338752481</text:p>
          </table:table-cell>
          <table:table-cell/>
          <table:table-cell table:style-name="ce1" table:formula="of:=[.U317]-[.G317]" office:value-type="float" office:value="-233.244580851984" calcext:value-type="float">
            <text:p>-233.244580851984</text:p>
          </table:table-cell>
          <table:table-cell/>
          <table:table-cell table:style-name="ce1" office:value-type="float" office:value="226.641731558811" calcext:value-type="float">
            <text:p>226.641731558811</text:p>
          </table:table-cell>
          <table:table-cell/>
          <table:table-cell office:value-type="float" office:value="228.856819327018" calcext:value-type="float">
            <text:p>228.856819327018</text:p>
          </table:table-cell>
          <table:table-cell table:number-columns-repeated="997"/>
        </table:table-row>
        <table:table-row table:style-name="ro3">
          <table:table-cell table:style-name="ce1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67819.616666667" calcext:value-type="float">
            <text:p>767819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46197688579559" calcext:value-type="float">
            <text:p>0.946197688579559</text:p>
          </table:table-cell>
          <table:table-cell/>
          <table:table-cell office:value-type="float" office:value="767584.779823748" calcext:value-type="float">
            <text:p>767584.779823748</text:p>
          </table:table-cell>
          <table:table-cell/>
          <table:table-cell table:style-name="ce1" table:formula="of:=[.U318]-[.G318]" office:value-type="float" office:value="-234.836842919001" calcext:value-type="float">
            <text:p>-234.836842919001</text:p>
          </table:table-cell>
          <table:table-cell/>
          <table:table-cell table:style-name="ce1" office:value-type="float" office:value="228.215791497336" calcext:value-type="float">
            <text:p>228.215791497336</text:p>
          </table:table-cell>
          <table:table-cell/>
          <table:table-cell office:value-type="float" office:value="229.847955004574" calcext:value-type="float">
            <text:p>229.847955004574</text:p>
          </table:table-cell>
          <table:table-cell table:number-columns-repeated="997"/>
        </table:table-row>
        <table:table-row table:style-name="ro3">
          <table:table-cell table:style-name="ce1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68184.716666667" calcext:value-type="float">
            <text:p>768184.7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12343912571669" calcext:value-type="float">
            <text:p>0.212343912571669</text:p>
          </table:table-cell>
          <table:table-cell/>
          <table:table-cell office:value-type="float" office:value="767948.215425239" calcext:value-type="float">
            <text:p>767948.215425239</text:p>
          </table:table-cell>
          <table:table-cell/>
          <table:table-cell table:style-name="ce1" table:formula="of:=[.U319]-[.G319]" office:value-type="float" office:value="-236.501241428079" calcext:value-type="float">
            <text:p>-236.501241428079</text:p>
          </table:table-cell>
          <table:table-cell/>
          <table:table-cell table:style-name="ce1" office:value-type="float" office:value="230.797222301029" calcext:value-type="float">
            <text:p>230.797222301029</text:p>
          </table:table-cell>
          <table:table-cell/>
          <table:table-cell office:value-type="float" office:value="231.552759396458" calcext:value-type="float">
            <text:p>231.552759396458</text:p>
          </table:table-cell>
          <table:table-cell table:number-columns-repeated="997"/>
        </table:table-row>
        <table:table-row table:style-name="ro3"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8549.833333333" calcext:value-type="float">
            <text:p>768549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09889409691095" calcext:value-type="float">
            <text:p>0.309889409691095</text:p>
          </table:table-cell>
          <table:table-cell/>
          <table:table-cell office:value-type="float" office:value="768311.646048534" calcext:value-type="float">
            <text:p>768311.646048534</text:p>
          </table:table-cell>
          <table:table-cell/>
          <table:table-cell table:style-name="ce1" table:formula="of:=[.U320]-[.G320]" office:value-type="float" office:value="-238.18728479906" calcext:value-type="float">
            <text:p>-238.18728479906</text:p>
          </table:table-cell>
          <table:table-cell/>
          <table:table-cell table:style-name="ce1" office:value-type="float" office:value="232.39118667179" calcext:value-type="float">
            <text:p>232.39118667179</text:p>
          </table:table-cell>
          <table:table-cell/>
          <table:table-cell office:value-type="float" office:value="232.336458296319" calcext:value-type="float">
            <text:p>232.336458296319</text:p>
          </table:table-cell>
          <table:table-cell table:number-columns-repeated="997"/>
        </table:table-row>
        <table:table-row table:style-name="ro3">
          <table:table-cell table:style-name="ce1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8915.05" calcext:value-type="float">
            <text:p>768915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39256113022566" calcext:value-type="float">
            <text:p>0.939256113022566</text:p>
          </table:table-cell>
          <table:table-cell/>
          <table:table-cell office:value-type="float" office:value="768675.074957817" calcext:value-type="float">
            <text:p>768675.074957817</text:p>
          </table:table-cell>
          <table:table-cell/>
          <table:table-cell table:style-name="ce1" table:formula="of:=[.U321]-[.G321]" office:value-type="float" office:value="-239.975042183069" calcext:value-type="float">
            <text:p>-239.975042183069</text:p>
          </table:table-cell>
          <table:table-cell/>
          <table:table-cell table:style-name="ce1" office:value-type="float" office:value="233.981080998936" calcext:value-type="float">
            <text:p>233.981080998936</text:p>
          </table:table-cell>
          <table:table-cell/>
          <table:table-cell office:value-type="float" office:value="233.463979292661" calcext:value-type="float">
            <text:p>233.463979292661</text:p>
          </table:table-cell>
          <table:table-cell table:number-columns-repeated="997"/>
        </table:table-row>
        <table:table-row table:style-name="ro3">
          <table:table-cell table:style-name="ce1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69281.025" calcext:value-type="float">
            <text:p>769281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985420919954777" calcext:value-type="float">
            <text:p>0.985420919954777</text:p>
          </table:table-cell>
          <table:table-cell/>
          <table:table-cell office:value-type="float" office:value="769038.487489876" calcext:value-type="float">
            <text:p>769038.487489876</text:p>
          </table:table-cell>
          <table:table-cell/>
          <table:table-cell table:style-name="ce1" table:formula="of:=[.U322]-[.G322]" office:value-type="float" office:value="-242.537510124035" calcext:value-type="float">
            <text:p>-242.537510124035</text:p>
          </table:table-cell>
          <table:table-cell/>
          <table:table-cell table:style-name="ce1" office:value-type="float" office:value="235.58279949909" calcext:value-type="float">
            <text:p>235.58279949909</text:p>
          </table:table-cell>
          <table:table-cell/>
          <table:table-cell office:value-type="float" office:value="235.118037516302" calcext:value-type="float">
            <text:p>235.118037516302</text:p>
          </table:table-cell>
          <table:table-cell table:number-columns-repeated="997"/>
        </table:table-row>
        <table:table-row table:style-name="ro3">
          <table:table-cell table:style-name="ce1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69646.091666667" calcext:value-type="float">
            <text:p>769646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3158592581749" calcext:value-type="float">
            <text:p>0.13158592581749</text:p>
          </table:table-cell>
          <table:table-cell/>
          <table:table-cell office:value-type="float" office:value="769401.897313601" calcext:value-type="float">
            <text:p>769401.897313601</text:p>
          </table:table-cell>
          <table:table-cell/>
          <table:table-cell table:style-name="ce1" table:formula="of:=[.U323]-[.G323]" office:value-type="float" office:value="-244.194353066036" calcext:value-type="float">
            <text:p>-244.194353066036</text:p>
          </table:table-cell>
          <table:table-cell/>
          <table:table-cell table:style-name="ce1" office:value-type="float" office:value="238.201781356205" calcext:value-type="float">
            <text:p>238.201781356205</text:p>
          </table:table-cell>
          <table:table-cell/>
          <table:table-cell office:value-type="float" office:value="238.254658055666" calcext:value-type="float">
            <text:p>238.254658055666</text:p>
          </table:table-cell>
          <table:table-cell table:number-columns-repeated="997"/>
        </table:table-row>
        <table:table-row table:style-name="ro3">
          <table:table-cell table:style-name="ce1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70011.291666667" calcext:value-type="float">
            <text:p>770011.2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51716317236423" calcext:value-type="float">
            <text:p>0.351716317236423</text:p>
          </table:table-cell>
          <table:table-cell/>
          <table:table-cell office:value-type="float" office:value="769765.305799803" calcext:value-type="float">
            <text:p>769765.305799803</text:p>
          </table:table-cell>
          <table:table-cell/>
          <table:table-cell table:style-name="ce1" table:formula="of:=[.U324]-[.G324]" office:value-type="float" office:value="-245.985866863979" calcext:value-type="float">
            <text:p>-245.985866863979</text:p>
          </table:table-cell>
          <table:table-cell/>
          <table:table-cell table:style-name="ce1" office:value-type="float" office:value="239.818064925676" calcext:value-type="float">
            <text:p>239.818064925676</text:p>
          </table:table-cell>
          <table:table-cell/>
          <table:table-cell office:value-type="float" office:value="240.671172211783" calcext:value-type="float">
            <text:p>240.671172211783</text:p>
          </table:table-cell>
          <table:table-cell table:number-columns-repeated="997"/>
        </table:table-row>
        <table:table-row table:style-name="ro3">
          <table:table-cell table:style-name="ce1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0376.308333333" calcext:value-type="float">
            <text:p>770376.3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17772013694048" calcext:value-type="float">
            <text:p>0.917772013694048</text:p>
          </table:table-cell>
          <table:table-cell/>
          <table:table-cell office:value-type="float" office:value="770128.699248453" calcext:value-type="float">
            <text:p>770128.699248453</text:p>
          </table:table-cell>
          <table:table-cell/>
          <table:table-cell table:style-name="ce1" table:formula="of:=[.U325]-[.G325]" office:value-type="float" office:value="-247.609084879979" calcext:value-type="float">
            <text:p>-247.609084879979</text:p>
          </table:table-cell>
          <table:table-cell/>
          <table:table-cell table:style-name="ce1" office:value-type="float" office:value="241.442045043099" calcext:value-type="float">
            <text:p>241.442045043099</text:p>
          </table:table-cell>
          <table:table-cell/>
          <table:table-cell office:value-type="float" office:value="243.039037525661" calcext:value-type="float">
            <text:p>243.039037525661</text:p>
          </table:table-cell>
          <table:table-cell table:number-columns-repeated="997"/>
        </table:table-row>
        <table:table-row table:style-name="ro3">
          <table:table-cell table:style-name="ce1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0741.375" calcext:value-type="float">
            <text:p>770741.3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7284603305161" calcext:value-type="float">
            <text:p>0.7284603305161</text:p>
          </table:table-cell>
          <table:table-cell/>
          <table:table-cell office:value-type="float" office:value="770492.090089209" calcext:value-type="float">
            <text:p>770492.090089209</text:p>
          </table:table-cell>
          <table:table-cell/>
          <table:table-cell table:style-name="ce1" table:formula="of:=[.U326]-[.G326]" office:value-type="float" office:value="-249.284910790971" calcext:value-type="float">
            <text:p>-249.284910790971</text:p>
          </table:table-cell>
          <table:table-cell/>
          <table:table-cell table:style-name="ce1" office:value-type="float" office:value="243.074604419729" calcext:value-type="float">
            <text:p>243.074604419729</text:p>
          </table:table-cell>
          <table:table-cell/>
          <table:table-cell office:value-type="float" office:value="245.060067101309" calcext:value-type="float">
            <text:p>245.060067101309</text:p>
          </table:table-cell>
          <table:table-cell table:number-columns-repeated="997"/>
        </table:table-row>
        <table:table-row table:style-name="ro3">
          <table:table-cell table:style-name="ce1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71106.491666667" calcext:value-type="float">
            <text:p>771106.4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18936046212912" calcext:value-type="float">
            <text:p>0.818936046212912</text:p>
          </table:table-cell>
          <table:table-cell/>
          <table:table-cell office:value-type="float" office:value="770855.475568706" calcext:value-type="float">
            <text:p>770855.475568706</text:p>
          </table:table-cell>
          <table:table-cell/>
          <table:table-cell table:style-name="ce1" table:formula="of:=[.U327]-[.G327]" office:value-type="float" office:value="-251.016097960994" calcext:value-type="float">
            <text:p>-251.016097960994</text:p>
          </table:table-cell>
          <table:table-cell/>
          <table:table-cell table:style-name="ce1" office:value-type="float" office:value="245.7282663062" calcext:value-type="float">
            <text:p>245.7282663062</text:p>
          </table:table-cell>
          <table:table-cell/>
          <table:table-cell office:value-type="float" office:value="247.562193620739" calcext:value-type="float">
            <text:p>247.562193620739</text:p>
          </table:table-cell>
          <table:table-cell table:number-columns-repeated="997"/>
        </table:table-row>
        <table:table-row table:style-name="ro3">
          <table:table-cell table:style-name="ce1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71472.5" calcext:value-type="float">
            <text:p>771472.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95512156188488" calcext:value-type="float">
            <text:p>0.895512156188488</text:p>
          </table:table-cell>
          <table:table-cell/>
          <table:table-cell office:value-type="float" office:value="771218.852010772" calcext:value-type="float">
            <text:p>771218.852010772</text:p>
          </table:table-cell>
          <table:table-cell/>
          <table:table-cell table:style-name="ce1" table:formula="of:=[.U328]-[.G328]" office:value-type="float" office:value="-253.647989228019" calcext:value-type="float">
            <text:p>-253.647989228019</text:p>
          </table:table-cell>
          <table:table-cell/>
          <table:table-cell table:style-name="ce1" office:value-type="float" office:value="247.37459293531" calcext:value-type="float">
            <text:p>247.37459293531</text:p>
          </table:table-cell>
          <table:table-cell/>
          <table:table-cell office:value-type="float" office:value="248.596857784265" calcext:value-type="float">
            <text:p>248.596857784265</text:p>
          </table:table-cell>
          <table:table-cell table:number-columns-repeated="997"/>
        </table:table-row>
        <table:table-row table:style-name="ro3">
          <table:table-cell table:style-name="ce1" office:value-type="float" office:value="2114" calcext:value-type="float">
            <text:p>21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1837.55" calcext:value-type="float">
            <text:p>77183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403770670294762" calcext:value-type="float">
            <text:p>0.403770670294762</text:p>
          </table:table-cell>
          <table:table-cell/>
          <table:table-cell office:value-type="float" office:value="771582.223197063" calcext:value-type="float">
            <text:p>771582.223197063</text:p>
          </table:table-cell>
          <table:table-cell/>
          <table:table-cell table:style-name="ce1" table:formula="of:=[.U329]-[.G329]" office:value-type="float" office:value="-255.326802937081" calcext:value-type="float">
            <text:p>-255.326802937081</text:p>
          </table:table-cell>
          <table:table-cell/>
          <table:table-cell table:style-name="ce1" office:value-type="float" office:value="249.032466980054" calcext:value-type="float">
            <text:p>249.032466980054</text:p>
          </table:table-cell>
          <table:table-cell/>
          <table:table-cell office:value-type="float" office:value="249.384852892406" calcext:value-type="float">
            <text:p>249.384852892406</text:p>
          </table:table-cell>
          <table:table-cell table:number-columns-repeated="997"/>
        </table:table-row>
        <table:table-row table:style-name="ro3">
          <table:table-cell table:style-name="ce1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2202.516666667" calcext:value-type="float">
            <text:p>772202.5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14" calcext:value-type="float">
            <text:p>2114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38133504986763" calcext:value-type="float">
            <text:p>0.238133504986763</text:p>
          </table:table-cell>
          <table:table-cell/>
          <table:table-cell office:value-type="float" office:value="771945.582804259" calcext:value-type="float">
            <text:p>771945.582804259</text:p>
          </table:table-cell>
          <table:table-cell/>
          <table:table-cell table:style-name="ce1" table:formula="of:=[.U330]-[.G330]" office:value-type="float" office:value="-256.933862407925" calcext:value-type="float">
            <text:p>-256.933862407925</text:p>
          </table:table-cell>
          <table:table-cell/>
          <table:table-cell table:style-name="ce1" office:value-type="float" office:value="250.692833071836" calcext:value-type="float">
            <text:p>250.692833071836</text:p>
          </table:table-cell>
          <table:table-cell/>
          <table:table-cell office:value-type="float" office:value="250.23875814589" calcext:value-type="float">
            <text:p>250.23875814589</text:p>
          </table:table-cell>
          <table:table-cell table:number-columns-repeated="997"/>
        </table:table-row>
        <table:table-row table:style-name="ro3">
          <table:table-cell table:style-name="ce1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72567.55" calcext:value-type="float">
            <text:p>77256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45677456259728" calcext:value-type="float">
            <text:p>0.745677456259728</text:p>
          </table:table-cell>
          <table:table-cell/>
          <table:table-cell office:value-type="float" office:value="772308.93940672" calcext:value-type="float">
            <text:p>772308.93940672</text:p>
          </table:table-cell>
          <table:table-cell/>
          <table:table-cell table:style-name="ce1" table:formula="of:=[.U331]-[.G331]" office:value-type="float" office:value="-258.610593280056" calcext:value-type="float">
            <text:p>-258.610593280056</text:p>
          </table:table-cell>
          <table:table-cell/>
          <table:table-cell table:style-name="ce1" office:value-type="float" office:value="253.384460991852" calcext:value-type="float">
            <text:p>253.384460991852</text:p>
          </table:table-cell>
          <table:table-cell/>
          <table:table-cell office:value-type="float" office:value="252.461559194104" calcext:value-type="float">
            <text:p>252.461559194104</text:p>
          </table:table-cell>
          <table:table-cell table:number-columns-repeated="997"/>
        </table:table-row>
        <table:table-row table:style-name="ro3">
          <table:table-cell table:style-name="ce1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72932.75" calcext:value-type="float">
            <text:p>772932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712978467345238" calcext:value-type="float">
            <text:p>0.007129784673452</text:p>
          </table:table-cell>
          <table:table-cell/>
          <table:table-cell office:value-type="float" office:value="772672.297227174" calcext:value-type="float">
            <text:p>772672.297227174</text:p>
          </table:table-cell>
          <table:table-cell/>
          <table:table-cell table:style-name="ce1" table:formula="of:=[.U332]-[.G332]" office:value-type="float" office:value="-260.452772825956" calcext:value-type="float">
            <text:p>-260.452772825956</text:p>
          </table:table-cell>
          <table:table-cell/>
          <table:table-cell table:style-name="ce1" office:value-type="float" office:value="255.064555185854" calcext:value-type="float">
            <text:p>255.064555185854</text:p>
          </table:table-cell>
          <table:table-cell/>
          <table:table-cell office:value-type="float" office:value="254.215225570741" calcext:value-type="float">
            <text:p>254.215225570741</text:p>
          </table:table-cell>
          <table:table-cell table:number-columns-repeated="997"/>
        </table:table-row>
        <table:table-row table:style-name="ro3">
          <table:table-cell table:style-name="ce1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73298.741666667" calcext:value-type="float">
            <text:p>77329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8145819306374" calcext:value-type="float">
            <text:p>0.888145819306374</text:p>
          </table:table-cell>
          <table:table-cell/>
          <table:table-cell office:value-type="float" office:value="773035.640894546" calcext:value-type="float">
            <text:p>773035.640894546</text:p>
          </table:table-cell>
          <table:table-cell/>
          <table:table-cell table:style-name="ce1" table:formula="of:=[.U333]-[.G333]" office:value-type="float" office:value="-263.10077212099" calcext:value-type="float">
            <text:p>-263.10077212099</text:p>
          </table:table-cell>
          <table:table-cell/>
          <table:table-cell table:style-name="ce1" office:value-type="float" office:value="256.748862902503" calcext:value-type="float">
            <text:p>256.748862902503</text:p>
          </table:table-cell>
          <table:table-cell/>
          <table:table-cell office:value-type="float" office:value="256.449100789621" calcext:value-type="float">
            <text:p>256.449100789621</text:p>
          </table:table-cell>
          <table:table-cell table:number-columns-repeated="997"/>
        </table:table-row>
        <table:table-row table:style-name="ro3">
          <table:table-cell table:style-name="ce1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3663.758333333" calcext:value-type="float">
            <text:p>773663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976958386600018" calcext:value-type="float">
            <text:p>0.097695838660002</text:p>
          </table:table-cell>
          <table:table-cell/>
          <table:table-cell office:value-type="float" office:value="773398.977845622" calcext:value-type="float">
            <text:p>773398.977845622</text:p>
          </table:table-cell>
          <table:table-cell/>
          <table:table-cell table:style-name="ce1" table:formula="of:=[.U334]-[.G334]" office:value-type="float" office:value="-264.780487710959" calcext:value-type="float">
            <text:p>-264.780487710959</text:p>
          </table:table-cell>
          <table:table-cell/>
          <table:table-cell table:style-name="ce1" office:value-type="float" office:value="258.449185554513" calcext:value-type="float">
            <text:p>258.449185554513</text:p>
          </table:table-cell>
          <table:table-cell/>
          <table:table-cell office:value-type="float" office:value="258.948832773312" calcext:value-type="float">
            <text:p>258.948832773312</text:p>
          </table:table-cell>
          <table:table-cell table:number-columns-repeated="997"/>
        </table:table-row>
        <table:table-row table:style-name="ro3">
          <table:table-cell table:style-name="ce1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4028.841666667" calcext:value-type="float">
            <text:p>774028.8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33607478439808" calcext:value-type="float">
            <text:p>0.733607478439808</text:p>
          </table:table-cell>
          <table:table-cell/>
          <table:table-cell office:value-type="float" office:value="773762.310926116" calcext:value-type="float">
            <text:p>773762.310926116</text:p>
          </table:table-cell>
          <table:table-cell/>
          <table:table-cell table:style-name="ce1" table:formula="of:=[.U335]-[.G335]" office:value-type="float" office:value="-266.530740551068" calcext:value-type="float">
            <text:p>-266.530740551068</text:p>
          </table:table-cell>
          <table:table-cell/>
          <table:table-cell table:style-name="ce1" office:value-type="float" office:value="261.162320159448" calcext:value-type="float">
            <text:p>261.162320159448</text:p>
          </table:table-cell>
          <table:table-cell/>
          <table:table-cell office:value-type="float" office:value="262.367167410142" calcext:value-type="float">
            <text:p>262.367167410142</text:p>
          </table:table-cell>
          <table:table-cell table:number-columns-repeated="997"/>
        </table:table-row>
        <table:table-row table:style-name="ro3">
          <table:table-cell table:style-name="ce1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74393.875" calcext:value-type="float">
            <text:p>774393.8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0.120682585984468" calcext:value-type="float">
            <text:p>0.120682585984468</text:p>
          </table:table-cell>
          <table:table-cell/>
          <table:table-cell office:value-type="float" office:value="774125.635500474" calcext:value-type="float">
            <text:p>774125.635500474</text:p>
          </table:table-cell>
          <table:table-cell/>
          <table:table-cell table:style-name="ce1" table:formula="of:=[.U336]-[.G336]" office:value-type="float" office:value="-268.239499525982" calcext:value-type="float">
            <text:p>-268.239499525982</text:p>
          </table:table-cell>
          <table:table-cell/>
          <table:table-cell table:style-name="ce1" office:value-type="float" office:value="262.875670994217" calcext:value-type="float">
            <text:p>262.875670994217</text:p>
          </table:table-cell>
          <table:table-cell/>
          <table:table-cell office:value-type="float" office:value="264.438251772292" calcext:value-type="float">
            <text:p>264.438251772292</text:p>
          </table:table-cell>
          <table:table-cell table:number-columns-repeated="997"/>
        </table:table-row>
        <table:table-row table:style-name="ro3">
          <table:table-cell table:style-name="ce1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74758.925" calcext:value-type="float">
            <text:p>774758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01623474806547" calcext:value-type="float">
            <text:p>0.301623474806547</text:p>
          </table:table-cell>
          <table:table-cell/>
          <table:table-cell office:value-type="float" office:value="774488.955070572" calcext:value-type="float">
            <text:p>774488.955070572</text:p>
          </table:table-cell>
          <table:table-cell/>
          <table:table-cell table:style-name="ce1" table:formula="of:=[.U337]-[.G337]" office:value-type="float" office:value="-269.969929428073" calcext:value-type="float">
            <text:p>-269.969929428073</text:p>
          </table:table-cell>
          <table:table-cell/>
          <table:table-cell table:style-name="ce1" office:value-type="float" office:value="264.590507799803" calcext:value-type="float">
            <text:p>264.590507799803</text:p>
          </table:table-cell>
          <table:table-cell/>
          <table:table-cell office:value-type="float" office:value="265.989934927595" calcext:value-type="float">
            <text:p>265.989934927595</text:p>
          </table:table-cell>
          <table:table-cell table:number-columns-repeated="997"/>
        </table:table-row>
        <table:table-row table:style-name="ro3">
          <table:table-cell table:style-name="ce1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5124.883333333" calcext:value-type="float">
            <text:p>775124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5337487608194" calcext:value-type="float">
            <text:p>0.185337487608194</text:p>
          </table:table-cell>
          <table:table-cell/>
          <table:table-cell office:value-type="float" office:value="774852.265406484" calcext:value-type="float">
            <text:p>774852.265406484</text:p>
          </table:table-cell>
          <table:table-cell/>
          <table:table-cell table:style-name="ce1" table:formula="of:=[.U338]-[.G338]" office:value-type="float" office:value="-272.617926848936" calcext:value-type="float">
            <text:p>-272.617926848936</text:p>
          </table:table-cell>
          <table:table-cell/>
          <table:table-cell table:style-name="ce1" office:value-type="float" office:value="266.314006267996" calcext:value-type="float">
            <text:p>266.314006267996</text:p>
          </table:table-cell>
          <table:table-cell/>
          <table:table-cell office:value-type="float" office:value="267.077260756065" calcext:value-type="float">
            <text:p>267.077260756065</text:p>
          </table:table-cell>
          <table:table-cell table:number-columns-repeated="997"/>
        </table:table-row>
        <table:table-row table:style-name="ro3">
          <table:table-cell table:style-name="ce1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75489.9" calcext:value-type="float">
            <text:p>775489.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275415495038" calcext:value-type="float">
            <text:p>0.11275415495038</text:p>
          </table:table-cell>
          <table:table-cell/>
          <table:table-cell office:value-type="float" office:value="775215.570911635" calcext:value-type="float">
            <text:p>775215.570911635</text:p>
          </table:table-cell>
          <table:table-cell/>
          <table:table-cell table:style-name="ce1" table:formula="of:=[.U339]-[.G339]" office:value-type="float" office:value="-274.329088365077" calcext:value-type="float">
            <text:p>-274.329088365077</text:p>
          </table:table-cell>
          <table:table-cell/>
          <table:table-cell table:style-name="ce1" office:value-type="float" office:value="269.063561033428" calcext:value-type="float">
            <text:p>269.063561033428</text:p>
          </table:table-cell>
          <table:table-cell/>
          <table:table-cell office:value-type="float" office:value="268.921835818568" calcext:value-type="float">
            <text:p>268.921835818568</text:p>
          </table:table-cell>
          <table:table-cell table:number-columns-repeated="997"/>
        </table:table-row>
        <table:table-row table:style-name="ro3">
          <table:table-cell table:style-name="ce1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5855.05" calcext:value-type="float">
            <text:p>775855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71236266195774" calcext:value-type="float">
            <text:p>0.097123626619577</text:p>
          </table:table-cell>
          <table:table-cell/>
          <table:table-cell office:value-type="float" office:value="775578.875067447" calcext:value-type="float">
            <text:p>775578.875067447</text:p>
          </table:table-cell>
          <table:table-cell/>
          <table:table-cell table:style-name="ce1" table:formula="of:=[.U340]-[.G340]" office:value-type="float" office:value="-276.174932553084" calcext:value-type="float">
            <text:p>-276.174932553084</text:p>
          </table:table-cell>
          <table:table-cell/>
          <table:table-cell table:style-name="ce1" office:value-type="float" office:value="270.795079237294" calcext:value-type="float">
            <text:p>270.795079237294</text:p>
          </table:table-cell>
          <table:table-cell/>
          <table:table-cell office:value-type="float" office:value="269.855535138959" calcext:value-type="float">
            <text:p>269.855535138959</text:p>
          </table:table-cell>
          <table:table-cell table:number-columns-repeated="997"/>
        </table:table-row>
        <table:table-row table:style-name="ro3">
          <table:table-cell table:style-name="ce1" office:value-type="float" office:value="2126" calcext:value-type="float">
            <text:p>2126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6220.066666667" calcext:value-type="float">
            <text:p>776220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46286469697952" calcext:value-type="float">
            <text:p>0.946286469697952</text:p>
          </table:table-cell>
          <table:table-cell/>
          <table:table-cell office:value-type="float" office:value="775942.16732381" calcext:value-type="float">
            <text:p>775942.16732381</text:p>
          </table:table-cell>
          <table:table-cell/>
          <table:table-cell table:style-name="ce1" table:formula="of:=[.U341]-[.G341]" office:value-type="float" office:value="-277.899342856952" calcext:value-type="float">
            <text:p>-277.899342856952</text:p>
          </table:table-cell>
          <table:table-cell/>
          <table:table-cell table:style-name="ce1" office:value-type="float" office:value="272.535429794872" calcext:value-type="float">
            <text:p>272.535429794872</text:p>
          </table:table-cell>
          <table:table-cell/>
          <table:table-cell office:value-type="float" office:value="271.171854886066" calcext:value-type="float">
            <text:p>271.171854886066</text:p>
          </table:table-cell>
          <table:table-cell table:number-columns-repeated="997"/>
        </table:table-row>
        <table:table-row table:style-name="ro3">
          <table:table-cell table:style-name="ce1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office:value-type="float" office:value="776585.116666667" calcext:value-type="float">
            <text:p>776585.1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26" calcext:value-type="float">
            <text:p>212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75349512696266" calcext:value-type="float">
            <text:p>0.275349512696266</text:p>
          </table:table-cell>
          <table:table-cell/>
          <table:table-cell office:value-type="float" office:value="776305.453663437" calcext:value-type="float">
            <text:p>776305.453663437</text:p>
          </table:table-cell>
          <table:table-cell/>
          <table:table-cell table:style-name="ce1" table:formula="of:=[.U342]-[.G342]" office:value-type="float" office:value="-279.663003230002" calcext:value-type="float">
            <text:p>-279.663003230002</text:p>
          </table:table-cell>
          <table:table-cell/>
          <table:table-cell table:style-name="ce1" office:value-type="float" office:value="274.281819554897" calcext:value-type="float">
            <text:p>274.281819554897</text:p>
          </table:table-cell>
          <table:table-cell/>
          <table:table-cell office:value-type="float" office:value="273.016067307966" calcext:value-type="float">
            <text:p>273.016067307966</text:p>
          </table:table-cell>
          <table:table-cell table:number-columns-repeated="997"/>
        </table:table-row>
        <table:table-row table:style-name="ro3">
          <table:table-cell table:style-name="ce1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76951.241666667" calcext:value-type="float">
            <text:p>776951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89206609874964" calcext:value-type="float">
            <text:p>0.589206609874964</text:p>
          </table:table-cell>
          <table:table-cell/>
          <table:table-cell office:value-type="float" office:value="776668.739992505" calcext:value-type="float">
            <text:p>776668.739992505</text:p>
          </table:table-cell>
          <table:table-cell/>
          <table:table-cell table:style-name="ce1" table:formula="of:=[.U343]-[.G343]" office:value-type="float" office:value="-282.501674161991" calcext:value-type="float">
            <text:p>-282.501674161991</text:p>
          </table:table-cell>
          <table:table-cell/>
          <table:table-cell table:style-name="ce1" office:value-type="float" office:value="277.058397702844" calcext:value-type="float">
            <text:p>277.058397702844</text:p>
          </table:table-cell>
          <table:table-cell/>
          <table:table-cell office:value-type="float" office:value="276.337788539779" calcext:value-type="float">
            <text:p>276.337788539779</text:p>
          </table:table-cell>
          <table:table-cell table:number-columns-repeated="997"/>
        </table:table-row>
        <table:table-row table:style-name="ro3">
          <table:table-cell table:style-name="ce1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77316.441666667" calcext:value-type="float">
            <text:p>777316.4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139794502407312" calcext:value-type="float">
            <text:p>0.139794502407312</text:p>
          </table:table-cell>
          <table:table-cell/>
          <table:table-cell office:value-type="float" office:value="777032.020235968" calcext:value-type="float">
            <text:p>777032.020235968</text:p>
          </table:table-cell>
          <table:table-cell/>
          <table:table-cell table:style-name="ce1" table:formula="of:=[.U344]-[.G344]" office:value-type="float" office:value="-284.421430698945" calcext:value-type="float">
            <text:p>-284.421430698945</text:p>
          </table:table-cell>
          <table:table-cell/>
          <table:table-cell table:style-name="ce1" office:value-type="float" office:value="278.818204127398" calcext:value-type="float">
            <text:p>278.818204127398</text:p>
          </table:table-cell>
          <table:table-cell/>
          <table:table-cell office:value-type="float" office:value="278.899249084003" calcext:value-type="float">
            <text:p>278.899249084003</text:p>
          </table:table-cell>
          <table:table-cell table:number-columns-repeated="997"/>
        </table:table-row>
        <table:table-row table:style-name="ro3">
          <table:table-cell table:style-name="ce1" office:value-type="float" office:value="2130" calcext:value-type="float">
            <text:p>21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7681.591666667" calcext:value-type="float">
            <text:p>777681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28117264807224" calcext:value-type="float">
            <text:p>0.728117264807224</text:p>
          </table:table-cell>
          <table:table-cell/>
          <table:table-cell office:value-type="float" office:value="777395.292172304" calcext:value-type="float">
            <text:p>777395.292172304</text:p>
          </table:table-cell>
          <table:table-cell/>
          <table:table-cell table:style-name="ce1" table:formula="of:=[.U345]-[.G345]" office:value-type="float" office:value="-286.299494363018" calcext:value-type="float">
            <text:p>-286.299494363018</text:p>
          </table:table-cell>
          <table:table-cell/>
          <table:table-cell table:style-name="ce1" office:value-type="float" office:value="280.594108200043" calcext:value-type="float">
            <text:p>280.594108200043</text:p>
          </table:table-cell>
          <table:table-cell/>
          <table:table-cell office:value-type="float" office:value="281.386345482351" calcext:value-type="float">
            <text:p>281.386345482351</text:p>
          </table:table-cell>
          <table:table-cell table:number-columns-repeated="997"/>
        </table:table-row>
        <table:table-row table:style-name="ro3">
          <table:table-cell table:style-name="ce1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78046.641666667" calcext:value-type="float">
            <text:p>778046.6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30" calcext:value-type="float">
            <text:p>2130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363582856953144" calcext:value-type="float">
            <text:p>0.036358285695314</text:p>
          </table:table-cell>
          <table:table-cell/>
          <table:table-cell office:value-type="float" office:value="777758.553497471" calcext:value-type="float">
            <text:p>777758.553497471</text:p>
          </table:table-cell>
          <table:table-cell/>
          <table:table-cell table:style-name="ce1" table:formula="of:=[.U346]-[.G346]" office:value-type="float" office:value="-288.088169195922" calcext:value-type="float">
            <text:p>-288.088169195922</text:p>
          </table:table-cell>
          <table:table-cell/>
          <table:table-cell table:style-name="ce1" office:value-type="float" office:value="282.369906574713" calcext:value-type="float">
            <text:p>282.369906574713</text:p>
          </table:table-cell>
          <table:table-cell/>
          <table:table-cell office:value-type="float" office:value="283.493213213966" calcext:value-type="float">
            <text:p>283.493213213966</text:p>
          </table:table-cell>
          <table:table-cell table:number-columns-repeated="997"/>
        </table:table-row>
        <table:table-row table:style-name="ro3">
          <table:table-cell table:style-name="ce1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78411.675" calcext:value-type="float">
            <text:p>778411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25344856083393" calcext:value-type="float">
            <text:p>0.525344856083393</text:p>
          </table:table-cell>
          <table:table-cell/>
          <table:table-cell office:value-type="float" office:value="778121.808698156" calcext:value-type="float">
            <text:p>778121.808698156</text:p>
          </table:table-cell>
          <table:table-cell/>
          <table:table-cell table:style-name="ce1" table:formula="of:=[.U347]-[.G347]" office:value-type="float" office:value="-289.866301844013" calcext:value-type="float">
            <text:p>-289.866301844013</text:p>
          </table:table-cell>
          <table:table-cell/>
          <table:table-cell table:style-name="ce1" office:value-type="float" office:value="285.175398537162" calcext:value-type="float">
            <text:p>285.175398537162</text:p>
          </table:table-cell>
          <table:table-cell/>
          <table:table-cell office:value-type="float" office:value="286.08236556605" calcext:value-type="float">
            <text:p>286.08236556605</text:p>
          </table:table-cell>
          <table:table-cell table:number-columns-repeated="997"/>
        </table:table-row>
        <table:table-row table:style-name="ro3">
          <table:table-cell table:style-name="ce1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8776.775" calcext:value-type="float">
            <text:p>778776.7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55816702544689" calcext:value-type="float">
            <text:p>0.555816702544689</text:p>
          </table:table-cell>
          <table:table-cell/>
          <table:table-cell office:value-type="float" office:value="778485.059413762" calcext:value-type="float">
            <text:p>778485.059413762</text:p>
          </table:table-cell>
          <table:table-cell/>
          <table:table-cell table:style-name="ce1" table:formula="of:=[.U348]-[.G348]" office:value-type="float" office:value="-291.715586238075" calcext:value-type="float">
            <text:p>-291.715586238075</text:p>
          </table:table-cell>
          <table:table-cell/>
          <table:table-cell table:style-name="ce1" office:value-type="float" office:value="286.967511231771" calcext:value-type="float">
            <text:p>286.967511231771</text:p>
          </table:table-cell>
          <table:table-cell/>
          <table:table-cell office:value-type="float" office:value="287.216849896729" calcext:value-type="float">
            <text:p>287.216849896729</text:p>
          </table:table-cell>
          <table:table-cell table:number-columns-repeated="997"/>
        </table:table-row>
        <table:table-row table:style-name="ro3">
          <table:table-cell table:style-name="ce1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79141.791666667" calcext:value-type="float">
            <text:p>779141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410362564027309" calcext:value-type="float">
            <text:p>0.410362564027309</text:p>
          </table:table-cell>
          <table:table-cell/>
          <table:table-cell office:value-type="float" office:value="778848.300979418" calcext:value-type="float">
            <text:p>778848.300979418</text:p>
          </table:table-cell>
          <table:table-cell/>
          <table:table-cell table:style-name="ce1" table:formula="of:=[.U349]-[.G349]" office:value-type="float" office:value="-293.490687248996" calcext:value-type="float">
            <text:p>-293.490687248996</text:p>
          </table:table-cell>
          <table:table-cell/>
          <table:table-cell table:style-name="ce1" office:value-type="float" office:value="288.762678880477" calcext:value-type="float">
            <text:p>288.762678880477</text:p>
          </table:table-cell>
          <table:table-cell/>
          <table:table-cell office:value-type="float" office:value="288.128422666006" calcext:value-type="float">
            <text:p>288.128422666006</text:p>
          </table:table-cell>
          <table:table-cell table:number-columns-repeated="997"/>
        </table:table-row>
        <table:table-row table:style-name="ro3">
          <table:table-cell table:style-name="ce1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79507.733333333" calcext:value-type="float">
            <text:p>779507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15695733577013" calcext:value-type="float">
            <text:p>0.115695733577013</text:p>
          </table:table-cell>
          <table:table-cell/>
          <table:table-cell office:value-type="float" office:value="779211.533413678" calcext:value-type="float">
            <text:p>779211.533413678</text:p>
          </table:table-cell>
          <table:table-cell/>
          <table:table-cell table:style-name="ce1" table:formula="of:=[.U350]-[.G350]" office:value-type="float" office:value="-296.199919655104" calcext:value-type="float">
            <text:p>-296.199919655104</text:p>
          </table:table-cell>
          <table:table-cell/>
          <table:table-cell table:style-name="ce1" office:value-type="float" office:value="290.576118987323" calcext:value-type="float">
            <text:p>290.576118987323</text:p>
          </table:table-cell>
          <table:table-cell/>
          <table:table-cell office:value-type="float" office:value="289.157686486411" calcext:value-type="float">
            <text:p>289.157686486411</text:p>
          </table:table-cell>
          <table:table-cell table:number-columns-repeated="997"/>
        </table:table-row>
        <table:table-row table:style-name="ro3">
          <table:table-cell table:style-name="ce1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79872.783333333" calcext:value-type="float">
            <text:p>779872.78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0.497599326074123" calcext:value-type="float">
            <text:p>0.497599326074123</text:p>
          </table:table-cell>
          <table:table-cell/>
          <table:table-cell office:value-type="float" office:value="779574.762845555" calcext:value-type="float">
            <text:p>779574.762845555</text:p>
          </table:table-cell>
          <table:table-cell/>
          <table:table-cell table:style-name="ce1" table:formula="of:=[.U351]-[.G351]" office:value-type="float" office:value="-298.020487778005" calcext:value-type="float">
            <text:p>-298.020487778005</text:p>
          </table:table-cell>
          <table:table-cell/>
          <table:table-cell table:style-name="ce1" office:value-type="float" office:value="293.402058653985" calcext:value-type="float">
            <text:p>293.402058653985</text:p>
          </table:table-cell>
          <table:table-cell/>
          <table:table-cell office:value-type="float" office:value="291.563582152718" calcext:value-type="float">
            <text:p>291.563582152718</text:p>
          </table:table-cell>
          <table:table-cell table:number-columns-repeated="997"/>
        </table:table-row>
        <table:table-row table:style-name="ro3">
          <table:table-cell table:style-name="ce1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80237.833333333" calcext:value-type="float">
            <text:p>780237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16830229014158" calcext:value-type="float">
            <text:p>0.816830229014158</text:p>
          </table:table-cell>
          <table:table-cell/>
          <table:table-cell office:value-type="float" office:value="779937.986678354" calcext:value-type="float">
            <text:p>779937.986678354</text:p>
          </table:table-cell>
          <table:table-cell/>
          <table:table-cell table:style-name="ce1" table:formula="of:=[.U352]-[.G352]" office:value-type="float" office:value="-299.846654979046" calcext:value-type="float">
            <text:p>-299.846654979046</text:p>
          </table:table-cell>
          <table:table-cell/>
          <table:table-cell table:style-name="ce1" office:value-type="float" office:value="295.221592528993" calcext:value-type="float">
            <text:p>295.221592528993</text:p>
          </table:table-cell>
          <table:table-cell/>
          <table:table-cell office:value-type="float" office:value="293.511949833315" calcext:value-type="float">
            <text:p>293.511949833315</text:p>
          </table:table-cell>
          <table:table-cell table:number-columns-repeated="997"/>
        </table:table-row>
        <table:table-row table:style-name="ro3">
          <table:table-cell table:style-name="ce1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80602.8" calcext:value-type="float">
            <text:p>780602.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60866060107946" calcext:value-type="float">
            <text:p>0.960866060107946</text:p>
          </table:table-cell>
          <table:table-cell/>
          <table:table-cell office:value-type="float" office:value="780301.199278379" calcext:value-type="float">
            <text:p>780301.199278379</text:p>
          </table:table-cell>
          <table:table-cell/>
          <table:table-cell table:style-name="ce1" table:formula="of:=[.U353]-[.G353]" office:value-type="float" office:value="-301.600721621071" calcext:value-type="float">
            <text:p>-301.600721621071</text:p>
          </table:table-cell>
          <table:table-cell/>
          <table:table-cell table:style-name="ce1" office:value-type="float" office:value="297.044293916479" calcext:value-type="float">
            <text:p>297.044293916479</text:p>
          </table:table-cell>
          <table:table-cell/>
          <table:table-cell office:value-type="float" office:value="295.923779251294" calcext:value-type="float">
            <text:p>295.923779251294</text:p>
          </table:table-cell>
          <table:table-cell table:number-columns-repeated="997"/>
        </table:table-row>
        <table:table-row table:style-name="ro3">
          <table:table-cell table:style-name="ce1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80968.741666667" calcext:value-type="float">
            <text:p>78096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56653342396021" calcext:value-type="float">
            <text:p>0.756653342396021</text:p>
          </table:table-cell>
          <table:table-cell/>
          <table:table-cell office:value-type="float" office:value="780664.406775454" calcext:value-type="float">
            <text:p>780664.406775454</text:p>
          </table:table-cell>
          <table:table-cell/>
          <table:table-cell table:style-name="ce1" table:formula="of:=[.U354]-[.G354]" office:value-type="float" office:value="-304.334891213104" calcext:value-type="float">
            <text:p>-304.334891213104</text:p>
          </table:table-cell>
          <table:table-cell/>
          <table:table-cell table:style-name="ce1" office:value-type="float" office:value="298.871095757517" calcext:value-type="float">
            <text:p>298.871095757517</text:p>
          </table:table-cell>
          <table:table-cell/>
          <table:table-cell office:value-type="float" office:value="298.5580432157" calcext:value-type="float">
            <text:p>298.5580432157</text:p>
          </table:table-cell>
          <table:table-cell table:number-columns-repeated="997"/>
        </table:table-row>
        <table:table-row table:style-name="ro3">
          <table:table-cell table:style-name="ce1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1333.808333333" calcext:value-type="float">
            <text:p>781333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3625037968159" calcext:value-type="float">
            <text:p>0.133625037968159</text:p>
          </table:table-cell>
          <table:table-cell/>
          <table:table-cell office:value-type="float" office:value="781027.612592795" calcext:value-type="float">
            <text:p>781027.612592795</text:p>
          </table:table-cell>
          <table:table-cell/>
          <table:table-cell table:style-name="ce1" table:formula="of:=[.U355]-[.G355]" office:value-type="float" office:value="-306.195740537951" calcext:value-type="float">
            <text:p>-306.195740537951</text:p>
          </table:table-cell>
          <table:table-cell/>
          <table:table-cell table:style-name="ce1" office:value-type="float" office:value="301.724105071997" calcext:value-type="float">
            <text:p>301.724105071997</text:p>
          </table:table-cell>
          <table:table-cell/>
          <table:table-cell office:value-type="float" office:value="302.091586139424" calcext:value-type="float">
            <text:p>302.091586139424</text:p>
          </table:table-cell>
          <table:table-cell table:number-columns-repeated="997"/>
        </table:table-row>
        <table:table-row table:style-name="ro3">
          <table:table-cell table:style-name="ce1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1698.975" calcext:value-type="float">
            <text:p>78169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424817129969597" calcext:value-type="float">
            <text:p>0.04248171299696</text:p>
          </table:table-cell>
          <table:table-cell/>
          <table:table-cell office:value-type="float" office:value="781390.81391839" calcext:value-type="float">
            <text:p>781390.81391839</text:p>
          </table:table-cell>
          <table:table-cell/>
          <table:table-cell table:style-name="ce1" table:formula="of:=[.U356]-[.G356]" office:value-type="float" office:value="-308.161081610015" calcext:value-type="float">
            <text:p>-308.161081610015</text:p>
          </table:table-cell>
          <table:table-cell/>
          <table:table-cell table:style-name="ce1" office:value-type="float" office:value="303.561972889103" calcext:value-type="float">
            <text:p>303.561972889103</text:p>
          </table:table-cell>
          <table:table-cell/>
          <table:table-cell office:value-type="float" office:value="304.236218934246" calcext:value-type="float">
            <text:p>304.236218934246</text:p>
          </table:table-cell>
          <table:table-cell table:number-columns-repeated="997"/>
        </table:table-row>
        <table:table-row table:style-name="ro3">
          <table:table-cell table:style-name="ce1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82064.091666667" calcext:value-type="float">
            <text:p>782064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6305103749037" calcext:value-type="float">
            <text:p>0.356305103749037</text:p>
          </table:table-cell>
          <table:table-cell/>
          <table:table-cell office:value-type="float" office:value="781754.008580767" calcext:value-type="float">
            <text:p>781754.008580767</text:p>
          </table:table-cell>
          <table:table-cell/>
          <table:table-cell table:style-name="ce1" table:formula="of:=[.U357]-[.G357]" office:value-type="float" office:value="-310.083085900056" calcext:value-type="float">
            <text:p>-310.083085900056</text:p>
          </table:table-cell>
          <table:table-cell/>
          <table:table-cell table:style-name="ce1" office:value-type="float" office:value="305.41001561033" calcext:value-type="float">
            <text:p>305.41001561033</text:p>
          </table:table-cell>
          <table:table-cell/>
          <table:table-cell office:value-type="float" office:value="305.865940906893" calcext:value-type="float">
            <text:p>305.865940906893</text:p>
          </table:table-cell>
          <table:table-cell table:number-columns-repeated="997"/>
        </table:table-row>
        <table:table-row table:style-name="ro3"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2429.125" calcext:value-type="float">
            <text:p>782429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4488111436367" calcext:value-type="float">
            <text:p>0.14488111436367</text:p>
          </table:table-cell>
          <table:table-cell/>
          <table:table-cell office:value-type="float" office:value="782117.192461723" calcext:value-type="float">
            <text:p>782117.192461723</text:p>
          </table:table-cell>
          <table:table-cell/>
          <table:table-cell table:style-name="ce1" table:formula="of:=[.U358]-[.G358]" office:value-type="float" office:value="-311.932538277004" calcext:value-type="float">
            <text:p>-311.932538277004</text:p>
          </table:table-cell>
          <table:table-cell/>
          <table:table-cell table:style-name="ce1" office:value-type="float" office:value="307.261562310217" calcext:value-type="float">
            <text:p>307.261562310217</text:p>
          </table:table-cell>
          <table:table-cell/>
          <table:table-cell office:value-type="float" office:value="307.044315448169" calcext:value-type="float">
            <text:p>307.044315448169</text:p>
          </table:table-cell>
          <table:table-cell table:number-columns-repeated="997"/>
        </table:table-row>
        <table:table-row table:style-name="ro3">
          <table:table-cell table:style-name="ce1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82794.208333333" calcext:value-type="float">
            <text:p>782794.2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82029842585325" calcext:value-type="float">
            <text:p>0.382029842585325</text:p>
          </table:table-cell>
          <table:table-cell/>
          <table:table-cell office:value-type="float" office:value="782480.371793076" calcext:value-type="float">
            <text:p>782480.371793076</text:p>
          </table:table-cell>
          <table:table-cell/>
          <table:table-cell table:style-name="ce1" table:formula="of:=[.U359]-[.G359]" office:value-type="float" office:value="-313.836540256976" calcext:value-type="float">
            <text:p>-313.836540256976</text:p>
          </table:table-cell>
          <table:table-cell/>
          <table:table-cell table:style-name="ce1" office:value-type="float" office:value="310.134938017181" calcext:value-type="float">
            <text:p>310.134938017181</text:p>
          </table:table-cell>
          <table:table-cell/>
          <table:table-cell office:value-type="float" office:value="309.014196783268" calcext:value-type="float">
            <text:p>309.014196783268</text:p>
          </table:table-cell>
          <table:table-cell table:number-columns-repeated="997"/>
        </table:table-row>
        <table:table-row table:style-name="ro3">
          <table:table-cell table:style-name="ce1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3160.35" calcext:value-type="float">
            <text:p>783160.3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07937759160996" calcext:value-type="float">
            <text:p>0.507937759160996</text:p>
          </table:table-cell>
          <table:table-cell/>
          <table:table-cell office:value-type="float" office:value="782843.54965829" calcext:value-type="float">
            <text:p>782843.54965829</text:p>
          </table:table-cell>
          <table:table-cell/>
          <table:table-cell table:style-name="ce1" table:formula="of:=[.U360]-[.G360]" office:value-type="float" office:value="-316.800341709983" calcext:value-type="float">
            <text:p>-316.800341709983</text:p>
          </table:table-cell>
          <table:table-cell/>
          <table:table-cell table:style-name="ce1" office:value-type="float" office:value="311.992624272134" calcext:value-type="float">
            <text:p>311.992624272134</text:p>
          </table:table-cell>
          <table:table-cell/>
          <table:table-cell office:value-type="float" office:value="310.108699103315" calcext:value-type="float">
            <text:p>310.108699103315</text:p>
          </table:table-cell>
          <table:table-cell table:number-columns-repeated="997"/>
        </table:table-row>
        <table:table-row table:style-name="ro3">
          <table:table-cell table:style-name="ce1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83525.366666667" calcext:value-type="float">
            <text:p>783525.3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53059461712837" calcext:value-type="float">
            <text:p>0.253059461712837</text:p>
          </table:table-cell>
          <table:table-cell/>
          <table:table-cell office:value-type="float" office:value="783206.714064625" calcext:value-type="float">
            <text:p>783206.714064625</text:p>
          </table:table-cell>
          <table:table-cell/>
          <table:table-cell table:style-name="ce1" table:formula="of:=[.U361]-[.G361]" office:value-type="float" office:value="-318.652602042071" calcext:value-type="float">
            <text:p>-318.652602042071</text:p>
          </table:table-cell>
          <table:table-cell/>
          <table:table-cell table:style-name="ce1" office:value-type="float" office:value="313.866645511" calcext:value-type="float">
            <text:p>313.866645511</text:p>
          </table:table-cell>
          <table:table-cell/>
          <table:table-cell office:value-type="float" office:value="311.61948649431" calcext:value-type="float">
            <text:p>311.61948649431</text:p>
          </table:table-cell>
          <table:table-cell table:number-columns-repeated="997"/>
        </table:table-row>
        <table:table-row table:style-name="ro3">
          <table:table-cell table:style-name="ce1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3890.433333333" calcext:value-type="float">
            <text:p>783890.4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35668083652854" calcext:value-type="float">
            <text:p>0.35668083652854</text:p>
          </table:table-cell>
          <table:table-cell/>
          <table:table-cell office:value-type="float" office:value="783569.873164362" calcext:value-type="float">
            <text:p>783569.873164362</text:p>
          </table:table-cell>
          <table:table-cell/>
          <table:table-cell table:style-name="ce1" table:formula="of:=[.U362]-[.G362]" office:value-type="float" office:value="-320.560168970958" calcext:value-type="float">
            <text:p>-320.560168970958</text:p>
          </table:table-cell>
          <table:table-cell/>
          <table:table-cell table:style-name="ce1" office:value-type="float" office:value="315.738955661989" calcext:value-type="float">
            <text:p>315.738955661989</text:p>
          </table:table-cell>
          <table:table-cell/>
          <table:table-cell office:value-type="float" office:value="313.655815321676" calcext:value-type="float">
            <text:p>313.655815321676</text:p>
          </table:table-cell>
          <table:table-cell table:number-columns-repeated="997"/>
        </table:table-row>
        <table:table-row table:style-name="ro3">
          <table:table-cell table:style-name="ce1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4255.533333333" calcext:value-type="float">
            <text:p>784255.5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4083807617426" calcext:value-type="float">
            <text:p>0.794083807617426</text:p>
          </table:table-cell>
          <table:table-cell/>
          <table:table-cell office:value-type="float" office:value="783933.029023669" calcext:value-type="float">
            <text:p>783933.029023669</text:p>
          </table:table-cell>
          <table:table-cell/>
          <table:table-cell table:style-name="ce1" table:formula="of:=[.U363]-[.G363]" office:value-type="float" office:value="-322.504309664015" calcext:value-type="float">
            <text:p>-322.504309664015</text:p>
          </table:table-cell>
          <table:table-cell/>
          <table:table-cell table:style-name="ce1" office:value-type="float" office:value="318.63262531747" calcext:value-type="float">
            <text:p>318.63262531747</text:p>
          </table:table-cell>
          <table:table-cell/>
          <table:table-cell office:value-type="float" office:value="317.150273543295" calcext:value-type="float">
            <text:p>317.150273543295</text:p>
          </table:table-cell>
          <table:table-cell table:number-columns-repeated="997"/>
        </table:table-row>
        <table:table-row table:style-name="ro3">
          <table:table-cell table:style-name="ce1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84620.616666667" calcext:value-type="float">
            <text:p>784620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23912857472897" calcext:value-type="float">
            <text:p>0.723912857472897</text:p>
          </table:table-cell>
          <table:table-cell/>
          <table:table-cell office:value-type="float" office:value="784296.175502717" calcext:value-type="float">
            <text:p>784296.175502717</text:p>
          </table:table-cell>
          <table:table-cell/>
          <table:table-cell table:style-name="ce1" table:formula="of:=[.U364]-[.G364]" office:value-type="float" office:value="-324.441163950018" calcext:value-type="float">
            <text:p>-324.441163950018</text:p>
          </table:table-cell>
          <table:table-cell/>
          <table:table-cell table:style-name="ce1" office:value-type="float" office:value="320.518174555997" calcext:value-type="float">
            <text:p>320.518174555997</text:p>
          </table:table-cell>
          <table:table-cell/>
          <table:table-cell office:value-type="float" office:value="319.853806097082" calcext:value-type="float">
            <text:p>319.853806097082</text:p>
          </table:table-cell>
          <table:table-cell table:number-columns-repeated="997"/>
        </table:table-row>
        <table:table-row table:style-name="ro3">
          <table:table-cell table:style-name="ce1" office:value-type="float" office:value="2150" calcext:value-type="float">
            <text:p>21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84985.683333333" calcext:value-type="float">
            <text:p>784985.6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9564350694418" calcext:value-type="float">
            <text:p>0.369564350694418</text:p>
          </table:table-cell>
          <table:table-cell/>
          <table:table-cell office:value-type="float" office:value="784659.316228864" calcext:value-type="float">
            <text:p>784659.316228864</text:p>
          </table:table-cell>
          <table:table-cell/>
          <table:table-cell table:style-name="ce1" table:formula="of:=[.U365]-[.G365]" office:value-type="float" office:value="-326.367104468984" calcext:value-type="float">
            <text:p>-326.367104468984</text:p>
          </table:table-cell>
          <table:table-cell/>
          <table:table-cell table:style-name="ce1" office:value-type="float" office:value="322.403539029663" calcext:value-type="float">
            <text:p>322.403539029663</text:p>
          </table:table-cell>
          <table:table-cell/>
          <table:table-cell office:value-type="float" office:value="322.430962250008" calcext:value-type="float">
            <text:p>322.430962250008</text:p>
          </table:table-cell>
          <table:table-cell table:number-columns-repeated="997"/>
        </table:table-row>
        <table:table-row table:style-name="ro3">
          <table:table-cell table:style-name="ce1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85351.641666667" calcext:value-type="float">
            <text:p>785351.6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00604847073555" calcext:value-type="float">
            <text:p>0.100604847073555</text:p>
          </table:table-cell>
          <table:table-cell/>
          <table:table-cell office:value-type="float" office:value="785350.907708753" calcext:value-type="float">
            <text:p>785350.907708753</text:p>
          </table:table-cell>
          <table:table-cell/>
          <table:table-cell table:style-name="ce1" table:formula="of:=[.U366]-[.G366]" office:value-type="float" office:value="-0.733957913937047" calcext:value-type="float">
            <text:p>-0.733957913937047</text:p>
          </table:table-cell>
          <table:table-cell/>
          <table:table-cell table:style-name="ce1" office:value-type="float" office:value="359.097065075388" calcext:value-type="float">
            <text:p>359.097065075388</text:p>
          </table:table-cell>
          <table:table-cell/>
          <table:table-cell office:value-type="float" office:value="358.837979383679" calcext:value-type="float">
            <text:p>358.837979383679</text:p>
          </table:table-cell>
          <table:table-cell table:number-columns-repeated="997"/>
        </table:table-row>
        <table:table-row table:style-name="ro3">
          <table:table-cell table:style-name="ce1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85716.741666667" calcext:value-type="float">
            <text:p>785716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412095412611961" calcext:value-type="float">
            <text:p>0.041209541261196</text:p>
          </table:table-cell>
          <table:table-cell/>
          <table:table-cell office:value-type="float" office:value="785716.151417507" calcext:value-type="float">
            <text:p>785716.151417507</text:p>
          </table:table-cell>
          <table:table-cell/>
          <table:table-cell table:style-name="ce1" table:formula="of:=[.U367]-[.G367]" office:value-type="float" office:value="-0.590249160071835" calcext:value-type="float">
            <text:p>-0.590249160071835</text:p>
          </table:table-cell>
          <table:table-cell/>
          <table:table-cell table:style-name="ce1" office:value-type="float" office:value="359.850031253838" calcext:value-type="float">
            <text:p>359.850031253838</text:p>
          </table:table-cell>
          <table:table-cell/>
          <table:table-cell office:value-type="float" office:value="359.855064209507" calcext:value-type="float">
            <text:p>359.855064209507</text:p>
          </table:table-cell>
          <table:table-cell table:number-columns-repeated="997"/>
        </table:table-row>
        <table:table-row table:style-name="ro3">
          <table:table-cell table:style-name="ce1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86081.958333333" calcext:value-type="float">
            <text:p>786081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1844353079796" calcext:value-type="float">
            <text:p>0.791844353079796</text:p>
          </table:table-cell>
          <table:table-cell/>
          <table:table-cell office:value-type="float" office:value="786081.399855448" calcext:value-type="float">
            <text:p>786081.399855448</text:p>
          </table:table-cell>
          <table:table-cell/>
          <table:table-cell table:style-name="ce1" table:formula="of:=[.U368]-[.G368]" office:value-type="float" office:value="-0.558477884973399" calcext:value-type="float">
            <text:p>-0.558477884973399</text:p>
          </table:table-cell>
          <table:table-cell/>
          <table:table-cell table:style-name="ce1" office:value-type="float" office:value="359.602767834695" calcext:value-type="float">
            <text:p>359.602767834695</text:p>
          </table:table-cell>
          <table:table-cell/>
          <table:table-cell office:value-type="float" office:value="359.350225907678" calcext:value-type="float">
            <text:p>359.350225907678</text:p>
          </table:table-cell>
          <table:table-cell table:number-columns-repeated="997"/>
        </table:table-row>
        <table:table-row table:style-name="ro3">
          <table:table-cell table:style-name="ce1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86446.975" calcext:value-type="float">
            <text:p>786446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76647199690342" calcext:value-type="float">
            <text:p>0.576647199690342</text:p>
          </table:table-cell>
          <table:table-cell/>
          <table:table-cell office:value-type="float" office:value="786446.639983783" calcext:value-type="float">
            <text:p>786446.639983783</text:p>
          </table:table-cell>
          <table:table-cell/>
          <table:table-cell table:style-name="ce1" table:formula="of:=[.U369]-[.G369]" office:value-type="float" office:value="-0.335016216966324" calcext:value-type="float">
            <text:p>-0.335016216966324</text:p>
          </table:table-cell>
          <table:table-cell/>
          <table:table-cell table:style-name="ce1" office:value-type="float" office:value="359.363721438996" calcext:value-type="float">
            <text:p>359.363721438996</text:p>
          </table:table-cell>
          <table:table-cell/>
          <table:table-cell office:value-type="float" office:value="358.42967911571" calcext:value-type="float">
            <text:p>358.42967911571</text:p>
          </table:table-cell>
          <table:table-cell table:number-columns-repeated="997"/>
        </table:table-row>
        <table:table-row table:style-name="ro3">
          <table:table-cell table:style-name="ce1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86811.941666667" calcext:value-type="float">
            <text:p>786811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46769843995571" calcext:value-type="float">
            <text:p>0.146769843995571</text:p>
          </table:table-cell>
          <table:table-cell/>
          <table:table-cell office:value-type="float" office:value="786811.878574146" calcext:value-type="float">
            <text:p>786811.878574146</text:p>
          </table:table-cell>
          <table:table-cell/>
          <table:table-cell table:style-name="ce1" table:formula="of:=[.U370]-[.G370]" office:value-type="float" office:value="-0.063092521042563" calcext:value-type="float">
            <text:p>-0.063092521042563</text:p>
          </table:table-cell>
          <table:table-cell/>
          <table:table-cell table:style-name="ce1" office:value-type="float" office:value="359.126648891055" calcext:value-type="float">
            <text:p>359.126648891055</text:p>
          </table:table-cell>
          <table:table-cell/>
          <table:table-cell office:value-type="float" office:value="357.347403701031" calcext:value-type="float">
            <text:p>357.347403701031</text:p>
          </table:table-cell>
          <table:table-cell table:number-columns-repeated="997"/>
        </table:table-row>
        <table:table-row table:style-name="ro3">
          <table:table-cell table:style-name="ce1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87177.95" calcext:value-type="float">
            <text:p>787177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11918734014034" calcext:value-type="float">
            <text:p>0.211918734014034</text:p>
          </table:table-cell>
          <table:table-cell/>
          <table:table-cell office:value-type="float" office:value="787177.120286055" calcext:value-type="float">
            <text:p>787177.120286055</text:p>
          </table:table-cell>
          <table:table-cell/>
          <table:table-cell table:style-name="ce1" table:formula="of:=[.U371]-[.G371]" office:value-type="float" office:value="-0.829713944927789" calcext:value-type="float">
            <text:p>-0.829713944927789</text:p>
          </table:table-cell>
          <table:table-cell/>
          <table:table-cell table:style-name="ce1" office:value-type="float" office:value="359.880992611797" calcext:value-type="float">
            <text:p>359.880992611797</text:p>
          </table:table-cell>
          <table:table-cell/>
          <table:table-cell office:value-type="float" office:value="357.411888629686" calcext:value-type="float">
            <text:p>357.411888629686</text:p>
          </table:table-cell>
          <table:table-cell table:number-columns-repeated="997"/>
        </table:table-row>
        <table:table-row table:style-name="ro3">
          <table:table-cell table:style-name="ce1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87542.966666667" calcext:value-type="float">
            <text:p>787542.9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93109434098005" calcext:value-type="float">
            <text:p>0.693109434098005</text:p>
          </table:table-cell>
          <table:table-cell/>
          <table:table-cell office:value-type="float" office:value="787542.360203548" calcext:value-type="float">
            <text:p>787542.360203548</text:p>
          </table:table-cell>
          <table:table-cell/>
          <table:table-cell table:style-name="ce1" table:formula="of:=[.U372]-[.G372]" office:value-type="float" office:value="-0.606463119038381" calcext:value-type="float">
            <text:p>-0.606463119038381</text:p>
          </table:table-cell>
          <table:table-cell/>
          <table:table-cell table:style-name="ce1" office:value-type="float" office:value="359.642277184823" calcext:value-type="float">
            <text:p>359.642277184823</text:p>
          </table:table-cell>
          <table:table-cell/>
          <table:table-cell office:value-type="float" office:value="356.909223036637" calcext:value-type="float">
            <text:p>356.909223036637</text:p>
          </table:table-cell>
          <table:table-cell table:number-columns-repeated="997"/>
        </table:table-row>
        <table:table-row table:style-name="ro3">
          <table:table-cell table:style-name="ce1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87908" calcext:value-type="float">
            <text:p>78790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49954057484865" calcext:value-type="float">
            <text:p>0.849954057484865</text:p>
          </table:table-cell>
          <table:table-cell/>
          <table:table-cell office:value-type="float" office:value="787907.60128469" calcext:value-type="float">
            <text:p>787907.60128469</text:p>
          </table:table-cell>
          <table:table-cell/>
          <table:table-cell table:style-name="ce1" table:formula="of:=[.U373]-[.G373]" office:value-type="float" office:value="-0.398715310031548" calcext:value-type="float">
            <text:p>-0.398715310031548</text:p>
          </table:table-cell>
          <table:table-cell/>
          <table:table-cell table:style-name="ce1" office:value-type="float" office:value="359.402437596145" calcext:value-type="float">
            <text:p>359.402437596145</text:p>
          </table:table-cell>
          <table:table-cell/>
          <table:table-cell office:value-type="float" office:value="356.927859734344" calcext:value-type="float">
            <text:p>356.927859734344</text:p>
          </table:table-cell>
          <table:table-cell table:number-columns-repeated="997"/>
        </table:table-row>
        <table:table-row table:style-name="ro3">
          <table:table-cell table:style-name="ce1" office:value-type="float" office:value="2159" calcext:value-type="float">
            <text:p>215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8273" calcext:value-type="float">
            <text:p>78827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59" calcext:value-type="float">
            <text:p>21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1253658384085" calcext:value-type="float">
            <text:p>0.941253658384085</text:p>
          </table:table-cell>
          <table:table-cell/>
          <table:table-cell office:value-type="float" office:value="788272.840931426" calcext:value-type="float">
            <text:p>788272.840931426</text:p>
          </table:table-cell>
          <table:table-cell/>
          <table:table-cell table:style-name="ce1" table:formula="of:=[.U374]-[.G374]" office:value-type="float" office:value="-0.15906857396476" calcext:value-type="float">
            <text:p>-0.15906857396476</text:p>
          </table:table-cell>
          <table:table-cell/>
          <table:table-cell table:style-name="ce1" office:value-type="float" office:value="359.163492426786" calcext:value-type="float">
            <text:p>359.163492426786</text:p>
          </table:table-cell>
          <table:table-cell/>
          <table:table-cell office:value-type="float" office:value="357.371417151837" calcext:value-type="float">
            <text:p>357.371417151837</text:p>
          </table:table-cell>
          <table:table-cell table:number-columns-repeated="997"/>
        </table:table-row>
        <table:table-row table:style-name="ro3">
          <table:table-cell table:style-name="ce1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8638.975" calcext:value-type="float">
            <text:p>78863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273760065436363" calcext:value-type="float">
            <text:p>0.273760065436363</text:p>
          </table:table-cell>
          <table:table-cell/>
          <table:table-cell office:value-type="float" office:value="788638.081440111" calcext:value-type="float">
            <text:p>788638.081440111</text:p>
          </table:table-cell>
          <table:table-cell/>
          <table:table-cell table:style-name="ce1" table:formula="of:=[.U375]-[.G375]" office:value-type="float" office:value="-0.893559888936579" calcext:value-type="float">
            <text:p>-0.893559888936579</text:p>
          </table:table-cell>
          <table:table-cell/>
          <table:table-cell table:style-name="ce1" office:value-type="float" office:value="359.919623658338" calcext:value-type="float">
            <text:p>359.919623658338</text:p>
          </table:table-cell>
          <table:table-cell/>
          <table:table-cell office:value-type="float" office:value="358.973923445003" calcext:value-type="float">
            <text:p>358.973923445003</text:p>
          </table:table-cell>
          <table:table-cell table:number-columns-repeated="997"/>
        </table:table-row>
        <table:table-row table:style-name="ro3">
          <table:table-cell table:style-name="ce1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89004.125" calcext:value-type="float">
            <text:p>789004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0180920958519" calcext:value-type="float">
            <text:p>0.50180920958519</text:p>
          </table:table-cell>
          <table:table-cell/>
          <table:table-cell office:value-type="float" office:value="789003.327431812" calcext:value-type="float">
            <text:p>789003.327431812</text:p>
          </table:table-cell>
          <table:table-cell/>
          <table:table-cell table:style-name="ce1" table:formula="of:=[.U376]-[.G376]" office:value-type="float" office:value="-0.797568188048899" calcext:value-type="float">
            <text:p>-0.797568188048899</text:p>
          </table:table-cell>
          <table:table-cell/>
          <table:table-cell table:style-name="ce1" office:value-type="float" office:value="359.674884338943" calcext:value-type="float">
            <text:p>359.674884338943</text:p>
          </table:table-cell>
          <table:table-cell/>
          <table:table-cell office:value-type="float" office:value="359.415847159362" calcext:value-type="float">
            <text:p>359.415847159362</text:p>
          </table:table-cell>
          <table:table-cell table:number-columns-repeated="997"/>
        </table:table-row>
        <table:table-row table:style-name="ro3">
          <table:table-cell table:style-name="ce1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9369.141666667" calcext:value-type="float">
            <text:p>789369.1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02044885605574" calcext:value-type="float">
            <text:p>0.702044885605574</text:p>
          </table:table-cell>
          <table:table-cell/>
          <table:table-cell office:value-type="float" office:value="789368.567154198" calcext:value-type="float">
            <text:p>789368.567154198</text:p>
          </table:table-cell>
          <table:table-cell/>
          <table:table-cell table:style-name="ce1" table:formula="of:=[.U377]-[.G377]" office:value-type="float" office:value="-0.574512469000183" calcext:value-type="float">
            <text:p>-0.574512469000183</text:p>
          </table:table-cell>
          <table:table-cell/>
          <table:table-cell table:style-name="ce1" office:value-type="float" office:value="359.436147752778" calcext:value-type="float">
            <text:p>359.436147752778</text:p>
          </table:table-cell>
          <table:table-cell/>
          <table:table-cell office:value-type="float" office:value="359.442422733329" calcext:value-type="float">
            <text:p>359.442422733329</text:p>
          </table:table-cell>
          <table:table-cell table:number-columns-repeated="997"/>
        </table:table-row>
        <table:table-row table:style-name="ro3">
          <table:table-cell table:style-name="ce1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9734.158333333" calcext:value-type="float">
            <text:p>789734.1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58376507461071" calcext:value-type="float">
            <text:p>0.658376507461071</text:p>
          </table:table-cell>
          <table:table-cell/>
          <table:table-cell office:value-type="float" office:value="789733.80740165" calcext:value-type="float">
            <text:p>789733.80740165</text:p>
          </table:table-cell>
          <table:table-cell/>
          <table:table-cell table:style-name="ce1" table:formula="of:=[.U378]-[.G378]" office:value-type="float" office:value="-0.350931682973169" calcext:value-type="float">
            <text:p>-0.350931682973169</text:p>
          </table:table-cell>
          <table:table-cell/>
          <table:table-cell table:style-name="ce1" office:value-type="float" office:value="359.197397244519" calcext:value-type="float">
            <text:p>359.197397244519</text:p>
          </table:table-cell>
          <table:table-cell/>
          <table:table-cell office:value-type="float" office:value="358.946664000003" calcext:value-type="float">
            <text:p>358.946664000003</text:p>
          </table:table-cell>
          <table:table-cell table:number-columns-repeated="997"/>
        </table:table-row>
        <table:table-row table:style-name="ro3">
          <table:table-cell table:style-name="ce1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90099.391666667" calcext:value-type="float">
            <text:p>790099.3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02601874619722" calcext:value-type="float">
            <text:p>0.602601874619722</text:p>
          </table:table-cell>
          <table:table-cell/>
          <table:table-cell office:value-type="float" office:value="790099.056668474" calcext:value-type="float">
            <text:p>790099.056668474</text:p>
          </table:table-cell>
          <table:table-cell/>
          <table:table-cell table:style-name="ce1" table:formula="of:=[.U379]-[.G379]" office:value-type="float" office:value="-0.334998192964122" calcext:value-type="float">
            <text:p>-0.334998192964122</text:p>
          </table:table-cell>
          <table:table-cell/>
          <table:table-cell table:style-name="ce1" office:value-type="float" office:value="359.944338781963" calcext:value-type="float">
            <text:p>359.944338781963</text:p>
          </table:table-cell>
          <table:table-cell/>
          <table:table-cell office:value-type="float" office:value="359.008082909706" calcext:value-type="float">
            <text:p>359.008082909706</text:p>
          </table:table-cell>
          <table:table-cell table:number-columns-repeated="997"/>
        </table:table-row>
        <table:table-row table:style-name="ro3">
          <table:table-cell table:style-name="ce1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0464.541666667" calcext:value-type="float">
            <text:p>790464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39471542090178" calcext:value-type="float">
            <text:p>0.639471542090178</text:p>
          </table:table-cell>
          <table:table-cell/>
          <table:table-cell office:value-type="float" office:value="790464.302527411" calcext:value-type="float">
            <text:p>790464.302527411</text:p>
          </table:table-cell>
          <table:table-cell/>
          <table:table-cell table:style-name="ce1" table:formula="of:=[.U380]-[.G380]" office:value-type="float" office:value="-0.239139255951159" calcext:value-type="float">
            <text:p>-0.239139255951159</text:p>
          </table:table-cell>
          <table:table-cell/>
          <table:table-cell table:style-name="ce1" office:value-type="float" office:value="359.699615304336" calcext:value-type="float">
            <text:p>359.699615304336</text:p>
          </table:table-cell>
          <table:table-cell/>
          <table:table-cell office:value-type="float" office:value="357.91827735812" calcext:value-type="float">
            <text:p>357.91827735812</text:p>
          </table:table-cell>
          <table:table-cell table:number-columns-repeated="997"/>
        </table:table-row>
        <table:table-row table:style-name="ro3">
          <table:table-cell table:style-name="ce1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0829.675" calcext:value-type="float">
            <text:p>790829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23207230865955" calcext:value-type="float">
            <text:p>0.423207230865955</text:p>
          </table:table-cell>
          <table:table-cell/>
          <table:table-cell office:value-type="float" office:value="790829.548210561" calcext:value-type="float">
            <text:p>790829.548210561</text:p>
          </table:table-cell>
          <table:table-cell/>
          <table:table-cell table:style-name="ce1" table:formula="of:=[.U381]-[.G381]" office:value-type="float" office:value="-0.126789439003915" calcext:value-type="float">
            <text:p>-0.126789439003915</text:p>
          </table:table-cell>
          <table:table-cell/>
          <table:table-cell table:style-name="ce1" office:value-type="float" office:value="359.455259921458" calcext:value-type="float">
            <text:p>359.455259921458</text:p>
          </table:table-cell>
          <table:table-cell/>
          <table:table-cell office:value-type="float" office:value="356.988361066404" calcext:value-type="float">
            <text:p>356.988361066404</text:p>
          </table:table-cell>
          <table:table-cell table:number-columns-repeated="997"/>
        </table:table-row>
        <table:table-row table:style-name="ro3"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1195.733333333" calcext:value-type="float">
            <text:p>791195.7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713487885892391" calcext:value-type="float">
            <text:p>0.713487885892391</text:p>
          </table:table-cell>
          <table:table-cell/>
          <table:table-cell office:value-type="float" office:value="791194.7914677" calcext:value-type="float">
            <text:p>791194.7914677</text:p>
          </table:table-cell>
          <table:table-cell/>
          <table:table-cell table:style-name="ce1" table:formula="of:=[.U382]-[.G382]" office:value-type="float" office:value="-0.941865633009002" calcext:value-type="float">
            <text:p>-0.941865633009002</text:p>
          </table:table-cell>
          <table:table-cell/>
          <table:table-cell table:style-name="ce1" office:value-type="float" office:value="359.212724327626" calcext:value-type="float">
            <text:p>359.212724327626</text:p>
          </table:table-cell>
          <table:table-cell/>
          <table:table-cell office:value-type="float" office:value="356.481541745961" calcext:value-type="float">
            <text:p>356.481541745961</text:p>
          </table:table-cell>
          <table:table-cell table:number-columns-repeated="997"/>
        </table:table-row>
        <table:table-row table:style-name="ro3">
          <table:table-cell table:style-name="ce1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91560.75" calcext:value-type="float">
            <text:p>791560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70328427106142" calcext:value-type="float">
            <text:p>0.170328427106142</text:p>
          </table:table-cell>
          <table:table-cell/>
          <table:table-cell office:value-type="float" office:value="791560.032062728" calcext:value-type="float">
            <text:p>791560.032062728</text:p>
          </table:table-cell>
          <table:table-cell/>
          <table:table-cell table:style-name="ce1" table:formula="of:=[.U383]-[.G383]" office:value-type="float" office:value="-0.717937272042036" calcext:value-type="float">
            <text:p>-0.717937272042036</text:p>
          </table:table-cell>
          <table:table-cell/>
          <table:table-cell table:style-name="ce1" office:value-type="float" office:value="359.968739965276" calcext:value-type="float">
            <text:p>359.968739965276</text:p>
          </table:table-cell>
          <table:table-cell/>
          <table:table-cell office:value-type="float" office:value="357.494696293266" calcext:value-type="float">
            <text:p>357.494696293266</text:p>
          </table:table-cell>
          <table:table-cell table:number-columns-repeated="997"/>
        </table:table-row>
        <table:table-row table:style-name="ro3">
          <table:table-cell table:style-name="ce1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91925.95" calcext:value-type="float">
            <text:p>791925.9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676246091723442" calcext:value-type="float">
            <text:p>0.676246091723442</text:p>
          </table:table-cell>
          <table:table-cell/>
          <table:table-cell office:value-type="float" office:value="791925.279636282" calcext:value-type="float">
            <text:p>791925.279636282</text:p>
          </table:table-cell>
          <table:table-cell/>
          <table:table-cell table:style-name="ce1" table:formula="of:=[.U384]-[.G384]" office:value-type="float" office:value="-0.670363717945293" calcext:value-type="float">
            <text:p>-0.670363717945293</text:p>
          </table:table-cell>
          <table:table-cell/>
          <table:table-cell table:style-name="ce1" office:value-type="float" office:value="359.722466138861" calcext:value-type="float">
            <text:p>359.722466138861</text:p>
          </table:table-cell>
          <table:table-cell/>
          <table:table-cell office:value-type="float" office:value="357.931329979896" calcext:value-type="float">
            <text:p>357.931329979896</text:p>
          </table:table-cell>
          <table:table-cell table:number-columns-repeated="997"/>
        </table:table-row>
        <table:table-row table:style-name="ro3">
          <table:table-cell table:style-name="ce1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92290.95" calcext:value-type="float">
            <text:p>792290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070957064629" calcext:value-type="float">
            <text:p>0.418070957064629</text:p>
          </table:table-cell>
          <table:table-cell/>
          <table:table-cell office:value-type="float" office:value="792290.519040327" calcext:value-type="float">
            <text:p>792290.519040327</text:p>
          </table:table-cell>
          <table:table-cell/>
          <table:table-cell table:style-name="ce1" table:formula="of:=[.U385]-[.G385]" office:value-type="float" office:value="-0.430959672899917" calcext:value-type="float">
            <text:p>-0.430959672899917</text:p>
          </table:table-cell>
          <table:table-cell/>
          <table:table-cell table:style-name="ce1" office:value-type="float" office:value="359.483994796123" calcext:value-type="float">
            <text:p>359.483994796123</text:p>
          </table:table-cell>
          <table:table-cell/>
          <table:table-cell office:value-type="float" office:value="358.539036004411" calcext:value-type="float">
            <text:p>358.539036004411</text:p>
          </table:table-cell>
          <table:table-cell table:number-columns-repeated="997"/>
        </table:table-row>
        <table:table-row table:style-name="ro3">
          <table:table-cell table:style-name="ce1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2655.883333333" calcext:value-type="float">
            <text:p>792655.8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9495869129896" calcext:value-type="float">
            <text:p>0.599495869129896</text:p>
          </table:table-cell>
          <table:table-cell/>
          <table:table-cell office:value-type="float" office:value="792655.755971872" calcext:value-type="float">
            <text:p>792655.755971872</text:p>
          </table:table-cell>
          <table:table-cell/>
          <table:table-cell table:style-name="ce1" table:formula="of:=[.U386]-[.G386]" office:value-type="float" office:value="-0.127361460938118" calcext:value-type="float">
            <text:p>-0.127361460938118</text:p>
          </table:table-cell>
          <table:table-cell/>
          <table:table-cell table:style-name="ce1" office:value-type="float" office:value="359.248540478213" calcext:value-type="float">
            <text:p>359.248540478213</text:p>
          </table:table-cell>
          <table:table-cell/>
          <table:table-cell office:value-type="float" office:value="358.990445759373" calcext:value-type="float">
            <text:p>358.990445759373</text:p>
          </table:table-cell>
          <table:table-cell table:number-columns-repeated="997"/>
        </table:table-row>
        <table:table-row table:style-name="ro3">
          <table:table-cell table:style-name="ce1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793021" calcext:value-type="float">
            <text:p>7930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308307081461" calcext:value-type="float">
            <text:p>0.58308307081461</text:p>
          </table:table-cell>
          <table:table-cell/>
          <table:table-cell office:value-type="float" office:value="793021.000404919" calcext:value-type="float">
            <text:p>793021.000404919</text:p>
          </table:table-cell>
          <table:table-cell/>
          <table:table-cell table:style-name="ce1" table:formula="of:=[.U387]-[.G387]" office:value-type="float" office:value="0.000404919032007456" calcext:value-type="float">
            <text:p>0.000404919032007</text:p>
          </table:table-cell>
          <table:table-cell/>
          <table:table-cell table:style-name="ce1" office:value-type="float" office:value="0.00033641930349404" calcext:value-type="float">
            <text:p>0.000336419303494</text:p>
          </table:table-cell>
          <table:table-cell/>
          <table:table-cell office:value-type="float" office:value="0.00572928726614919" calcext:value-type="float">
            <text:p>0.005729287266149</text:p>
          </table:table-cell>
          <table:table-cell table:number-columns-repeated="997"/>
        </table:table-row>
        <table:table-row table:style-name="ro3">
          <table:table-cell table:style-name="ce1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3386.925" calcext:value-type="float">
            <text:p>793386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623811483383179" calcext:value-type="float">
            <text:p>0.062381148338318</text:p>
          </table:table-cell>
          <table:table-cell/>
          <table:table-cell office:value-type="float" office:value="793386.238237765" calcext:value-type="float">
            <text:p>793386.238237765</text:p>
          </table:table-cell>
          <table:table-cell/>
          <table:table-cell table:style-name="ce1" table:formula="of:=[.U388]-[.G388]" office:value-type="float" office:value="-0.686762235010974" calcext:value-type="float">
            <text:p>-0.686762235010974</text:p>
          </table:table-cell>
          <table:table-cell/>
          <table:table-cell table:style-name="ce1" office:value-type="float" office:value="359.763578054371" calcext:value-type="float">
            <text:p>359.763578054371</text:p>
          </table:table-cell>
          <table:table-cell/>
          <table:table-cell office:value-type="float" office:value="359.511027490516" calcext:value-type="float">
            <text:p>359.511027490516</text:p>
          </table:table-cell>
          <table:table-cell table:number-columns-repeated="997"/>
        </table:table-row>
        <table:table-row table:style-name="ro3">
          <table:table-cell table:style-name="ce1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3751.891666667" calcext:value-type="float">
            <text:p>793751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22419373691082" calcext:value-type="float">
            <text:p>0.22419373691082</text:p>
          </table:table-cell>
          <table:table-cell/>
          <table:table-cell office:value-type="float" office:value="793751.477239023" calcext:value-type="float">
            <text:p>793751.477239023</text:p>
          </table:table-cell>
          <table:table-cell/>
          <table:table-cell table:style-name="ce1" table:formula="of:=[.U389]-[.G389]" office:value-type="float" office:value="-0.414427643991075" calcext:value-type="float">
            <text:p>-0.414427643991075</text:p>
          </table:table-cell>
          <table:table-cell/>
          <table:table-cell table:style-name="ce1" office:value-type="float" office:value="359.525882078356" calcext:value-type="float">
            <text:p>359.525882078356</text:p>
          </table:table-cell>
          <table:table-cell/>
          <table:table-cell office:value-type="float" office:value="358.591807863224" calcext:value-type="float">
            <text:p>358.591807863224</text:p>
          </table:table-cell>
          <table:table-cell table:number-columns-repeated="997"/>
        </table:table-row>
        <table:table-row table:style-name="ro3">
          <table:table-cell table:style-name="ce1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4116.958333333" calcext:value-type="float">
            <text:p>794116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8102948367596" calcext:value-type="float">
            <text:p>0.318102948367596</text:p>
          </table:table-cell>
          <table:table-cell/>
          <table:table-cell office:value-type="float" office:value="794116.718970905" calcext:value-type="float">
            <text:p>794116.718970905</text:p>
          </table:table-cell>
          <table:table-cell/>
          <table:table-cell table:style-name="ce1" table:formula="of:=[.U390]-[.G390]" office:value-type="float" office:value="-0.239362427964807" calcext:value-type="float">
            <text:p>-0.239362427964807</text:p>
          </table:table-cell>
          <table:table-cell/>
          <table:table-cell table:style-name="ce1" office:value-type="float" office:value="359.284873871817" calcext:value-type="float">
            <text:p>359.284873871817</text:p>
          </table:table-cell>
          <table:table-cell/>
          <table:table-cell office:value-type="float" office:value="357.50593483189" calcext:value-type="float">
            <text:p>357.50593483189</text:p>
          </table:table-cell>
          <table:table-cell table:number-columns-repeated="997"/>
        </table:table-row>
        <table:table-row table:style-name="ro3">
          <table:table-cell table:style-name="ce1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481.975" calcext:value-type="float">
            <text:p>794481.97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767192736268" calcext:value-type="float">
            <text:p>0.53767192736268</text:p>
          </table:table-cell>
          <table:table-cell/>
          <table:table-cell office:value-type="float" office:value="794481.959401161" calcext:value-type="float">
            <text:p>794481.959401161</text:p>
          </table:table-cell>
          <table:table-cell/>
          <table:table-cell table:style-name="ce1" table:formula="of:=[.U391]-[.G391]" office:value-type="float" office:value="-0.0155988390324637" calcext:value-type="float">
            <text:p>-0.015598839032464</text:p>
          </table:table-cell>
          <table:table-cell/>
          <table:table-cell table:style-name="ce1" office:value-type="float" office:value="0.0410680538116139" calcext:value-type="float">
            <text:p>0.041068053811614</text:p>
          </table:table-cell>
          <table:table-cell/>
          <table:table-cell office:value-type="float" office:value="357.572783325901" calcext:value-type="float">
            <text:p>357.572783325901</text:p>
          </table:table-cell>
          <table:table-cell table:number-columns-repeated="997"/>
        </table:table-row>
        <table:table-row table:style-name="ro3">
          <table:table-cell table:style-name="ce1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847.225" calcext:value-type="float">
            <text:p>794847.2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7919173687696" calcext:value-type="float">
            <text:p>0.757919173687696</text:p>
          </table:table-cell>
          <table:table-cell/>
          <table:table-cell office:value-type="float" office:value="794847.209554111" calcext:value-type="float">
            <text:p>794847.209554111</text:p>
          </table:table-cell>
          <table:table-cell/>
          <table:table-cell table:style-name="ce1" table:formula="of:=[.U392]-[.G392]" office:value-type="float" office:value="-0.0154458889737725" calcext:value-type="float">
            <text:p>-0.015445888973773</text:p>
          </table:table-cell>
          <table:table-cell/>
          <table:table-cell table:style-name="ce1" office:value-type="float" office:value="359.792213143446" calcext:value-type="float">
            <text:p>359.792213143446</text:p>
          </table:table-cell>
          <table:table-cell/>
          <table:table-cell office:value-type="float" office:value="357.06057642142" calcext:value-type="float">
            <text:p>357.06057642142</text:p>
          </table:table-cell>
          <table:table-cell table:number-columns-repeated="997"/>
        </table:table-row>
        <table:table-row table:style-name="ro3">
          <table:table-cell table:style-name="ce1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95213.216666667" calcext:value-type="float">
            <text:p>795213.2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65960550308228" calcext:value-type="float">
            <text:p>0.165960550308228</text:p>
          </table:table-cell>
          <table:table-cell/>
          <table:table-cell office:value-type="float" office:value="795212.450809695" calcext:value-type="float">
            <text:p>795212.450809695</text:p>
          </table:table-cell>
          <table:table-cell/>
          <table:table-cell table:style-name="ce1" table:formula="of:=[.U393]-[.G393]" office:value-type="float" office:value="-0.765856972080655" calcext:value-type="float">
            <text:p>-0.765856972080655</text:p>
          </table:table-cell>
          <table:table-cell/>
          <table:table-cell table:style-name="ce1" office:value-type="float" office:value="359.551892186762" calcext:value-type="float">
            <text:p>359.551892186762</text:p>
          </table:table-cell>
          <table:table-cell/>
          <table:table-cell office:value-type="float" office:value="357.079128437035" calcext:value-type="float">
            <text:p>357.079128437035</text:p>
          </table:table-cell>
          <table:table-cell table:number-columns-repeated="997"/>
        </table:table-row>
        <table:table-row table:style-name="ro3">
          <table:table-cell table:style-name="ce1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95578.166666667" calcext:value-type="float">
            <text:p>795578.1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01889349520206" calcext:value-type="float">
            <text:p>0.101889349520206</text:p>
          </table:table-cell>
          <table:table-cell/>
          <table:table-cell office:value-type="float" office:value="795577.688265201" calcext:value-type="float">
            <text:p>795577.688265201</text:p>
          </table:table-cell>
          <table:table-cell/>
          <table:table-cell table:style-name="ce1" table:formula="of:=[.U394]-[.G394]" office:value-type="float" office:value="-0.478401465923525" calcext:value-type="float">
            <text:p>-0.478401465923525</text:p>
          </table:table-cell>
          <table:table-cell/>
          <table:table-cell table:style-name="ce1" office:value-type="float" office:value="359.315836108035" calcext:value-type="float">
            <text:p>359.315836108035</text:p>
          </table:table-cell>
          <table:table-cell/>
          <table:table-cell office:value-type="float" office:value="357.52562259807" calcext:value-type="float">
            <text:p>357.52562259807</text:p>
          </table:table-cell>
          <table:table-cell table:number-columns-repeated="997"/>
        </table:table-row>
        <table:table-row table:style-name="ro3">
          <table:table-cell table:style-name="ce1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5943.35" calcext:value-type="float">
            <text:p>795943.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7870495021343" calcext:value-type="float">
            <text:p>0.937870495021343</text:p>
          </table:table-cell>
          <table:table-cell/>
          <table:table-cell office:value-type="float" office:value="795942.935373521" calcext:value-type="float">
            <text:p>795942.935373521</text:p>
          </table:table-cell>
          <table:table-cell/>
          <table:table-cell table:style-name="ce1" table:formula="of:=[.U395]-[.G395]" office:value-type="float" office:value="-0.414626479032449" calcext:value-type="float">
            <text:p>-0.414626479032449</text:p>
          </table:table-cell>
          <table:table-cell/>
          <table:table-cell table:style-name="ce1" office:value-type="float" office:value="0.0650612838362576" calcext:value-type="float">
            <text:p>0.065061283836258</text:p>
          </table:table-cell>
          <table:table-cell/>
          <table:table-cell office:value-type="float" office:value="359.120844582751" calcext:value-type="float">
            <text:p>359.120844582751</text:p>
          </table:table-cell>
          <table:table-cell table:number-columns-repeated="997"/>
        </table:table-row>
        <table:table-row table:style-name="ro3">
          <table:table-cell table:style-name="ce1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96308.4" calcext:value-type="float">
            <text:p>796308.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91260531544685" calcext:value-type="float">
            <text:p>0.691260531544685</text:p>
          </table:table-cell>
          <table:table-cell/>
          <table:table-cell office:value-type="float" office:value="796308.176868931" calcext:value-type="float">
            <text:p>796308.176868931</text:p>
          </table:table-cell>
          <table:table-cell/>
          <table:table-cell table:style-name="ce1" table:formula="of:=[.U396]-[.G396]" office:value-type="float" office:value="-0.223131068982184" calcext:value-type="float">
            <text:p>-0.223131068982184</text:p>
          </table:table-cell>
          <table:table-cell/>
          <table:table-cell table:style-name="ce1" office:value-type="float" office:value="359.824652312862" calcext:value-type="float">
            <text:p>359.824652312862</text:p>
          </table:table-cell>
          <table:table-cell/>
          <table:table-cell office:value-type="float" office:value="359.566545659422" calcext:value-type="float">
            <text:p>359.566545659422</text:p>
          </table:table-cell>
          <table:table-cell table:number-columns-repeated="997"/>
        </table:table-row>
        <table:table-row table:style-name="ro3">
          <table:table-cell table:style-name="ce1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96673.45" calcext:value-type="float">
            <text:p>796673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16903409361839" calcext:value-type="float">
            <text:p>0.011690340936184</text:p>
          </table:table-cell>
          <table:table-cell/>
          <table:table-cell office:value-type="float" office:value="796673.418758118" calcext:value-type="float">
            <text:p>796673.418758118</text:p>
          </table:table-cell>
          <table:table-cell/>
          <table:table-cell table:style-name="ce1" table:formula="of:=[.U397]-[.G397]" office:value-type="float" office:value="-0.031241882010363" calcext:value-type="float">
            <text:p>-0.031241882010363</text:p>
          </table:table-cell>
          <table:table-cell/>
          <table:table-cell table:style-name="ce1" office:value-type="float" office:value="359.584055705855" calcext:value-type="float">
            <text:p>359.584055705855</text:p>
          </table:table-cell>
          <table:table-cell/>
          <table:table-cell office:value-type="float" office:value="359.590685143427" calcext:value-type="float">
            <text:p>359.590685143427</text:p>
          </table:table-cell>
          <table:table-cell table:number-columns-repeated="997"/>
        </table:table-row>
        <table:table-row table:style-name="ro3">
          <table:table-cell table:style-name="ce1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97039.541666667" calcext:value-type="float">
            <text:p>797039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183125898242" calcext:value-type="float">
            <text:p>0.1183125898242</text:p>
          </table:table-cell>
          <table:table-cell/>
          <table:table-cell office:value-type="float" office:value="797038.66397105" calcext:value-type="float">
            <text:p>797038.66397105</text:p>
          </table:table-cell>
          <table:table-cell/>
          <table:table-cell table:style-name="ce1" table:formula="of:=[.U398]-[.G398]" office:value-type="float" office:value="-0.877695617033169" calcext:value-type="float">
            <text:p>-0.877695617033169</text:p>
          </table:table-cell>
          <table:table-cell/>
          <table:table-cell table:style-name="ce1" office:value-type="float" office:value="359.339693847549" calcext:value-type="float">
            <text:p>359.339693847549</text:p>
          </table:table-cell>
          <table:table-cell/>
          <table:table-cell office:value-type="float" office:value="359.088939894616" calcext:value-type="float">
            <text:p>359.088939894616</text:p>
          </table:table-cell>
          <table:table-cell table:number-columns-repeated="997"/>
        </table:table-row>
        <table:table-row table:style-name="ro3">
          <table:table-cell table:style-name="ce1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97404.558333333" calcext:value-type="float">
            <text:p>797404.55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36990809440613" calcext:value-type="float">
            <text:p>0.736990809440613</text:p>
          </table:table-cell>
          <table:table-cell/>
          <table:table-cell office:value-type="float" office:value="797403.903984021" calcext:value-type="float">
            <text:p>797403.903984021</text:p>
          </table:table-cell>
          <table:table-cell/>
          <table:table-cell table:style-name="ce1" table:formula="of:=[.U399]-[.G399]" office:value-type="float" office:value="-0.654349311953411" calcext:value-type="float">
            <text:p>-0.654349311953411</text:p>
          </table:table-cell>
          <table:table-cell/>
          <table:table-cell table:style-name="ce1" office:value-type="float" office:value="0.0962183911760803" calcext:value-type="float">
            <text:p>0.09621839117608</text:p>
          </table:table-cell>
          <table:table-cell/>
          <table:table-cell office:value-type="float" office:value="359.159850462573" calcext:value-type="float">
            <text:p>359.159850462573</text:p>
          </table:table-cell>
          <table:table-cell table:number-columns-repeated="997"/>
        </table:table-row>
        <table:table-row table:style-name="ro3">
          <table:table-cell table:style-name="ce1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97769.758333333" calcext:value-type="float">
            <text:p>79776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70533511042595" calcext:value-type="float">
            <text:p>0.370533511042595</text:p>
          </table:table-cell>
          <table:table-cell/>
          <table:table-cell office:value-type="float" office:value="797769.151646204" calcext:value-type="float">
            <text:p>797769.151646204</text:p>
          </table:table-cell>
          <table:table-cell/>
          <table:table-cell table:style-name="ce1" table:formula="of:=[.U400]-[.G400]" office:value-type="float" office:value="-0.606687129009515" calcext:value-type="float">
            <text:p>-0.606687129009515</text:p>
          </table:table-cell>
          <table:table-cell/>
          <table:table-cell table:style-name="ce1" office:value-type="float" office:value="359.849835878544" calcext:value-type="float">
            <text:p>359.849835878544</text:p>
          </table:table-cell>
          <table:table-cell/>
          <table:table-cell office:value-type="float" office:value="358.068720186551" calcext:value-type="float">
            <text:p>358.068720186551</text:p>
          </table:table-cell>
          <table:table-cell table:number-columns-repeated="997"/>
        </table:table-row>
        <table:table-row table:style-name="ro3">
          <table:table-cell table:style-name="ce1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8134.808333333" calcext:value-type="float">
            <text:p>798134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98091571033" calcext:value-type="float">
            <text:p>0.4998091571033</text:p>
          </table:table-cell>
          <table:table-cell/>
          <table:table-cell office:value-type="float" office:value="798134.393402645" calcext:value-type="float">
            <text:p>798134.393402645</text:p>
          </table:table-cell>
          <table:table-cell/>
          <table:table-cell table:style-name="ce1" table:formula="of:=[.U401]-[.G401]" office:value-type="float" office:value="-0.414930687984452" calcext:value-type="float">
            <text:p>-0.414930687984452</text:p>
          </table:table-cell>
          <table:table-cell/>
          <table:table-cell table:style-name="ce1" office:value-type="float" office:value="359.609058465139" calcext:value-type="float">
            <text:p>359.609058465139</text:p>
          </table:table-cell>
          <table:table-cell/>
          <table:table-cell office:value-type="float" office:value="357.142955064992" calcext:value-type="float">
            <text:p>357.142955064992</text:p>
          </table:table-cell>
          <table:table-cell table:number-columns-repeated="997"/>
        </table:table-row>
        <table:table-row table:style-name="ro3">
          <table:table-cell table:style-name="ce1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499.758333333" calcext:value-type="float">
            <text:p>79849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7383156269789" calcext:value-type="float">
            <text:p>0.437383156269789</text:p>
          </table:table-cell>
          <table:table-cell/>
          <table:table-cell office:value-type="float" office:value="798499.630859294" calcext:value-type="float">
            <text:p>798499.630859294</text:p>
          </table:table-cell>
          <table:table-cell/>
          <table:table-cell table:style-name="ce1" table:formula="of:=[.U402]-[.G402]" office:value-type="float" office:value="-0.127474038978107" calcext:value-type="float">
            <text:p>-0.127474038978107</text:p>
          </table:table-cell>
          <table:table-cell/>
          <table:table-cell table:style-name="ce1" office:value-type="float" office:value="359.372861370663" calcext:value-type="float">
            <text:p>359.372861370663</text:p>
          </table:table-cell>
          <table:table-cell/>
          <table:table-cell office:value-type="float" office:value="356.643071670624" calcext:value-type="float">
            <text:p>356.643071670624</text:p>
          </table:table-cell>
          <table:table-cell table:number-columns-repeated="997"/>
        </table:table-row>
        <table:table-row table:style-name="ro3">
          <table:table-cell table:style-name="ce1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865.008333333" calcext:value-type="float">
            <text:p>798865.00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27027531713247" calcext:value-type="float">
            <text:p>0.727027531713247</text:p>
          </table:table-cell>
          <table:table-cell/>
          <table:table-cell office:value-type="float" office:value="798864.881060436" calcext:value-type="float">
            <text:p>798864.881060436</text:p>
          </table:table-cell>
          <table:table-cell/>
          <table:table-cell table:style-name="ce1" table:formula="of:=[.U403]-[.G403]" office:value-type="float" office:value="-0.127272896934301" calcext:value-type="float">
            <text:p>-0.127272896934301</text:p>
          </table:table-cell>
          <table:table-cell/>
          <table:table-cell table:style-name="ce1" office:value-type="float" office:value="0.11912829663197" calcext:value-type="float">
            <text:p>0.11912829663197</text:p>
          </table:table-cell>
          <table:table-cell/>
          <table:table-cell office:value-type="float" office:value="357.646816264431" calcext:value-type="float">
            <text:p>357.646816264431</text:p>
          </table:table-cell>
          <table:table-cell table:number-columns-repeated="997"/>
        </table:table-row>
        <table:table-row table:style-name="ro3">
          <table:table-cell table:style-name="ce1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9231.066666667" calcext:value-type="float">
            <text:p>799231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12628076970577" calcext:value-type="float">
            <text:p>0.412628076970577</text:p>
          </table:table-cell>
          <table:table-cell/>
          <table:table-cell office:value-type="float" office:value="799230.124592103" calcext:value-type="float">
            <text:p>799230.124592103</text:p>
          </table:table-cell>
          <table:table-cell/>
          <table:table-cell table:style-name="ce1" table:formula="of:=[.U404]-[.G404]" office:value-type="float" office:value="-0.942074564052746" calcext:value-type="float">
            <text:p>-0.942074564052746</text:p>
          </table:table-cell>
          <table:table-cell/>
          <table:table-cell table:style-name="ce1" office:value-type="float" office:value="359.876705137081" calcext:value-type="float">
            <text:p>359.876705137081</text:p>
          </table:table-cell>
          <table:table-cell/>
          <table:table-cell office:value-type="float" office:value="358.087355382537" calcext:value-type="float">
            <text:p>358.087355382537</text:p>
          </table:table-cell>
          <table:table-cell table:number-columns-repeated="997"/>
        </table:table-row>
        <table:table-row table:style-name="ro3">
          <table:table-cell table:style-name="ce1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9596.05" calcext:value-type="float">
            <text:p>79959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184496901929379" calcext:value-type="float">
            <text:p>0.018449690192938</text:p>
          </table:table-cell>
          <table:table-cell/>
          <table:table-cell office:value-type="float" office:value="799595.363901701" calcext:value-type="float">
            <text:p>799595.363901701</text:p>
          </table:table-cell>
          <table:table-cell/>
          <table:table-cell table:style-name="ce1" table:formula="of:=[.U405]-[.G405]" office:value-type="float" office:value="-0.686098298989236" calcext:value-type="float">
            <text:p>-0.686098298989236</text:p>
          </table:table-cell>
          <table:table-cell/>
          <table:table-cell table:style-name="ce1" office:value-type="float" office:value="359.63861135488" calcext:value-type="float">
            <text:p>359.63861135488</text:p>
          </table:table-cell>
          <table:table-cell/>
          <table:table-cell office:value-type="float" office:value="358.695134330919" calcext:value-type="float">
            <text:p>358.695134330919</text:p>
          </table:table-cell>
          <table:table-cell table:number-columns-repeated="997"/>
        </table:table-row>
        <table:table-row table:style-name="ro3">
          <table:table-cell table:style-name="ce1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99961.15" calcext:value-type="float">
            <text:p>79996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18222012370825" calcext:value-type="float">
            <text:p>0.318222012370825</text:p>
          </table:table-cell>
          <table:table-cell/>
          <table:table-cell office:value-type="float" office:value="799960.607165432" calcext:value-type="float">
            <text:p>799960.607165432</text:p>
          </table:table-cell>
          <table:table-cell/>
          <table:table-cell table:style-name="ce1" table:formula="of:=[.U406]-[.G406]" office:value-type="float" office:value="-0.542834568070248" calcext:value-type="float">
            <text:p>-0.542834568070248</text:p>
          </table:table-cell>
          <table:table-cell/>
          <table:table-cell table:style-name="ce1" office:value-type="float" office:value="359.396289343174" calcext:value-type="float">
            <text:p>359.396289343174</text:p>
          </table:table-cell>
          <table:table-cell/>
          <table:table-cell office:value-type="float" office:value="359.139135102072" calcext:value-type="float">
            <text:p>359.139135102072</text:p>
          </table:table-cell>
          <table:table-cell table:number-columns-repeated="997"/>
        </table:table-row>
        <table:table-row table:style-name="ro3">
          <table:table-cell table:style-name="ce1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0326.083333333" calcext:value-type="float">
            <text:p>800326.083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21331371366978" calcext:value-type="float">
            <text:p>0.621331371366978</text:p>
          </table:table-cell>
          <table:table-cell/>
          <table:table-cell office:value-type="float" office:value="800325.84418148" calcext:value-type="float">
            <text:p>800325.84418148</text:p>
          </table:table-cell>
          <table:table-cell/>
          <table:table-cell table:style-name="ce1" table:formula="of:=[.U407]-[.G407]" office:value-type="float" office:value="-0.239151853020303" calcext:value-type="float">
            <text:p>-0.239151853020303</text:p>
          </table:table-cell>
          <table:table-cell/>
          <table:table-cell table:style-name="ce1" office:value-type="float" office:value="0.155790781253018" calcext:value-type="float">
            <text:p>0.155790781253018</text:p>
          </table:table-cell>
          <table:table-cell/>
          <table:table-cell office:value-type="float" office:value="0.161495441236184" calcext:value-type="float">
            <text:p>0.161495441236184</text:p>
          </table:table-cell>
          <table:table-cell table:number-columns-repeated="997"/>
        </table:table-row>
        <table:table-row table:style-name="ro3">
          <table:table-cell table:style-name="ce1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800691.183333333" calcext:value-type="float">
            <text:p>800691.1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960782885551" calcext:value-type="float">
            <text:p>0.493960782885551</text:p>
          </table:table-cell>
          <table:table-cell/>
          <table:table-cell office:value-type="float" office:value="800691.088537473" calcext:value-type="float">
            <text:p>800691.088537473</text:p>
          </table:table-cell>
          <table:table-cell/>
          <table:table-cell table:style-name="ce1" table:formula="of:=[.U408]-[.G408]" office:value-type="float" office:value="-0.094795860000886" calcext:value-type="float">
            <text:p>-0.094795860000886</text:p>
          </table:table-cell>
          <table:table-cell/>
          <table:table-cell table:style-name="ce1" office:value-type="float" office:value="359.91262929338" calcext:value-type="float">
            <text:p>359.91262929338</text:p>
          </table:table-cell>
          <table:table-cell/>
          <table:table-cell office:value-type="float" office:value="359.6600281227" calcext:value-type="float">
            <text:p>359.6600281227</text:p>
          </table:table-cell>
          <table:table-cell table:number-columns-repeated="997"/>
        </table:table-row>
        <table:table-row table:style-name="ro3">
          <table:table-cell table:style-name="ce1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801057.191666667" calcext:value-type="float">
            <text:p>801057.1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83137522637844" calcext:value-type="float">
            <text:p>0.283137522637844</text:p>
          </table:table-cell>
          <table:table-cell/>
          <table:table-cell office:value-type="float" office:value="801056.330057734" calcext:value-type="float">
            <text:p>801056.330057734</text:p>
          </table:table-cell>
          <table:table-cell/>
          <table:table-cell table:style-name="ce1" table:formula="of:=[.U409]-[.G409]" office:value-type="float" office:value="-0.861608932958916" calcext:value-type="float">
            <text:p>-0.861608932958916</text:p>
          </table:table-cell>
          <table:table-cell/>
          <table:table-cell table:style-name="ce1" office:value-type="float" office:value="359.672140725015" calcext:value-type="float">
            <text:p>359.672140725015</text:p>
          </table:table-cell>
          <table:table-cell/>
          <table:table-cell office:value-type="float" office:value="358.738001304286" calcext:value-type="float">
            <text:p>358.738001304286</text:p>
          </table:table-cell>
          <table:table-cell table:number-columns-repeated="997"/>
        </table:table-row>
        <table:table-row table:style-name="ro3">
          <table:table-cell table:style-name="ce1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01422.058333333" calcext:value-type="float">
            <text:p>801422.0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9132464081049" calcext:value-type="float">
            <text:p>0.49132464081049</text:p>
          </table:table-cell>
          <table:table-cell/>
          <table:table-cell office:value-type="float" office:value="801421.563535642" calcext:value-type="float">
            <text:p>801421.563535642</text:p>
          </table:table-cell>
          <table:table-cell/>
          <table:table-cell table:style-name="ce1" table:formula="of:=[.U410]-[.G410]" office:value-type="float" office:value="-0.494797691004351" calcext:value-type="float">
            <text:p>-0.494797691004351</text:p>
          </table:table-cell>
          <table:table-cell/>
          <table:table-cell table:style-name="ce1" office:value-type="float" office:value="359.439794178747" calcext:value-type="float">
            <text:p>359.439794178747</text:p>
          </table:table-cell>
          <table:table-cell/>
          <table:table-cell office:value-type="float" office:value="357.661136687457" calcext:value-type="float">
            <text:p>357.661136687457</text:p>
          </table:table-cell>
          <table:table-cell table:number-columns-repeated="997"/>
        </table:table-row>
        <table:table-row table:style-name="ro3">
          <table:table-cell table:style-name="ce1" office:value-type="float" office:value="2196" calcext:value-type="float">
            <text:p>2196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801787.225" calcext:value-type="float">
            <text:p>801787.2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96" calcext:value-type="float">
            <text:p>21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1935708001256" calcext:value-type="float">
            <text:p>0.41935708001256</text:p>
          </table:table-cell>
          <table:table-cell/>
          <table:table-cell office:value-type="float" office:value="801786.810013442" calcext:value-type="float">
            <text:p>801786.810013442</text:p>
          </table:table-cell>
          <table:table-cell/>
          <table:table-cell table:style-name="ce1" table:formula="of:=[.U411]-[.G411]" office:value-type="float" office:value="-0.414986558025703" calcext:value-type="float">
            <text:p>-0.414986558025703</text:p>
          </table:table-cell>
          <table:table-cell/>
          <table:table-cell table:style-name="ce1" office:value-type="float" office:value="0.189792388817295" calcext:value-type="float">
            <text:p>0.189792388817295</text:p>
          </table:table-cell>
          <table:table-cell/>
          <table:table-cell office:value-type="float" office:value="357.722313264385" calcext:value-type="float">
            <text:p>357.722313264385</text:p>
          </table:table-cell>
          <table:table-cell table:number-columns-repeated="997"/>
        </table:table-row>
        <table:table-row table:style-name="ro3">
          <table:table-cell table:style-name="ce1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802152.241666667" calcext:value-type="float">
            <text:p>802152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5164857506752" calcext:value-type="float">
            <text:p>0.75164857506752</text:p>
          </table:table-cell>
          <table:table-cell/>
          <table:table-cell office:value-type="float" office:value="802152.050521978" calcext:value-type="float">
            <text:p>802152.050521978</text:p>
          </table:table-cell>
          <table:table-cell/>
          <table:table-cell table:style-name="ce1" table:formula="of:=[.U412]-[.G412]" office:value-type="float" office:value="-0.191144689102657" calcext:value-type="float">
            <text:p>-0.191144689102657</text:p>
          </table:table-cell>
          <table:table-cell/>
          <table:table-cell table:style-name="ce1" office:value-type="float" office:value="359.950464001289" calcext:value-type="float">
            <text:p>359.950464001289</text:p>
          </table:table-cell>
          <table:table-cell/>
          <table:table-cell office:value-type="float" office:value="357.220240965398" calcext:value-type="float">
            <text:p>357.220240965398</text:p>
          </table:table-cell>
          <table:table-cell table:number-columns-repeated="997"/>
        </table:table-row>
        <table:table-row table:style-name="ro3">
          <table:table-cell table:style-name="ce1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802518.133333333" calcext:value-type="float">
            <text:p>802518.13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04626037180424" calcext:value-type="float">
            <text:p>0.604626037180424</text:p>
          </table:table-cell>
          <table:table-cell/>
          <table:table-cell office:value-type="float" office:value="802517.287919879" calcext:value-type="float">
            <text:p>802517.287919879</text:p>
          </table:table-cell>
          <table:table-cell/>
          <table:table-cell table:style-name="ce1" table:formula="of:=[.U413]-[.G413]" office:value-type="float" office:value="-0.845413453993388" calcext:value-type="float">
            <text:p>-0.845413453993388</text:p>
          </table:table-cell>
          <table:table-cell/>
          <table:table-cell table:style-name="ce1" office:value-type="float" office:value="359.714193241904" calcext:value-type="float">
            <text:p>359.714193241904</text:p>
          </table:table-cell>
          <table:table-cell/>
          <table:table-cell office:value-type="float" office:value="357.243250789237" calcext:value-type="float">
            <text:p>357.243250789237</text:p>
          </table:table-cell>
          <table:table-cell table:number-columns-repeated="997"/>
        </table:table-row>
        <table:table-row table:style-name="ro3">
          <table:table-cell table:style-name="ce1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02883.333333333" calcext:value-type="float">
            <text:p>802883.3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47155775874853" calcext:value-type="float">
            <text:p>0.347155775874853</text:p>
          </table:table-cell>
          <table:table-cell/>
          <table:table-cell office:value-type="float" office:value="802882.535657747" calcext:value-type="float">
            <text:p>802882.535657747</text:p>
          </table:table-cell>
          <table:table-cell/>
          <table:table-cell table:style-name="ce1" table:formula="of:=[.U414]-[.G414]" office:value-type="float" office:value="-0.797675586072728" calcext:value-type="float">
            <text:p>-0.797675586072728</text:p>
          </table:table-cell>
          <table:table-cell/>
          <table:table-cell table:style-name="ce1" office:value-type="float" office:value="359.467503916341" calcext:value-type="float">
            <text:p>359.467503916341</text:p>
          </table:table-cell>
          <table:table-cell/>
          <table:table-cell office:value-type="float" office:value="357.679172479155" calcext:value-type="float">
            <text:p>357.679172479155</text:p>
          </table:table-cell>
          <table:table-cell table:number-columns-repeated="997"/>
        </table:table-row>
        <table:table-row table:style-name="ro3"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248.416666667" calcext:value-type="float">
            <text:p>803248.41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44378234446049" calcext:value-type="float">
            <text:p>0.444378234446049</text:p>
          </table:table-cell>
          <table:table-cell/>
          <table:table-cell office:value-type="float" office:value="803247.778780818" calcext:value-type="float">
            <text:p>803247.778780818</text:p>
          </table:table-cell>
          <table:table-cell/>
          <table:table-cell table:style-name="ce1" table:formula="of:=[.U415]-[.G415]" office:value-type="float" office:value="-0.637885848991573" calcext:value-type="float">
            <text:p>-0.637885848991573</text:p>
          </table:table-cell>
          <table:table-cell/>
          <table:table-cell table:style-name="ce1" office:value-type="float" office:value="359.225226879396" calcext:value-type="float">
            <text:p>359.225226879396</text:p>
          </table:table-cell>
          <table:table-cell/>
          <table:table-cell office:value-type="float" office:value="358.282660642784" calcext:value-type="float">
            <text:p>358.282660642784</text:p>
          </table:table-cell>
          <table:table-cell table:number-columns-repeated="997"/>
        </table:table-row>
        <table:table-row table:style-name="ro3"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613.666666667" calcext:value-type="float">
            <text:p>803613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45080174505711" calcext:value-type="float">
            <text:p>0.345080174505711</text:p>
          </table:table-cell>
          <table:table-cell/>
          <table:table-cell office:value-type="float" office:value="803613.028711861" calcext:value-type="float">
            <text:p>803613.028711861</text:p>
          </table:table-cell>
          <table:table-cell/>
          <table:table-cell table:style-name="ce1" table:formula="of:=[.U416]-[.G416]" office:value-type="float" office:value="-0.637954805977643" calcext:value-type="float">
            <text:p>-0.637954805977643</text:p>
          </table:table-cell>
          <table:table-cell/>
          <table:table-cell table:style-name="ce1" office:value-type="float" office:value="358.976857218673" calcext:value-type="float">
            <text:p>358.976857218673</text:p>
          </table:table-cell>
          <table:table-cell/>
          <table:table-cell office:value-type="float" office:value="358.720814123255" calcext:value-type="float">
            <text:p>358.720814123255</text:p>
          </table:table-cell>
          <table:table-cell table:number-columns-repeated="997"/>
        </table:table-row>
        <table:table-row table:style-name="ro3"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803978.85" calcext:value-type="float">
            <text:p>803978.8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2768330052495" calcext:value-type="float">
            <text:p>0.2768330052495</text:p>
          </table:table-cell>
          <table:table-cell/>
          <table:table-cell office:value-type="float" office:value="803978.275192245" calcext:value-type="float">
            <text:p>803978.275192245</text:p>
          </table:table-cell>
          <table:table-cell/>
          <table:table-cell table:style-name="ce1" table:formula="of:=[.U417]-[.G417]" office:value-type="float" office:value="-0.574807754950598" calcext:value-type="float">
            <text:p>-0.574807754950598</text:p>
          </table:table-cell>
          <table:table-cell/>
          <table:table-cell table:style-name="ce1" office:value-type="float" office:value="358.730751828072" calcext:value-type="float">
            <text:p>358.730751828072</text:p>
          </table:table-cell>
          <table:table-cell/>
          <table:table-cell office:value-type="float" office:value="358.740362735189" calcext:value-type="float">
            <text:p>358.740362735189</text:p>
          </table:table-cell>
          <table:table-cell table:number-columns-repeated="997"/>
        </table:table-row>
        <table:table-row table:style-name="ro3"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4343.75" calcext:value-type="float">
            <text:p>804343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71644576638937" calcext:value-type="float">
            <text:p>0.971644576638937</text:p>
          </table:table-cell>
          <table:table-cell/>
          <table:table-cell office:value-type="float" office:value="804343.51109142" calcext:value-type="float">
            <text:p>804343.51109142</text:p>
          </table:table-cell>
          <table:table-cell/>
          <table:table-cell table:style-name="ce1" table:formula="of:=[.U418]-[.G418]" office:value-type="float" office:value="-0.238908580038697" calcext:value-type="float">
            <text:p>-0.238908580038697</text:p>
          </table:table-cell>
          <table:table-cell/>
          <table:table-cell table:style-name="ce1" office:value-type="float" office:value="358.495982621331" calcext:value-type="float">
            <text:p>358.495982621331</text:p>
          </table:table-cell>
          <table:table-cell/>
          <table:table-cell office:value-type="float" office:value="358.249329134764" calcext:value-type="float">
            <text:p>358.249329134764</text:p>
          </table:table-cell>
          <table:table-cell table:number-columns-repeated="997"/>
        </table:table-row>
        <table:table-row table:style-name="ro3">
          <table:table-cell table:style-name="ce1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804708.966666667" calcext:value-type="float">
            <text:p>804708.96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92845083028078" calcext:value-type="float">
            <text:p>0.892845083028078</text:p>
          </table:table-cell>
          <table:table-cell/>
          <table:table-cell office:value-type="float" office:value="804708.759647809" calcext:value-type="float">
            <text:p>804708.759647809</text:p>
          </table:table-cell>
          <table:table-cell/>
          <table:table-cell table:style-name="ce1" table:formula="of:=[.U419]-[.G419]" office:value-type="float" office:value="-0.207018858054653" calcext:value-type="float">
            <text:p>-0.207018858054653</text:p>
          </table:table-cell>
          <table:table-cell/>
          <table:table-cell table:style-name="ce1" office:value-type="float" office:value="359.244714261178" calcext:value-type="float">
            <text:p>359.244714261178</text:p>
          </table:table-cell>
          <table:table-cell/>
          <table:table-cell office:value-type="float" office:value="358.312922753394" calcext:value-type="float">
            <text:p>358.312922753394</text:p>
          </table:table-cell>
          <table:table-cell table:number-columns-repeated="997"/>
        </table:table-row>
        <table:table-row table:style-name="ro3">
          <table:table-cell table:style-name="ce1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805074.066666667" calcext:value-type="float">
            <text:p>805074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09957683086395" calcext:value-type="float">
            <text:p>0.08099576830864</text:p>
          </table:table-cell>
          <table:table-cell/>
          <table:table-cell office:value-type="float" office:value="805074.002834025" calcext:value-type="float">
            <text:p>805074.002834025</text:p>
          </table:table-cell>
          <table:table-cell/>
          <table:table-cell table:style-name="ce1" table:formula="of:=[.U420]-[.G420]" office:value-type="float" office:value="-0.063832642044872" calcext:value-type="float">
            <text:p>-0.063832642044872</text:p>
          </table:table-cell>
          <table:table-cell/>
          <table:table-cell table:style-name="ce1" office:value-type="float" office:value="359.001982073882" calcext:value-type="float">
            <text:p>359.001982073882</text:p>
          </table:table-cell>
          <table:table-cell/>
          <table:table-cell office:value-type="float" office:value="357.22588929355" calcext:value-type="float">
            <text:p>357.22588929355</text:p>
          </table:table-cell>
          <table:table-cell table:number-columns-repeated="997"/>
        </table:table-row>
        <table:table-row table:style-name="ro3">
          <table:table-cell table:style-name="ce1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805439.941666667" calcext:value-type="float">
            <text:p>805439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14714447408915" calcext:value-type="float">
            <text:p>0.114714447408915</text:p>
          </table:table-cell>
          <table:table-cell/>
          <table:table-cell office:value-type="float" office:value="805439.239662996" calcext:value-type="float">
            <text:p>805439.239662996</text:p>
          </table:table-cell>
          <table:table-cell/>
          <table:table-cell table:style-name="ce1" table:formula="of:=[.U421]-[.G421]" office:value-type="float" office:value="-0.702003670972772" calcext:value-type="float">
            <text:p>-0.702003670972772</text:p>
          </table:table-cell>
          <table:table-cell/>
          <table:table-cell table:style-name="ce1" office:value-type="float" office:value="358.766567461833" calcext:value-type="float">
            <text:p>358.766567461833</text:p>
          </table:table-cell>
          <table:table-cell/>
          <table:table-cell office:value-type="float" office:value="356.305314642901" calcext:value-type="float">
            <text:p>356.305314642901</text:p>
          </table:table-cell>
          <table:table-cell table:number-columns-repeated="997"/>
        </table:table-row>
        <table:table-row table:style-name="ro3">
          <table:table-cell table:style-name="ce1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5805.091666667" calcext:value-type="float">
            <text:p>805805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76136336475611" calcext:value-type="float">
            <text:p>0.876136336475611</text:p>
          </table:table-cell>
          <table:table-cell/>
          <table:table-cell office:value-type="float" office:value="805804.48533065" calcext:value-type="float">
            <text:p>805804.48533065</text:p>
          </table:table-cell>
          <table:table-cell/>
          <table:table-cell table:style-name="ce1" table:formula="of:=[.U422]-[.G422]" office:value-type="float" office:value="-0.606336017022841" calcext:value-type="float">
            <text:p>-0.606336017022841</text:p>
          </table:table-cell>
          <table:table-cell/>
          <table:table-cell table:style-name="ce1" office:value-type="float" office:value="358.521821185743" calcext:value-type="float">
            <text:p>358.521821185743</text:p>
          </table:table-cell>
          <table:table-cell/>
          <table:table-cell office:value-type="float" office:value="355.796202247657" calcext:value-type="float">
            <text:p>355.796202247657</text:p>
          </table:table-cell>
          <table:table-cell table:number-columns-repeated="997"/>
        </table:table-row>
        <table:table-row table:style-name="ro3">
          <table:table-cell table:style-name="ce1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806170.041666667" calcext:value-type="float">
            <text:p>806170.041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94965352863073" calcext:value-type="float">
            <text:p>0.294965352863073</text:p>
          </table:table-cell>
          <table:table-cell/>
          <table:table-cell office:value-type="float" office:value="806169.723121504" calcext:value-type="float">
            <text:p>806169.723121504</text:p>
          </table:table-cell>
          <table:table-cell/>
          <table:table-cell table:style-name="ce1" table:formula="of:=[.U423]-[.G423]" office:value-type="float" office:value="-0.318545163027011" calcext:value-type="float">
            <text:p>-0.318545163027011</text:p>
          </table:table-cell>
          <table:table-cell/>
          <table:table-cell table:style-name="ce1" office:value-type="float" office:value="359.28062569852" calcext:value-type="float">
            <text:p>359.28062569852</text:p>
          </table:table-cell>
          <table:table-cell/>
          <table:table-cell office:value-type="float" office:value="356.811131176582" calcext:value-type="float">
            <text:p>356.811131176582</text:p>
          </table:table-cell>
          <table:table-cell table:number-columns-repeated="997"/>
        </table:table-row>
        <table:table-row table:style-name="ro3">
          <table:table-cell table:style-name="ce1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06535.125" calcext:value-type="float">
            <text:p>806535.1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0073406919837" calcext:value-type="float">
            <text:p>0.80073406919837</text:p>
          </table:table-cell>
          <table:table-cell/>
          <table:table-cell office:value-type="float" office:value="806534.965833843" calcext:value-type="float">
            <text:p>806534.965833843</text:p>
          </table:table-cell>
          <table:table-cell/>
          <table:table-cell table:style-name="ce1" table:formula="of:=[.U424]-[.G424]" office:value-type="float" office:value="-0.159166157012805" calcext:value-type="float">
            <text:p>-0.159166157012805</text:p>
          </table:table-cell>
          <table:table-cell/>
          <table:table-cell table:style-name="ce1" office:value-type="float" office:value="359.03940469872" calcext:value-type="float">
            <text:p>359.03940469872</text:p>
          </table:table-cell>
          <table:table-cell/>
          <table:table-cell office:value-type="float" office:value="357.252164315069" calcext:value-type="float">
            <text:p>357.252164315069</text:p>
          </table:table-cell>
          <table:table-cell table:number-columns-repeated="997"/>
        </table:table-row>
        <table:table-row table:style-name="ro3">
          <table:table-cell table:style-name="ce1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806901.15" calcext:value-type="float">
            <text:p>80690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9980387687683" calcext:value-type="float">
            <text:p>0.068998038768768</text:p>
          </table:table-cell>
          <table:table-cell/>
          <table:table-cell office:value-type="float" office:value="806900.208381249" calcext:value-type="float">
            <text:p>806900.208381249</text:p>
          </table:table-cell>
          <table:table-cell/>
          <table:table-cell table:style-name="ce1" table:formula="of:=[.U425]-[.G425]" office:value-type="float" office:value="-0.941618751036003" calcext:value-type="float">
            <text:p>-0.941618751036003</text:p>
          </table:table-cell>
          <table:table-cell/>
          <table:table-cell table:style-name="ce1" office:value-type="float" office:value="358.797331391368" calcext:value-type="float">
            <text:p>358.797331391368</text:p>
          </table:table-cell>
          <table:table-cell/>
          <table:table-cell office:value-type="float" office:value="357.85574685497" calcext:value-type="float">
            <text:p>357.85574685497</text:p>
          </table:table-cell>
          <table:table-cell table:number-columns-repeated="997"/>
        </table:table-row>
        <table:table-row table:style-name="ro3">
          <table:table-cell table:style-name="ce1" office:value-type="float" office:value="2211" calcext:value-type="float">
            <text:p>22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7266.05" calcext:value-type="float">
            <text:p>80726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211" calcext:value-type="float">
            <text:p>22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24802590534091" calcext:value-type="float">
            <text:p>0.24802590534091</text:p>
          </table:table-cell>
          <table:table-cell/>
          <table:table-cell office:value-type="float" office:value="807265.443227796" calcext:value-type="float">
            <text:p>807265.443227796</text:p>
          </table:table-cell>
          <table:table-cell/>
          <table:table-cell table:style-name="ce1" table:formula="of:=[.U426]-[.G426]" office:value-type="float" office:value="-0.606772204046138" calcext:value-type="float">
            <text:p>-0.606772204046138</text:p>
          </table:table-cell>
          <table:table-cell/>
          <table:table-cell table:style-name="ce1" office:value-type="float" office:value="358.563215167524" calcext:value-type="float">
            <text:p>358.563215167524</text:p>
          </table:table-cell>
          <table:table-cell/>
          <table:table-cell office:value-type="float" office:value="358.308353324843" calcext:value-type="float">
            <text:p>358.308353324843</text:p>
          </table:table-cell>
          <table:table-cell table:number-columns-repeated="997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20:48:24.99158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3T21:30:23.238781152</dc:date>
    <meta:editing-duration>P1DT10H51M33S</meta:editing-duration>
    <meta:editing-cycles>74</meta:editing-cycles>
    <meta:generator>LibreOffice/6.4.7.2$Linux_X86_64 LibreOffice_project/40$Build-2</meta:generator>
    <meta:document-statistic meta:table-count="1" meta:cell-count="765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647000" chart:maximum="810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45cm" svg:height="10.532cm" xlink:href=".." xlink:type="simple" chart:class="chart:line" chart:style-name="ch1">
        <chart:title svg:x="5.674cm" svg:y="3.1cm" chart:style-name="ch2">
          <text:p>NOAA vs CC (1788 - 2211)</text:p>
        </chart:title>
        <chart:legend chart:legend-position="end" svg:x="27.839cm" svg:y="4.733cm" style:legend-expansion="high" chart:style-name="ch3"/>
        <chart:plot-area chart:style-name="ch4" table:cell-range-address="'VernalEquinox-1788-2211'.G3:'VernalEquinox-1788-2211'.G426 'VernalEquinox-1788-2211'.U3:'VernalEquinox-1788-2211'.U426" chart:data-source-has-labels="row" svg:x="0.9cm" svg:y="0.338cm" svg:width="26.775cm" svg:height="9.92cm">
          <chartooo:coordinate-region svg:x="2.294cm" svg:y="0.365cm" svg:width="25.381cm" svg:height="8.9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426" loext:label-string="noaa" chart:class="chart:line">
            <chart:data-point chart:repeated="424"/>
          </chart:series>
          <chart:series chart:style-name="ch9" chart:values-cell-range-address="'VernalEquinox-1788-2211'.U3:'VernalEquinox-1788-2211'.U426" loext:label-string="cc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426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U3:'VernalEquinox-1788-2211'.U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6874.233333333">
                <text:p>676874.233333333</text:p>
              </table:table-cell>
              <table:table-cell office:value-type="float" office:value="676872.816675648">
                <text:p>676872.81667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239.25">
                <text:p>677239.25</text:p>
              </table:table-cell>
              <table:table-cell office:value-type="float" office:value="677238.180218887">
                <text:p>677238.18021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05.191666667">
                <text:p>677605.191666667</text:p>
              </table:table-cell>
              <table:table-cell office:value-type="float" office:value="677603.530783606">
                <text:p>677603.530783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7970.375">
                <text:p>677970.375</text:p>
              </table:table-cell>
              <table:table-cell office:value-type="float" office:value="677968.878115762">
                <text:p>677968.87811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335.391666667">
                <text:p>678335.391666667</text:p>
              </table:table-cell>
              <table:table-cell office:value-type="float" office:value="678334.208685913">
                <text:p>678334.208685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8700.425">
                <text:p>678700.425</text:p>
              </table:table-cell>
              <table:table-cell office:value-type="float" office:value="678699.530219077">
                <text:p>678699.530219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065.441666667">
                <text:p>679065.441666667</text:p>
              </table:table-cell>
              <table:table-cell office:value-type="float" office:value="679064.843175061">
                <text:p>679064.843175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9431.35">
                <text:p>679431.35</text:p>
              </table:table-cell>
              <table:table-cell office:value-type="float" office:value="679430.14529509">
                <text:p>679430.14529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9796.533333333">
                <text:p>679796.533333333</text:p>
              </table:table-cell>
              <table:table-cell office:value-type="float" office:value="679795.45032787">
                <text:p>679795.45032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161.583333333">
                <text:p>680161.583333333</text:p>
              </table:table-cell>
              <table:table-cell office:value-type="float" office:value="680160.742766633">
                <text:p>680160.74276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526.5">
                <text:p>680526.5</text:p>
              </table:table-cell>
              <table:table-cell office:value-type="float" office:value="680526.024861106">
                <text:p>680526.02486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891.683333333">
                <text:p>680891.683333333</text:p>
              </table:table-cell>
              <table:table-cell office:value-type="float" office:value="680891.312587263">
                <text:p>680891.312587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257.691666667">
                <text:p>681257.691666667</text:p>
              </table:table-cell>
              <table:table-cell office:value-type="float" office:value="681256.590592536">
                <text:p>681256.590592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622.808333333">
                <text:p>681622.808333333</text:p>
              </table:table-cell>
              <table:table-cell office:value-type="float" office:value="681621.866804842">
                <text:p>681621.866804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1988.008333333">
                <text:p>681988.008333333</text:p>
              </table:table-cell>
              <table:table-cell office:value-type="float" office:value="681987.143055969">
                <text:p>681987.143055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353.075">
                <text:p>682353.075</text:p>
              </table:table-cell>
              <table:table-cell office:value-type="float" office:value="682352.409539116">
                <text:p>682352.409539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718.325">
                <text:p>682718.325</text:p>
              </table:table-cell>
              <table:table-cell office:value-type="float" office:value="682717.681033903">
                <text:p>682717.68103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3083.375">
                <text:p>683083.375</text:p>
              </table:table-cell>
              <table:table-cell office:value-type="float" office:value="683082.941632369">
                <text:p>683082.94163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3449.2">
                <text:p>683449.2</text:p>
              </table:table-cell>
              <table:table-cell office:value-type="float" office:value="683448.192730492">
                <text:p>683448.192730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3814.366666667">
                <text:p>683814.366666667</text:p>
              </table:table-cell>
              <table:table-cell office:value-type="float" office:value="683813.453756133">
                <text:p>683813.453756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179.383333333">
                <text:p>684179.383333333</text:p>
              </table:table-cell>
              <table:table-cell office:value-type="float" office:value="684178.706095122">
                <text:p>684178.706095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4544.35">
                <text:p>684544.35</text:p>
              </table:table-cell>
              <table:table-cell office:value-type="float" office:value="684543.955408591">
                <text:p>684543.955408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4909.416666667">
                <text:p>684909.416666667</text:p>
              </table:table-cell>
              <table:table-cell office:value-type="float" office:value="684909.207220982">
                <text:p>684909.207220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5275.258333333">
                <text:p>685275.258333333</text:p>
              </table:table-cell>
              <table:table-cell office:value-type="float" office:value="685274.449893655">
                <text:p>685274.449893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5640.408333333">
                <text:p>685640.408333333</text:p>
              </table:table-cell>
              <table:table-cell office:value-type="float" office:value="685639.702809103">
                <text:p>685639.702809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6005.491666667">
                <text:p>686005.491666667</text:p>
              </table:table-cell>
              <table:table-cell office:value-type="float" office:value="686004.951552779">
                <text:p>686004.951552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6370.425">
                <text:p>686370.425</text:p>
              </table:table-cell>
              <table:table-cell office:value-type="float" office:value="686370.193768944">
                <text:p>686370.193768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6735.691666667">
                <text:p>686735.691666667</text:p>
              </table:table-cell>
              <table:table-cell office:value-type="float" office:value="686735.448282123">
                <text:p>686735.448282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7100.775">
                <text:p>687100.775</text:p>
              </table:table-cell>
              <table:table-cell office:value-type="float" office:value="687100.69536545">
                <text:p>687100.695365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7466.75">
                <text:p>687466.75</text:p>
              </table:table-cell>
              <table:table-cell office:value-type="float" office:value="687465.938244556">
                <text:p>687465.938244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831.9">
                <text:p>687831.9</text:p>
              </table:table-cell>
              <table:table-cell office:value-type="float" office:value="687831.187302106">
                <text:p>687831.187302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196.9">
                <text:p>688196.9</text:p>
              </table:table-cell>
              <table:table-cell office:value-type="float" office:value="688196.428866871">
                <text:p>688196.428866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562.1">
                <text:p>688562.1</text:p>
              </table:table-cell>
              <table:table-cell office:value-type="float" office:value="688561.678316917">
                <text:p>688561.678316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8927.216666667">
                <text:p>688927.216666667</text:p>
              </table:table-cell>
              <table:table-cell office:value-type="float" office:value="688926.924349355">
                <text:p>688926.92434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9293.058333333">
                <text:p>689293.058333333</text:p>
              </table:table-cell>
              <table:table-cell office:value-type="float" office:value="689292.159650419">
                <text:p>689292.159650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9658.225">
                <text:p>689658.225</text:p>
              </table:table-cell>
              <table:table-cell office:value-type="float" office:value="689657.407187999">
                <text:p>689657.407187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0023.308333333">
                <text:p>690023.308333333</text:p>
              </table:table-cell>
              <table:table-cell office:value-type="float" office:value="690022.651041607">
                <text:p>690022.651041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0388.291666667">
                <text:p>690388.291666667</text:p>
              </table:table-cell>
              <table:table-cell office:value-type="float" office:value="690387.89075893">
                <text:p>690387.89075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0753.491666667">
                <text:p>690753.491666667</text:p>
              </table:table-cell>
              <table:table-cell office:value-type="float" office:value="690753.139193914">
                <text:p>690753.139193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1118.508333333">
                <text:p>691118.508333333</text:p>
              </table:table-cell>
              <table:table-cell office:value-type="float" office:value="691118.379793184">
                <text:p>691118.379793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1484.566666667">
                <text:p>691484.566666667</text:p>
              </table:table-cell>
              <table:table-cell office:value-type="float" office:value="691483.623883314">
                <text:p>691483.623883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1849.65">
                <text:p>691849.65</text:p>
              </table:table-cell>
              <table:table-cell office:value-type="float" office:value="691848.867122003">
                <text:p>691848.867122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214.466666667">
                <text:p>692214.466666667</text:p>
              </table:table-cell>
              <table:table-cell office:value-type="float" office:value="692214.099016978">
                <text:p>692214.099016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2579.6">
                <text:p>692579.6</text:p>
              </table:table-cell>
              <table:table-cell office:value-type="float" office:value="692579.344408233">
                <text:p>692579.344408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2944.683333333">
                <text:p>692944.683333333</text:p>
              </table:table-cell>
              <table:table-cell office:value-type="float" office:value="692944.587693165">
                <text:p>692944.587693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3310.558333333">
                <text:p>693310.558333333</text:p>
              </table:table-cell>
              <table:table-cell office:value-type="float" office:value="693309.823506281">
                <text:p>693309.823506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3675.691666667">
                <text:p>693675.691666667</text:p>
              </table:table-cell>
              <table:table-cell office:value-type="float" office:value="693675.068942883">
                <text:p>693675.068942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4040.675">
                <text:p>694040.675</text:p>
              </table:table-cell>
              <table:table-cell office:value-type="float" office:value="694040.308269967">
                <text:p>694040.308269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4405.808333333">
                <text:p>694405.808333333</text:p>
              </table:table-cell>
              <table:table-cell office:value-type="float" office:value="694405.553397294">
                <text:p>694405.553397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4771.041666667">
                <text:p>694771.041666667</text:p>
              </table:table-cell>
              <table:table-cell office:value-type="float" office:value="694770.802305116">
                <text:p>694770.802305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5136.966666667">
                <text:p>695136.966666667</text:p>
              </table:table-cell>
              <table:table-cell office:value-type="float" office:value="695136.0406605">
                <text:p>695136.0406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5502.2">
                <text:p>695502.2</text:p>
              </table:table-cell>
              <table:table-cell office:value-type="float" office:value="695501.290149178">
                <text:p>695501.290149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5867.383333333">
                <text:p>695867.383333333</text:p>
              </table:table-cell>
              <table:table-cell office:value-type="float" office:value="695866.536707957">
                <text:p>695866.536707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6232.3">
                <text:p>696232.3</text:p>
              </table:table-cell>
              <table:table-cell office:value-type="float" office:value="696231.772830827">
                <text:p>696231.772830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6597.45">
                <text:p>696597.45</text:p>
              </table:table-cell>
              <table:table-cell office:value-type="float" office:value="696597.019039275">
                <text:p>696597.019039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6962.466666667">
                <text:p>696962.466666667</text:p>
              </table:table-cell>
              <table:table-cell office:value-type="float" office:value="696962.259211071">
                <text:p>696962.259211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7327.55">
                <text:p>697327.55</text:p>
              </table:table-cell>
              <table:table-cell office:value-type="float" office:value="697327.501728224">
                <text:p>697327.501728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7693.608333333">
                <text:p>697693.608333333</text:p>
              </table:table-cell>
              <table:table-cell office:value-type="float" office:value="697692.745748275">
                <text:p>697692.745748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058.441666667">
                <text:p>698058.441666667</text:p>
              </table:table-cell>
              <table:table-cell office:value-type="float" office:value="698057.977994315">
                <text:p>698057.977994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423.508333333">
                <text:p>698423.508333333</text:p>
              </table:table-cell>
              <table:table-cell office:value-type="float" office:value="698423.220260583">
                <text:p>698423.220260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8788.641666667">
                <text:p>698788.641666667</text:p>
              </table:table-cell>
              <table:table-cell office:value-type="float" office:value="698788.4648418">
                <text:p>698788.4648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9154.516666667">
                <text:p>699154.516666667</text:p>
              </table:table-cell>
              <table:table-cell office:value-type="float" office:value="699153.700944015">
                <text:p>699153.700944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519.7">
                <text:p>699519.7</text:p>
              </table:table-cell>
              <table:table-cell office:value-type="float" office:value="699518.94777085">
                <text:p>699518.94777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9884.783333333">
                <text:p>699884.783333333</text:p>
              </table:table-cell>
              <table:table-cell office:value-type="float" office:value="699884.19063483">
                <text:p>699884.19063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249.85">
                <text:p>700249.85</text:p>
              </table:table-cell>
              <table:table-cell office:value-type="float" office:value="700249.432022682">
                <text:p>700249.432022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0614.983333333">
                <text:p>700614.983333333</text:p>
              </table:table-cell>
              <table:table-cell office:value-type="float" office:value="700614.677140008">
                <text:p>700614.677140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0980.858333333">
                <text:p>700980.858333333</text:p>
              </table:table-cell>
              <table:table-cell office:value-type="float" office:value="700979.912630059">
                <text:p>700979.912630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1345.975">
                <text:p>701345.975</text:p>
              </table:table-cell>
              <table:table-cell office:value-type="float" office:value="701345.156524102">
                <text:p>701345.156524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1711.191666667">
                <text:p>701711.191666667</text:p>
              </table:table-cell>
              <table:table-cell office:value-type="float" office:value="701710.40374385">
                <text:p>701710.40374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2076.108333333">
                <text:p>702076.108333333</text:p>
              </table:table-cell>
              <table:table-cell office:value-type="float" office:value="702075.639228109">
                <text:p>702075.63922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2441.208333333">
                <text:p>702441.208333333</text:p>
              </table:table-cell>
              <table:table-cell office:value-type="float" office:value="702440.882631859">
                <text:p>702440.882631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2806.325">
                <text:p>702806.325</text:p>
              </table:table-cell>
              <table:table-cell office:value-type="float" office:value="702806.12575709">
                <text:p>702806.12575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3171.391666667">
                <text:p>703171.391666667</text:p>
              </table:table-cell>
              <table:table-cell office:value-type="float" office:value="703171.366888176">
                <text:p>703171.366888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537.566666667">
                <text:p>703537.566666667</text:p>
              </table:table-cell>
              <table:table-cell office:value-type="float" office:value="703536.614469966">
                <text:p>703536.614469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3902.566666667">
                <text:p>703902.566666667</text:p>
              </table:table-cell>
              <table:table-cell office:value-type="float" office:value="703901.852657639">
                <text:p>703901.85265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267.666666667">
                <text:p>704267.666666667</text:p>
              </table:table-cell>
              <table:table-cell office:value-type="float" office:value="704267.094858025">
                <text:p>704267.09485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4632.833333333">
                <text:p>704632.833333333</text:p>
              </table:table-cell>
              <table:table-cell office:value-type="float" office:value="704632.339355747">
                <text:p>704632.339355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4997.683333333">
                <text:p>704997.683333333</text:p>
              </table:table-cell>
              <table:table-cell office:value-type="float" office:value="704997.571223082">
                <text:p>704997.571223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5363.691666667">
                <text:p>705363.691666667</text:p>
              </table:table-cell>
              <table:table-cell office:value-type="float" office:value="705362.810546793">
                <text:p>705362.810546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5728.758333333">
                <text:p>705728.758333333</text:p>
              </table:table-cell>
              <table:table-cell office:value-type="float" office:value="705728.050944574">
                <text:p>705728.050944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6093.758333333">
                <text:p>706093.758333333</text:p>
              </table:table-cell>
              <table:table-cell office:value-type="float" office:value="706093.28753579">
                <text:p>706093.28753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6458.841666667">
                <text:p>706458.841666667</text:p>
              </table:table-cell>
              <table:table-cell office:value-type="float" office:value="706458.528077992">
                <text:p>706458.528077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6824.716666667">
                <text:p>706824.716666667</text:p>
              </table:table-cell>
              <table:table-cell office:value-type="float" office:value="706823.761215137">
                <text:p>706823.761215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189.75">
                <text:p>707189.75</text:p>
              </table:table-cell>
              <table:table-cell office:value-type="float" office:value="707188.999417523">
                <text:p>707188.999417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7554.966666667">
                <text:p>707554.966666667</text:p>
              </table:table-cell>
              <table:table-cell office:value-type="float" office:value="707554.2444762">
                <text:p>707554.2444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7919.966666667">
                <text:p>707919.966666667</text:p>
              </table:table-cell>
              <table:table-cell office:value-type="float" office:value="707919.480669896">
                <text:p>707919.480669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8285.15">
                <text:p>708285.15</text:p>
              </table:table-cell>
              <table:table-cell office:value-type="float" office:value="708284.723411745">
                <text:p>708284.723411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8650.333333333">
                <text:p>708650.333333333</text:p>
              </table:table-cell>
              <table:table-cell office:value-type="float" office:value="708649.966701161">
                <text:p>708649.966701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9015.433333333">
                <text:p>709015.433333333</text:p>
              </table:table-cell>
              <table:table-cell office:value-type="float" office:value="709015.204665698">
                <text:p>709015.204665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9380.55">
                <text:p>709380.55</text:p>
              </table:table-cell>
              <table:table-cell office:value-type="float" office:value="709380.444345231">
                <text:p>709380.444345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9746.525">
                <text:p>709746.525</text:p>
              </table:table-cell>
              <table:table-cell office:value-type="float" office:value="709745.678945274">
                <text:p>709745.678945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0111.575">
                <text:p>710111.575</text:p>
              </table:table-cell>
              <table:table-cell office:value-type="float" office:value="710110.915278754">
                <text:p>710110.9152787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0476.758333333">
                <text:p>710476.758333333</text:p>
              </table:table-cell>
              <table:table-cell office:value-type="float" office:value="710476.155494624">
                <text:p>710476.155494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0841.675">
                <text:p>710841.675</text:p>
              </table:table-cell>
              <table:table-cell office:value-type="float" office:value="710841.384842935">
                <text:p>710841.3848429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1207.616666667">
                <text:p>711207.616666667</text:p>
              </table:table-cell>
              <table:table-cell office:value-type="float" office:value="711206.616581628">
                <text:p>711206.616581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1572.716666667">
                <text:p>711572.716666667</text:p>
              </table:table-cell>
              <table:table-cell office:value-type="float" office:value="711571.852374218">
                <text:p>711571.852374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1937.75">
                <text:p>711937.75</text:p>
              </table:table-cell>
              <table:table-cell office:value-type="float" office:value="711937.084565198">
                <text:p>711937.084565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2302.85">
                <text:p>712302.85</text:p>
              </table:table-cell>
              <table:table-cell office:value-type="float" office:value="712302.31922148">
                <text:p>712302.31922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2667.9">
                <text:p>712667.9</text:p>
              </table:table-cell>
              <table:table-cell office:value-type="float" office:value="712667.550788159">
                <text:p>712667.550788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3032.933333333">
                <text:p>713032.933333333</text:p>
              </table:table-cell>
              <table:table-cell office:value-type="float" office:value="713032.78118976">
                <text:p>713032.78118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3399.008333333">
                <text:p>713399.008333333</text:p>
              </table:table-cell>
              <table:table-cell office:value-type="float" office:value="713398.014843419">
                <text:p>713398.01484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3763.958333333">
                <text:p>713763.958333333</text:p>
              </table:table-cell>
              <table:table-cell office:value-type="float" office:value="713763.240551108">
                <text:p>713763.240551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4128.958333333">
                <text:p>714128.958333333</text:p>
              </table:table-cell>
              <table:table-cell office:value-type="float" office:value="714128.467745062">
                <text:p>714128.467745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494.141666667">
                <text:p>714494.141666667</text:p>
              </table:table-cell>
              <table:table-cell office:value-type="float" office:value="714493.701051367">
                <text:p>714493.701051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4859.225">
                <text:p>714859.225</text:p>
              </table:table-cell>
              <table:table-cell office:value-type="float" office:value="714858.928861516">
                <text:p>714858.928861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225.25">
                <text:p>715225.25</text:p>
              </table:table-cell>
              <table:table-cell office:value-type="float" office:value="715224.155939605">
                <text:p>715224.1559396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590.3">
                <text:p>715590.3</text:p>
              </table:table-cell>
              <table:table-cell office:value-type="float" office:value="715589.381035137">
                <text:p>715589.381035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5955.366666667">
                <text:p>715955.366666667</text:p>
              </table:table-cell>
              <table:table-cell office:value-type="float" office:value="715954.606282531">
                <text:p>715954.606282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6320.583333333">
                <text:p>716320.583333333</text:p>
              </table:table-cell>
              <table:table-cell office:value-type="float" office:value="716319.835810794">
                <text:p>716319.835810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6685.666666667">
                <text:p>716685.666666667</text:p>
              </table:table-cell>
              <table:table-cell office:value-type="float" office:value="716685.059424584">
                <text:p>716685.059424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7050.75">
                <text:p>717050.75</text:p>
              </table:table-cell>
              <table:table-cell office:value-type="float" office:value="717050.281490286">
                <text:p>717050.281490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7415.916666667">
                <text:p>717415.916666667</text:p>
              </table:table-cell>
              <table:table-cell office:value-type="float" office:value="717415.505684576">
                <text:p>717415.505684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7781.925">
                <text:p>717781.925</text:p>
              </table:table-cell>
              <table:table-cell office:value-type="float" office:value="717780.7237977">
                <text:p>717780.723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8146.908333333">
                <text:p>718146.908333333</text:p>
              </table:table-cell>
              <table:table-cell office:value-type="float" office:value="718145.937986225">
                <text:p>718145.937986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8511.908333333">
                <text:p>718511.908333333</text:p>
              </table:table-cell>
              <table:table-cell office:value-type="float" office:value="718511.151049365">
                <text:p>718511.151049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8876.925">
                <text:p>718876.925</text:p>
              </table:table-cell>
              <table:table-cell office:value-type="float" office:value="718876.363477939">
                <text:p>718876.363477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9242.933333333">
                <text:p>719242.933333333</text:p>
              </table:table-cell>
              <table:table-cell office:value-type="float" office:value="719241.575799649">
                <text:p>719241.5757996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9607.883333333">
                <text:p>719607.883333333</text:p>
              </table:table-cell>
              <table:table-cell office:value-type="float" office:value="719606.782179115">
                <text:p>719606.782179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9972.866666667">
                <text:p>719972.866666667</text:p>
              </table:table-cell>
              <table:table-cell office:value-type="float" office:value="719971.987355684">
                <text:p>719971.98735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0337.966666667">
                <text:p>720337.966666667</text:p>
              </table:table-cell>
              <table:table-cell office:value-type="float" office:value="720337.19652782">
                <text:p>720337.19652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0703.116666667">
                <text:p>720703.116666667</text:p>
              </table:table-cell>
              <table:table-cell office:value-type="float" office:value="720702.405777632">
                <text:p>720702.405777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1069.158333333">
                <text:p>721069.158333333</text:p>
              </table:table-cell>
              <table:table-cell office:value-type="float" office:value="721067.610504972">
                <text:p>721067.61050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1434.291666667">
                <text:p>721434.291666667</text:p>
              </table:table-cell>
              <table:table-cell office:value-type="float" office:value="721432.814533477">
                <text:p>721432.8145334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1799.408333333">
                <text:p>721799.408333333</text:p>
              </table:table-cell>
              <table:table-cell office:value-type="float" office:value="721798.016675314">
                <text:p>721798.01667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2164.525">
                <text:p>722164.525</text:p>
              </table:table-cell>
              <table:table-cell office:value-type="float" office:value="722163.215303204">
                <text:p>722163.215303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529.575">
                <text:p>722529.575</text:p>
              </table:table-cell>
              <table:table-cell office:value-type="float" office:value="722528.409718157">
                <text:p>722528.40971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894.625">
                <text:p>722894.625</text:p>
              </table:table-cell>
              <table:table-cell office:value-type="float" office:value="722893.601018431">
                <text:p>722893.6010184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3259.758333333">
                <text:p>723259.758333333</text:p>
              </table:table-cell>
              <table:table-cell office:value-type="float" office:value="723258.793614649">
                <text:p>723258.7936146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3625.85">
                <text:p>723625.85</text:p>
              </table:table-cell>
              <table:table-cell office:value-type="float" office:value="723623.983292946">
                <text:p>723623.983292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3990.816666667">
                <text:p>723990.816666667</text:p>
              </table:table-cell>
              <table:table-cell office:value-type="float" office:value="723989.163585561">
                <text:p>723989.163585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4355.816666667">
                <text:p>724355.816666667</text:p>
              </table:table-cell>
              <table:table-cell office:value-type="float" office:value="724354.342353545">
                <text:p>724354.342353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4720.9">
                <text:p>724720.9</text:p>
              </table:table-cell>
              <table:table-cell office:value-type="float" office:value="724719.521313804">
                <text:p>724719.521313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5085.966666667">
                <text:p>725085.966666667</text:p>
              </table:table-cell>
              <table:table-cell office:value-type="float" office:value="725084.69635018">
                <text:p>725084.69635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5451.991666667">
                <text:p>725451.991666667</text:p>
              </table:table-cell>
              <table:table-cell office:value-type="float" office:value="725451.161503804">
                <text:p>725451.161503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5817.025">
                <text:p>725817.025</text:p>
              </table:table-cell>
              <table:table-cell office:value-type="float" office:value="725816.402264057">
                <text:p>725816.402264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6182.091666667">
                <text:p>726182.091666667</text:p>
              </table:table-cell>
              <table:table-cell office:value-type="float" office:value="726181.644853996">
                <text:p>726181.6448539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6547.191666667">
                <text:p>726547.191666667</text:p>
              </table:table-cell>
              <table:table-cell office:value-type="float" office:value="726546.88844235">
                <text:p>726546.88844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6912.158333333">
                <text:p>726912.158333333</text:p>
              </table:table-cell>
              <table:table-cell office:value-type="float" office:value="726912.126611026">
                <text:p>726912.126611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7278.133333333">
                <text:p>727278.133333333</text:p>
              </table:table-cell>
              <table:table-cell office:value-type="float" office:value="727277.366967719">
                <text:p>727277.366967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7643.266666667">
                <text:p>727643.266666667</text:p>
              </table:table-cell>
              <table:table-cell office:value-type="float" office:value="727642.612017026">
                <text:p>727642.612017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8008.3">
                <text:p>728008.3</text:p>
              </table:table-cell>
              <table:table-cell office:value-type="float" office:value="728007.852927118">
                <text:p>728007.852927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373.333333333">
                <text:p>728373.333333333</text:p>
              </table:table-cell>
              <table:table-cell office:value-type="float" office:value="728373.093772913">
                <text:p>728373.093772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8738.383333333">
                <text:p>728738.383333333</text:p>
              </table:table-cell>
              <table:table-cell office:value-type="float" office:value="728738.335791351">
                <text:p>728738.3357913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9104.458333333">
                <text:p>729104.458333333</text:p>
              </table:table-cell>
              <table:table-cell office:value-type="float" office:value="729103.579914242">
                <text:p>729103.579914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9469.708333333">
                <text:p>729469.708333333</text:p>
              </table:table-cell>
              <table:table-cell office:value-type="float" office:value="729468.829723388">
                <text:p>729468.829723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9834.808333333">
                <text:p>729834.808333333</text:p>
              </table:table-cell>
              <table:table-cell office:value-type="float" office:value="729834.073777341">
                <text:p>729834.073777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0199.875">
                <text:p>730199.875</text:p>
              </table:table-cell>
              <table:table-cell office:value-type="float" office:value="730199.316344761">
                <text:p>730199.316344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0565.058333333">
                <text:p>730565.058333333</text:p>
              </table:table-cell>
              <table:table-cell office:value-type="float" office:value="730564.563342321">
                <text:p>730564.563342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0930.058333333">
                <text:p>730930.058333333</text:p>
              </table:table-cell>
              <table:table-cell office:value-type="float" office:value="730929.803077046">
                <text:p>730929.803077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1295.041666667">
                <text:p>731295.041666667</text:p>
              </table:table-cell>
              <table:table-cell office:value-type="float" office:value="731295.042091089">
                <text:p>731295.042091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1661.066666667">
                <text:p>731661.066666667</text:p>
              </table:table-cell>
              <table:table-cell office:value-type="float" office:value="731660.284108517">
                <text:p>731660.284108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2026.05">
                <text:p>732026.05</text:p>
              </table:table-cell>
              <table:table-cell office:value-type="float" office:value="732025.523415123">
                <text:p>732025.523415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2391.183333333">
                <text:p>732391.183333333</text:p>
              </table:table-cell>
              <table:table-cell office:value-type="float" office:value="732390.767758053">
                <text:p>732390.767758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2756.116666667">
                <text:p>732756.116666667</text:p>
              </table:table-cell>
              <table:table-cell office:value-type="float" office:value="732756.005356526">
                <text:p>732756.0053565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3122.008333333">
                <text:p>733122.008333333</text:p>
              </table:table-cell>
              <table:table-cell office:value-type="float" office:value="733121.242016274">
                <text:p>733121.242016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3487.191666667">
                <text:p>733487.191666667</text:p>
              </table:table-cell>
              <table:table-cell office:value-type="float" office:value="733486.48892258">
                <text:p>733486.4889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3852.241666667">
                <text:p>733852.241666667</text:p>
              </table:table-cell>
              <table:table-cell office:value-type="float" office:value="733851.730725803">
                <text:p>733851.730725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4217.308333333">
                <text:p>734217.308333333</text:p>
              </table:table-cell>
              <table:table-cell office:value-type="float" office:value="734216.972923194">
                <text:p>734216.972923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4582.441666667">
                <text:p>734582.441666667</text:p>
              </table:table-cell>
              <table:table-cell office:value-type="float" office:value="734582.21858311">
                <text:p>734582.218583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4947.491666667">
                <text:p>734947.491666667</text:p>
              </table:table-cell>
              <table:table-cell office:value-type="float" office:value="734947.459753564">
                <text:p>734947.459753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5313.616666667">
                <text:p>735313.616666667</text:p>
              </table:table-cell>
              <table:table-cell office:value-type="float" office:value="735312.706344896">
                <text:p>735312.706344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5678.666666667">
                <text:p>735678.666666667</text:p>
              </table:table-cell>
              <table:table-cell office:value-type="float" office:value="735677.948289385">
                <text:p>735677.948289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6043.666666667">
                <text:p>736043.666666667</text:p>
              </table:table-cell>
              <table:table-cell office:value-type="float" office:value="736043.187785355">
                <text:p>736043.187785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6408.883333333">
                <text:p>736408.883333333</text:p>
              </table:table-cell>
              <table:table-cell office:value-type="float" office:value="736408.436814818">
                <text:p>736408.436814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73.916666667">
                <text:p>736773.916666667</text:p>
              </table:table-cell>
              <table:table-cell office:value-type="float" office:value="736773.677347333">
                <text:p>736773.677347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7139.841666667">
                <text:p>737139.841666667</text:p>
              </table:table-cell>
              <table:table-cell office:value-type="float" office:value="737138.915861376">
                <text:p>737138.915861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7504.941666667">
                <text:p>737504.941666667</text:p>
              </table:table-cell>
              <table:table-cell office:value-type="float" office:value="737504.159897769">
                <text:p>737504.159897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7869.991666667">
                <text:p>737869.991666667</text:p>
              </table:table-cell>
              <table:table-cell office:value-type="float" office:value="737869.401133733">
                <text:p>737869.401133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8235.175">
                <text:p>738235.175</text:p>
              </table:table-cell>
              <table:table-cell office:value-type="float" office:value="738234.648403795">
                <text:p>738234.648403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8600.275">
                <text:p>738600.275</text:p>
              </table:table-cell>
              <table:table-cell office:value-type="float" office:value="738599.892372872">
                <text:p>738599.8923728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965.225">
                <text:p>738965.225</text:p>
              </table:table-cell>
              <table:table-cell office:value-type="float" office:value="738965.129672088">
                <text:p>738965.12967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9330.391666667">
                <text:p>739330.391666667</text:p>
              </table:table-cell>
              <table:table-cell office:value-type="float" office:value="739330.376255053">
                <text:p>739330.376255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9696.333333333">
                <text:p>739696.333333333</text:p>
              </table:table-cell>
              <table:table-cell office:value-type="float" office:value="739695.615116101">
                <text:p>739695.615116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0061.233333333">
                <text:p>740061.233333333</text:p>
              </table:table-cell>
              <table:table-cell office:value-type="float" office:value="740060.85079334">
                <text:p>740060.85079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0426.35">
                <text:p>740426.35</text:p>
              </table:table-cell>
              <table:table-cell office:value-type="float" office:value="740426.095443818">
                <text:p>740426.095443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0791.35">
                <text:p>740791.35</text:p>
              </table:table-cell>
              <table:table-cell office:value-type="float" office:value="740791.334522783">
                <text:p>740791.334522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1157.391666667">
                <text:p>741157.391666667</text:p>
              </table:table-cell>
              <table:table-cell office:value-type="float" office:value="741156.577850248">
                <text:p>741156.577850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1522.458333333">
                <text:p>741522.458333333</text:p>
              </table:table-cell>
              <table:table-cell office:value-type="float" office:value="741521.820472524">
                <text:p>741521.820472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1887.391666667">
                <text:p>741887.391666667</text:p>
              </table:table-cell>
              <table:table-cell office:value-type="float" office:value="741887.057075405">
                <text:p>741887.0570754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2252.658333333">
                <text:p>742252.658333333</text:p>
              </table:table-cell>
              <table:table-cell office:value-type="float" office:value="742252.307764733">
                <text:p>742252.307764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2617.825">
                <text:p>742617.825</text:p>
              </table:table-cell>
              <table:table-cell office:value-type="float" office:value="742617.554109282">
                <text:p>742617.554109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2982.825">
                <text:p>742982.825</text:p>
              </table:table-cell>
              <table:table-cell office:value-type="float" office:value="742982.794158877">
                <text:p>742982.794158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348.075">
                <text:p>743348.075</text:p>
              </table:table-cell>
              <table:table-cell office:value-type="float" office:value="743348.043754467">
                <text:p>743348.043754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714.066666667">
                <text:p>743714.066666667</text:p>
              </table:table-cell>
              <table:table-cell office:value-type="float" office:value="743713.284686184">
                <text:p>743713.284686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79.166666667">
                <text:p>744079.166666667</text:p>
              </table:table-cell>
              <table:table-cell office:value-type="float" office:value="744078.528241534">
                <text:p>744078.528241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444.266666667">
                <text:p>744444.266666667</text:p>
              </table:table-cell>
              <table:table-cell office:value-type="float" office:value="744443.77258372">
                <text:p>744443.772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809.183333333">
                <text:p>744809.183333333</text:p>
              </table:table-cell>
              <table:table-cell office:value-type="float" office:value="744809.008136297">
                <text:p>744809.008136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5174.35">
                <text:p>745174.35</text:p>
              </table:table-cell>
              <table:table-cell office:value-type="float" office:value="745174.254784201">
                <text:p>745174.254784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5540.325">
                <text:p>745540.325</text:p>
              </table:table-cell>
              <table:table-cell office:value-type="float" office:value="745539.495410298">
                <text:p>745539.495410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905.158333333">
                <text:p>745905.158333333</text:p>
              </table:table-cell>
              <table:table-cell office:value-type="float" office:value="745904.727836925">
                <text:p>745904.7278369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6270.275">
                <text:p>746270.275</text:p>
              </table:table-cell>
              <table:table-cell office:value-type="float" office:value="746269.972654622">
                <text:p>746269.9726546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6635.325">
                <text:p>746635.325</text:p>
              </table:table-cell>
              <table:table-cell office:value-type="float" office:value="746635.213512621">
                <text:p>746635.213512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7001.366666667">
                <text:p>747001.366666667</text:p>
              </table:table-cell>
              <table:table-cell office:value-type="float" office:value="747000.457056254">
                <text:p>747000.457056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7366.533333333">
                <text:p>747366.533333333</text:p>
              </table:table-cell>
              <table:table-cell office:value-type="float" office:value="747365.703571414">
                <text:p>747365.7035714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7731.466666667">
                <text:p>747731.466666667</text:p>
              </table:table-cell>
              <table:table-cell office:value-type="float" office:value="747730.940128769">
                <text:p>747730.940128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8096.616666667">
                <text:p>748096.616666667</text:p>
              </table:table-cell>
              <table:table-cell office:value-type="float" office:value="748096.186839268">
                <text:p>748096.186839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461.716666667">
                <text:p>748461.716666667</text:p>
              </table:table-cell>
              <table:table-cell office:value-type="float" office:value="748461.430551018">
                <text:p>748461.430551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6081.958333333">
                <text:p>786081.958333333</text:p>
              </table:table-cell>
              <table:table-cell office:value-type="float" office:value="786081.399855448">
                <text:p>786081.399855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6446.975">
                <text:p>786446.975</text:p>
              </table:table-cell>
              <table:table-cell office:value-type="float" office:value="786446.639983783">
                <text:p>786446.6399837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6811.941666667">
                <text:p>786811.941666667</text:p>
              </table:table-cell>
              <table:table-cell office:value-type="float" office:value="786811.878574146">
                <text:p>786811.878574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87177.95">
                <text:p>787177.95</text:p>
              </table:table-cell>
              <table:table-cell office:value-type="float" office:value="787177.120286055">
                <text:p>787177.120286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7542.966666667">
                <text:p>787542.966666667</text:p>
              </table:table-cell>
              <table:table-cell office:value-type="float" office:value="787542.360203548">
                <text:p>787542.360203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7908">
                <text:p>787908</text:p>
              </table:table-cell>
              <table:table-cell office:value-type="float" office:value="787907.60128469">
                <text:p>787907.60128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8273">
                <text:p>788273</text:p>
              </table:table-cell>
              <table:table-cell office:value-type="float" office:value="788272.840931426">
                <text:p>788272.8409314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8638.975">
                <text:p>788638.975</text:p>
              </table:table-cell>
              <table:table-cell office:value-type="float" office:value="788638.081440111">
                <text:p>788638.081440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89004.125">
                <text:p>789004.125</text:p>
              </table:table-cell>
              <table:table-cell office:value-type="float" office:value="789003.327431812">
                <text:p>789003.327431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9369.141666667">
                <text:p>789369.141666667</text:p>
              </table:table-cell>
              <table:table-cell office:value-type="float" office:value="789368.567154198">
                <text:p>789368.567154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9734.158333333">
                <text:p>789734.158333333</text:p>
              </table:table-cell>
              <table:table-cell office:value-type="float" office:value="789733.80740165">
                <text:p>789733.80740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0099.391666667">
                <text:p>790099.391666667</text:p>
              </table:table-cell>
              <table:table-cell office:value-type="float" office:value="790099.056668474">
                <text:p>790099.056668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0464.541666667">
                <text:p>790464.541666667</text:p>
              </table:table-cell>
              <table:table-cell office:value-type="float" office:value="790464.302527411">
                <text:p>790464.302527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0829.675">
                <text:p>790829.675</text:p>
              </table:table-cell>
              <table:table-cell office:value-type="float" office:value="790829.548210561">
                <text:p>790829.5482105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1195.733333333">
                <text:p>791195.733333333</text:p>
              </table:table-cell>
              <table:table-cell office:value-type="float" office:value="791194.7914677">
                <text:p>791194.7914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1560.75">
                <text:p>791560.75</text:p>
              </table:table-cell>
              <table:table-cell office:value-type="float" office:value="791560.032062728">
                <text:p>791560.032062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1925.95">
                <text:p>791925.95</text:p>
              </table:table-cell>
              <table:table-cell office:value-type="float" office:value="791925.279636282">
                <text:p>791925.279636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2290.95">
                <text:p>792290.95</text:p>
              </table:table-cell>
              <table:table-cell office:value-type="float" office:value="792290.519040327">
                <text:p>792290.519040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2655.883333333">
                <text:p>792655.883333333</text:p>
              </table:table-cell>
              <table:table-cell office:value-type="float" office:value="792655.755971872">
                <text:p>792655.755971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3021">
                <text:p>793021</text:p>
              </table:table-cell>
              <table:table-cell office:value-type="float" office:value="793021.000404919">
                <text:p>793021.000404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3386.925">
                <text:p>793386.925</text:p>
              </table:table-cell>
              <table:table-cell office:value-type="float" office:value="793386.238237765">
                <text:p>793386.2382377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3751.891666667">
                <text:p>793751.891666667</text:p>
              </table:table-cell>
              <table:table-cell office:value-type="float" office:value="793751.477239023">
                <text:p>793751.4772390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4116.958333333">
                <text:p>794116.958333333</text:p>
              </table:table-cell>
              <table:table-cell office:value-type="float" office:value="794116.718970905">
                <text:p>794116.718970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4481.975">
                <text:p>794481.975</text:p>
              </table:table-cell>
              <table:table-cell office:value-type="float" office:value="794481.959401161">
                <text:p>794481.9594011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4847.225">
                <text:p>794847.225</text:p>
              </table:table-cell>
              <table:table-cell office:value-type="float" office:value="794847.209554111">
                <text:p>794847.209554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5213.216666667">
                <text:p>795213.216666667</text:p>
              </table:table-cell>
              <table:table-cell office:value-type="float" office:value="795212.450809695">
                <text:p>795212.450809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5578.166666667">
                <text:p>795578.166666667</text:p>
              </table:table-cell>
              <table:table-cell office:value-type="float" office:value="795577.688265201">
                <text:p>795577.688265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5943.35">
                <text:p>795943.35</text:p>
              </table:table-cell>
              <table:table-cell office:value-type="float" office:value="795942.935373521">
                <text:p>795942.9353735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6308.4">
                <text:p>796308.4</text:p>
              </table:table-cell>
              <table:table-cell office:value-type="float" office:value="796308.176868931">
                <text:p>796308.1768689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6673.45">
                <text:p>796673.45</text:p>
              </table:table-cell>
              <table:table-cell office:value-type="float" office:value="796673.418758118">
                <text:p>796673.418758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7039.541666667">
                <text:p>797039.541666667</text:p>
              </table:table-cell>
              <table:table-cell office:value-type="float" office:value="797038.66397105">
                <text:p>797038.66397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7404.558333333">
                <text:p>797404.558333333</text:p>
              </table:table-cell>
              <table:table-cell office:value-type="float" office:value="797403.903984021">
                <text:p>797403.903984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769.758333333">
                <text:p>797769.758333333</text:p>
              </table:table-cell>
              <table:table-cell office:value-type="float" office:value="797769.151646204">
                <text:p>797769.1516462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134.808333333">
                <text:p>798134.808333333</text:p>
              </table:table-cell>
              <table:table-cell office:value-type="float" office:value="798134.393402645">
                <text:p>798134.393402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499.758333333">
                <text:p>798499.758333333</text:p>
              </table:table-cell>
              <table:table-cell office:value-type="float" office:value="798499.630859294">
                <text:p>798499.6308592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8865.008333333">
                <text:p>798865.008333333</text:p>
              </table:table-cell>
              <table:table-cell office:value-type="float" office:value="798864.881060436">
                <text:p>798864.881060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99231.066666667">
                <text:p>799231.066666667</text:p>
              </table:table-cell>
              <table:table-cell office:value-type="float" office:value="799230.124592103">
                <text:p>799230.124592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9596.05">
                <text:p>799596.05</text:p>
              </table:table-cell>
              <table:table-cell office:value-type="float" office:value="799595.363901701">
                <text:p>799595.363901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9961.15">
                <text:p>799961.15</text:p>
              </table:table-cell>
              <table:table-cell office:value-type="float" office:value="799960.607165432">
                <text:p>799960.607165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0326.083333333">
                <text:p>800326.083333333</text:p>
              </table:table-cell>
              <table:table-cell office:value-type="float" office:value="800325.84418148">
                <text:p>800325.844181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0691.183333333">
                <text:p>800691.183333333</text:p>
              </table:table-cell>
              <table:table-cell office:value-type="float" office:value="800691.088537473">
                <text:p>800691.0885374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1057.191666667">
                <text:p>801057.191666667</text:p>
              </table:table-cell>
              <table:table-cell office:value-type="float" office:value="801056.330057734">
                <text:p>801056.3300577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1422.058333333">
                <text:p>801422.058333333</text:p>
              </table:table-cell>
              <table:table-cell office:value-type="float" office:value="801421.563535642">
                <text:p>801421.5635356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1787.225">
                <text:p>801787.225</text:p>
              </table:table-cell>
              <table:table-cell office:value-type="float" office:value="801786.810013442">
                <text:p>801786.810013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2152.241666667">
                <text:p>802152.241666667</text:p>
              </table:table-cell>
              <table:table-cell office:value-type="float" office:value="802152.050521978">
                <text:p>802152.0505219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2518.133333333">
                <text:p>802518.133333333</text:p>
              </table:table-cell>
              <table:table-cell office:value-type="float" office:value="802517.287919879">
                <text:p>802517.287919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2883.333333333">
                <text:p>802883.333333333</text:p>
              </table:table-cell>
              <table:table-cell office:value-type="float" office:value="802882.535657747">
                <text:p>802882.5356577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3248.416666667">
                <text:p>803248.416666667</text:p>
              </table:table-cell>
              <table:table-cell office:value-type="float" office:value="803247.778780818">
                <text:p>803247.7787808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3613.666666667">
                <text:p>803613.666666667</text:p>
              </table:table-cell>
              <table:table-cell office:value-type="float" office:value="803613.028711861">
                <text:p>803613.028711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78.85">
                <text:p>803978.85</text:p>
              </table:table-cell>
              <table:table-cell office:value-type="float" office:value="803978.275192245">
                <text:p>803978.275192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4343.75">
                <text:p>804343.75</text:p>
              </table:table-cell>
              <table:table-cell office:value-type="float" office:value="804343.51109142">
                <text:p>804343.51109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4708.966666667">
                <text:p>804708.966666667</text:p>
              </table:table-cell>
              <table:table-cell office:value-type="float" office:value="804708.759647809">
                <text:p>804708.759647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5074.066666667">
                <text:p>805074.066666667</text:p>
              </table:table-cell>
              <table:table-cell office:value-type="float" office:value="805074.002834025">
                <text:p>805074.002834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5439.941666667">
                <text:p>805439.941666667</text:p>
              </table:table-cell>
              <table:table-cell office:value-type="float" office:value="805439.239662996">
                <text:p>805439.239662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5805.091666667">
                <text:p>805805.091666667</text:p>
              </table:table-cell>
              <table:table-cell office:value-type="float" office:value="805804.48533065">
                <text:p>805804.485330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06170.041666667">
                <text:p>806170.041666667</text:p>
              </table:table-cell>
              <table:table-cell office:value-type="float" office:value="806169.723121504">
                <text:p>806169.7231215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6535.125">
                <text:p>806535.125</text:p>
              </table:table-cell>
              <table:table-cell office:value-type="float" office:value="806534.965833843">
                <text:p>806534.965833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6901.15">
                <text:p>806901.15</text:p>
              </table:table-cell>
              <table:table-cell office:value-type="float" office:value="806900.208381249">
                <text:p>806900.208381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7266.05">
                <text:p>807266.05</text:p>
              </table:table-cell>
              <table:table-cell office:value-type="float" office:value="807265.443227796">
                <text:p>807265.443227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minimum="650000" chart:maximum="677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285cm" xlink:href=".." xlink:type="simple" chart:class="chart:bar" chart:style-name="ch1">
        <chart:title svg:x="5.596cm" svg:y="2.3cm" chart:style-name="ch2">
          <text:p>NOAA vs CC (1788 - 1832)</text:p>
        </chart:title>
        <chart:legend chart:legend-position="end" svg:x="28.543cm" svg:y="4.609cm" style:legend-expansion="high" chart:style-name="ch3"/>
        <chart:plot-area chart:style-name="ch4" table:cell-range-address="'VernalEquinox-1788-2211'.G3:'VernalEquinox-1788-2211'.G68 'VernalEquinox-1788-2211'.U3:'VernalEquinox-1788-2211'.U68" chart:data-source-has-labels="row" svg:x="0.756cm" svg:y="0.931cm" svg:width="27.502cm" svg:height="8.984cm">
          <chartooo:coordinate-region svg:x="2.15cm" svg:y="0.931cm" svg:width="26.108cm" svg:height="8.4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68" loext:label-string="noaa" chart:class="chart:bar">
            <chart:data-point chart:repeated="66"/>
          </chart:series>
          <chart:series chart:style-name="ch9" chart:values-cell-range-address="'VernalEquinox-1788-2211'.U3:'VernalEquinox-1788-2211'.U68" loext:label-string="cc" chart:class="chart:bar">
            <chart:data-point chart:repeated="16"/>
            <chart:data-point chart:style-name="ch10"/>
            <chart:data-point chart:repeated="16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68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U3:'VernalEquinox-1788-2211'.U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40000" chart:maximum="787000" chart:origin="0" chart:interval-major="2500" chart:reverse-direction="false" text:line-break="false" loext:try-staggering-first="false" chart:link-data-style-to-source="true" chart:axis-position="1"/>
      <style:graphic-properties draw:stroke-dash="Dot"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382cm" xlink:href=".." xlink:type="simple" chart:class="chart:bar" chart:style-name="ch1">
        <chart:title svg:x="5.238cm" svg:y="2.314cm" chart:style-name="ch2">
          <text:p>NOAA vs CC (2050 - 2152)</text:p>
        </chart:title>
        <chart:legend chart:legend-position="end" svg:x="28.543cm" svg:y="4.658cm" style:legend-expansion="high" chart:style-name="ch3"/>
        <chart:plot-area chart:style-name="ch4" table:cell-range-address="'VernalEquinox-1788-2211'.G265:'VernalEquinox-1788-2211'.G367 'VernalEquinox-1788-2211'.U265:'VernalEquinox-1788-2211'.U367" chart:data-source-has-labels="row" svg:x="0.602cm" svg:y="0.872cm" svg:width="27.522cm" svg:height="9.518cm">
          <chartooo:coordinate-region svg:x="1.996cm" svg:y="0.872cm" svg:width="26.119cm" svg:height="8.5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265:'VernalEquinox-1788-2211'.G367" loext:label-string="noaa" chart:class="chart:bar">
            <chart:data-point chart:repeated="103"/>
          </chart:series>
          <chart:series chart:style-name="ch9" chart:values-cell-range-address="'VernalEquinox-1788-2211'.U265:'VernalEquinox-1788-2211'.U367" loext:label-string="cc" chart:class="chart:bar">
            <chart:data-point chart:repeated="62"/>
            <chart:data-point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461.716666667">
                <text:p>748461.716666667</text:p>
                <draw:g>
                  <svg:desc>'VernalEquinox-1788-2211'.G265:'VernalEquinox-1788-2211'.G367</svg:desc>
                </draw:g>
              </table:table-cell>
              <table:table-cell office:value-type="float" office:value="748461.430551018">
                <text:p>748461.430551018</text:p>
                <draw:g>
                  <svg:desc>'VernalEquinox-1788-2211'.U265:'VernalEquinox-1788-2211'.U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85cm" svg:height="10.482cm" xlink:href=".." xlink:type="simple" chart:class="chart:line" chart:style-name="ch1">
        <chart:title svg:x="5.167cm" svg:y="7.142cm" chart:style-name="ch2">
          <text:p>Difference Between NOAA and CC (1788 - 2211)</text:p>
        </chart:title>
        <chart:legend chart:legend-position="end" svg:x="27.494cm" svg:y="4.339cm" style:legend-expansion="custom" chartooo:width="2.49cm" chartooo:height="2.06cm" style:legend-expansion-aspect-ratio="1.20873786407767" chart:style-name="ch3"/>
        <chart:plot-area chart:style-name="ch4" table:cell-range-address="'VernalEquinox-1788-2211'.Y3:'VernalEquinox-1788-2211'.Y426 'VernalEquinox-1788-2211'.W3:'VernalEquinox-1788-2211'.W426" chart:data-source-has-labels="row" svg:x="0.162cm" svg:y="0.355cm" svg:width="27.731cm" svg:height="10.145cm">
          <chartooo:coordinate-region svg:x="1.112cm" svg:y="1.283cm" svg:width="26.238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Y3:'VernalEquinox-1788-2211'.Y426" loext:label-string="season" chart:class="chart:line">
            <chart:data-point chart:repeated="424"/>
          </chart:series>
          <chart:series chart:style-name="ch10" chart:values-cell-range-address="'VernalEquinox-1788-2211'.W3:'VernalEquinox-1788-2211'.W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3046742457664">
                <text:p>0.0713046742457664</text:p>
                <draw:g>
                  <svg:desc>'VernalEquinox-1788-2211'.Y3:'VernalEquinox-1788-2211'.Y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W3:'VernalEquinox-1788-2211'.W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.831533144796">
                <text:p>359.831533144796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.590928908292">
                <text:p>359.590928908292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347028517252">
                <text:p>359.347028517252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594995285268">
                <text:p>0.101594995285268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86245277735">
                <text:p>359.86245277735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617168042765">
                <text:p>359.617168042765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37755149274">
                <text:p>359.37755149274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193824610207">
                <text:p>0.128193824610207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.884608031251">
                <text:p>359.884608031251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.642614763405">
                <text:p>359.642614763405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9.40050598346">
                <text:p>359.40050598346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67351815038">
                <text:p>123.467351815038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.067538990188">
                <text:p>115.067538990188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167091054609">
                <text:p>107.167091054609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390419535368">
                <text:p>99.7390419535368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753255424555">
                <text:p>93.6753255424555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0862322973117">
                <text:p>87.0862322973117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862989334011">
                <text:p>80.8862989334011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0493065206392">
                <text:p>75.0493065206392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00567018491">
                <text:p>70.50056701849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224751585658">
                <text:p>65.322475158565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4468304932379">
                <text:p>60.4468304932379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8665144515544">
                <text:p>55.8665144515544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5100877723307">
                <text:p>52.5100877723307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585988213075">
                <text:p>48.458598821307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6455191261775">
                <text:p>44.6455191261775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0645666333294">
                <text:p>41.0645666333294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6700816155208">
                <text:p>38.6700816155208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112556168096">
                <text:p>35.511255616809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413962841121">
                <text:p>32.5413962841121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7606610261428">
                <text:p>29.7606610261428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1189163232048">
                <text:p>28.1189163232048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647504696084">
                <text:p>25.664750469608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570233781284">
                <text:p>23.3570233781284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1994187925084">
                <text:p>21.1994187925084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1567289094237">
                <text:p>20.1567289094237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2541880714125">
                <text:p>18.2541880714125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23624555045">
                <text:p>16.4723624555045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060071951841">
                <text:p>14.8060071951841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2155911216905">
                <text:p>14.2155911216905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482712492056">
                <text:p>12.7482712492056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695163005541">
                <text:p>11.3695163005541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0708750810372">
                <text:p>10.0708750810372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4413150417822">
                <text:p>9.84413150417822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0142247930198">
                <text:p>8.70142247930198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23782613613">
                <text:p>7.623782613613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62085122802091">
                <text:p>6.62085122802091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484516005585">
                <text:p>6.66484516005585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7595470788947">
                <text:p>5.77595470788947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3940931964607">
                <text:p>4.93940931964607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5336480225233">
                <text:p>4.15336480225233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0230500484176">
                <text:p>4.40230500484176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037172220007">
                <text:p>3.7037172220007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101734203869">
                <text:p>3.041017342038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1269015808211">
                <text:p>2.41269015808211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085929681547">
                <text:p>2.8085929681547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232316183043">
                <text:p>2.2423231618304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942264960991">
                <text:p>1.69942264960991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166478070838">
                <text:p>1.19166478070838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848639345582">
                <text:p>1.69848639345582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262084752787">
                <text:p>1.23262084752787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949809941696">
                <text:p>0.7894980994169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565637424472">
                <text:p>0.363565637424472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79626876011">
                <text:p>0.94979626876011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815830220643">
                <text:p>0.562815830220643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2090954091109">
                <text:p>0.182090954091109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82138536538">
                <text:p>359.82138536538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5508193512505">
                <text:p>0.46550819351250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213581325719">
                <text:p>0.12121358132571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793158314162">
                <text:p>359.793158314162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4743080568">
                <text:p>359.4743080568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10175380996">
                <text:p>0.155910175380996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856079457779">
                <text:p>359.856079457779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05041847">
                <text:p>359.553505041847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26290495455">
                <text:p>359.26290495455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975559203485">
                <text:p>359.975559203485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690101627442">
                <text:p>359.69010162744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414062177821">
                <text:p>359.414062177821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140283403787">
                <text:p>359.140283403787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858297493862">
                <text:p>359.858297493862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593837522858">
                <text:p>359.593837522858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324618451559">
                <text:p>359.32461845155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.065405573376">
                <text:p>359.065405573376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30097596">
                <text:p>359.809030097596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550030863684">
                <text:p>359.550030863684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29930368239">
                <text:p>359.29930368239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.052297102957">
                <text:p>359.05229710295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94623703128">
                <text:p>359.794623703128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53725297417">
                <text:p>359.553725297417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302979017288">
                <text:p>359.302979017288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9.055450752479">
                <text:p>359.055450752479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7966406159">
                <text:p>359.807966406159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55464882353">
                <text:p>359.555464882353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09895578568">
                <text:p>359.309895578568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9.069224127845">
                <text:p>359.069224127845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14408315688">
                <text:p>359.814408315688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7453952841">
                <text:p>359.57453952841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327268702888">
                <text:p>359.327268702888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9.082558810733">
                <text:p>359.082558810733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41812124403">
                <text:p>359.841812124403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96274627183">
                <text:p>359.596274627183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353871005223">
                <text:p>359.353871005223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9.116145355365">
                <text:p>359.116145355365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162703772">
                <text:p>359.862162703772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623204476367">
                <text:p>359.623204476367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381213947832">
                <text:p>359.381213947832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9.139412180048">
                <text:p>359.139412180048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01984497636">
                <text:p>359.901984497636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65855578948">
                <text:p>359.65855578948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416778706807">
                <text:p>359.416778706807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9.182818028843">
                <text:p>359.182818028843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.939296026758">
                <text:p>358.939296026758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70094180711">
                <text:p>358.70094180711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8247239934">
                <text:p>358.458247239934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210512015641">
                <text:p>358.210512015641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966768244427">
                <text:p>358.966768244427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8.719784868226">
                <text:p>358.719784868226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.474148873167">
                <text:p>358.474148873167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8.239606761475">
                <text:p>358.239606761475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8.98883093481">
                <text:p>358.98883093481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8.74958086984">
                <text:p>358.74958086984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8.509305678432">
                <text:p>358.509305678432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.266867764265">
                <text:p>358.26686776426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8958904521">
                <text:p>359.02895890452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78907534375">
                <text:p>358.78907534375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8.545550468963">
                <text:p>358.545550468963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.310590274777">
                <text:p>358.310590274777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9.059518816866">
                <text:p>359.059518816866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.817698526051">
                <text:p>358.817698526051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.57830959608">
                <text:p>358.5783095960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.335114295922">
                <text:p>358.335114295922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.093815945551">
                <text:p>359.093815945551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852201162899">
                <text:p>358.852201162899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6375022693">
                <text:p>358.606375022693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371792367736">
                <text:p>358.371792367736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9.124203551732">
                <text:p>359.124203551732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8.882202363646">
                <text:p>358.88220236364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8.64267154289">
                <text:p>358.64267154289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8.397219198763">
                <text:p>358.397219198763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9.153303603143">
                <text:p>359.153303603143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8.913233912015">
                <text:p>358.91323391201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8.670408303311">
                <text:p>358.670408303311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439190622856">
                <text:p>358.439190622856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5681836332">
                <text:p>359.19568183633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956574872027">
                <text:p>358.956574872027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8.721340517801">
                <text:p>358.721340517801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8.483118024156">
                <text:p>358.483118024156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9.244211277146">
                <text:p>359.244211277146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9.007855032291">
                <text:p>359.007855032291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64617997986">
                <text:p>358.7646179979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.528942858469">
                <text:p>358.528942858469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9.282062463837">
                <text:p>359.28206246383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9.040302559657">
                <text:p>359.040302559657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3508194396">
                <text:p>358.803508194396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566177013519">
                <text:p>358.566177013519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9.32595626398">
                <text:p>359.32595626398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9.09126473479">
                <text:p>359.09126473479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.853068367403">
                <text:p>358.853068367403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8.624271085569">
                <text:p>358.624271085569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9.388099553569">
                <text:p>359.388099553569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9.153928094376">
                <text:p>359.153928094376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.922677891529">
                <text:p>358.922677891529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690225286082">
                <text:p>358.690225286082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3284298339">
                <text:p>359.453284298339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9.224334906754">
                <text:p>359.224334906754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992729363599">
                <text:p>358.992729363599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.767664957171">
                <text:p>358.767664957171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9.535814429768">
                <text:p>359.535814429768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9.304241260244">
                <text:p>359.304241260244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.077391048224">
                <text:p>359.077391048224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.852358312624">
                <text:p>358.852358312624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9.621958481988">
                <text:p>359.621958481988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398029601763">
                <text:p>359.398029601763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0427743526">
                <text:p>359.170427743526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94766289894">
                <text:p>358.94766289894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9.720759766153">
                <text:p>359.720759766153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9.498272394072">
                <text:p>359.498272394072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.281187220791">
                <text:p>359.281187220791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.068714902134">
                <text:p>359.068714902134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.850389246783">
                <text:p>359.850389246783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9.639248225421">
                <text:p>359.639248225421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9.428610919365">
                <text:p>359.428610919365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9.223298848376">
                <text:p>359.223298848376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9318946837884">
                <text:p>0.0129318946837884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805237957473">
                <text:p>359.805237957473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9.597207865529">
                <text:p>359.59720786552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9.393889969331">
                <text:p>359.393889969331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4563494065515">
                <text:p>0.184563494065515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983838177865">
                <text:p>359.98383817786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9.78656374778">
                <text:p>359.78656374778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9.593415892595">
                <text:p>359.593415892595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737166226558">
                <text:p>0.396737166226558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5249961143636">
                <text:p>0.205249961143636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0313043117858">
                <text:p>0.0170313043117858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83787449668">
                <text:p>359.83787449668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289826947912">
                <text:p>0.653289826947912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6017811120073">
                <text:p>0.476017811120073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908670858211">
                <text:p>0.30190867085821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8.846353231202">
                <text:p>358.846353231202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.600637636753">
                <text:p>359.600637636753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9.359942405994">
                <text:p>359.35994240599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9.11758215856">
                <text:p>359.11758215856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880661940433">
                <text:p>358.880661940433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5954665488">
                <text:p>359.635954665488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392204245384">
                <text:p>359.392204245384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9.152970357374">
                <text:p>359.152970357374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.913811005533">
                <text:p>358.913811005533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9.666705801068">
                <text:p>359.666705801068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9.424364695785">
                <text:p>359.424364695785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9.175947019391">
                <text:p>359.175947019391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.932980160947">
                <text:p>358.932980160947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9.686213374482">
                <text:p>359.686213374482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440609731603">
                <text:p>359.440609731603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2363510904">
                <text:p>359.202363510904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965144328949">
                <text:p>358.96514432894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9.718073529975">
                <text:p>359.71807352997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9.48041629836">
                <text:p>359.48041629836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.237610571355">
                <text:p>359.237610571355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.000958853439">
                <text:p>359.000958853439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9.76001916952">
                <text:p>359.76001916952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9.514584054057">
                <text:p>359.514584054057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9.274108512576">
                <text:p>359.274108512576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9.033806705032">
                <text:p>359.03380670503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3219218311">
                <text:p>359.783219218311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543606752432">
                <text:p>359.543606752432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9.298676768199">
                <text:p>359.298676768199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9.057635842078">
                <text:p>359.057635842078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9.813867574891">
                <text:p>359.8138675748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9.566410814627">
                <text:p>359.566410814627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9.327124922098">
                <text:p>359.32712492209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.090501370949">
                <text:p>359.090501370949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.841564942465">
                <text:p>359.841564942465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601774862523">
                <text:p>359.601774862523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6199963753">
                <text:p>359.356199963753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9.113159136372">
                <text:p>359.113159136372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9.871588009082">
                <text:p>359.871588009082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9.626615606929">
                <text:p>359.626615606929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9.388933230701">
                <text:p>359.388933230701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9.155063130591">
                <text:p>359.155063130591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9.90564040245">
                <text:p>359.90564040245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9.667950905179">
                <text:p>359.667950905179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9.426341287593">
                <text:p>359.426341287593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9.184729646713">
                <text:p>359.184729646713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3719148796">
                <text:p>359.943719148796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69467293585">
                <text:p>359.69467293585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9.449524483449">
                <text:p>359.449524483449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.211202105691">
                <text:p>359.211202105691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9.957020948932">
                <text:p>359.957020948932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.717465927635">
                <text:p>359.717465927635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.475597616763">
                <text:p>359.475597616763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9.232364554871">
                <text:p>359.232364554871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992368482784">
                <text:p>359.992368482784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747326912086">
                <text:p>359.747326912086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07924757847">
                <text:p>359.507924757847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277054704718">
                <text:p>359.277054704718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76771381522849">
                <text:p>0.0276771381522849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.788213701118">
                <text:p>359.788213701118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9.546263787081">
                <text:p>359.546263787081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.301005200796">
                <text:p>359.301005200796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9948262170074">
                <text:p>0.0599948262170074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9.814831182983">
                <text:p>359.814831182983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9.572423950136">
                <text:p>359.572423950136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.81394264699">
                <text:p>144.81394264699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.962505121515">
                <text:p>146.962505121515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162628824903">
                <text:p>148.162628824903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368889275942">
                <text:p>149.368889275942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580342824513">
                <text:p>150.580342824513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761324532486">
                <text:p>152.761324532486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91752754413">
                <text:p>153.991752754413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228302344949">
                <text:p>155.228302344949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.464035706798">
                <text:p>156.46403570679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.683040065898">
                <text:p>158.683040065898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.936480423552">
                <text:p>159.93648042355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03143719536">
                <text:p>161.20314371953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.471176403051">
                <text:p>162.471176403051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713059384423">
                <text:p>164.713059384423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005438879518">
                <text:p>166.005438879518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293292347662">
                <text:p>167.293292347662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592027085517">
                <text:p>168.592027085517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0.869825055666">
                <text:p>170.869825055666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2.18168557014">
                <text:p>172.18168557014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.503575818675">
                <text:p>173.503575818675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.823567855157">
                <text:p>174.823567855157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134208027903">
                <text:p>177.134208027903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.477227914453">
                <text:p>178.477227914453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26256229684">
                <text:p>179.826256229684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178175650435">
                <text:p>181.178175650435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21222361862">
                <text:p>183.521222361862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894379762256">
                <text:p>184.894379762256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271321552536">
                <text:p>186.271321552536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7.661787830533">
                <text:p>187.661787830533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0.037416017924">
                <text:p>190.037416017924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.4492654719">
                <text:p>191.4492654719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2.859535277203">
                <text:p>192.859535277203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73188303039">
                <text:p>194.273188303039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.692243360147">
                <text:p>196.692243360147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121804479255">
                <text:p>198.121804479255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65367236704">
                <text:p>199.56536723670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8804639307">
                <text:p>201.008804639307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452831703911">
                <text:p>203.452831703911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.918461812926">
                <text:p>204.918461812926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.383476743445">
                <text:p>206.383476743445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.861045586949">
                <text:p>207.861045586949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0.341424225808">
                <text:p>210.341424225808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1.838316927817">
                <text:p>211.838316927817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.336763277854">
                <text:p>213.336763277854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4.847005890835">
                <text:p>214.847005890835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364546545832">
                <text:p>217.36454654583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894152931374">
                <text:p>218.894152931374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432584281269">
                <text:p>220.432584281269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.97027642536">
                <text:p>221.97027642536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3.52677704698">
                <text:p>223.52677704698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5.080498774048">
                <text:p>225.080498774048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.641731558811">
                <text:p>226.641731558811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.215791497336">
                <text:p>228.215791497336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0.797222301029">
                <text:p>230.797222301029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9118667179">
                <text:p>232.3911866717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981080998936">
                <text:p>233.981080998936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58279949909">
                <text:p>235.58279949909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01781356205">
                <text:p>238.201781356205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9.818064925676">
                <text:p>239.818064925676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.442045043099">
                <text:p>241.442045043099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.074604419729">
                <text:p>243.07460441972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5.7282663062">
                <text:p>245.7282663062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7.37459293531">
                <text:p>247.37459293531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032466980054">
                <text:p>249.032466980054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692833071836">
                <text:p>250.692833071836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3.384460991852">
                <text:p>253.384460991852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5.064555185854">
                <text:p>255.064555185854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748862902503">
                <text:p>256.748862902503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449185554513">
                <text:p>258.449185554513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1.162320159448">
                <text:p>261.162320159448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2.875670994217">
                <text:p>262.875670994217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4.590507799803">
                <text:p>264.590507799803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6.314006267996">
                <text:p>266.314006267996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.063561033428">
                <text:p>269.06356103342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0.795079237294">
                <text:p>270.795079237294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.535429794872">
                <text:p>272.535429794872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4.281819554897">
                <text:p>274.281819554897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.058397702844">
                <text:p>277.058397702844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18204127398">
                <text:p>278.818204127398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594108200043">
                <text:p>280.594108200043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.369906574713">
                <text:p>282.369906574713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175398537162">
                <text:p>285.175398537162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67511231771">
                <text:p>286.967511231771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762678880477">
                <text:p>288.762678880477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0.576118987323">
                <text:p>290.576118987323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.402058653985">
                <text:p>293.402058653985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5.221592528993">
                <text:p>295.221592528993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7.044293916479">
                <text:p>297.044293916479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871095757517">
                <text:p>298.87109575751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1.724105071997">
                <text:p>301.724105071997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561972889103">
                <text:p>303.561972889103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1001561033">
                <text:p>305.4100156103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261562310217">
                <text:p>307.261562310217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.134938017181">
                <text:p>310.134938017181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1.992624272134">
                <text:p>311.992624272134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3.866645511">
                <text:p>313.86664551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5.738955661989">
                <text:p>315.738955661989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8.63262531747">
                <text:p>318.63262531747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0.518174555997">
                <text:p>320.518174555997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03539029663">
                <text:p>322.403539029663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.097065075388">
                <text:p>359.097065075388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0031253838">
                <text:p>359.850031253838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602767834695">
                <text:p>359.602767834695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.363721438996">
                <text:p>359.363721438996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.126648891055">
                <text:p>359.126648891055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.880992611797">
                <text:p>359.880992611797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.642277184823">
                <text:p>359.642277184823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9.402437596145">
                <text:p>359.402437596145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9.163492426786">
                <text:p>359.163492426786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.919623658338">
                <text:p>359.919623658338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674884338943">
                <text:p>359.674884338943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36147752778">
                <text:p>359.436147752778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.197397244519">
                <text:p>359.197397244519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944338781963">
                <text:p>359.944338781963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699615304336">
                <text:p>359.699615304336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9.455259921458">
                <text:p>359.455259921458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9.212724327626">
                <text:p>359.212724327626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9.968739965276">
                <text:p>359.96873996527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9.722466138861">
                <text:p>359.722466138861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9.483994796123">
                <text:p>359.483994796123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9.248540478213">
                <text:p>359.24854047821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41930349404">
                <text:p>0.00033641930349404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763578054371">
                <text:p>359.763578054371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9.525882078356">
                <text:p>359.525882078356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9.284873871817">
                <text:p>359.284873871817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10680538116139">
                <text:p>0.0410680538116139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9.792213143446">
                <text:p>359.792213143446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9.551892186762">
                <text:p>359.551892186762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9.315836108035">
                <text:p>359.315836108035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50612838362576">
                <text:p>0.0650612838362576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824652312862">
                <text:p>359.82465231286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84055705855">
                <text:p>359.584055705855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339693847549">
                <text:p>359.339693847549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62183911760803">
                <text:p>0.096218391176080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9.849835878544">
                <text:p>359.849835878544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9.609058465139">
                <text:p>359.609058465139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9.372861370663">
                <text:p>359.372861370663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12829663197">
                <text:p>0.11912829663197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9.876705137081">
                <text:p>359.876705137081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9.63861135488">
                <text:p>359.63861135488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396289343174">
                <text:p>359.396289343174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5790781253018">
                <text:p>0.155790781253018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91262929338">
                <text:p>359.91262929338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672140725015">
                <text:p>359.672140725015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439794178747">
                <text:p>359.43979417874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9792388817295">
                <text:p>0.18979238881729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9.950464001289">
                <text:p>359.950464001289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714193241904">
                <text:p>359.714193241904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467503916341">
                <text:p>359.467503916341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225226879396">
                <text:p>359.225226879396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976857218673">
                <text:p>358.976857218673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30751828072">
                <text:p>358.730751828072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95982621331">
                <text:p>358.495982621331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4714261178">
                <text:p>359.244714261178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001982073882">
                <text:p>359.001982073882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766567461833">
                <text:p>358.766567461833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521821185743">
                <text:p>358.521821185743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8062569852">
                <text:p>359.2806256985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03940469872">
                <text:p>359.03940469872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797331391368">
                <text:p>358.797331391368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563215167524">
                <text:p>358.563215167524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1cm" svg:y="7.142cm" chart:style-name="ch2">
          <text:p>Difference Between NOAA and CC (1788 - 2211)</text:p>
        </chart:title>
        <chart:legend chart:legend-position="end" svg:x="27.298cm" svg:y="4.339cm" style:legend-expansion="custom" chartooo:width="2.473cm" chartooo:height="2.06cm" style:legend-expansion-aspect-ratio="1.2004854368932" chart:style-name="ch3"/>
        <chart:plot-area chart:style-name="ch4" table:cell-range-address="'VernalEquinox-1788-2211'.AA3:'VernalEquinox-1788-2211'.AA426 'VernalEquinox-1788-2211'.W3:'VernalEquinox-1788-2211'.W426" chart:data-source-has-labels="row" svg:x="0.155cm" svg:y="0.355cm" svg:width="27.544cm" svg:height="10.145cm">
          <chartooo:coordinate-region svg:x="1.105cm" svg:y="1.283cm" svg:width="26.052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AA3:'VernalEquinox-1788-2211'.AA426" loext:label-string="season_fixed" chart:class="chart:line">
            <chart:data-point chart:repeated="424"/>
          </chart:series>
          <chart:series chart:style-name="ch10" chart:values-cell-range-address="'VernalEquinox-1788-2211'.W3:'VernalEquinox-1788-2211'.W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_fixed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.56901626219">
                <text:p>357.56901626219</text:p>
                <draw:g>
                  <svg:desc>'VernalEquinox-1788-2211'.AA3:'VernalEquinox-1788-2211'.AA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W3:'VernalEquinox-1788-2211'.W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.013302877764">
                <text:p>358.013302877764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62435877457">
                <text:p>358.62435877457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074805393728">
                <text:p>359.074805393728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695681791171">
                <text:p>0.101695681791171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607210481336">
                <text:p>359.607210481336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677990774391">
                <text:p>358.677990774391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7.586767391927">
                <text:p>357.586767391927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641734569406">
                <text:p>357.641734569406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12715775847">
                <text:p>357.12715775847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.140178072499">
                <text:p>357.140178072499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.581773252852">
                <text:p>357.581773252852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.983298110892">
                <text:p>124.983298110892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.968150058892">
                <text:p>116.968150058892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992619132725">
                <text:p>108.992619132725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994830561423">
                <text:p>100.994830561423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0334689001756">
                <text:p>94.0334689001756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535340378206">
                <text:p>86.4535340378206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972009860794">
                <text:p>79.4972009860794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3627608662791">
                <text:p>73.3627608662791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0584040353861">
                <text:p>69.058404035386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4900207399478">
                <text:p>64.490020739947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3420615483483">
                <text:p>60.3420615483483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2959700573265">
                <text:p>56.2959700573265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062275589793">
                <text:p>53.062275589793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60963456225">
                <text:p>48.6096345622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0115054888593">
                <text:p>44.0115054888593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5282305534929">
                <text:p>39.5282305534929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4421609861311">
                <text:p>36.4421609861311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0202282982136">
                <text:p>33.020228298213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3104166025805">
                <text:p>30.3104166025805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1996985516162">
                <text:p>28.1996985516162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3854643919039">
                <text:p>27.3854643919039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5691315033764">
                <text:p>25.569131503376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721971796243">
                <text:p>23.4721971796243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0089269650125">
                <text:p>21.0089269650125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256752071502">
                <text:p>19.256752071502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4917363320637">
                <text:p>16.4917363320637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0217864071237">
                <text:p>14.0217864071237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970204775149">
                <text:p>12.0970204775149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778752942766">
                <text:p>11.778752942766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964058768455">
                <text:p>10.9964058768455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4590079028494">
                <text:p>10.4590079028494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83622928072873">
                <text:p>9.83622928072873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6475807861279">
                <text:p>9.86475807861279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449475437621">
                <text:p>8.449475437621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7857935535722">
                <text:p>6.67857935535722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2335430332023">
                <text:p>4.82335430332023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97621604419">
                <text:p>4.1797621604419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753636865964">
                <text:p>3.02753636865964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5195270301338">
                <text:p>2.45195270301338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131484968588">
                <text:p>2.35131484968588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527234742709">
                <text:p>3.4527234742709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4143277915282">
                <text:p>3.44143277915282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290150551969">
                <text:p>3.042901505519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5455974912766">
                <text:p>2.15455974912766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352901916689">
                <text:p>1.86352901916689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6593755106733">
                <text:p>0.44659375510673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212817471438">
                <text:p>359.212817471438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.43700120462">
                <text:p>358.43700120462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202479893174">
                <text:p>359.202479893174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421147933921">
                <text:p>359.421147933921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828168301166">
                <text:p>359.82816830116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39448584249476">
                <text:p>0.0939448584249476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896941274346">
                <text:p>0.949896941274346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6021057658654">
                <text:p>0.306021057658654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241331633457">
                <text:p>359.241331633457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.030305159751">
                <text:p>358.030305159751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7.980428432485">
                <text:p>357.98042843248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7.36681197679">
                <text:p>357.3668119767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7.294606715215">
                <text:p>357.294606715215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7.659257380685">
                <text:p>357.659257380685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193413925153">
                <text:p>359.193413925153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585913613824">
                <text:p>359.585913613824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49591306">
                <text:p>359.553549591306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008019032721">
                <text:p>359.008019032721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035268098007">
                <text:p>359.035268098007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7.899505682522">
                <text:p>357.89950568252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6.930997667827">
                <text:p>356.930997667827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.386758509485">
                <text:p>356.386758509485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7.360480198869">
                <text:p>357.360480198869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7.779661127242">
                <text:p>357.779661127242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8.36094335009">
                <text:p>358.3609433500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.794718465157">
                <text:p>358.794718465157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84784807">
                <text:p>359.809084784807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2946239433">
                <text:p>359.2946239433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8.360778727947">
                <text:p>358.360778727947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7.263650677247">
                <text:p>357.26365067724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7.311295656749">
                <text:p>357.311295656749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.800620165639">
                <text:p>356.800620165639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6.80528645742">
                <text:p>356.80528645742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7.240968194303">
                <text:p>357.240968194303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8.845638251936">
                <text:p>358.845638251936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285484107517">
                <text:p>359.285484107517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10207113187">
                <text:p>359.310207113187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.814732122948">
                <text:p>358.814732122948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8.874506678949">
                <text:p>358.874506678949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.784600280058">
                <text:p>357.784600280058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6.845171089582">
                <text:p>356.845171089582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6.330285410717">
                <text:p>356.330285410717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7.345271017279">
                <text:p>357.345271017279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7.783340766335">
                <text:p>357.783340766335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8.391182200226">
                <text:p>358.391182200226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846036232098">
                <text:p>358.846036232098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272792103">
                <text:p>359.862272792103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367595956326">
                <text:p>359.367595956326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8.442504766208">
                <text:p>358.442504766208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7.350895337382">
                <text:p>357.350895337382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7.419218964438">
                <text:p>357.419218964438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6.90655609325">
                <text:p>356.90655609325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6.920558589576">
                <text:p>356.920558589576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7.369860031627">
                <text:p>357.369860031627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.976485598992">
                <text:p>357.976485598992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430922131556">
                <text:p>358.430922131556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9473024515">
                <text:p>358.459473024515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7.95808295477">
                <text:p>357.95808295477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029414175064">
                <text:p>358.029414175064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6.932847112643">
                <text:p>356.932847112643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5.994881692895">
                <text:p>355.994881692895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.489481344783">
                <text:p>355.489481344783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6.493076820712">
                <text:p>356.493076820712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6.936730239679">
                <text:p>356.936730239679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7.546489556524">
                <text:p>357.546489556524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7.997038909045">
                <text:p>357.99703890904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9794797891">
                <text:p>359.02979479789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535309419232">
                <text:p>358.535309419232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7.609621823478">
                <text:p>357.609621823478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.525299503708">
                <text:p>356.525299503708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6.579334642338">
                <text:p>356.579334642338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6.067599413567">
                <text:p>356.067599413567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6.083104602738">
                <text:p>356.08310460273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.522463751906">
                <text:p>356.522463751906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.132274215168">
                <text:p>358.132274215168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582898777">
                <text:p>358.582898777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7736211507">
                <text:p>358.607736211507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11911292448">
                <text:p>358.11911292448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8.1864998889">
                <text:p>358.1864998889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.095248245856">
                <text:p>357.09524824585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163971926308">
                <text:p>356.163971926308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5.648281714184">
                <text:p>355.648281714184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6.659107545842">
                <text:p>356.659107545842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.102020903185">
                <text:p>357.10202090318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.708935977007">
                <text:p>357.708935977007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170155883439">
                <text:p>358.170155883439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6661895152">
                <text:p>359.19666189515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702553076193">
                <text:p>358.702553076193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7.785106381063">
                <text:p>357.785106381063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6.69784925798">
                <text:p>356.69784925798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6.764588914317">
                <text:p>356.764588914317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.258955398229">
                <text:p>356.258955398229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.271060438386">
                <text:p>356.2710604383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6.718030069871">
                <text:p>356.718030069871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.321905485027">
                <text:p>358.32190548502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8.771801006642">
                <text:p>358.771801006642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50236339">
                <text:p>358.8050236339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313186796702">
                <text:p>358.313186796702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8.387797834806">
                <text:p>358.387797834806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.304160951226">
                <text:p>357.304160951226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6.374821360376">
                <text:p>356.374821360376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5.876463274355">
                <text:p>355.876463274355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6.895496507277">
                <text:p>356.895496507277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.344431084595">
                <text:p>357.344431084595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7.962614394408">
                <text:p>357.962614394408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421965551835">
                <text:p>358.421965551835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4285395292">
                <text:p>359.454285395292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.969779761035">
                <text:p>358.969779761035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055792854755">
                <text:p>358.055792854755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6.981985771688">
                <text:p>356.981985771688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.05643157713">
                <text:p>357.05643157713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556364649168">
                <text:p>356.556364649168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6.585472376402">
                <text:p>356.585472376402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7.043290051679">
                <text:p>357.043290051679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8.663357281217">
                <text:p>358.663357281217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130371385672">
                <text:p>359.130371385672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1905331101">
                <text:p>359.171905331101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693906825483">
                <text:p>358.693906825483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.781570214649">
                <text:p>358.781570214649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7.710396464357">
                <text:p>357.710396464357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.802900937026">
                <text:p>356.802900937026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6.321808323302">
                <text:p>356.321808323302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7.359545427929">
                <text:p>357.359545427929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7.831835737172">
                <text:p>357.831835737172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8.470319802469">
                <text:p>358.470319802469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8.955928962703">
                <text:p>358.955928962703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37493495712988">
                <text:p>0.0137493495712988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549461672237">
                <text:p>359.549461672237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8.658520233319">
                <text:p>358.65852023331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606647349417">
                <text:p>357.606647349417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.704617239771">
                <text:p>357.704617239771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7.236620447715">
                <text:p>357.23662044771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7.296408553876">
                <text:p>357.296408553876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7.786639741979">
                <text:p>357.786639741979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9.440297410893">
                <text:p>359.440297410893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9.938627058402">
                <text:p>359.938627058402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9500041249412">
                <text:p>0.0179500041249412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582046637316">
                <text:p>359.582046637316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9.711406485827">
                <text:p>359.711406485827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8.685580468115">
                <text:p>358.685580468115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7.822167724731">
                <text:p>357.82216772473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6.101170871229">
                <text:p>356.101170871229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.111212559928">
                <text:p>357.111212559928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7.553670854984">
                <text:p>357.55367085498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8.160142019765">
                <text:p>358.160142019765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614039473164">
                <text:p>358.614039473164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7453750859">
                <text:p>359.637453750859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137612145568">
                <text:p>359.137612145568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.216110200638">
                <text:p>358.216110200638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7.12893458634">
                <text:p>357.12893458634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7.188996929004">
                <text:p>357.188996929004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.679157392541">
                <text:p>356.679157392541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6.687261168432">
                <text:p>356.687261168432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7.127089423058">
                <text:p>357.127089423058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8.729956080579">
                <text:p>358.729956080579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174413465851">
                <text:p>359.174413465851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4545263876">
                <text:p>359.204545263876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711790255569">
                <text:p>358.71179025556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8.779328052455">
                <text:p>358.77932805245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7.693762232014">
                <text:p>357.693762232014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6.761511577934">
                <text:p>356.761511577934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6.257024743673">
                <text:p>356.257024743673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7.272179116891">
                <text:p>357.272179116891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7.709952245089">
                <text:p>357.709952245089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8.318001277133">
                <text:p>358.318001277133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8.767971858422">
                <text:p>358.76797185842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4870274894">
                <text:p>359.784870274894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288795272333">
                <text:p>359.288795272333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8.361573852178">
                <text:p>358.361573852178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7.272857893255">
                <text:p>357.272857893255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7.336777252491">
                <text:p>357.3367772524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6.82243321246">
                <text:p>356.82243321246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6.840081578228">
                <text:p>356.84008157822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7.286319441168">
                <text:p>357.286319441168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8.886655382109">
                <text:p>358.886655382109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336388351152">
                <text:p>359.336388351152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8627528714">
                <text:p>359.358627528714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8.859684164403">
                <text:p>358.859684164403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8.932635249015">
                <text:p>358.932635249015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7.840094023995">
                <text:p>357.840094023995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6.913544829942">
                <text:p>356.913544829942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6.412442215445">
                <text:p>356.412442215445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7.419454969759">
                <text:p>357.419454969759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7.865028561835">
                <text:p>357.865028561835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8.471634509337">
                <text:p>358.471634509337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8.919744096504">
                <text:p>358.919744096504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5575471942">
                <text:p>359.945575471942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439686667678">
                <text:p>359.439686667678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8.512214130917">
                <text:p>358.512214130917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7.426546944622">
                <text:p>357.426546944622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7.480562722965">
                <text:p>357.480562722965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6.974718204448">
                <text:p>356.974718204448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6.990184580784">
                <text:p>356.990184580784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7.42986835093">
                <text:p>357.42986835093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038773483029">
                <text:p>359.038773483029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482709796443">
                <text:p>359.482709796443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10551966316">
                <text:p>359.510551966316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023408804404">
                <text:p>359.023408804404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9.088467621174">
                <text:p>359.088467621174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8.001778395297">
                <text:p>358.001778395297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7.071545622257">
                <text:p>357.071545622257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6.559665828787">
                <text:p>356.559665828787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7.575439994773">
                <text:p>357.575439994773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8.013604339172">
                <text:p>358.013604339172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8.619114900641">
                <text:p>358.619114900641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.210262798973">
                <text:p>147.210262798973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9.438895174302">
                <text:p>149.438895174302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0.19403871557">
                <text:p>150.19403871557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0.621678389551">
                <text:p>150.621678389551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.026070554781">
                <text:p>151.026070554781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97668170142">
                <text:p>152.697668170142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02337877495">
                <text:p>153.902337877495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621199303536">
                <text:p>155.621199303536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.666720218338">
                <text:p>157.66672021833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0.726947115341">
                <text:p>160.726947115341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515045617562">
                <text:p>162.51504561756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.819822807516">
                <text:p>163.81982280751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.618610163248">
                <text:p>164.618610163248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.072019383184">
                <text:p>166.072019383184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556782581836">
                <text:p>166.556782581836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336514402781">
                <text:p>167.336514402781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624799232603">
                <text:p>168.624799232603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.402088570925">
                <text:p>171.402088570925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3.524024816063">
                <text:p>173.524024816063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5.661781148952">
                <text:p>175.661781148952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.491009926485">
                <text:p>177.491009926485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810136354208">
                <text:p>179.810136354208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0.655814606831">
                <text:p>180.655814606831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1.196080460337">
                <text:p>181.196080460337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739148886569">
                <text:p>181.739148886569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82339225839">
                <text:p>183.582339225839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960683770219">
                <text:p>184.960683770219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842263916027">
                <text:p>186.842263916027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9.041355100006">
                <text:p>189.041355100006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.214763126896">
                <text:p>192.214763126896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4.106191159848">
                <text:p>194.106191159848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5.489819596241">
                <text:p>195.489819596241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6.378127917113">
                <text:p>196.378127917113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.963343407842">
                <text:p>197.963343407842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582526349514">
                <text:p>198.582526349514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39228659174">
                <text:p>199.53922865917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2502953095">
                <text:p>201.002502953095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953664535507">
                <text:p>203.953664535507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6.225101335287">
                <text:p>206.225101335287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8.471146776654">
                <text:p>208.471146776654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0.398526367426">
                <text:p>210.398526367426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2.805712199486">
                <text:p>212.805712199486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3.746740596536">
                <text:p>213.746740596536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4.403202235218">
                <text:p>214.403202235218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.102277933278">
                <text:p>215.102277933278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129609381002">
                <text:p>217.12960938100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695412944333">
                <text:p>218.695412944333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758737822885">
                <text:p>220.758737822885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3.099162592269">
                <text:p>223.099162592269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5.418057260089">
                <text:p>225.418057260089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7.390868460723">
                <text:p>227.390868460723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8.856819327018">
                <text:p>228.856819327018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9.847955004574">
                <text:p>229.847955004574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1.552759396458">
                <text:p>231.552759396458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36458296319">
                <text:p>232.33645829631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463979292661">
                <text:p>233.463979292661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118037516302">
                <text:p>235.118037516302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54658055666">
                <text:p>238.254658055666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.671172211783">
                <text:p>240.671172211783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3.039037525661">
                <text:p>243.039037525661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5.060067101309">
                <text:p>245.06006710130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7.562193620739">
                <text:p>247.562193620739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8.596857784265">
                <text:p>248.596857784265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384852892406">
                <text:p>249.384852892406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23875814589">
                <text:p>250.23875814589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.461559194104">
                <text:p>252.461559194104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.215225570741">
                <text:p>254.215225570741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449100789621">
                <text:p>256.449100789621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948832773312">
                <text:p>258.948832773312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.367167410142">
                <text:p>262.367167410142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4.438251772292">
                <text:p>264.438251772292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5.989934927595">
                <text:p>265.989934927595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7.077260756065">
                <text:p>267.077260756065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8.921835818568">
                <text:p>268.92183581856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9.855535138959">
                <text:p>269.855535138959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1.171854886066">
                <text:p>271.171854886066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3.016067307966">
                <text:p>273.016067307966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6.337788539779">
                <text:p>276.337788539779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99249084003">
                <text:p>278.899249084003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1.386345482351">
                <text:p>281.386345482351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3.493213213966">
                <text:p>283.493213213966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6.08236556605">
                <text:p>286.08236556605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7.216849896729">
                <text:p>287.216849896729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128422666006">
                <text:p>288.128422666006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9.157686486411">
                <text:p>289.157686486411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1.563582152718">
                <text:p>291.563582152718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3.511949833315">
                <text:p>293.511949833315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5.923779251294">
                <text:p>295.923779251294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5580432157">
                <text:p>298.558043215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.091586139424">
                <text:p>302.091586139424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4.236218934246">
                <text:p>304.236218934246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865940906893">
                <text:p>305.86594090689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044315448169">
                <text:p>307.044315448169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.014196783268">
                <text:p>309.014196783268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.108699103315">
                <text:p>310.108699103315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1.61948649431">
                <text:p>311.6194864943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3.655815321676">
                <text:p>313.655815321676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7.150273543295">
                <text:p>317.150273543295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9.853806097082">
                <text:p>319.853806097082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30962250008">
                <text:p>322.430962250008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.837979383679">
                <text:p>358.837979383679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5064209507">
                <text:p>359.855064209507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350225907678">
                <text:p>359.350225907678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8.42967911571">
                <text:p>358.42967911571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7.347403701031">
                <text:p>357.347403701031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7.411888629686">
                <text:p>357.411888629686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6.909223036637">
                <text:p>356.909223036637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6.927859734344">
                <text:p>356.927859734344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7.371417151837">
                <text:p>357.371417151837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8.973923445003">
                <text:p>358.973923445003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415847159362">
                <text:p>359.415847159362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42422733329">
                <text:p>359.442422733329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.946664000003">
                <text:p>358.946664000003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008082909706">
                <text:p>359.008082909706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7.91827735812">
                <text:p>357.91827735812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6.988361066404">
                <text:p>356.988361066404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6.481541745961">
                <text:p>356.481541745961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.494696293266">
                <text:p>357.49469629326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.931329979896">
                <text:p>357.931329979896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.539036004411">
                <text:p>358.539036004411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.990445759373">
                <text:p>358.99044575937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72928726614919">
                <text:p>0.00572928726614919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511027490516">
                <text:p>359.511027490516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8.591807863224">
                <text:p>358.591807863224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7.50593483189">
                <text:p>357.50593483189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7.572783325901">
                <text:p>357.572783325901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7.06057642142">
                <text:p>357.06057642142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7.079128437035">
                <text:p>357.079128437035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7.52562259807">
                <text:p>357.52562259807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9.120844582751">
                <text:p>359.120844582751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566545659422">
                <text:p>359.56654565942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90685143427">
                <text:p>359.590685143427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088939894616">
                <text:p>359.088939894616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9.159850462573">
                <text:p>359.15985046257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.068720186551">
                <text:p>358.068720186551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7.142955064992">
                <text:p>357.142955064992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6.643071670624">
                <text:p>356.643071670624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7.646816264431">
                <text:p>357.646816264431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.087355382537">
                <text:p>358.087355382537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.695134330919">
                <text:p>358.695134330919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139135102072">
                <text:p>359.139135102072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495441236184">
                <text:p>0.161495441236184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6600281227">
                <text:p>359.6600281227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8.738001304286">
                <text:p>358.738001304286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7.661136687457">
                <text:p>357.66113668745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7.722313264385">
                <text:p>357.72231326438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7.220240965398">
                <text:p>357.220240965398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7.243250789237">
                <text:p>357.243250789237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7.679172479155">
                <text:p>357.679172479155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8.282660642784">
                <text:p>358.282660642784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720814123255">
                <text:p>358.720814123255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40362735189">
                <text:p>358.740362735189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249329134764">
                <text:p>358.249329134764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8.312922753394">
                <text:p>358.312922753394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7.22588929355">
                <text:p>357.22588929355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6.305314642901">
                <text:p>356.305314642901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5.796202247657">
                <text:p>355.796202247657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6.811131176582">
                <text:p>356.81113117658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7.252164315069">
                <text:p>357.252164315069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7.85574685497">
                <text:p>357.85574685497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308353324843">
                <text:p>358.308353324843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